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65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752in"/>
    </style:style>
    <style:style style:name="co6" style:family="table-column">
      <style:table-column-properties fo:break-before="auto" style:column-width="2.8528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2.2634in"/>
    </style:style>
    <style:style style:name="co9" style:family="table-column">
      <style:table-column-properties fo:break-before="auto" style:column-width="2.2409in"/>
    </style:style>
    <style:style style:name="co10" style:family="table-column">
      <style:table-column-properties fo:break-before="auto" style:column-width="1.1598in"/>
    </style:style>
    <style:style style:name="co11" style:family="table-column">
      <style:table-column-properties fo:break-before="auto" style:column-width="2.1736in"/>
    </style:style>
    <style:style style:name="co12" style:family="table-column">
      <style:table-column-properties fo:break-before="auto" style:column-width="1.15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C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0">
            <text:p>20</text:p>
          </table:table-cell>
          <table:table-cell office:value-type="float" office:value="0.00023">
            <text:p>0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0">
            <text:p>20</text:p>
          </table:table-cell>
          <table:table-cell office:value-type="float" office:value="0.000209">
            <text:p>0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0">
            <text:p>20</text:p>
          </table:table-cell>
          <table:table-cell office:value-type="float" office:value="0.000231">
            <text:p>0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0">
            <text:p>20</text:p>
          </table:table-cell>
          <table:table-cell office:value-type="float" office:value="0.000208">
            <text:p>0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0">
            <text:p>30</text:p>
          </table:table-cell>
          <table:table-cell office:value-type="float" office:value="0.003576">
            <text:p>0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0">
            <text:p>30</text:p>
          </table:table-cell>
          <table:table-cell office:value-type="float" office:value="0.003577">
            <text:p>0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0">
            <text:p>3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0">
            <text:p>30</text:p>
          </table:table-cell>
          <table:table-cell office:value-type="float" office:value="0.003576">
            <text:p>0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0">
            <text:p>30</text:p>
          </table:table-cell>
          <table:table-cell office:value-type="float" office:value="0.002848">
            <text:p>0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0">
            <text:p>30</text:p>
          </table:table-cell>
          <table:table-cell office:value-type="float" office:value="0.002851">
            <text:p>0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0">
            <text:p>30</text:p>
          </table:table-cell>
          <table:table-cell office:value-type="float" office:value="0.002848">
            <text:p>0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0">
            <text:p>30</text:p>
          </table:table-cell>
          <table:table-cell office:value-type="float" office:value="0.002849">
            <text:p>0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0">
            <text:p>40</text:p>
          </table:table-cell>
          <table:table-cell office:value-type="float" office:value="0.003576">
            <text:p>0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0">
            <text:p>40</text:p>
          </table:table-cell>
          <table:table-cell office:value-type="float" office:value="0.003577">
            <text:p>0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0">
            <text:p>4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0">
            <text:p>40</text:p>
          </table:table-cell>
          <table:table-cell office:value-type="float" office:value="0.003576">
            <text:p>0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0">
            <text:p>40</text:p>
          </table:table-cell>
          <table:table-cell office:value-type="float" office:value="0.005228">
            <text:p>0.0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0">
            <text:p>40</text:p>
          </table:table-cell>
          <table:table-cell office:value-type="float" office:value="0.005172">
            <text:p>0.0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0">
            <text:p>40</text:p>
          </table:table-cell>
          <table:table-cell office:value-type="float" office:value="0.005221">
            <text:p>0.0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0">
            <text:p>40</text:p>
          </table:table-cell>
          <table:table-cell office:value-type="float" office:value="0.005131">
            <text:p>0.0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0">
            <text:p>50</text:p>
          </table:table-cell>
          <table:table-cell office:value-type="float" office:value="0.003576">
            <text:p>0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0">
            <text:p>50</text:p>
          </table:table-cell>
          <table:table-cell office:value-type="float" office:value="0.003577">
            <text:p>0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0">
            <text:p>5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0">
            <text:p>50</text:p>
          </table:table-cell>
          <table:table-cell office:value-type="float" office:value="0.003579">
            <text:p>0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0">
            <text:p>50</text:p>
          </table:table-cell>
          <table:table-cell office:value-type="float" office:value="0.006392">
            <text:p>0.0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0">
            <text:p>50</text:p>
          </table:table-cell>
          <table:table-cell office:value-type="float" office:value="0.006398">
            <text:p>0.0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0">
            <text:p>50</text:p>
          </table:table-cell>
          <table:table-cell office:value-type="float" office:value="0.006399">
            <text:p>0.0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0">
            <text:p>50</text:p>
          </table:table-cell>
          <table:table-cell office:value-type="float" office:value="0.006399">
            <text:p>0.0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0">
            <text:p>6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0">
            <text:p>6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0">
            <text:p>6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0">
            <text:p>60</text:p>
          </table:table-cell>
          <table:table-cell office:value-type="float" office:value="0.008391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0">
            <text:p>60</text:p>
          </table:table-cell>
          <table:table-cell office:value-type="float" office:value="0.008665">
            <text:p>0.0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0">
            <text:p>60</text:p>
          </table:table-cell>
          <table:table-cell office:value-type="float" office:value="0.008584">
            <text:p>0.0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0">
            <text:p>60</text:p>
          </table:table-cell>
          <table:table-cell office:value-type="float" office:value="0.008719">
            <text:p>0.0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0">
            <text:p>60</text:p>
          </table:table-cell>
          <table:table-cell office:value-type="float" office:value="0.008611">
            <text:p>0.0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0">
            <text:p>7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0">
            <text:p>7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0">
            <text:p>7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0">
            <text:p>70</text:p>
          </table:table-cell>
          <table:table-cell office:value-type="float" office:value="0.008391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0">
            <text:p>70</text:p>
          </table:table-cell>
          <table:table-cell office:value-type="float" office:value="0.010748">
            <text:p>0.0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0">
            <text:p>70</text:p>
          </table:table-cell>
          <table:table-cell office:value-type="float" office:value="0.010747">
            <text:p>0.0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0">
            <text:p>70</text:p>
          </table:table-cell>
          <table:table-cell office:value-type="float" office:value="0.010746">
            <text:p>0.0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0">
            <text:p>70</text:p>
          </table:table-cell>
          <table:table-cell office:value-type="float" office:value="0.01075">
            <text:p>0.0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0">
            <text:p>8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0">
            <text:p>80</text:p>
          </table:table-cell>
          <table:table-cell office:value-type="float" office:value="0.008388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0">
            <text:p>8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0">
            <text:p>80</text:p>
          </table:table-cell>
          <table:table-cell office:value-type="float" office:value="0.008391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0">
            <text:p>80</text:p>
          </table:table-cell>
          <table:table-cell office:value-type="float" office:value="0.011676">
            <text:p>0.0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0">
            <text:p>80</text:p>
          </table:table-cell>
          <table:table-cell office:value-type="float" office:value="0.0116">
            <text:p>0.0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0">
            <text:p>80</text:p>
          </table:table-cell>
          <table:table-cell office:value-type="float" office:value="0.011655">
            <text:p>0.0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0">
            <text:p>80</text:p>
          </table:table-cell>
          <table:table-cell office:value-type="float" office:value="0.011548">
            <text:p>0.0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0">
            <text:p>90</text:p>
          </table:table-cell>
          <table:table-cell office:value-type="float" office:value="0.014728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0">
            <text:p>90</text:p>
          </table:table-cell>
          <table:table-cell office:value-type="float" office:value="0.014676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0">
            <text:p>90</text:p>
          </table:table-cell>
          <table:table-cell office:value-type="float" office:value="0.014707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0">
            <text:p>90</text:p>
          </table:table-cell>
          <table:table-cell office:value-type="float" office:value="0.014704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0">
            <text:p>90</text:p>
          </table:table-cell>
          <table:table-cell office:value-type="float" office:value="0.015464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0">
            <text:p>90</text:p>
          </table:table-cell>
          <table:table-cell office:value-type="float" office:value="0.015474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0">
            <text:p>90</text:p>
          </table:table-cell>
          <table:table-cell office:value-type="float" office:value="0.015474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0">
            <text:p>90</text:p>
          </table:table-cell>
          <table:table-cell office:value-type="float" office:value="0.015512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0">
            <text:p>100</text:p>
          </table:table-cell>
          <table:table-cell office:value-type="float" office:value="0.014781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0">
            <text:p>100</text:p>
          </table:table-cell>
          <table:table-cell office:value-type="float" office:value="0.014783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0">
            <text:p>10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0">
            <text:p>100</text:p>
          </table:table-cell>
          <table:table-cell office:value-type="float" office:value="0.014785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0">
            <text:p>100</text:p>
          </table:table-cell>
          <table:table-cell office:value-type="float" office:value="0.016133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0">
            <text:p>100</text:p>
          </table:table-cell>
          <table:table-cell office:value-type="float" office:value="0.016173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0">
            <text:p>100</text:p>
          </table:table-cell>
          <table:table-cell office:value-type="float" office:value="0.01614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0">
            <text:p>100</text:p>
          </table:table-cell>
          <table:table-cell office:value-type="float" office:value="0.016186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0">
            <text:p>110</text:p>
          </table:table-cell>
          <table:table-cell office:value-type="float" office:value="0.014781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0">
            <text:p>110</text:p>
          </table:table-cell>
          <table:table-cell office:value-type="float" office:value="0.014783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0">
            <text:p>11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0">
            <text:p>110</text:p>
          </table:table-cell>
          <table:table-cell office:value-type="float" office:value="0.014785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0">
            <text:p>110</text:p>
          </table:table-cell>
          <table:table-cell office:value-type="float" office:value="0.017892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0">
            <text:p>110</text:p>
          </table:table-cell>
          <table:table-cell office:value-type="float" office:value="0.01781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0">
            <text:p>110</text:p>
          </table:table-cell>
          <table:table-cell office:value-type="float" office:value="0.017823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0">
            <text:p>110</text:p>
          </table:table-cell>
          <table:table-cell office:value-type="float" office:value="0.017849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0">
            <text:p>120</text:p>
          </table:table-cell>
          <table:table-cell office:value-type="float" office:value="0.014781">
            <text:p>0.0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0">
            <text:p>120</text:p>
          </table:table-cell>
          <table:table-cell office:value-type="float" office:value="0.014783">
            <text:p>0.0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0">
            <text:p>12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0">
            <text:p>120</text:p>
          </table:table-cell>
          <table:table-cell office:value-type="float" office:value="0.014785">
            <text:p>0.0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0">
            <text:p>120</text:p>
          </table:table-cell>
          <table:table-cell office:value-type="float" office:value="0.021548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0">
            <text:p>120</text:p>
          </table:table-cell>
          <table:table-cell office:value-type="float" office:value="0.021541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0">
            <text:p>120</text:p>
          </table:table-cell>
          <table:table-cell office:value-type="float" office:value="0.02159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0">
            <text:p>120</text:p>
          </table:table-cell>
          <table:table-cell office:value-type="float" office:value="0.021653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0">
            <text:p>130</text:p>
          </table:table-cell>
          <table:table-cell office:value-type="float" office:value="0.016769">
            <text:p>0.0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0">
            <text:p>130</text:p>
          </table:table-cell>
          <table:table-cell office:value-type="float" office:value="0.016579">
            <text:p>0.0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0">
            <text:p>130</text:p>
          </table:table-cell>
          <table:table-cell office:value-type="float" office:value="0.016865">
            <text:p>0.0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0">
            <text:p>130</text:p>
          </table:table-cell>
          <table:table-cell office:value-type="float" office:value="0.016957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0">
            <text:p>130</text:p>
          </table:table-cell>
          <table:table-cell office:value-type="float" office:value="0.022595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0">
            <text:p>130</text:p>
          </table:table-cell>
          <table:table-cell office:value-type="float" office:value="0.022638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0">
            <text:p>130</text:p>
          </table:table-cell>
          <table:table-cell office:value-type="float" office:value="0.022622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0">
            <text:p>130</text:p>
          </table:table-cell>
          <table:table-cell office:value-type="float" office:value="0.022697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0">
            <text:p>140</text:p>
          </table:table-cell>
          <table:table-cell office:value-type="float" office:value="0.02103">
            <text:p>0.0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0">
            <text:p>140</text:p>
          </table:table-cell>
          <table:table-cell office:value-type="float" office:value="0.021643">
            <text:p>0.0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0">
            <text:p>140</text:p>
          </table:table-cell>
          <table:table-cell office:value-type="float" office:value="0.02127">
            <text:p>0.0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0">
            <text:p>140</text:p>
          </table:table-cell>
          <table:table-cell office:value-type="float" office:value="0.021733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0">
            <text:p>140</text:p>
          </table:table-cell>
          <table:table-cell office:value-type="float" office:value="0.023812">
            <text:p>0.0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0">
            <text:p>140</text:p>
          </table:table-cell>
          <table:table-cell office:value-type="float" office:value="0.023748">
            <text:p>0.0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0">
            <text:p>140</text:p>
          </table:table-cell>
          <table:table-cell office:value-type="float" office:value="0.023757">
            <text:p>0.0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0">
            <text:p>140</text:p>
          </table:table-cell>
          <table:table-cell office:value-type="float" office:value="0.02391">
            <text:p>0.0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50">
            <text:p>150</text:p>
          </table:table-cell>
          <table:table-cell office:value-type="float" office:value="0.022623">
            <text:p>0.0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50">
            <text:p>150</text:p>
          </table:table-cell>
          <table:table-cell office:value-type="float" office:value="0.022746">
            <text:p>0.0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50">
            <text:p>150</text:p>
          </table:table-cell>
          <table:table-cell office:value-type="float" office:value="0.021471">
            <text:p>0.0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50">
            <text:p>150</text:p>
          </table:table-cell>
          <table:table-cell office:value-type="float" office:value="0.02194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50">
            <text:p>150</text:p>
          </table:table-cell>
          <table:table-cell office:value-type="float" office:value="0.02943">
            <text:p>0.0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50">
            <text:p>150</text:p>
          </table:table-cell>
          <table:table-cell office:value-type="float" office:value="0.029406">
            <text:p>0.0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50">
            <text:p>150</text:p>
          </table:table-cell>
          <table:table-cell office:value-type="float" office:value="0.029809">
            <text:p>0.0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50">
            <text:p>150</text:p>
          </table:table-cell>
          <table:table-cell office:value-type="float" office:value="0.029718">
            <text:p>0.0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60">
            <text:p>160</text:p>
          </table:table-cell>
          <table:table-cell office:value-type="float" office:value="0.023813">
            <text:p>0.0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60">
            <text:p>160</text:p>
          </table:table-cell>
          <table:table-cell office:value-type="float" office:value="0.02379">
            <text:p>0.0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60">
            <text:p>160</text:p>
          </table:table-cell>
          <table:table-cell office:value-type="float" office:value="0.023519">
            <text:p>0.0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60">
            <text:p>160</text:p>
          </table:table-cell>
          <table:table-cell office:value-type="float" office:value="0.023426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60">
            <text:p>160</text:p>
          </table:table-cell>
          <table:table-cell office:value-type="float" office:value="0.031556">
            <text:p>0.0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60">
            <text:p>160</text:p>
          </table:table-cell>
          <table:table-cell office:value-type="float" office:value="0.031435">
            <text:p>0.0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60">
            <text:p>160</text:p>
          </table:table-cell>
          <table:table-cell office:value-type="float" office:value="0.031183">
            <text:p>0.0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60">
            <text:p>160</text:p>
          </table:table-cell>
          <table:table-cell office:value-type="float" office:value="0.031358">
            <text:p>0.0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70">
            <text:p>170</text:p>
          </table:table-cell>
          <table:table-cell office:value-type="float" office:value="0.025094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70">
            <text:p>170</text:p>
          </table:table-cell>
          <table:table-cell office:value-type="float" office:value="0.024802">
            <text:p>0.0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70">
            <text:p>170</text:p>
          </table:table-cell>
          <table:table-cell office:value-type="float" office:value="0.024594">
            <text:p>0.0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70">
            <text:p>170</text:p>
          </table:table-cell>
          <table:table-cell office:value-type="float" office:value="0.024502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70">
            <text:p>170</text:p>
          </table:table-cell>
          <table:table-cell office:value-type="float" office:value="0.031588">
            <text:p>0.0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70">
            <text:p>170</text:p>
          </table:table-cell>
          <table:table-cell office:value-type="float" office:value="0.031463">
            <text:p>0.0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70">
            <text:p>170</text:p>
          </table:table-cell>
          <table:table-cell office:value-type="float" office:value="0.031199">
            <text:p>0.0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70">
            <text:p>170</text:p>
          </table:table-cell>
          <table:table-cell office:value-type="float" office:value="0.03143">
            <text:p>0.0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80">
            <text:p>180</text:p>
          </table:table-cell>
          <table:table-cell office:value-type="float" office:value="0.025561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80">
            <text:p>180</text:p>
          </table:table-cell>
          <table:table-cell office:value-type="float" office:value="0.025073">
            <text:p>0.0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80">
            <text:p>180</text:p>
          </table:table-cell>
          <table:table-cell office:value-type="float" office:value="0.025743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80">
            <text:p>180</text:p>
          </table:table-cell>
          <table:table-cell office:value-type="float" office:value="0.024969">
            <text:p>0.0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80">
            <text:p>180</text:p>
          </table:table-cell>
          <table:table-cell office:value-type="float" office:value="0.032146">
            <text:p>0.0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80">
            <text:p>180</text:p>
          </table:table-cell>
          <table:table-cell office:value-type="float" office:value="0.03198">
            <text:p>0.0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80">
            <text:p>180</text:p>
          </table:table-cell>
          <table:table-cell office:value-type="float" office:value="0.031882">
            <text:p>0.0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80">
            <text:p>180</text:p>
          </table:table-cell>
          <table:table-cell office:value-type="float" office:value="0.031976">
            <text:p>0.0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90">
            <text:p>190</text:p>
          </table:table-cell>
          <table:table-cell office:value-type="float" office:value="0.026914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90">
            <text:p>190</text:p>
          </table:table-cell>
          <table:table-cell office:value-type="float" office:value="0.026643">
            <text:p>0.0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90">
            <text:p>190</text:p>
          </table:table-cell>
          <table:table-cell office:value-type="float" office:value="0.027577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90">
            <text:p>190</text:p>
          </table:table-cell>
          <table:table-cell office:value-type="float" office:value="0.027473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90">
            <text:p>190</text:p>
          </table:table-cell>
          <table:table-cell office:value-type="float" office:value="0.036069">
            <text:p>0.0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90">
            <text:p>190</text:p>
          </table:table-cell>
          <table:table-cell office:value-type="float" office:value="0.035819">
            <text:p>0.0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90">
            <text:p>190</text:p>
          </table:table-cell>
          <table:table-cell office:value-type="float" office:value="0.036321">
            <text:p>0.0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90">
            <text:p>190</text:p>
          </table:table-cell>
          <table:table-cell office:value-type="float" office:value="0.036163">
            <text:p>0.0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00">
            <text:p>200</text:p>
          </table:table-cell>
          <table:table-cell office:value-type="float" office:value="0.030591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00">
            <text:p>200</text:p>
          </table:table-cell>
          <table:table-cell office:value-type="float" office:value="0.031261">
            <text:p>0.0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00">
            <text:p>200</text:p>
          </table:table-cell>
          <table:table-cell office:value-type="float" office:value="0.032001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00">
            <text:p>200</text:p>
          </table:table-cell>
          <table:table-cell office:value-type="float" office:value="0.032776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00">
            <text:p>200</text:p>
          </table:table-cell>
          <table:table-cell office:value-type="float" office:value="0.041081">
            <text:p>0.0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00">
            <text:p>200</text:p>
          </table:table-cell>
          <table:table-cell office:value-type="float" office:value="0.040718">
            <text:p>0.0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00">
            <text:p>200</text:p>
          </table:table-cell>
          <table:table-cell office:value-type="float" office:value="0.040222">
            <text:p>0.0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00">
            <text:p>200</text:p>
          </table:table-cell>
          <table:table-cell office:value-type="float" office:value="0.040368">
            <text:p>0.0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10">
            <text:p>210</text:p>
          </table:table-cell>
          <table:table-cell office:value-type="float" office:value="0.032065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10">
            <text:p>210</text:p>
          </table:table-cell>
          <table:table-cell office:value-type="float" office:value="0.03324">
            <text:p>0.0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10">
            <text:p>210</text:p>
          </table:table-cell>
          <table:table-cell office:value-type="float" office:value="0.032035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10">
            <text:p>210</text:p>
          </table:table-cell>
          <table:table-cell office:value-type="float" office:value="0.032835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10">
            <text:p>210</text:p>
          </table:table-cell>
          <table:table-cell office:value-type="float" office:value="0.042251">
            <text:p>0.0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10">
            <text:p>210</text:p>
          </table:table-cell>
          <table:table-cell office:value-type="float" office:value="0.042149">
            <text:p>0.0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10">
            <text:p>210</text:p>
          </table:table-cell>
          <table:table-cell office:value-type="float" office:value="0.040676">
            <text:p>0.0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10">
            <text:p>210</text:p>
          </table:table-cell>
          <table:table-cell office:value-type="float" office:value="0.040882">
            <text:p>0.0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20">
            <text:p>220</text:p>
          </table:table-cell>
          <table:table-cell office:value-type="float" office:value="0.034197">
            <text:p>0.0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20">
            <text:p>220</text:p>
          </table:table-cell>
          <table:table-cell office:value-type="float" office:value="0.034552">
            <text:p>0.0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20">
            <text:p>220</text:p>
          </table:table-cell>
          <table:table-cell office:value-type="float" office:value="0.032679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20">
            <text:p>220</text:p>
          </table:table-cell>
          <table:table-cell office:value-type="float" office:value="0.033389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20">
            <text:p>220</text:p>
          </table:table-cell>
          <table:table-cell office:value-type="float" office:value="0.042503">
            <text:p>0.0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20">
            <text:p>220</text:p>
          </table:table-cell>
          <table:table-cell office:value-type="float" office:value="0.042437">
            <text:p>0.0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20">
            <text:p>220</text:p>
          </table:table-cell>
          <table:table-cell office:value-type="float" office:value="0.040796">
            <text:p>0.0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20">
            <text:p>220</text:p>
          </table:table-cell>
          <table:table-cell office:value-type="float" office:value="0.041047">
            <text:p>0.0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30">
            <text:p>230</text:p>
          </table:table-cell>
          <table:table-cell office:value-type="float" office:value="0.03594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30">
            <text:p>230</text:p>
          </table:table-cell>
          <table:table-cell office:value-type="float" office:value="0.035518">
            <text:p>0.0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30">
            <text:p>230</text:p>
          </table:table-cell>
          <table:table-cell office:value-type="float" office:value="0.033242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30">
            <text:p>230</text:p>
          </table:table-cell>
          <table:table-cell office:value-type="float" office:value="0.033777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30">
            <text:p>230</text:p>
          </table:table-cell>
          <table:table-cell office:value-type="float" office:value="0.043274">
            <text:p>0.0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30">
            <text:p>230</text:p>
          </table:table-cell>
          <table:table-cell office:value-type="float" office:value="0.043384">
            <text:p>0.0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30">
            <text:p>230</text:p>
          </table:table-cell>
          <table:table-cell office:value-type="float" office:value="0.04208">
            <text:p>0.0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30">
            <text:p>230</text:p>
          </table:table-cell>
          <table:table-cell office:value-type="float" office:value="0.042182">
            <text:p>0.0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40">
            <text:p>240</text:p>
          </table:table-cell>
          <table:table-cell office:value-type="float" office:value="0.036739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40">
            <text:p>240</text:p>
          </table:table-cell>
          <table:table-cell office:value-type="float" office:value="0.036444">
            <text:p>0.0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40">
            <text:p>240</text:p>
          </table:table-cell>
          <table:table-cell office:value-type="float" office:value="0.033662">
            <text:p>0.0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40">
            <text:p>240</text:p>
          </table:table-cell>
          <table:table-cell office:value-type="float" office:value="0.03409">
            <text:p>0.0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40">
            <text:p>240</text:p>
          </table:table-cell>
          <table:table-cell office:value-type="float" office:value="0.047056">
            <text:p>0.0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40">
            <text:p>240</text:p>
          </table:table-cell>
          <table:table-cell office:value-type="float" office:value="0.047711">
            <text:p>0.0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40">
            <text:p>240</text:p>
          </table:table-cell>
          <table:table-cell office:value-type="float" office:value="0.047846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40">
            <text:p>240</text:p>
          </table:table-cell>
          <table:table-cell office:value-type="float" office:value="0.047288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50">
            <text:p>250</text:p>
          </table:table-cell>
          <table:table-cell office:value-type="float" office:value="0.038134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50">
            <text:p>250</text:p>
          </table:table-cell>
          <table:table-cell office:value-type="float" office:value="0.037452">
            <text:p>0.0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50">
            <text:p>250</text:p>
          </table:table-cell>
          <table:table-cell office:value-type="float" office:value="0.035815">
            <text:p>0.0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50">
            <text:p>250</text:p>
          </table:table-cell>
          <table:table-cell office:value-type="float" office:value="0.035">
            <text:p>0.0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50">
            <text:p>250</text:p>
          </table:table-cell>
          <table:table-cell office:value-type="float" office:value="0.052395">
            <text:p>0.0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50">
            <text:p>250</text:p>
          </table:table-cell>
          <table:table-cell office:value-type="float" office:value="0.052201">
            <text:p>0.0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50">
            <text:p>250</text:p>
          </table:table-cell>
          <table:table-cell office:value-type="float" office:value="0.052765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50">
            <text:p>250</text:p>
          </table:table-cell>
          <table:table-cell office:value-type="float" office:value="0.052702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60">
            <text:p>260</text:p>
          </table:table-cell>
          <table:table-cell office:value-type="float" office:value="0.038745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60">
            <text:p>260</text:p>
          </table:table-cell>
          <table:table-cell office:value-type="float" office:value="0.038037">
            <text:p>0.0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60">
            <text:p>260</text:p>
          </table:table-cell>
          <table:table-cell office:value-type="float" office:value="0.038229">
            <text:p>0.0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60">
            <text:p>260</text:p>
          </table:table-cell>
          <table:table-cell office:value-type="float" office:value="0.037085">
            <text:p>0.0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60">
            <text:p>260</text:p>
          </table:table-cell>
          <table:table-cell office:value-type="float" office:value="0.054287">
            <text:p>0.0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60">
            <text:p>260</text:p>
          </table:table-cell>
          <table:table-cell office:value-type="float" office:value="0.053999">
            <text:p>0.0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60">
            <text:p>260</text:p>
          </table:table-cell>
          <table:table-cell office:value-type="float" office:value="0.053289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60">
            <text:p>260</text:p>
          </table:table-cell>
          <table:table-cell office:value-type="float" office:value="0.053522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70">
            <text:p>270</text:p>
          </table:table-cell>
          <table:table-cell office:value-type="float" office:value="0.040233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70">
            <text:p>270</text:p>
          </table:table-cell>
          <table:table-cell office:value-type="float" office:value="0.039846">
            <text:p>0.0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70">
            <text:p>270</text:p>
          </table:table-cell>
          <table:table-cell office:value-type="float" office:value="0.04125">
            <text:p>0.0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70">
            <text:p>270</text:p>
          </table:table-cell>
          <table:table-cell office:value-type="float" office:value="0.041592">
            <text:p>0.0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70">
            <text:p>270</text:p>
          </table:table-cell>
          <table:table-cell office:value-type="float" office:value="0.054786">
            <text:p>0.0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70">
            <text:p>270</text:p>
          </table:table-cell>
          <table:table-cell office:value-type="float" office:value="0.054716">
            <text:p>0.0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70">
            <text:p>270</text:p>
          </table:table-cell>
          <table:table-cell office:value-type="float" office:value="0.053295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70">
            <text:p>270</text:p>
          </table:table-cell>
          <table:table-cell office:value-type="float" office:value="0.053555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80">
            <text:p>280</text:p>
          </table:table-cell>
          <table:table-cell office:value-type="float" office:value="0.044999">
            <text:p>0.0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80">
            <text:p>280</text:p>
          </table:table-cell>
          <table:table-cell office:value-type="float" office:value="0.045027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80">
            <text:p>280</text:p>
          </table:table-cell>
          <table:table-cell office:value-type="float" office:value="0.042396">
            <text:p>0.0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80">
            <text:p>280</text:p>
          </table:table-cell>
          <table:table-cell office:value-type="float" office:value="0.042039">
            <text:p>0.0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80">
            <text:p>280</text:p>
          </table:table-cell>
          <table:table-cell office:value-type="float" office:value="0.054993">
            <text:p>0.0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80">
            <text:p>280</text:p>
          </table:table-cell>
          <table:table-cell office:value-type="float" office:value="0.054987">
            <text:p>0.0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80">
            <text:p>280</text:p>
          </table:table-cell>
          <table:table-cell office:value-type="float" office:value="0.053352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80">
            <text:p>280</text:p>
          </table:table-cell>
          <table:table-cell office:value-type="float" office:value="0.053665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290">
            <text:p>290</text:p>
          </table:table-cell>
          <table:table-cell office:value-type="float" office:value="0.045787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290">
            <text:p>290</text:p>
          </table:table-cell>
          <table:table-cell office:value-type="float" office:value="0.04723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290">
            <text:p>290</text:p>
          </table:table-cell>
          <table:table-cell office:value-type="float" office:value="0.043835">
            <text:p>0.0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290">
            <text:p>290</text:p>
          </table:table-cell>
          <table:table-cell office:value-type="float" office:value="0.042691">
            <text:p>0.0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290">
            <text:p>290</text:p>
          </table:table-cell>
          <table:table-cell office:value-type="float" office:value="0.055732">
            <text:p>0.0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290">
            <text:p>290</text:p>
          </table:table-cell>
          <table:table-cell office:value-type="float" office:value="0.055807">
            <text:p>0.0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290">
            <text:p>290</text:p>
          </table:table-cell>
          <table:table-cell office:value-type="float" office:value="0.054332">
            <text:p>0.0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290">
            <text:p>290</text:p>
          </table:table-cell>
          <table:table-cell office:value-type="float" office:value="0.054647">
            <text:p>0.0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00">
            <text:p>300</text:p>
          </table:table-cell>
          <table:table-cell office:value-type="float" office:value="0.047204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00">
            <text:p>300</text:p>
          </table:table-cell>
          <table:table-cell office:value-type="float" office:value="0.048711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00">
            <text:p>300</text:p>
          </table:table-cell>
          <table:table-cell office:value-type="float" office:value="0.047566">
            <text:p>0.0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00">
            <text:p>300</text:p>
          </table:table-cell>
          <table:table-cell office:value-type="float" office:value="0.048349">
            <text:p>0.0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00">
            <text:p>300</text:p>
          </table:table-cell>
          <table:table-cell office:value-type="float" office:value="0.058541">
            <text:p>0.0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00">
            <text:p>300</text:p>
          </table:table-cell>
          <table:table-cell office:value-type="float" office:value="0.059116">
            <text:p>0.0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00">
            <text:p>300</text:p>
          </table:table-cell>
          <table:table-cell office:value-type="float" office:value="0.058292">
            <text:p>0.0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00">
            <text:p>300</text:p>
          </table:table-cell>
          <table:table-cell office:value-type="float" office:value="0.058075">
            <text:p>0.0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10">
            <text:p>310</text:p>
          </table:table-cell>
          <table:table-cell office:value-type="float" office:value="0.049257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10">
            <text:p>310</text:p>
          </table:table-cell>
          <table:table-cell office:value-type="float" office:value="0.050198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10">
            <text:p>310</text:p>
          </table:table-cell>
          <table:table-cell office:value-type="float" office:value="0.051245">
            <text:p>0.0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10">
            <text:p>310</text:p>
          </table:table-cell>
          <table:table-cell office:value-type="float" office:value="0.052693">
            <text:p>0.0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10">
            <text:p>310</text:p>
          </table:table-cell>
          <table:table-cell office:value-type="float" office:value="0.063885">
            <text:p>0.0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10">
            <text:p>310</text:p>
          </table:table-cell>
          <table:table-cell office:value-type="float" office:value="0.064207">
            <text:p>0.0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10">
            <text:p>310</text:p>
          </table:table-cell>
          <table:table-cell office:value-type="float" office:value="0.064045">
            <text:p>0.0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10">
            <text:p>310</text:p>
          </table:table-cell>
          <table:table-cell office:value-type="float" office:value="0.063629">
            <text:p>0.0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20">
            <text:p>320</text:p>
          </table:table-cell>
          <table:table-cell office:value-type="float" office:value="0.051528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20">
            <text:p>320</text:p>
          </table:table-cell>
          <table:table-cell office:value-type="float" office:value="0.051007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20">
            <text:p>320</text:p>
          </table:table-cell>
          <table:table-cell office:value-type="float" office:value="0.052369">
            <text:p>0.0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20">
            <text:p>320</text:p>
          </table:table-cell>
          <table:table-cell office:value-type="float" office:value="0.053428">
            <text:p>0.0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20">
            <text:p>320</text:p>
          </table:table-cell>
          <table:table-cell office:value-type="float" office:value="0.068908">
            <text:p>0.0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20">
            <text:p>320</text:p>
          </table:table-cell>
          <table:table-cell office:value-type="float" office:value="0.06915">
            <text:p>0.0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20">
            <text:p>320</text:p>
          </table:table-cell>
          <table:table-cell office:value-type="float" office:value="0.066718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20">
            <text:p>320</text:p>
          </table:table-cell>
          <table:table-cell office:value-type="float" office:value="0.066846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30">
            <text:p>330</text:p>
          </table:table-cell>
          <table:table-cell office:value-type="float" office:value="0.053032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30">
            <text:p>330</text:p>
          </table:table-cell>
          <table:table-cell office:value-type="float" office:value="0.052402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30">
            <text:p>330</text:p>
          </table:table-cell>
          <table:table-cell office:value-type="float" office:value="0.052633">
            <text:p>0.0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30">
            <text:p>330</text:p>
          </table:table-cell>
          <table:table-cell office:value-type="float" office:value="0.053469">
            <text:p>0.0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30">
            <text:p>330</text:p>
          </table:table-cell>
          <table:table-cell office:value-type="float" office:value="0.072231">
            <text:p>0.0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30">
            <text:p>330</text:p>
          </table:table-cell>
          <table:table-cell office:value-type="float" office:value="0.072488">
            <text:p>0.0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30">
            <text:p>330</text:p>
          </table:table-cell>
          <table:table-cell office:value-type="float" office:value="0.067263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30">
            <text:p>330</text:p>
          </table:table-cell>
          <table:table-cell office:value-type="float" office:value="0.06772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40">
            <text:p>340</text:p>
          </table:table-cell>
          <table:table-cell office:value-type="float" office:value="0.054342">
            <text:p>0.05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40">
            <text:p>340</text:p>
          </table:table-cell>
          <table:table-cell office:value-type="float" office:value="0.053107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40">
            <text:p>340</text:p>
          </table:table-cell>
          <table:table-cell office:value-type="float" office:value="0.053392">
            <text:p>0.0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40">
            <text:p>340</text:p>
          </table:table-cell>
          <table:table-cell office:value-type="float" office:value="0.053723">
            <text:p>0.0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40">
            <text:p>340</text:p>
          </table:table-cell>
          <table:table-cell office:value-type="float" office:value="0.074">
            <text:p>0.0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40">
            <text:p>340</text:p>
          </table:table-cell>
          <table:table-cell office:value-type="float" office:value="0.074562">
            <text:p>0.0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40">
            <text:p>340</text:p>
          </table:table-cell>
          <table:table-cell office:value-type="float" office:value="0.067326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40">
            <text:p>340</text:p>
          </table:table-cell>
          <table:table-cell office:value-type="float" office:value="0.067899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50">
            <text:p>350</text:p>
          </table:table-cell>
          <table:table-cell office:value-type="float" office:value="0.055602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50">
            <text:p>350</text:p>
          </table:table-cell>
          <table:table-cell office:value-type="float" office:value="0.054413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50">
            <text:p>350</text:p>
          </table:table-cell>
          <table:table-cell office:value-type="float" office:value="0.055286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50">
            <text:p>350</text:p>
          </table:table-cell>
          <table:table-cell office:value-type="float" office:value="0.055018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50">
            <text:p>350</text:p>
          </table:table-cell>
          <table:table-cell office:value-type="float" office:value="0.075185">
            <text:p>0.0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50">
            <text:p>350</text:p>
          </table:table-cell>
          <table:table-cell office:value-type="float" office:value="0.075815">
            <text:p>0.0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50">
            <text:p>350</text:p>
          </table:table-cell>
          <table:table-cell office:value-type="float" office:value="0.067542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50">
            <text:p>350</text:p>
          </table:table-cell>
          <table:table-cell office:value-type="float" office:value="0.068147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60">
            <text:p>360</text:p>
          </table:table-cell>
          <table:table-cell office:value-type="float" office:value="0.056083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60">
            <text:p>360</text:p>
          </table:table-cell>
          <table:table-cell office:value-type="float" office:value="0.054888">
            <text:p>0.0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60">
            <text:p>360</text:p>
          </table:table-cell>
          <table:table-cell office:value-type="float" office:value="0.057295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60">
            <text:p>360</text:p>
          </table:table-cell>
          <table:table-cell office:value-type="float" office:value="0.056878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60">
            <text:p>360</text:p>
          </table:table-cell>
          <table:table-cell office:value-type="float" office:value="0.076011">
            <text:p>0.0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60">
            <text:p>360</text:p>
          </table:table-cell>
          <table:table-cell office:value-type="float" office:value="0.076874">
            <text:p>0.0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60">
            <text:p>360</text:p>
          </table:table-cell>
          <table:table-cell office:value-type="float" office:value="0.06853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60">
            <text:p>360</text:p>
          </table:table-cell>
          <table:table-cell office:value-type="float" office:value="0.069116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70">
            <text:p>370</text:p>
          </table:table-cell>
          <table:table-cell office:value-type="float" office:value="0.056289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70">
            <text:p>370</text:p>
          </table:table-cell>
          <table:table-cell office:value-type="float" office:value="0.055037">
            <text:p>0.06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70">
            <text:p>370</text:p>
          </table:table-cell>
          <table:table-cell office:value-type="float" office:value="0.058032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70">
            <text:p>370</text:p>
          </table:table-cell>
          <table:table-cell office:value-type="float" office:value="0.058385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70">
            <text:p>370</text:p>
          </table:table-cell>
          <table:table-cell office:value-type="float" office:value="0.077154">
            <text:p>0.0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70">
            <text:p>370</text:p>
          </table:table-cell>
          <table:table-cell office:value-type="float" office:value="0.078131">
            <text:p>0.0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70">
            <text:p>370</text:p>
          </table:table-cell>
          <table:table-cell office:value-type="float" office:value="0.072244">
            <text:p>0.0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70">
            <text:p>370</text:p>
          </table:table-cell>
          <table:table-cell office:value-type="float" office:value="0.07243">
            <text:p>0.0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80">
            <text:p>380</text:p>
          </table:table-cell>
          <table:table-cell office:value-type="float" office:value="0.056725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80">
            <text:p>380</text:p>
          </table:table-cell>
          <table:table-cell office:value-type="float" office:value="0.055423">
            <text:p>0.06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80">
            <text:p>380</text:p>
          </table:table-cell>
          <table:table-cell office:value-type="float" office:value="0.05867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80">
            <text:p>380</text:p>
          </table:table-cell>
          <table:table-cell office:value-type="float" office:value="0.0591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80">
            <text:p>380</text:p>
          </table:table-cell>
          <table:table-cell office:value-type="float" office:value="0.079543">
            <text:p>0.0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80">
            <text:p>380</text:p>
          </table:table-cell>
          <table:table-cell office:value-type="float" office:value="0.080414">
            <text:p>0.0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80">
            <text:p>380</text:p>
          </table:table-cell>
          <table:table-cell office:value-type="float" office:value="0.079927">
            <text:p>0.08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80">
            <text:p>380</text:p>
          </table:table-cell>
          <table:table-cell office:value-type="float" office:value="0.079614">
            <text:p>0.0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390">
            <text:p>390</text:p>
          </table:table-cell>
          <table:table-cell office:value-type="float" office:value="0.056758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390">
            <text:p>390</text:p>
          </table:table-cell>
          <table:table-cell office:value-type="float" office:value="0.056227">
            <text:p>0.06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390">
            <text:p>390</text:p>
          </table:table-cell>
          <table:table-cell office:value-type="float" office:value="0.059105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390">
            <text:p>390</text:p>
          </table:table-cell>
          <table:table-cell office:value-type="float" office:value="0.059443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390">
            <text:p>390</text:p>
          </table:table-cell>
          <table:table-cell office:value-type="float" office:value="0.083376">
            <text:p>0.0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390">
            <text:p>390</text:p>
          </table:table-cell>
          <table:table-cell office:value-type="float" office:value="0.083401">
            <text:p>0.0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390">
            <text:p>390</text:p>
          </table:table-cell>
          <table:table-cell office:value-type="float" office:value="0.085602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390">
            <text:p>390</text:p>
          </table:table-cell>
          <table:table-cell office:value-type="float" office:value="0.085479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00">
            <text:p>400</text:p>
          </table:table-cell>
          <table:table-cell office:value-type="float" office:value="0.057432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00">
            <text:p>400</text:p>
          </table:table-cell>
          <table:table-cell office:value-type="float" office:value="0.060986">
            <text:p>0.06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00">
            <text:p>400</text:p>
          </table:table-cell>
          <table:table-cell office:value-type="float" office:value="0.059375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00">
            <text:p>400</text:p>
          </table:table-cell>
          <table:table-cell office:value-type="float" office:value="0.059875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00">
            <text:p>400</text:p>
          </table:table-cell>
          <table:table-cell office:value-type="float" office:value="0.087093">
            <text:p>0.0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00">
            <text:p>400</text:p>
          </table:table-cell>
          <table:table-cell office:value-type="float" office:value="0.086282">
            <text:p>0.0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00">
            <text:p>400</text:p>
          </table:table-cell>
          <table:table-cell office:value-type="float" office:value="0.086877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00">
            <text:p>400</text:p>
          </table:table-cell>
          <table:table-cell office:value-type="float" office:value="0.087499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10">
            <text:p>410</text:p>
          </table:table-cell>
          <table:table-cell office:value-type="float" office:value="0.063654">
            <text:p>0.0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10">
            <text:p>410</text:p>
          </table:table-cell>
          <table:table-cell office:value-type="float" office:value="0.069388">
            <text:p>0.0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10">
            <text:p>410</text:p>
          </table:table-cell>
          <table:table-cell office:value-type="float" office:value="0.059824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10">
            <text:p>410</text:p>
          </table:table-cell>
          <table:table-cell office:value-type="float" office:value="0.060631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10">
            <text:p>410</text:p>
          </table:table-cell>
          <table:table-cell office:value-type="float" office:value="0.090428">
            <text:p>0.0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10">
            <text:p>410</text:p>
          </table:table-cell>
          <table:table-cell office:value-type="float" office:value="0.09015">
            <text:p>0.0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10">
            <text:p>410</text:p>
          </table:table-cell>
          <table:table-cell office:value-type="float" office:value="0.086913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10">
            <text:p>410</text:p>
          </table:table-cell>
          <table:table-cell office:value-type="float" office:value="0.087589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20">
            <text:p>420</text:p>
          </table:table-cell>
          <table:table-cell office:value-type="float" office:value="0.072201">
            <text:p>0.07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20">
            <text:p>420</text:p>
          </table:table-cell>
          <table:table-cell office:value-type="float" office:value="0.076497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20">
            <text:p>420</text:p>
          </table:table-cell>
          <table:table-cell office:value-type="float" office:value="0.061739">
            <text:p>0.0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20">
            <text:p>420</text:p>
          </table:table-cell>
          <table:table-cell office:value-type="float" office:value="0.060981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20">
            <text:p>420</text:p>
          </table:table-cell>
          <table:table-cell office:value-type="float" office:value="0.09382">
            <text:p>0.0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20">
            <text:p>420</text:p>
          </table:table-cell>
          <table:table-cell office:value-type="float" office:value="0.093936">
            <text:p>0.0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20">
            <text:p>420</text:p>
          </table:table-cell>
          <table:table-cell office:value-type="float" office:value="0.086922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20">
            <text:p>420</text:p>
          </table:table-cell>
          <table:table-cell office:value-type="float" office:value="0.087593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30">
            <text:p>430</text:p>
          </table:table-cell>
          <table:table-cell office:value-type="float" office:value="0.077723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30">
            <text:p>430</text:p>
          </table:table-cell>
          <table:table-cell office:value-type="float" office:value="0.078876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30">
            <text:p>430</text:p>
          </table:table-cell>
          <table:table-cell office:value-type="float" office:value="0.066049">
            <text:p>0.0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30">
            <text:p>430</text:p>
          </table:table-cell>
          <table:table-cell office:value-type="float" office:value="0.064264">
            <text:p>0.0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30">
            <text:p>430</text:p>
          </table:table-cell>
          <table:table-cell office:value-type="float" office:value="0.09636">
            <text:p>0.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30">
            <text:p>430</text:p>
          </table:table-cell>
          <table:table-cell office:value-type="float" office:value="0.096673">
            <text:p>0.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30">
            <text:p>430</text:p>
          </table:table-cell>
          <table:table-cell office:value-type="float" office:value="0.08694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30">
            <text:p>430</text:p>
          </table:table-cell>
          <table:table-cell office:value-type="float" office:value="0.087623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40">
            <text:p>440</text:p>
          </table:table-cell>
          <table:table-cell office:value-type="float" office:value="0.079679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40">
            <text:p>440</text:p>
          </table:table-cell>
          <table:table-cell office:value-type="float" office:value="0.07926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40">
            <text:p>440</text:p>
          </table:table-cell>
          <table:table-cell office:value-type="float" office:value="0.074176">
            <text:p>0.0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40">
            <text:p>440</text:p>
          </table:table-cell>
          <table:table-cell office:value-type="float" office:value="0.07131">
            <text:p>0.0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40">
            <text:p>440</text:p>
          </table:table-cell>
          <table:table-cell office:value-type="float" office:value="0.098351">
            <text:p>0.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40">
            <text:p>440</text:p>
          </table:table-cell>
          <table:table-cell office:value-type="float" office:value="0.098805">
            <text:p>0.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40">
            <text:p>440</text:p>
          </table:table-cell>
          <table:table-cell office:value-type="float" office:value="0.087187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40">
            <text:p>440</text:p>
          </table:table-cell>
          <table:table-cell office:value-type="float" office:value="0.087927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50">
            <text:p>450</text:p>
          </table:table-cell>
          <table:table-cell office:value-type="float" office:value="0.080317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50">
            <text:p>450</text:p>
          </table:table-cell>
          <table:table-cell office:value-type="float" office:value="0.079484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50">
            <text:p>450</text:p>
          </table:table-cell>
          <table:table-cell office:value-type="float" office:value="0.08216">
            <text:p>0.0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50">
            <text:p>450</text:p>
          </table:table-cell>
          <table:table-cell office:value-type="float" office:value="0.077797">
            <text:p>0.0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50">
            <text:p>450</text:p>
          </table:table-cell>
          <table:table-cell office:value-type="float" office:value="0.099656">
            <text:p>0.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50">
            <text:p>450</text:p>
          </table:table-cell>
          <table:table-cell office:value-type="float" office:value="0.100232">
            <text:p>0.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50">
            <text:p>450</text:p>
          </table:table-cell>
          <table:table-cell office:value-type="float" office:value="0.088713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50">
            <text:p>450</text:p>
          </table:table-cell>
          <table:table-cell office:value-type="float" office:value="0.089189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60">
            <text:p>460</text:p>
          </table:table-cell>
          <table:table-cell office:value-type="float" office:value="0.080527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60">
            <text:p>460</text:p>
          </table:table-cell>
          <table:table-cell office:value-type="float" office:value="0.07958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60">
            <text:p>460</text:p>
          </table:table-cell>
          <table:table-cell office:value-type="float" office:value="0.084553">
            <text:p>0.0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60">
            <text:p>460</text:p>
          </table:table-cell>
          <table:table-cell office:value-type="float" office:value="0.084669">
            <text:p>0.0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60">
            <text:p>460</text:p>
          </table:table-cell>
          <table:table-cell office:value-type="float" office:value="0.10082">
            <text:p>0.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60">
            <text:p>460</text:p>
          </table:table-cell>
          <table:table-cell office:value-type="float" office:value="0.101915">
            <text:p>0.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60">
            <text:p>460</text:p>
          </table:table-cell>
          <table:table-cell office:value-type="float" office:value="0.093121">
            <text:p>0.0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60">
            <text:p>460</text:p>
          </table:table-cell>
          <table:table-cell office:value-type="float" office:value="0.093188">
            <text:p>0.0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70">
            <text:p>470</text:p>
          </table:table-cell>
          <table:table-cell office:value-type="float" office:value="0.080725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70">
            <text:p>470</text:p>
          </table:table-cell>
          <table:table-cell office:value-type="float" office:value="0.079606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70">
            <text:p>470</text:p>
          </table:table-cell>
          <table:table-cell office:value-type="float" office:value="0.0859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70">
            <text:p>470</text:p>
          </table:table-cell>
          <table:table-cell office:value-type="float" office:value="0.087532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70">
            <text:p>470</text:p>
          </table:table-cell>
          <table:table-cell office:value-type="float" office:value="0.103171">
            <text:p>0.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70">
            <text:p>470</text:p>
          </table:table-cell>
          <table:table-cell office:value-type="float" office:value="0.10408">
            <text:p>0.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70">
            <text:p>470</text:p>
          </table:table-cell>
          <table:table-cell office:value-type="float" office:value="0.10115">
            <text:p>0.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70">
            <text:p>470</text:p>
          </table:table-cell>
          <table:table-cell office:value-type="float" office:value="0.100912">
            <text:p>0.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80">
            <text:p>480</text:p>
          </table:table-cell>
          <table:table-cell office:value-type="float" office:value="0.081103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80">
            <text:p>480</text:p>
          </table:table-cell>
          <table:table-cell office:value-type="float" office:value="0.079675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80">
            <text:p>480</text:p>
          </table:table-cell>
          <table:table-cell office:value-type="float" office:value="0.086587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80">
            <text:p>480</text:p>
          </table:table-cell>
          <table:table-cell office:value-type="float" office:value="0.088428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80">
            <text:p>480</text:p>
          </table:table-cell>
          <table:table-cell office:value-type="float" office:value="0.106525">
            <text:p>0.1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80">
            <text:p>480</text:p>
          </table:table-cell>
          <table:table-cell office:value-type="float" office:value="0.107465">
            <text:p>0.1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80">
            <text:p>480</text:p>
          </table:table-cell>
          <table:table-cell office:value-type="float" office:value="0.110081">
            <text:p>0.1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80">
            <text:p>480</text:p>
          </table:table-cell>
          <table:table-cell office:value-type="float" office:value="0.109849">
            <text:p>0.1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490">
            <text:p>490</text:p>
          </table:table-cell>
          <table:table-cell office:value-type="float" office:value="0.081558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490">
            <text:p>490</text:p>
          </table:table-cell>
          <table:table-cell office:value-type="float" office:value="0.079852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490">
            <text:p>49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490">
            <text:p>49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490">
            <text:p>490</text:p>
          </table:table-cell>
          <table:table-cell office:value-type="float" office:value="0.111172">
            <text:p>0.1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490">
            <text:p>490</text:p>
          </table:table-cell>
          <table:table-cell office:value-type="float" office:value="0.111969">
            <text:p>0.1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490">
            <text:p>490</text:p>
          </table:table-cell>
          <table:table-cell office:value-type="float" office:value="0.115354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490">
            <text:p>490</text:p>
          </table:table-cell>
          <table:table-cell office:value-type="float" office:value="0.115646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00">
            <text:p>500</text:p>
          </table:table-cell>
          <table:table-cell office:value-type="float" office:value="0.081913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00">
            <text:p>500</text:p>
          </table:table-cell>
          <table:table-cell office:value-type="float" office:value="0.080066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00">
            <text:p>50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00">
            <text:p>50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00">
            <text:p>500</text:p>
          </table:table-cell>
          <table:table-cell office:value-type="float" office:value="0.116653">
            <text:p>0.1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00">
            <text:p>500</text:p>
          </table:table-cell>
          <table:table-cell office:value-type="float" office:value="0.117178">
            <text:p>0.1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00">
            <text:p>500</text:p>
          </table:table-cell>
          <table:table-cell office:value-type="float" office:value="0.117257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00">
            <text:p>500</text:p>
          </table:table-cell>
          <table:table-cell office:value-type="float" office:value="0.117715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10">
            <text:p>510</text:p>
          </table:table-cell>
          <table:table-cell office:value-type="float" office:value="0.082013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10">
            <text:p>510</text:p>
          </table:table-cell>
          <table:table-cell office:value-type="float" office:value="0.080123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10">
            <text:p>51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10">
            <text:p>51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10">
            <text:p>510</text:p>
          </table:table-cell>
          <table:table-cell office:value-type="float" office:value="0.121456">
            <text:p>0.1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10">
            <text:p>510</text:p>
          </table:table-cell>
          <table:table-cell office:value-type="float" office:value="0.122114">
            <text:p>0.1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10">
            <text:p>510</text:p>
          </table:table-cell>
          <table:table-cell office:value-type="float" office:value="0.11756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10">
            <text:p>510</text:p>
          </table:table-cell>
          <table:table-cell office:value-type="float" office:value="0.118234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20">
            <text:p>520</text:p>
          </table:table-cell>
          <table:table-cell office:value-type="float" office:value="0.082028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20">
            <text:p>520</text:p>
          </table:table-cell>
          <table:table-cell office:value-type="float" office:value="0.080133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20">
            <text:p>52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20">
            <text:p>52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20">
            <text:p>520</text:p>
          </table:table-cell>
          <table:table-cell office:value-type="float" office:value="0.126426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20">
            <text:p>520</text:p>
          </table:table-cell>
          <table:table-cell office:value-type="float" office:value="0.127244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20">
            <text:p>520</text:p>
          </table:table-cell>
          <table:table-cell office:value-type="float" office:value="0.117735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20">
            <text:p>520</text:p>
          </table:table-cell>
          <table:table-cell office:value-type="float" office:value="0.118355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30">
            <text:p>530</text:p>
          </table:table-cell>
          <table:table-cell office:value-type="float" office:value="0.082042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30">
            <text:p>530</text:p>
          </table:table-cell>
          <table:table-cell office:value-type="float" office:value="0.080374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30">
            <text:p>53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30">
            <text:p>53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30">
            <text:p>530</text:p>
          </table:table-cell>
          <table:table-cell office:value-type="float" office:value="0.129681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30">
            <text:p>530</text:p>
          </table:table-cell>
          <table:table-cell office:value-type="float" office:value="0.130454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30">
            <text:p>530</text:p>
          </table:table-cell>
          <table:table-cell office:value-type="float" office:value="0.11793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30">
            <text:p>530</text:p>
          </table:table-cell>
          <table:table-cell office:value-type="float" office:value="0.118478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40">
            <text:p>540</text:p>
          </table:table-cell>
          <table:table-cell office:value-type="float" office:value="0.082197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40">
            <text:p>540</text:p>
          </table:table-cell>
          <table:table-cell office:value-type="float" office:value="0.081673">
            <text:p>0.0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40">
            <text:p>54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40">
            <text:p>54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40">
            <text:p>540</text:p>
          </table:table-cell>
          <table:table-cell office:value-type="float" office:value="0.131718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40">
            <text:p>540</text:p>
          </table:table-cell>
          <table:table-cell office:value-type="float" office:value="0.132284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40">
            <text:p>540</text:p>
          </table:table-cell>
          <table:table-cell office:value-type="float" office:value="0.11827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40">
            <text:p>540</text:p>
          </table:table-cell>
          <table:table-cell office:value-type="float" office:value="0.118777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50">
            <text:p>550</text:p>
          </table:table-cell>
          <table:table-cell office:value-type="float" office:value="0.083199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50">
            <text:p>550</text:p>
          </table:table-cell>
          <table:table-cell office:value-type="float" office:value="0.10463">
            <text:p>0.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50">
            <text:p>550</text:p>
          </table:table-cell>
          <table:table-cell office:value-type="float" office:value="0.08674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50">
            <text:p>550</text:p>
          </table:table-cell>
          <table:table-cell office:value-type="float" office:value="0.088511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50">
            <text:p>550</text:p>
          </table:table-cell>
          <table:table-cell office:value-type="float" office:value="0.132955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50">
            <text:p>550</text:p>
          </table:table-cell>
          <table:table-cell office:value-type="float" office:value="0.133221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50">
            <text:p>550</text:p>
          </table:table-cell>
          <table:table-cell office:value-type="float" office:value="0.119114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50">
            <text:p>550</text:p>
          </table:table-cell>
          <table:table-cell office:value-type="float" office:value="0.119517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60">
            <text:p>560</text:p>
          </table:table-cell>
          <table:table-cell office:value-type="float" office:value="0.083841">
            <text:p>0.0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60">
            <text:p>560</text:p>
          </table:table-cell>
          <table:table-cell office:value-type="float" office:value="0.113678">
            <text:p>0.1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60">
            <text:p>560</text:p>
          </table:table-cell>
          <table:table-cell office:value-type="float" office:value="0.087122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60">
            <text:p>560</text:p>
          </table:table-cell>
          <table:table-cell office:value-type="float" office:value="0.08856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60">
            <text:p>560</text:p>
          </table:table-cell>
          <table:table-cell office:value-type="float" office:value="0.133746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60">
            <text:p>560</text:p>
          </table:table-cell>
          <table:table-cell office:value-type="float" office:value="0.133676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60">
            <text:p>560</text:p>
          </table:table-cell>
          <table:table-cell office:value-type="float" office:value="0.120993">
            <text:p>0.1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60">
            <text:p>560</text:p>
          </table:table-cell>
          <table:table-cell office:value-type="float" office:value="0.121223">
            <text:p>0.1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70">
            <text:p>570</text:p>
          </table:table-cell>
          <table:table-cell office:value-type="float" office:value="0.087133">
            <text:p>0.0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70">
            <text:p>570</text:p>
          </table:table-cell>
          <table:table-cell office:value-type="float" office:value="0.129415">
            <text:p>0.1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70">
            <text:p>570</text:p>
          </table:table-cell>
          <table:table-cell office:value-type="float" office:value="0.089044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70">
            <text:p>570</text:p>
          </table:table-cell>
          <table:table-cell office:value-type="float" office:value="0.088809">
            <text:p>0.0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70">
            <text:p>570</text:p>
          </table:table-cell>
          <table:table-cell office:value-type="float" office:value="0.134617">
            <text:p>0.1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70">
            <text:p>570</text:p>
          </table:table-cell>
          <table:table-cell office:value-type="float" office:value="0.134131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70">
            <text:p>570</text:p>
          </table:table-cell>
          <table:table-cell office:value-type="float" office:value="0.125473">
            <text:p>0.1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70">
            <text:p>570</text:p>
          </table:table-cell>
          <table:table-cell office:value-type="float" office:value="0.125144">
            <text:p>0.1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80">
            <text:p>580</text:p>
          </table:table-cell>
          <table:table-cell office:value-type="float" office:value="0.099935">
            <text:p>0.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80">
            <text:p>580</text:p>
          </table:table-cell>
          <table:table-cell office:value-type="float" office:value="0.137417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80">
            <text:p>580</text:p>
          </table:table-cell>
          <table:table-cell office:value-type="float" office:value="0.094277">
            <text:p>0.0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80">
            <text:p>580</text:p>
          </table:table-cell>
          <table:table-cell office:value-type="float" office:value="0.113822">
            <text:p>0.1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80">
            <text:p>580</text:p>
          </table:table-cell>
          <table:table-cell office:value-type="float" office:value="0.135557">
            <text:p>0.1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80">
            <text:p>580</text:p>
          </table:table-cell>
          <table:table-cell office:value-type="float" office:value="0.134993">
            <text:p>0.1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80">
            <text:p>580</text:p>
          </table:table-cell>
          <table:table-cell office:value-type="float" office:value="0.132996">
            <text:p>0.1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80">
            <text:p>580</text:p>
          </table:table-cell>
          <table:table-cell office:value-type="float" office:value="0.132537">
            <text:p>0.1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590">
            <text:p>590</text:p>
          </table:table-cell>
          <table:table-cell office:value-type="float" office:value="0.115517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590">
            <text:p>590</text:p>
          </table:table-cell>
          <table:table-cell office:value-type="float" office:value="0.141658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590">
            <text:p>590</text:p>
          </table:table-cell>
          <table:table-cell office:value-type="float" office:value="0.099141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590">
            <text:p>590</text:p>
          </table:table-cell>
          <table:table-cell office:value-type="float" office:value="0.119328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590">
            <text:p>590</text:p>
          </table:table-cell>
          <table:table-cell office:value-type="float" office:value="0.137265">
            <text:p>0.1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590">
            <text:p>590</text:p>
          </table:table-cell>
          <table:table-cell office:value-type="float" office:value="0.136905">
            <text:p>0.1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590">
            <text:p>590</text:p>
          </table:table-cell>
          <table:table-cell office:value-type="float" office:value="0.147722">
            <text:p>0.1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590">
            <text:p>590</text:p>
          </table:table-cell>
          <table:table-cell office:value-type="float" office:value="0.147311">
            <text:p>0.1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00">
            <text:p>600</text:p>
          </table:table-cell>
          <table:table-cell office:value-type="float" office:value="0.121205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00">
            <text:p>600</text:p>
          </table:table-cell>
          <table:table-cell office:value-type="float" office:value="0.143485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00">
            <text:p>60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00">
            <text:p>600</text:p>
          </table:table-cell>
          <table:table-cell office:value-type="float" office:value="0.122427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00">
            <text:p>600</text:p>
          </table:table-cell>
          <table:table-cell office:value-type="float" office:value="0.140505">
            <text:p>0.1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00">
            <text:p>600</text:p>
          </table:table-cell>
          <table:table-cell office:value-type="float" office:value="0.140505">
            <text:p>0.1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00">
            <text:p>600</text:p>
          </table:table-cell>
          <table:table-cell office:value-type="float" office:value="0.15379">
            <text:p>0.1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00">
            <text:p>600</text:p>
          </table:table-cell>
          <table:table-cell office:value-type="float" office:value="0.154418">
            <text:p>0.1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10">
            <text:p>610</text:p>
          </table:table-cell>
          <table:table-cell office:value-type="float" office:value="0.123668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10">
            <text:p>610</text:p>
          </table:table-cell>
          <table:table-cell office:value-type="float" office:value="0.144327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10">
            <text:p>61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10">
            <text:p>610</text:p>
          </table:table-cell>
          <table:table-cell office:value-type="float" office:value="0.122624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10">
            <text:p>610</text:p>
          </table:table-cell>
          <table:table-cell office:value-type="float" office:value="0.145236">
            <text:p>0.1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10">
            <text:p>610</text:p>
          </table:table-cell>
          <table:table-cell office:value-type="float" office:value="0.145445">
            <text:p>0.1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10">
            <text:p>610</text:p>
          </table:table-cell>
          <table:table-cell office:value-type="float" office:value="0.155069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10">
            <text:p>610</text:p>
          </table:table-cell>
          <table:table-cell office:value-type="float" office:value="0.156059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20">
            <text:p>620</text:p>
          </table:table-cell>
          <table:table-cell office:value-type="float" office:value="0.124572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20">
            <text:p>620</text:p>
          </table:table-cell>
          <table:table-cell office:value-type="float" office:value="0.144676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20">
            <text:p>620</text:p>
          </table:table-cell>
          <table:table-cell office:value-type="float" office:value="0.100264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20">
            <text:p>620</text:p>
          </table:table-cell>
          <table:table-cell office:value-type="float" office:value="0.122628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20">
            <text:p>620</text:p>
          </table:table-cell>
          <table:table-cell office:value-type="float" office:value="0.151702">
            <text:p>0.1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20">
            <text:p>620</text:p>
          </table:table-cell>
          <table:table-cell office:value-type="float" office:value="0.152404">
            <text:p>0.1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20">
            <text:p>620</text:p>
          </table:table-cell>
          <table:table-cell office:value-type="float" office:value="0.155245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20">
            <text:p>620</text:p>
          </table:table-cell>
          <table:table-cell office:value-type="float" office:value="0.156217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30">
            <text:p>630</text:p>
          </table:table-cell>
          <table:table-cell office:value-type="float" office:value="0.124891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30">
            <text:p>630</text:p>
          </table:table-cell>
          <table:table-cell office:value-type="float" office:value="0.14494">
            <text:p>0.1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30">
            <text:p>630</text:p>
          </table:table-cell>
          <table:table-cell office:value-type="float" office:value="0.100564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30">
            <text:p>630</text:p>
          </table:table-cell>
          <table:table-cell office:value-type="float" office:value="0.122759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30">
            <text:p>630</text:p>
          </table:table-cell>
          <table:table-cell office:value-type="float" office:value="0.158588">
            <text:p>0.1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30">
            <text:p>630</text:p>
          </table:table-cell>
          <table:table-cell office:value-type="float" office:value="0.159411">
            <text:p>0.1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30">
            <text:p>630</text:p>
          </table:table-cell>
          <table:table-cell office:value-type="float" office:value="0.155287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30">
            <text:p>630</text:p>
          </table:table-cell>
          <table:table-cell office:value-type="float" office:value="0.156228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40">
            <text:p>640</text:p>
          </table:table-cell>
          <table:table-cell office:value-type="float" office:value="0.124951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40">
            <text:p>640</text:p>
          </table:table-cell>
          <table:table-cell office:value-type="float" office:value="0.145105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40">
            <text:p>640</text:p>
          </table:table-cell>
          <table:table-cell office:value-type="float" office:value="0.102345">
            <text:p>0.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40">
            <text:p>640</text:p>
          </table:table-cell>
          <table:table-cell office:value-type="float" office:value="0.123622">
            <text:p>0.1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40">
            <text:p>640</text:p>
          </table:table-cell>
          <table:table-cell office:value-type="float" office:value="0.164645">
            <text:p>0.1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40">
            <text:p>640</text:p>
          </table:table-cell>
          <table:table-cell office:value-type="float" office:value="0.165859">
            <text:p>0.1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40">
            <text:p>640</text:p>
          </table:table-cell>
          <table:table-cell office:value-type="float" office:value="0.1553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40">
            <text:p>640</text:p>
          </table:table-cell>
          <table:table-cell office:value-type="float" office:value="0.156228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50">
            <text:p>650</text:p>
          </table:table-cell>
          <table:table-cell office:value-type="float" office:value="0.124951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50">
            <text:p>650</text:p>
          </table:table-cell>
          <table:table-cell office:value-type="float" office:value="0.145291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50">
            <text:p>650</text:p>
          </table:table-cell>
          <table:table-cell office:value-type="float" office:value="0.106744">
            <text:p>0.1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50">
            <text:p>650</text:p>
          </table:table-cell>
          <table:table-cell office:value-type="float" office:value="0.126846">
            <text:p>0.1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50">
            <text:p>650</text:p>
          </table:table-cell>
          <table:table-cell office:value-type="float" office:value="0.169711">
            <text:p>0.1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50">
            <text:p>650</text:p>
          </table:table-cell>
          <table:table-cell office:value-type="float" office:value="0.170892">
            <text:p>0.1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50">
            <text:p>650</text:p>
          </table:table-cell>
          <table:table-cell office:value-type="float" office:value="0.155325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50">
            <text:p>650</text:p>
          </table:table-cell>
          <table:table-cell office:value-type="float" office:value="0.156242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60">
            <text:p>66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60">
            <text:p>660</text:p>
          </table:table-cell>
          <table:table-cell office:value-type="float" office:value="0.145406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60">
            <text:p>660</text:p>
          </table:table-cell>
          <table:table-cell office:value-type="float" office:value="0.113759">
            <text:p>0.1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60">
            <text:p>660</text:p>
          </table:table-cell>
          <table:table-cell office:value-type="float" office:value="0.132658">
            <text:p>0.1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60">
            <text:p>660</text:p>
          </table:table-cell>
          <table:table-cell office:value-type="float" office:value="0.17304">
            <text:p>0.1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60">
            <text:p>660</text:p>
          </table:table-cell>
          <table:table-cell office:value-type="float" office:value="0.174424">
            <text:p>0.1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60">
            <text:p>660</text:p>
          </table:table-cell>
          <table:table-cell office:value-type="float" office:value="0.155413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60">
            <text:p>660</text:p>
          </table:table-cell>
          <table:table-cell office:value-type="float" office:value="0.156279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70">
            <text:p>67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70">
            <text:p>670</text:p>
          </table:table-cell>
          <table:table-cell office:value-type="float" office:value="0.145454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70">
            <text:p>670</text:p>
          </table:table-cell>
          <table:table-cell office:value-type="float" office:value="0.128411">
            <text:p>0.1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70">
            <text:p>670</text:p>
          </table:table-cell>
          <table:table-cell office:value-type="float" office:value="0.139757">
            <text:p>0.1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70">
            <text:p>670</text:p>
          </table:table-cell>
          <table:table-cell office:value-type="float" office:value="0.175685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70">
            <text:p>670</text:p>
          </table:table-cell>
          <table:table-cell office:value-type="float" office:value="0.17645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70">
            <text:p>670</text:p>
          </table:table-cell>
          <table:table-cell office:value-type="float" office:value="0.155683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70">
            <text:p>670</text:p>
          </table:table-cell>
          <table:table-cell office:value-type="float" office:value="0.156469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80">
            <text:p>68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80">
            <text:p>680</text:p>
          </table:table-cell>
          <table:table-cell office:value-type="float" office:value="0.145459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80">
            <text:p>680</text:p>
          </table:table-cell>
          <table:table-cell office:value-type="float" office:value="0.136896">
            <text:p>0.1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80">
            <text:p>680</text:p>
          </table:table-cell>
          <table:table-cell office:value-type="float" office:value="0.154378">
            <text:p>0.1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80">
            <text:p>680</text:p>
          </table:table-cell>
          <table:table-cell office:value-type="float" office:value="0.17746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80">
            <text:p>680</text:p>
          </table:table-cell>
          <table:table-cell office:value-type="float" office:value="0.177701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80">
            <text:p>680</text:p>
          </table:table-cell>
          <table:table-cell office:value-type="float" office:value="0.156504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80">
            <text:p>680</text:p>
          </table:table-cell>
          <table:table-cell office:value-type="float" office:value="0.157152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690">
            <text:p>69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690">
            <text:p>690</text:p>
          </table:table-cell>
          <table:table-cell office:value-type="float" office:value="0.145459">
            <text:p>0.1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690">
            <text:p>690</text:p>
          </table:table-cell>
          <table:table-cell office:value-type="float" office:value="0.142185">
            <text:p>0.1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690">
            <text:p>690</text:p>
          </table:table-cell>
          <table:table-cell office:value-type="float" office:value="0.161719">
            <text:p>0.1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690">
            <text:p>690</text:p>
          </table:table-cell>
          <table:table-cell office:value-type="float" office:value="0.178803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690">
            <text:p>690</text:p>
          </table:table-cell>
          <table:table-cell office:value-type="float" office:value="0.178481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690">
            <text:p>690</text:p>
          </table:table-cell>
          <table:table-cell office:value-type="float" office:value="0.158886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690">
            <text:p>690</text:p>
          </table:table-cell>
          <table:table-cell office:value-type="float" office:value="0.159017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00">
            <text:p>70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00">
            <text:p>700</text:p>
          </table:table-cell>
          <table:table-cell office:value-type="float" office:value="0.172873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00">
            <text:p>700</text:p>
          </table:table-cell>
          <table:table-cell office:value-type="float" office:value="0.145124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00">
            <text:p>700</text:p>
          </table:table-cell>
          <table:table-cell office:value-type="float" office:value="0.166428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00">
            <text:p>700</text:p>
          </table:table-cell>
          <table:table-cell office:value-type="float" office:value="0.179742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00">
            <text:p>700</text:p>
          </table:table-cell>
          <table:table-cell office:value-type="float" office:value="0.178908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00">
            <text:p>700</text:p>
          </table:table-cell>
          <table:table-cell office:value-type="float" office:value="0.163626">
            <text:p>0.1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00">
            <text:p>700</text:p>
          </table:table-cell>
          <table:table-cell office:value-type="float" office:value="0.163346">
            <text:p>0.1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10">
            <text:p>71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10">
            <text:p>710</text:p>
          </table:table-cell>
          <table:table-cell office:value-type="float" office:value="0.172873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10">
            <text:p>710</text:p>
          </table:table-cell>
          <table:table-cell office:value-type="float" office:value="0.146441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10">
            <text:p>710</text:p>
          </table:table-cell>
          <table:table-cell office:value-type="float" office:value="0.169263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10">
            <text:p>710</text:p>
          </table:table-cell>
          <table:table-cell office:value-type="float" office:value="0.180684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10">
            <text:p>710</text:p>
          </table:table-cell>
          <table:table-cell office:value-type="float" office:value="0.179359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10">
            <text:p>710</text:p>
          </table:table-cell>
          <table:table-cell office:value-type="float" office:value="0.171641">
            <text:p>0.1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10">
            <text:p>710</text:p>
          </table:table-cell>
          <table:table-cell office:value-type="float" office:value="0.170524">
            <text:p>0.1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20">
            <text:p>72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20">
            <text:p>720</text:p>
          </table:table-cell>
          <table:table-cell office:value-type="float" office:value="0.172876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20">
            <text:p>720</text:p>
          </table:table-cell>
          <table:table-cell office:value-type="float" office:value="0.147274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20">
            <text:p>720</text:p>
          </table:table-cell>
          <table:table-cell office:value-type="float" office:value="0.170655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20">
            <text:p>720</text:p>
          </table:table-cell>
          <table:table-cell office:value-type="float" office:value="0.181914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20">
            <text:p>720</text:p>
          </table:table-cell>
          <table:table-cell office:value-type="float" office:value="0.180241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20">
            <text:p>720</text:p>
          </table:table-cell>
          <table:table-cell office:value-type="float" office:value="0.181605">
            <text:p>0.18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20">
            <text:p>720</text:p>
          </table:table-cell>
          <table:table-cell office:value-type="float" office:value="0.180436">
            <text:p>0.1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30">
            <text:p>73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30">
            <text:p>730</text:p>
          </table:table-cell>
          <table:table-cell office:value-type="float" office:value="0.172883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30">
            <text:p>730</text:p>
          </table:table-cell>
          <table:table-cell office:value-type="float" office:value="0.1478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30">
            <text:p>730</text:p>
          </table:table-cell>
          <table:table-cell office:value-type="float" office:value="0.17129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30">
            <text:p>730</text:p>
          </table:table-cell>
          <table:table-cell office:value-type="float" office:value="0.183625">
            <text:p>0.1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30">
            <text:p>730</text:p>
          </table:table-cell>
          <table:table-cell office:value-type="float" office:value="0.181747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30">
            <text:p>730</text:p>
          </table:table-cell>
          <table:table-cell office:value-type="float" office:value="0.191069">
            <text:p>0.1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30">
            <text:p>730</text:p>
          </table:table-cell>
          <table:table-cell office:value-type="float" office:value="0.190766">
            <text:p>0.1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40">
            <text:p>74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40">
            <text:p>740</text:p>
          </table:table-cell>
          <table:table-cell office:value-type="float" office:value="0.172912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40">
            <text:p>740</text:p>
          </table:table-cell>
          <table:table-cell office:value-type="float" office:value="0.14823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40">
            <text:p>740</text:p>
          </table:table-cell>
          <table:table-cell office:value-type="float" office:value="0.171526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40">
            <text:p>740</text:p>
          </table:table-cell>
          <table:table-cell office:value-type="float" office:value="0.186053">
            <text:p>0.1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40">
            <text:p>740</text:p>
          </table:table-cell>
          <table:table-cell office:value-type="float" office:value="0.184525">
            <text:p>0.1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40">
            <text:p>740</text:p>
          </table:table-cell>
          <table:table-cell office:value-type="float" office:value="0.19778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40">
            <text:p>740</text:p>
          </table:table-cell>
          <table:table-cell office:value-type="float" office:value="0.197728">
            <text:p>0.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50">
            <text:p>750</text:p>
          </table:table-cell>
          <table:table-cell office:value-type="float" office:value="0.124956">
            <text:p>0.1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50">
            <text:p>750</text:p>
          </table:table-cell>
          <table:table-cell office:value-type="float" office:value="0.174079">
            <text:p>0.17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50">
            <text:p>750</text:p>
          </table:table-cell>
          <table:table-cell office:value-type="float" office:value="0.148481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50">
            <text:p>750</text:p>
          </table:table-cell>
          <table:table-cell office:value-type="float" office:value="0.171584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50">
            <text:p>750</text:p>
          </table:table-cell>
          <table:table-cell office:value-type="float" office:value="0.190092">
            <text:p>0.1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50">
            <text:p>750</text:p>
          </table:table-cell>
          <table:table-cell office:value-type="float" office:value="0.189084">
            <text:p>0.1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50">
            <text:p>750</text:p>
          </table:table-cell>
          <table:table-cell office:value-type="float" office:value="0.201307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50">
            <text:p>750</text:p>
          </table:table-cell>
          <table:table-cell office:value-type="float" office:value="0.201962">
            <text:p>0.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60">
            <text:p>760</text:p>
          </table:table-cell>
          <table:table-cell office:value-type="float" office:value="0.125054">
            <text:p>0.1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60">
            <text:p>760</text:p>
          </table:table-cell>
          <table:table-cell office:value-type="float" office:value="0.176172">
            <text:p>0.1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60">
            <text:p>760</text:p>
          </table:table-cell>
          <table:table-cell office:value-type="float" office:value="0.148537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60">
            <text:p>760</text:p>
          </table:table-cell>
          <table:table-cell office:value-type="float" office:value="0.171597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60">
            <text:p>760</text:p>
          </table:table-cell>
          <table:table-cell office:value-type="float" office:value="0.195433">
            <text:p>0.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60">
            <text:p>760</text:p>
          </table:table-cell>
          <table:table-cell office:value-type="float" office:value="0.196074">
            <text:p>0.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60">
            <text:p>760</text:p>
          </table:table-cell>
          <table:table-cell office:value-type="float" office:value="0.202859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60">
            <text:p>760</text:p>
          </table:table-cell>
          <table:table-cell office:value-type="float" office:value="0.204012">
            <text:p>0.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70">
            <text:p>770</text:p>
          </table:table-cell>
          <table:table-cell office:value-type="float" office:value="0.126593">
            <text:p>0.1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70">
            <text:p>770</text:p>
          </table:table-cell>
          <table:table-cell office:value-type="float" office:value="0.177712">
            <text:p>0.1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70">
            <text:p>77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70">
            <text:p>770</text:p>
          </table:table-cell>
          <table:table-cell office:value-type="float" office:value="0.171602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70">
            <text:p>770</text:p>
          </table:table-cell>
          <table:table-cell office:value-type="float" office:value="0.207667">
            <text:p>0.2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70">
            <text:p>770</text:p>
          </table:table-cell>
          <table:table-cell office:value-type="float" office:value="0.210407">
            <text:p>0.2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70">
            <text:p>770</text:p>
          </table:table-cell>
          <table:table-cell office:value-type="float" office:value="0.203474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70">
            <text:p>770</text:p>
          </table:table-cell>
          <table:table-cell office:value-type="float" office:value="0.204752">
            <text:p>0.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80">
            <text:p>780</text:p>
          </table:table-cell>
          <table:table-cell office:value-type="float" office:value="0.12754">
            <text:p>0.1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80">
            <text:p>780</text:p>
          </table:table-cell>
          <table:table-cell office:value-type="float" office:value="0.184991">
            <text:p>0.1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80">
            <text:p>78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80">
            <text:p>780</text:p>
          </table:table-cell>
          <table:table-cell office:value-type="float" office:value="0.171602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80">
            <text:p>780</text:p>
          </table:table-cell>
          <table:table-cell office:value-type="float" office:value="0.218731">
            <text:p>0.2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80">
            <text:p>780</text:p>
          </table:table-cell>
          <table:table-cell office:value-type="float" office:value="0.219454">
            <text:p>0.2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80">
            <text:p>780</text:p>
          </table:table-cell>
          <table:table-cell office:value-type="float" office:value="0.203811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80">
            <text:p>780</text:p>
          </table:table-cell>
          <table:table-cell office:value-type="float" office:value="0.205204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790">
            <text:p>790</text:p>
          </table:table-cell>
          <table:table-cell office:value-type="float" office:value="0.135319">
            <text:p>0.1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790">
            <text:p>790</text:p>
          </table:table-cell>
          <table:table-cell office:value-type="float" office:value="0.196513">
            <text:p>0.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790">
            <text:p>79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790">
            <text:p>790</text:p>
          </table:table-cell>
          <table:table-cell office:value-type="float" office:value="0.171602">
            <text:p>0.1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790">
            <text:p>790</text:p>
          </table:table-cell>
          <table:table-cell office:value-type="float" office:value="0.225846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790">
            <text:p>790</text:p>
          </table:table-cell>
          <table:table-cell office:value-type="float" office:value="0.225175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790">
            <text:p>790</text:p>
          </table:table-cell>
          <table:table-cell office:value-type="float" office:value="0.204103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790">
            <text:p>790</text:p>
          </table:table-cell>
          <table:table-cell office:value-type="float" office:value="0.205471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00">
            <text:p>800</text:p>
          </table:table-cell>
          <table:table-cell office:value-type="float" office:value="0.160035">
            <text:p>0.1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00">
            <text:p>800</text:p>
          </table:table-cell>
          <table:table-cell office:value-type="float" office:value="0.216588">
            <text:p>0.2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00">
            <text:p>80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00">
            <text:p>800</text:p>
          </table:table-cell>
          <table:table-cell office:value-type="float" office:value="0.203864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00">
            <text:p>800</text:p>
          </table:table-cell>
          <table:table-cell office:value-type="float" office:value="0.229618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00">
            <text:p>800</text:p>
          </table:table-cell>
          <table:table-cell office:value-type="float" office:value="0.228258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00">
            <text:p>800</text:p>
          </table:table-cell>
          <table:table-cell office:value-type="float" office:value="0.204335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00">
            <text:p>800</text:p>
          </table:table-cell>
          <table:table-cell office:value-type="float" office:value="0.205712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10">
            <text:p>810</text:p>
          </table:table-cell>
          <table:table-cell office:value-type="float" office:value="0.172667">
            <text:p>0.17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10">
            <text:p>810</text:p>
          </table:table-cell>
          <table:table-cell office:value-type="float" office:value="0.224118">
            <text:p>0.2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10">
            <text:p>81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10">
            <text:p>810</text:p>
          </table:table-cell>
          <table:table-cell office:value-type="float" office:value="0.203864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10">
            <text:p>810</text:p>
          </table:table-cell>
          <table:table-cell office:value-type="float" office:value="0.231557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10">
            <text:p>810</text:p>
          </table:table-cell>
          <table:table-cell office:value-type="float" office:value="0.230157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10">
            <text:p>810</text:p>
          </table:table-cell>
          <table:table-cell office:value-type="float" office:value="0.204563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10">
            <text:p>810</text:p>
          </table:table-cell>
          <table:table-cell office:value-type="float" office:value="0.205919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20">
            <text:p>820</text:p>
          </table:table-cell>
          <table:table-cell office:value-type="float" office:value="0.178832">
            <text:p>0.1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20">
            <text:p>820</text:p>
          </table:table-cell>
          <table:table-cell office:value-type="float" office:value="0.228363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20">
            <text:p>82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20">
            <text:p>820</text:p>
          </table:table-cell>
          <table:table-cell office:value-type="float" office:value="0.203864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20">
            <text:p>820</text:p>
          </table:table-cell>
          <table:table-cell office:value-type="float" office:value="0.23261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20">
            <text:p>820</text:p>
          </table:table-cell>
          <table:table-cell office:value-type="float" office:value="0.231744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20">
            <text:p>820</text:p>
          </table:table-cell>
          <table:table-cell office:value-type="float" office:value="0.204904">
            <text:p>0.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20">
            <text:p>820</text:p>
          </table:table-cell>
          <table:table-cell office:value-type="float" office:value="0.206205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30">
            <text:p>830</text:p>
          </table:table-cell>
          <table:table-cell office:value-type="float" office:value="0.18191">
            <text:p>0.1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30">
            <text:p>830</text:p>
          </table:table-cell>
          <table:table-cell office:value-type="float" office:value="0.230881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30">
            <text:p>830</text:p>
          </table:table-cell>
          <table:table-cell office:value-type="float" office:value="0.148549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30">
            <text:p>830</text:p>
          </table:table-cell>
          <table:table-cell office:value-type="float" office:value="0.203864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30">
            <text:p>830</text:p>
          </table:table-cell>
          <table:table-cell office:value-type="float" office:value="0.233363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30">
            <text:p>830</text:p>
          </table:table-cell>
          <table:table-cell office:value-type="float" office:value="0.233003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30">
            <text:p>830</text:p>
          </table:table-cell>
          <table:table-cell office:value-type="float" office:value="0.20552">
            <text:p>0.2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30">
            <text:p>830</text:p>
          </table:table-cell>
          <table:table-cell office:value-type="float" office:value="0.206716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40">
            <text:p>840</text:p>
          </table:table-cell>
          <table:table-cell office:value-type="float" office:value="0.183954">
            <text:p>0.1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40">
            <text:p>840</text:p>
          </table:table-cell>
          <table:table-cell office:value-type="float" office:value="0.232509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40">
            <text:p>840</text:p>
          </table:table-cell>
          <table:table-cell office:value-type="float" office:value="0.148637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40">
            <text:p>840</text:p>
          </table:table-cell>
          <table:table-cell office:value-type="float" office:value="0.203888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40">
            <text:p>840</text:p>
          </table:table-cell>
          <table:table-cell office:value-type="float" office:value="0.23396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40">
            <text:p>840</text:p>
          </table:table-cell>
          <table:table-cell office:value-type="float" office:value="0.233947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40">
            <text:p>840</text:p>
          </table:table-cell>
          <table:table-cell office:value-type="float" office:value="0.206723">
            <text:p>0.2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40">
            <text:p>840</text:p>
          </table:table-cell>
          <table:table-cell office:value-type="float" office:value="0.207649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50">
            <text:p>850</text:p>
          </table:table-cell>
          <table:table-cell office:value-type="float" office:value="0.185475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50">
            <text:p>850</text:p>
          </table:table-cell>
          <table:table-cell office:value-type="float" office:value="0.233386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50">
            <text:p>850</text:p>
          </table:table-cell>
          <table:table-cell office:value-type="float" office:value="0.149155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50">
            <text:p>850</text:p>
          </table:table-cell>
          <table:table-cell office:value-type="float" office:value="0.204085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50">
            <text:p>850</text:p>
          </table:table-cell>
          <table:table-cell office:value-type="float" office:value="0.234356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50">
            <text:p>850</text:p>
          </table:table-cell>
          <table:table-cell office:value-type="float" office:value="0.234616">
            <text:p>0.2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50">
            <text:p>850</text:p>
          </table:table-cell>
          <table:table-cell office:value-type="float" office:value="0.208842">
            <text:p>0.2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50">
            <text:p>850</text:p>
          </table:table-cell>
          <table:table-cell office:value-type="float" office:value="0.209432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60">
            <text:p>860</text:p>
          </table:table-cell>
          <table:table-cell office:value-type="float" office:value="0.186664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60">
            <text:p>860</text:p>
          </table:table-cell>
          <table:table-cell office:value-type="float" office:value="0.23392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60">
            <text:p>860</text:p>
          </table:table-cell>
          <table:table-cell office:value-type="float" office:value="0.150862">
            <text:p>0.1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60">
            <text:p>860</text:p>
          </table:table-cell>
          <table:table-cell office:value-type="float" office:value="0.204669">
            <text:p>0.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60">
            <text:p>860</text:p>
          </table:table-cell>
          <table:table-cell office:value-type="float" office:value="0.234684">
            <text:p>0.2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60">
            <text:p>860</text:p>
          </table:table-cell>
          <table:table-cell office:value-type="float" office:value="0.235229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60">
            <text:p>860</text:p>
          </table:table-cell>
          <table:table-cell office:value-type="float" office:value="0.212646">
            <text:p>0.2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60">
            <text:p>860</text:p>
          </table:table-cell>
          <table:table-cell office:value-type="float" office:value="0.212664">
            <text:p>0.2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70">
            <text:p>870</text:p>
          </table:table-cell>
          <table:table-cell office:value-type="float" office:value="0.187299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70">
            <text:p>870</text:p>
          </table:table-cell>
          <table:table-cell office:value-type="float" office:value="0.234249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70">
            <text:p>870</text:p>
          </table:table-cell>
          <table:table-cell office:value-type="float" office:value="0.155229">
            <text:p>0.1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70">
            <text:p>870</text:p>
          </table:table-cell>
          <table:table-cell office:value-type="float" office:value="0.206574">
            <text:p>0.2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70">
            <text:p>870</text:p>
          </table:table-cell>
          <table:table-cell office:value-type="float" office:value="0.235179">
            <text:p>0.2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70">
            <text:p>870</text:p>
          </table:table-cell>
          <table:table-cell office:value-type="float" office:value="0.235922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70">
            <text:p>870</text:p>
          </table:table-cell>
          <table:table-cell office:value-type="float" office:value="0.218772">
            <text:p>0.2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70">
            <text:p>870</text:p>
          </table:table-cell>
          <table:table-cell office:value-type="float" office:value="0.218204">
            <text:p>0.2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80">
            <text:p>880</text:p>
          </table:table-cell>
          <table:table-cell office:value-type="float" office:value="0.187627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80">
            <text:p>880</text:p>
          </table:table-cell>
          <table:table-cell office:value-type="float" office:value="0.23452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80">
            <text:p>880</text:p>
          </table:table-cell>
          <table:table-cell office:value-type="float" office:value="0.161814">
            <text:p>0.1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80">
            <text:p>880</text:p>
          </table:table-cell>
          <table:table-cell office:value-type="float" office:value="0.211243">
            <text:p>0.2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80">
            <text:p>880</text:p>
          </table:table-cell>
          <table:table-cell office:value-type="float" office:value="0.235859">
            <text:p>0.2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80">
            <text:p>880</text:p>
          </table:table-cell>
          <table:table-cell office:value-type="float" office:value="0.236412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80">
            <text:p>880</text:p>
          </table:table-cell>
          <table:table-cell office:value-type="float" office:value="0.23862">
            <text:p>0.2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80">
            <text:p>880</text:p>
          </table:table-cell>
          <table:table-cell office:value-type="float" office:value="0.233922">
            <text:p>0.2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890">
            <text:p>890</text:p>
          </table:table-cell>
          <table:table-cell office:value-type="float" office:value="0.187855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890">
            <text:p>890</text:p>
          </table:table-cell>
          <table:table-cell office:value-type="float" office:value="0.234767">
            <text:p>0.2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890">
            <text:p>890</text:p>
          </table:table-cell>
          <table:table-cell office:value-type="float" office:value="0.165798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890">
            <text:p>890</text:p>
          </table:table-cell>
          <table:table-cell office:value-type="float" office:value="0.217313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890">
            <text:p>890</text:p>
          </table:table-cell>
          <table:table-cell office:value-type="float" office:value="0.236785">
            <text:p>0.2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890">
            <text:p>890</text:p>
          </table:table-cell>
          <table:table-cell office:value-type="float" office:value="0.23753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890">
            <text:p>890</text:p>
          </table:table-cell>
          <table:table-cell office:value-type="float" office:value="0.252307">
            <text:p>0.2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890">
            <text:p>890</text:p>
          </table:table-cell>
          <table:table-cell office:value-type="float" office:value="0.249803">
            <text:p>0.2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00">
            <text:p>900</text:p>
          </table:table-cell>
          <table:table-cell office:value-type="float" office:value="0.188021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00">
            <text:p>900</text:p>
          </table:table-cell>
          <table:table-cell office:value-type="float" office:value="0.235101">
            <text:p>0.2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00">
            <text:p>900</text:p>
          </table:table-cell>
          <table:table-cell office:value-type="float" office:value="0.166663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00">
            <text:p>900</text:p>
          </table:table-cell>
          <table:table-cell office:value-type="float" office:value="0.220449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00">
            <text:p>900</text:p>
          </table:table-cell>
          <table:table-cell office:value-type="float" office:value="0.238579">
            <text:p>0.2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00">
            <text:p>900</text:p>
          </table:table-cell>
          <table:table-cell office:value-type="float" office:value="0.239284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00">
            <text:p>900</text:p>
          </table:table-cell>
          <table:table-cell office:value-type="float" office:value="0.261092">
            <text:p>0.2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00">
            <text:p>900</text:p>
          </table:table-cell>
          <table:table-cell office:value-type="float" office:value="0.260372">
            <text:p>0.2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10">
            <text:p>910</text:p>
          </table:table-cell>
          <table:table-cell office:value-type="float" office:value="0.188173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10">
            <text:p>910</text:p>
          </table:table-cell>
          <table:table-cell office:value-type="float" office:value="0.235621">
            <text:p>0.2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10">
            <text:p>910</text:p>
          </table:table-cell>
          <table:table-cell office:value-type="float" office:value="0.166711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10">
            <text:p>910</text:p>
          </table:table-cell>
          <table:table-cell office:value-type="float" office:value="0.221099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10">
            <text:p>910</text:p>
          </table:table-cell>
          <table:table-cell office:value-type="float" office:value="0.241334">
            <text:p>0.2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10">
            <text:p>910</text:p>
          </table:table-cell>
          <table:table-cell office:value-type="float" office:value="0.242334">
            <text:p>0.2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10">
            <text:p>910</text:p>
          </table:table-cell>
          <table:table-cell office:value-type="float" office:value="0.26516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10">
            <text:p>910</text:p>
          </table:table-cell>
          <table:table-cell office:value-type="float" office:value="0.265768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20">
            <text:p>920</text:p>
          </table:table-cell>
          <table:table-cell office:value-type="float" office:value="0.18827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20">
            <text:p>920</text:p>
          </table:table-cell>
          <table:table-cell office:value-type="float" office:value="0.236091">
            <text:p>0.2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20">
            <text:p>920</text:p>
          </table:table-cell>
          <table:table-cell office:value-type="float" office:value="0.166725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20">
            <text:p>920</text:p>
          </table:table-cell>
          <table:table-cell office:value-type="float" office:value="0.221204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20">
            <text:p>920</text:p>
          </table:table-cell>
          <table:table-cell office:value-type="float" office:value="0.245858">
            <text:p>0.2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20">
            <text:p>920</text:p>
          </table:table-cell>
          <table:table-cell office:value-type="float" office:value="0.246473">
            <text:p>0.2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20">
            <text:p>920</text:p>
          </table:table-cell>
          <table:table-cell office:value-type="float" office:value="0.266322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20">
            <text:p>920</text:p>
          </table:table-cell>
          <table:table-cell office:value-type="float" office:value="0.267689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30">
            <text:p>930</text:p>
          </table:table-cell>
          <table:table-cell office:value-type="float" office:value="0.188317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30">
            <text:p>930</text:p>
          </table:table-cell>
          <table:table-cell office:value-type="float" office:value="0.275126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30">
            <text:p>930</text:p>
          </table:table-cell>
          <table:table-cell office:value-type="float" office:value="0.166772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30">
            <text:p>930</text:p>
          </table:table-cell>
          <table:table-cell office:value-type="float" office:value="0.22121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30">
            <text:p>930</text:p>
          </table:table-cell>
          <table:table-cell office:value-type="float" office:value="0.251573">
            <text:p>0.2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30">
            <text:p>930</text:p>
          </table:table-cell>
          <table:table-cell office:value-type="float" office:value="0.25258">
            <text:p>0.2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30">
            <text:p>930</text:p>
          </table:table-cell>
          <table:table-cell office:value-type="float" office:value="0.266625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30">
            <text:p>930</text:p>
          </table:table-cell>
          <table:table-cell office:value-type="float" office:value="0.268286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40">
            <text:p>940</text:p>
          </table:table-cell>
          <table:table-cell office:value-type="float" office:value="0.18832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40">
            <text:p>940</text:p>
          </table:table-cell>
          <table:table-cell office:value-type="float" office:value="0.275454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40">
            <text:p>940</text:p>
          </table:table-cell>
          <table:table-cell office:value-type="float" office:value="0.166988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40">
            <text:p>940</text:p>
          </table:table-cell>
          <table:table-cell office:value-type="float" office:value="0.221239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40">
            <text:p>940</text:p>
          </table:table-cell>
          <table:table-cell office:value-type="float" office:value="0.258997">
            <text:p>0.2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40">
            <text:p>940</text:p>
          </table:table-cell>
          <table:table-cell office:value-type="float" office:value="0.260594">
            <text:p>0.2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40">
            <text:p>940</text:p>
          </table:table-cell>
          <table:table-cell office:value-type="float" office:value="0.266767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40">
            <text:p>940</text:p>
          </table:table-cell>
          <table:table-cell office:value-type="float" office:value="0.268508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50">
            <text:p>950</text:p>
          </table:table-cell>
          <table:table-cell office:value-type="float" office:value="0.188331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50">
            <text:p>950</text:p>
          </table:table-cell>
          <table:table-cell office:value-type="float" office:value="0.275688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50">
            <text:p>950</text:p>
          </table:table-cell>
          <table:table-cell office:value-type="float" office:value="0.167696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50">
            <text:p>950</text:p>
          </table:table-cell>
          <table:table-cell office:value-type="float" office:value="0.221383">
            <text:p>0.2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50">
            <text:p>950</text:p>
          </table:table-cell>
          <table:table-cell office:value-type="float" office:value="0.267635">
            <text:p>0.2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50">
            <text:p>950</text:p>
          </table:table-cell>
          <table:table-cell office:value-type="float" office:value="0.26932">
            <text:p>0.2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50">
            <text:p>950</text:p>
          </table:table-cell>
          <table:table-cell office:value-type="float" office:value="0.266884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50">
            <text:p>950</text:p>
          </table:table-cell>
          <table:table-cell office:value-type="float" office:value="0.268615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60">
            <text:p>960</text:p>
          </table:table-cell>
          <table:table-cell office:value-type="float" office:value="0.18833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60">
            <text:p>960</text:p>
          </table:table-cell>
          <table:table-cell office:value-type="float" office:value="0.275881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60">
            <text:p>960</text:p>
          </table:table-cell>
          <table:table-cell office:value-type="float" office:value="0.169725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60">
            <text:p>960</text:p>
          </table:table-cell>
          <table:table-cell office:value-type="float" office:value="0.278934">
            <text:p>0.2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60">
            <text:p>960</text:p>
          </table:table-cell>
          <table:table-cell office:value-type="float" office:value="0.276837">
            <text:p>0.2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60">
            <text:p>960</text:p>
          </table:table-cell>
          <table:table-cell office:value-type="float" office:value="0.278754">
            <text:p>0.2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60">
            <text:p>960</text:p>
          </table:table-cell>
          <table:table-cell office:value-type="float" office:value="0.267012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60">
            <text:p>960</text:p>
          </table:table-cell>
          <table:table-cell office:value-type="float" office:value="0.26881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70">
            <text:p>970</text:p>
          </table:table-cell>
          <table:table-cell office:value-type="float" office:value="0.188369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70">
            <text:p>970</text:p>
          </table:table-cell>
          <table:table-cell office:value-type="float" office:value="0.276133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70">
            <text:p>970</text:p>
          </table:table-cell>
          <table:table-cell office:value-type="float" office:value="0.173667">
            <text:p>0.1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70">
            <text:p>970</text:p>
          </table:table-cell>
          <table:table-cell office:value-type="float" office:value="0.281462">
            <text:p>0.2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70">
            <text:p>970</text:p>
          </table:table-cell>
          <table:table-cell office:value-type="float" office:value="0.285075">
            <text:p>0.2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70">
            <text:p>970</text:p>
          </table:table-cell>
          <table:table-cell office:value-type="float" office:value="0.286548">
            <text:p>0.2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70">
            <text:p>970</text:p>
          </table:table-cell>
          <table:table-cell office:value-type="float" office:value="0.267172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70">
            <text:p>970</text:p>
          </table:table-cell>
          <table:table-cell office:value-type="float" office:value="0.269001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80">
            <text:p>980</text:p>
          </table:table-cell>
          <table:table-cell office:value-type="float" office:value="0.188424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80">
            <text:p>980</text:p>
          </table:table-cell>
          <table:table-cell office:value-type="float" office:value="0.27634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80">
            <text:p>980</text:p>
          </table:table-cell>
          <table:table-cell office:value-type="float" office:value="0.17979">
            <text:p>0.1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80">
            <text:p>980</text:p>
          </table:table-cell>
          <table:table-cell office:value-type="float" office:value="0.287131">
            <text:p>0.2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80">
            <text:p>980</text:p>
          </table:table-cell>
          <table:table-cell office:value-type="float" office:value="0.291315">
            <text:p>0.2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80">
            <text:p>980</text:p>
          </table:table-cell>
          <table:table-cell office:value-type="float" office:value="0.292447">
            <text:p>0.2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80">
            <text:p>980</text:p>
          </table:table-cell>
          <table:table-cell office:value-type="float" office:value="0.267332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80">
            <text:p>980</text:p>
          </table:table-cell>
          <table:table-cell office:value-type="float" office:value="0.26914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990">
            <text:p>990</text:p>
          </table:table-cell>
          <table:table-cell office:value-type="float" office:value="0.188522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990">
            <text:p>990</text:p>
          </table:table-cell>
          <table:table-cell office:value-type="float" office:value="0.276524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990">
            <text:p>990</text:p>
          </table:table-cell>
          <table:table-cell office:value-type="float" office:value="0.200329">
            <text:p>0.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990">
            <text:p>990</text:p>
          </table:table-cell>
          <table:table-cell office:value-type="float" office:value="0.296346">
            <text:p>0.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990">
            <text:p>990</text:p>
          </table:table-cell>
          <table:table-cell office:value-type="float" office:value="0.296126">
            <text:p>0.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990">
            <text:p>990</text:p>
          </table:table-cell>
          <table:table-cell office:value-type="float" office:value="0.297317">
            <text:p>0.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990">
            <text:p>990</text:p>
          </table:table-cell>
          <table:table-cell office:value-type="float" office:value="0.267468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990">
            <text:p>990</text:p>
          </table:table-cell>
          <table:table-cell office:value-type="float" office:value="0.269278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00">
            <text:p>1000</text:p>
          </table:table-cell>
          <table:table-cell office:value-type="float" office:value="0.188627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00">
            <text:p>1000</text:p>
          </table:table-cell>
          <table:table-cell office:value-type="float" office:value="0.276778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00">
            <text:p>1000</text:p>
          </table:table-cell>
          <table:table-cell office:value-type="float" office:value="0.21148">
            <text:p>0.21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00">
            <text:p>1000</text:p>
          </table:table-cell>
          <table:table-cell office:value-type="float" office:value="0.30812">
            <text:p>0.3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00">
            <text:p>1000</text:p>
          </table:table-cell>
          <table:table-cell office:value-type="float" office:value="0.299695">
            <text:p>0.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00">
            <text:p>1000</text:p>
          </table:table-cell>
          <table:table-cell office:value-type="float" office:value="0.300782">
            <text:p>0.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00">
            <text:p>1000</text:p>
          </table:table-cell>
          <table:table-cell office:value-type="float" office:value="0.267764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00">
            <text:p>1000</text:p>
          </table:table-cell>
          <table:table-cell office:value-type="float" office:value="0.269483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10">
            <text:p>1010</text:p>
          </table:table-cell>
          <table:table-cell office:value-type="float" office:value="0.18872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10">
            <text:p>1010</text:p>
          </table:table-cell>
          <table:table-cell office:value-type="float" office:value="0.277128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10">
            <text:p>1010</text:p>
          </table:table-cell>
          <table:table-cell office:value-type="float" office:value="0.221967">
            <text:p>0.2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10">
            <text:p>1010</text:p>
          </table:table-cell>
          <table:table-cell office:value-type="float" office:value="0.319358">
            <text:p>0.32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10">
            <text:p>1010</text:p>
          </table:table-cell>
          <table:table-cell office:value-type="float" office:value="0.302218">
            <text:p>0.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10">
            <text:p>1010</text:p>
          </table:table-cell>
          <table:table-cell office:value-type="float" office:value="0.303873">
            <text:p>0.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10">
            <text:p>1010</text:p>
          </table:table-cell>
          <table:table-cell office:value-type="float" office:value="0.268095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10">
            <text:p>1010</text:p>
          </table:table-cell>
          <table:table-cell office:value-type="float" office:value="0.269778">
            <text:p>0.2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20">
            <text:p>1020</text:p>
          </table:table-cell>
          <table:table-cell office:value-type="float" office:value="0.18879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20">
            <text:p>1020</text:p>
          </table:table-cell>
          <table:table-cell office:value-type="float" office:value="0.277426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20">
            <text:p>1020</text:p>
          </table:table-cell>
          <table:table-cell office:value-type="float" office:value="0.230357">
            <text:p>0.2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20">
            <text:p>1020</text:p>
          </table:table-cell>
          <table:table-cell office:value-type="float" office:value="0.328769">
            <text:p>0.3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20">
            <text:p>1020</text:p>
          </table:table-cell>
          <table:table-cell office:value-type="float" office:value="0.304201">
            <text:p>0.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20">
            <text:p>1020</text:p>
          </table:table-cell>
          <table:table-cell office:value-type="float" office:value="0.306472">
            <text:p>0.3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20">
            <text:p>1020</text:p>
          </table:table-cell>
          <table:table-cell office:value-type="float" office:value="0.268858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20">
            <text:p>1020</text:p>
          </table:table-cell>
          <table:table-cell office:value-type="float" office:value="0.312297">
            <text:p>0.3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30">
            <text:p>1030</text:p>
          </table:table-cell>
          <table:table-cell office:value-type="float" office:value="0.188808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30">
            <text:p>1030</text:p>
          </table:table-cell>
          <table:table-cell office:value-type="float" office:value="0.277749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30">
            <text:p>1030</text:p>
          </table:table-cell>
          <table:table-cell office:value-type="float" office:value="0.235822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30">
            <text:p>1030</text:p>
          </table:table-cell>
          <table:table-cell office:value-type="float" office:value="0.336033">
            <text:p>0.3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30">
            <text:p>1030</text:p>
          </table:table-cell>
          <table:table-cell office:value-type="float" office:value="0.305785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30">
            <text:p>1030</text:p>
          </table:table-cell>
          <table:table-cell office:value-type="float" office:value="0.308857">
            <text:p>0.3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30">
            <text:p>1030</text:p>
          </table:table-cell>
          <table:table-cell office:value-type="float" office:value="0.270238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30">
            <text:p>1030</text:p>
          </table:table-cell>
          <table:table-cell office:value-type="float" office:value="0.313188">
            <text:p>0.3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40">
            <text:p>1040</text:p>
          </table:table-cell>
          <table:table-cell office:value-type="float" office:value="0.188819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40">
            <text:p>1040</text:p>
          </table:table-cell>
          <table:table-cell office:value-type="float" office:value="0.278827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40">
            <text:p>1040</text:p>
          </table:table-cell>
          <table:table-cell office:value-type="float" office:value="0.239566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40">
            <text:p>1040</text:p>
          </table:table-cell>
          <table:table-cell office:value-type="float" office:value="0.341211">
            <text:p>0.3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40">
            <text:p>1040</text:p>
          </table:table-cell>
          <table:table-cell office:value-type="float" office:value="0.307188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40">
            <text:p>1040</text:p>
          </table:table-cell>
          <table:table-cell office:value-type="float" office:value="0.310906">
            <text:p>0.3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40">
            <text:p>1040</text:p>
          </table:table-cell>
          <table:table-cell office:value-type="float" office:value="0.272643">
            <text:p>0.27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40">
            <text:p>1040</text:p>
          </table:table-cell>
          <table:table-cell office:value-type="float" office:value="0.314739">
            <text:p>0.3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50">
            <text:p>1050</text:p>
          </table:table-cell>
          <table:table-cell office:value-type="float" office:value="0.18930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50">
            <text:p>1050</text:p>
          </table:table-cell>
          <table:table-cell office:value-type="float" office:value="0.280379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50">
            <text:p>1050</text:p>
          </table:table-cell>
          <table:table-cell office:value-type="float" office:value="0.241846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50">
            <text:p>1050</text:p>
          </table:table-cell>
          <table:table-cell office:value-type="float" office:value="0.344861">
            <text:p>0.3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50">
            <text:p>1050</text:p>
          </table:table-cell>
          <table:table-cell office:value-type="float" office:value="0.308283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50">
            <text:p>1050</text:p>
          </table:table-cell>
          <table:table-cell office:value-type="float" office:value="0.312578">
            <text:p>0.3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50">
            <text:p>1050</text:p>
          </table:table-cell>
          <table:table-cell office:value-type="float" office:value="0.276722">
            <text:p>0.28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50">
            <text:p>1050</text:p>
          </table:table-cell>
          <table:table-cell office:value-type="float" office:value="0.317501">
            <text:p>0.3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60">
            <text:p>1060</text:p>
          </table:table-cell>
          <table:table-cell office:value-type="float" office:value="0.191356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60">
            <text:p>1060</text:p>
          </table:table-cell>
          <table:table-cell office:value-type="float" office:value="0.28303">
            <text:p>0.2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60">
            <text:p>1060</text:p>
          </table:table-cell>
          <table:table-cell office:value-type="float" office:value="0.24324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60">
            <text:p>1060</text:p>
          </table:table-cell>
          <table:table-cell office:value-type="float" office:value="0.347469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60">
            <text:p>1060</text:p>
          </table:table-cell>
          <table:table-cell office:value-type="float" office:value="0.309309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60">
            <text:p>1060</text:p>
          </table:table-cell>
          <table:table-cell office:value-type="float" office:value="0.31416">
            <text:p>0.3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60">
            <text:p>1060</text:p>
          </table:table-cell>
          <table:table-cell office:value-type="float" office:value="0.282798">
            <text:p>0.28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60">
            <text:p>1060</text:p>
          </table:table-cell>
          <table:table-cell office:value-type="float" office:value="0.322296">
            <text:p>0.3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70">
            <text:p>1070</text:p>
          </table:table-cell>
          <table:table-cell office:value-type="float" office:value="0.192027">
            <text:p>0.1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70">
            <text:p>1070</text:p>
          </table:table-cell>
          <table:table-cell office:value-type="float" office:value="0.286935">
            <text:p>0.2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70">
            <text:p>1070</text:p>
          </table:table-cell>
          <table:table-cell office:value-type="float" office:value="0.24412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70">
            <text:p>1070</text:p>
          </table:table-cell>
          <table:table-cell office:value-type="float" office:value="0.349389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70">
            <text:p>1070</text:p>
          </table:table-cell>
          <table:table-cell office:value-type="float" office:value="0.310456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70">
            <text:p>1070</text:p>
          </table:table-cell>
          <table:table-cell office:value-type="float" office:value="0.315409">
            <text:p>0.3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70">
            <text:p>1070</text:p>
          </table:table-cell>
          <table:table-cell office:value-type="float" office:value="0.291199">
            <text:p>0.29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70">
            <text:p>1070</text:p>
          </table:table-cell>
          <table:table-cell office:value-type="float" office:value="0.328993">
            <text:p>0.3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80">
            <text:p>1080</text:p>
          </table:table-cell>
          <table:table-cell office:value-type="float" office:value="0.195634">
            <text:p>0.2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80">
            <text:p>1080</text:p>
          </table:table-cell>
          <table:table-cell office:value-type="float" office:value="0.2934">
            <text:p>0.2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80">
            <text:p>1080</text:p>
          </table:table-cell>
          <table:table-cell office:value-type="float" office:value="0.244762">
            <text:p>0.2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80">
            <text:p>1080</text:p>
          </table:table-cell>
          <table:table-cell office:value-type="float" office:value="0.350914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80">
            <text:p>1080</text:p>
          </table:table-cell>
          <table:table-cell office:value-type="float" office:value="0.311502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80">
            <text:p>1080</text:p>
          </table:table-cell>
          <table:table-cell office:value-type="float" office:value="0.316761">
            <text:p>0.3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80">
            <text:p>1080</text:p>
          </table:table-cell>
          <table:table-cell office:value-type="float" office:value="0.301092">
            <text:p>0.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80">
            <text:p>1080</text:p>
          </table:table-cell>
          <table:table-cell office:value-type="float" office:value="0.338401">
            <text:p>0.3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090">
            <text:p>1090</text:p>
          </table:table-cell>
          <table:table-cell office:value-type="float" office:value="0.208002">
            <text:p>0.21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090">
            <text:p>1090</text:p>
          </table:table-cell>
          <table:table-cell office:value-type="float" office:value="0.302838">
            <text:p>0.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090">
            <text:p>1090</text:p>
          </table:table-cell>
          <table:table-cell office:value-type="float" office:value="0.24505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090">
            <text:p>1090</text:p>
          </table:table-cell>
          <table:table-cell office:value-type="float" office:value="0.35201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090">
            <text:p>1090</text:p>
          </table:table-cell>
          <table:table-cell office:value-type="float" office:value="0.312505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090">
            <text:p>1090</text:p>
          </table:table-cell>
          <table:table-cell office:value-type="float" office:value="0.317855">
            <text:p>0.3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090">
            <text:p>1090</text:p>
          </table:table-cell>
          <table:table-cell office:value-type="float" office:value="0.310907">
            <text:p>0.3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090">
            <text:p>1090</text:p>
          </table:table-cell>
          <table:table-cell office:value-type="float" office:value="0.348681">
            <text:p>0.3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00">
            <text:p>1100</text:p>
          </table:table-cell>
          <table:table-cell office:value-type="float" office:value="0.241926">
            <text:p>0.24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00">
            <text:p>1100</text:p>
          </table:table-cell>
          <table:table-cell office:value-type="float" office:value="0.326839">
            <text:p>0.3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00">
            <text:p>1100</text:p>
          </table:table-cell>
          <table:table-cell office:value-type="float" office:value="0.24519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00">
            <text:p>1100</text:p>
          </table:table-cell>
          <table:table-cell office:value-type="float" office:value="0.352782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00">
            <text:p>1100</text:p>
          </table:table-cell>
          <table:table-cell office:value-type="float" office:value="0.313729">
            <text:p>0.3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00">
            <text:p>1100</text:p>
          </table:table-cell>
          <table:table-cell office:value-type="float" office:value="0.318831">
            <text:p>0.3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00">
            <text:p>1100</text:p>
          </table:table-cell>
          <table:table-cell office:value-type="float" office:value="0.32027">
            <text:p>0.3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00">
            <text:p>1100</text:p>
          </table:table-cell>
          <table:table-cell office:value-type="float" office:value="0.358275">
            <text:p>0.3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10">
            <text:p>1110</text:p>
          </table:table-cell>
          <table:table-cell office:value-type="float" office:value="0.255639">
            <text:p>0.2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10">
            <text:p>1110</text:p>
          </table:table-cell>
          <table:table-cell office:value-type="float" office:value="0.33589">
            <text:p>0.3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10">
            <text:p>1110</text:p>
          </table:table-cell>
          <table:table-cell office:value-type="float" office:value="0.245297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10">
            <text:p>1110</text:p>
          </table:table-cell>
          <table:table-cell office:value-type="float" office:value="0.353249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10">
            <text:p>1110</text:p>
          </table:table-cell>
          <table:table-cell office:value-type="float" office:value="0.315316">
            <text:p>0.3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10">
            <text:p>1110</text:p>
          </table:table-cell>
          <table:table-cell office:value-type="float" office:value="0.320074">
            <text:p>0.3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10">
            <text:p>1110</text:p>
          </table:table-cell>
          <table:table-cell office:value-type="float" office:value="0.327639">
            <text:p>0.3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10">
            <text:p>1110</text:p>
          </table:table-cell>
          <table:table-cell office:value-type="float" office:value="0.366107">
            <text:p>0.3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20">
            <text:p>1120</text:p>
          </table:table-cell>
          <table:table-cell office:value-type="float" office:value="0.264287">
            <text:p>0.2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20">
            <text:p>1120</text:p>
          </table:table-cell>
          <table:table-cell office:value-type="float" office:value="0.341643">
            <text:p>0.34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20">
            <text:p>1120</text:p>
          </table:table-cell>
          <table:table-cell office:value-type="float" office:value="0.245361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20">
            <text:p>1120</text:p>
          </table:table-cell>
          <table:table-cell office:value-type="float" office:value="0.353473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20">
            <text:p>1120</text:p>
          </table:table-cell>
          <table:table-cell office:value-type="float" office:value="0.317433">
            <text:p>0.3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20">
            <text:p>1120</text:p>
          </table:table-cell>
          <table:table-cell office:value-type="float" office:value="0.372098">
            <text:p>0.3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20">
            <text:p>1120</text:p>
          </table:table-cell>
          <table:table-cell office:value-type="float" office:value="0.332547">
            <text:p>0.3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20">
            <text:p>1120</text:p>
          </table:table-cell>
          <table:table-cell office:value-type="float" office:value="0.372177">
            <text:p>0.3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30">
            <text:p>1130</text:p>
          </table:table-cell>
          <table:table-cell office:value-type="float" office:value="0.26939">
            <text:p>0.27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30">
            <text:p>1130</text:p>
          </table:table-cell>
          <table:table-cell office:value-type="float" office:value="0.345566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30">
            <text:p>1130</text:p>
          </table:table-cell>
          <table:table-cell office:value-type="float" office:value="0.245379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30">
            <text:p>1130</text:p>
          </table:table-cell>
          <table:table-cell office:value-type="float" office:value="0.353554">
            <text:p>0.3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30">
            <text:p>1130</text:p>
          </table:table-cell>
          <table:table-cell office:value-type="float" office:value="0.320705">
            <text:p>0.3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30">
            <text:p>1130</text:p>
          </table:table-cell>
          <table:table-cell office:value-type="float" office:value="0.374023">
            <text:p>0.3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30">
            <text:p>1130</text:p>
          </table:table-cell>
          <table:table-cell office:value-type="float" office:value="0.335677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30">
            <text:p>1130</text:p>
          </table:table-cell>
          <table:table-cell office:value-type="float" office:value="0.376084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40">
            <text:p>1140</text:p>
          </table:table-cell>
          <table:table-cell office:value-type="float" office:value="0.273168">
            <text:p>0.27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40">
            <text:p>1140</text:p>
          </table:table-cell>
          <table:table-cell office:value-type="float" office:value="0.348007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40">
            <text:p>114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40">
            <text:p>1140</text:p>
          </table:table-cell>
          <table:table-cell office:value-type="float" office:value="0.40182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40">
            <text:p>1140</text:p>
          </table:table-cell>
          <table:table-cell office:value-type="float" office:value="0.325748">
            <text:p>0.3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40">
            <text:p>1140</text:p>
          </table:table-cell>
          <table:table-cell office:value-type="float" office:value="0.37661">
            <text:p>0.3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40">
            <text:p>1140</text:p>
          </table:table-cell>
          <table:table-cell office:value-type="float" office:value="0.33734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40">
            <text:p>1140</text:p>
          </table:table-cell>
          <table:table-cell office:value-type="float" office:value="0.378208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50">
            <text:p>1150</text:p>
          </table:table-cell>
          <table:table-cell office:value-type="float" office:value="0.27567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50">
            <text:p>1150</text:p>
          </table:table-cell>
          <table:table-cell office:value-type="float" office:value="0.34993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50">
            <text:p>115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50">
            <text:p>1150</text:p>
          </table:table-cell>
          <table:table-cell office:value-type="float" office:value="0.401832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50">
            <text:p>1150</text:p>
          </table:table-cell>
          <table:table-cell office:value-type="float" office:value="0.3328">
            <text:p>0.3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50">
            <text:p>1150</text:p>
          </table:table-cell>
          <table:table-cell office:value-type="float" office:value="0.381025">
            <text:p>0.3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50">
            <text:p>1150</text:p>
          </table:table-cell>
          <table:table-cell office:value-type="float" office:value="0.338293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50">
            <text:p>1150</text:p>
          </table:table-cell>
          <table:table-cell office:value-type="float" office:value="0.379378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60">
            <text:p>1160</text:p>
          </table:table-cell>
          <table:table-cell office:value-type="float" office:value="0.277132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60">
            <text:p>1160</text:p>
          </table:table-cell>
          <table:table-cell office:value-type="float" office:value="0.351368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60">
            <text:p>116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60">
            <text:p>116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60">
            <text:p>1160</text:p>
          </table:table-cell>
          <table:table-cell office:value-type="float" office:value="0.346282">
            <text:p>0.3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60">
            <text:p>1160</text:p>
          </table:table-cell>
          <table:table-cell office:value-type="float" office:value="0.387161">
            <text:p>0.3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60">
            <text:p>1160</text:p>
          </table:table-cell>
          <table:table-cell office:value-type="float" office:value="0.338842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60">
            <text:p>1160</text:p>
          </table:table-cell>
          <table:table-cell office:value-type="float" office:value="0.380052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70">
            <text:p>1170</text:p>
          </table:table-cell>
          <table:table-cell office:value-type="float" office:value="0.27785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70">
            <text:p>1170</text:p>
          </table:table-cell>
          <table:table-cell office:value-type="float" office:value="0.352693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70">
            <text:p>117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70">
            <text:p>117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70">
            <text:p>1170</text:p>
          </table:table-cell>
          <table:table-cell office:value-type="float" office:value="0.358261">
            <text:p>0.3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70">
            <text:p>1170</text:p>
          </table:table-cell>
          <table:table-cell office:value-type="float" office:value="0.395638">
            <text:p>0.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70">
            <text:p>1170</text:p>
          </table:table-cell>
          <table:table-cell office:value-type="float" office:value="0.339286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70">
            <text:p>1170</text:p>
          </table:table-cell>
          <table:table-cell office:value-type="float" office:value="0.380441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80">
            <text:p>1180</text:p>
          </table:table-cell>
          <table:table-cell office:value-type="float" office:value="0.278525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80">
            <text:p>1180</text:p>
          </table:table-cell>
          <table:table-cell office:value-type="float" office:value="0.353866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80">
            <text:p>118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80">
            <text:p>118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80">
            <text:p>1180</text:p>
          </table:table-cell>
          <table:table-cell office:value-type="float" office:value="0.367813">
            <text:p>0.3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80">
            <text:p>1180</text:p>
          </table:table-cell>
          <table:table-cell office:value-type="float" office:value="0.407514">
            <text:p>0.4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80">
            <text:p>1180</text:p>
          </table:table-cell>
          <table:table-cell office:value-type="float" office:value="0.339661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80">
            <text:p>1180</text:p>
          </table:table-cell>
          <table:table-cell office:value-type="float" office:value="0.380691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190">
            <text:p>1190</text:p>
          </table:table-cell>
          <table:table-cell office:value-type="float" office:value="0.278903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190">
            <text:p>1190</text:p>
          </table:table-cell>
          <table:table-cell office:value-type="float" office:value="0.354965">
            <text:p>0.3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190">
            <text:p>119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190">
            <text:p>119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190">
            <text:p>1190</text:p>
          </table:table-cell>
          <table:table-cell office:value-type="float" office:value="0.375444">
            <text:p>0.3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190">
            <text:p>1190</text:p>
          </table:table-cell>
          <table:table-cell office:value-type="float" office:value="0.416238">
            <text:p>0.4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190">
            <text:p>1190</text:p>
          </table:table-cell>
          <table:table-cell office:value-type="float" office:value="0.339885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190">
            <text:p>1190</text:p>
          </table:table-cell>
          <table:table-cell office:value-type="float" office:value="0.380936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00">
            <text:p>1200</text:p>
          </table:table-cell>
          <table:table-cell office:value-type="float" office:value="0.279148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00">
            <text:p>1200</text:p>
          </table:table-cell>
          <table:table-cell office:value-type="float" office:value="0.355856">
            <text:p>0.36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00">
            <text:p>120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00">
            <text:p>120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00">
            <text:p>1200</text:p>
          </table:table-cell>
          <table:table-cell office:value-type="float" office:value="0.38149">
            <text:p>0.3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00">
            <text:p>1200</text:p>
          </table:table-cell>
          <table:table-cell office:value-type="float" office:value="0.423989">
            <text:p>0.4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00">
            <text:p>1200</text:p>
          </table:table-cell>
          <table:table-cell office:value-type="float" office:value="0.340134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00">
            <text:p>1200</text:p>
          </table:table-cell>
          <table:table-cell office:value-type="float" office:value="0.381217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10">
            <text:p>1210</text:p>
          </table:table-cell>
          <table:table-cell office:value-type="float" office:value="0.279469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10">
            <text:p>1210</text:p>
          </table:table-cell>
          <table:table-cell office:value-type="float" office:value="0.413266">
            <text:p>0.4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10">
            <text:p>121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10">
            <text:p>121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10">
            <text:p>1210</text:p>
          </table:table-cell>
          <table:table-cell office:value-type="float" office:value="0.386364">
            <text:p>0.3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10">
            <text:p>1210</text:p>
          </table:table-cell>
          <table:table-cell office:value-type="float" office:value="0.430294">
            <text:p>0.4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10">
            <text:p>1210</text:p>
          </table:table-cell>
          <table:table-cell office:value-type="float" office:value="0.340455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10">
            <text:p>1210</text:p>
          </table:table-cell>
          <table:table-cell office:value-type="float" office:value="0.381554">
            <text:p>0.38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20">
            <text:p>1220</text:p>
          </table:table-cell>
          <table:table-cell office:value-type="float" office:value="0.279787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20">
            <text:p>1220</text:p>
          </table:table-cell>
          <table:table-cell office:value-type="float" office:value="0.41416">
            <text:p>0.4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20">
            <text:p>122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20">
            <text:p>122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20">
            <text:p>1220</text:p>
          </table:table-cell>
          <table:table-cell office:value-type="float" office:value="0.38986">
            <text:p>0.3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20">
            <text:p>1220</text:p>
          </table:table-cell>
          <table:table-cell office:value-type="float" office:value="0.435549">
            <text:p>0.4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20">
            <text:p>1220</text:p>
          </table:table-cell>
          <table:table-cell office:value-type="float" office:value="0.34084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20">
            <text:p>1220</text:p>
          </table:table-cell>
          <table:table-cell office:value-type="float" office:value="0.434549">
            <text:p>0.4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30">
            <text:p>1230</text:p>
          </table:table-cell>
          <table:table-cell office:value-type="float" office:value="0.279997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30">
            <text:p>1230</text:p>
          </table:table-cell>
          <table:table-cell office:value-type="float" office:value="0.414983">
            <text:p>0.4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30">
            <text:p>1230</text:p>
          </table:table-cell>
          <table:table-cell office:value-type="float" office:value="0.245397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30">
            <text:p>123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30">
            <text:p>1230</text:p>
          </table:table-cell>
          <table:table-cell office:value-type="float" office:value="0.393027">
            <text:p>0.3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30">
            <text:p>1230</text:p>
          </table:table-cell>
          <table:table-cell office:value-type="float" office:value="0.439332">
            <text:p>0.4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30">
            <text:p>1230</text:p>
          </table:table-cell>
          <table:table-cell office:value-type="float" office:value="0.341285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30">
            <text:p>1230</text:p>
          </table:table-cell>
          <table:table-cell office:value-type="float" office:value="0.434919">
            <text:p>0.4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40">
            <text:p>1240</text:p>
          </table:table-cell>
          <table:table-cell office:value-type="float" office:value="0.280132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40">
            <text:p>1240</text:p>
          </table:table-cell>
          <table:table-cell office:value-type="float" office:value="0.415944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40">
            <text:p>1240</text:p>
          </table:table-cell>
          <table:table-cell office:value-type="float" office:value="0.245436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40">
            <text:p>1240</text:p>
          </table:table-cell>
          <table:table-cell office:value-type="float" office:value="0.40184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40">
            <text:p>1240</text:p>
          </table:table-cell>
          <table:table-cell office:value-type="float" office:value="0.395571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40">
            <text:p>1240</text:p>
          </table:table-cell>
          <table:table-cell office:value-type="float" office:value="0.44257">
            <text:p>0.4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40">
            <text:p>1240</text:p>
          </table:table-cell>
          <table:table-cell office:value-type="float" office:value="0.341939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40">
            <text:p>1240</text:p>
          </table:table-cell>
          <table:table-cell office:value-type="float" office:value="0.435443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50">
            <text:p>1250</text:p>
          </table:table-cell>
          <table:table-cell office:value-type="float" office:value="0.280193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50">
            <text:p>1250</text:p>
          </table:table-cell>
          <table:table-cell office:value-type="float" office:value="0.416991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50">
            <text:p>1250</text:p>
          </table:table-cell>
          <table:table-cell office:value-type="float" office:value="0.245527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50">
            <text:p>1250</text:p>
          </table:table-cell>
          <table:table-cell office:value-type="float" office:value="0.401857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50">
            <text:p>1250</text:p>
          </table:table-cell>
          <table:table-cell office:value-type="float" office:value="0.397876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50">
            <text:p>1250</text:p>
          </table:table-cell>
          <table:table-cell office:value-type="float" office:value="0.445296">
            <text:p>0.4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50">
            <text:p>1250</text:p>
          </table:table-cell>
          <table:table-cell office:value-type="float" office:value="0.34276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50">
            <text:p>1250</text:p>
          </table:table-cell>
          <table:table-cell office:value-type="float" office:value="0.436233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60">
            <text:p>1260</text:p>
          </table:table-cell>
          <table:table-cell office:value-type="float" office:value="0.28022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60">
            <text:p>1260</text:p>
          </table:table-cell>
          <table:table-cell office:value-type="float" office:value="0.417925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60">
            <text:p>1260</text:p>
          </table:table-cell>
          <table:table-cell office:value-type="float" office:value="0.245747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60">
            <text:p>1260</text:p>
          </table:table-cell>
          <table:table-cell office:value-type="float" office:value="0.401882">
            <text:p>0.4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60">
            <text:p>1260</text:p>
          </table:table-cell>
          <table:table-cell office:value-type="float" office:value="0.399793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60">
            <text:p>1260</text:p>
          </table:table-cell>
          <table:table-cell office:value-type="float" office:value="0.447938">
            <text:p>0.4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60">
            <text:p>1260</text:p>
          </table:table-cell>
          <table:table-cell office:value-type="float" office:value="0.343905">
            <text:p>0.3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60">
            <text:p>1260</text:p>
          </table:table-cell>
          <table:table-cell office:value-type="float" office:value="0.437264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70">
            <text:p>1270</text:p>
          </table:table-cell>
          <table:table-cell office:value-type="float" office:value="0.28024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70">
            <text:p>1270</text:p>
          </table:table-cell>
          <table:table-cell office:value-type="float" office:value="0.418997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70">
            <text:p>1270</text:p>
          </table:table-cell>
          <table:table-cell office:value-type="float" office:value="0.246333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70">
            <text:p>1270</text:p>
          </table:table-cell>
          <table:table-cell office:value-type="float" office:value="0.454303">
            <text:p>0.4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70">
            <text:p>1270</text:p>
          </table:table-cell>
          <table:table-cell office:value-type="float" office:value="0.401244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70">
            <text:p>1270</text:p>
          </table:table-cell>
          <table:table-cell office:value-type="float" office:value="0.450279">
            <text:p>0.4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70">
            <text:p>1270</text:p>
          </table:table-cell>
          <table:table-cell office:value-type="float" office:value="0.345868">
            <text:p>0.3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70">
            <text:p>1270</text:p>
          </table:table-cell>
          <table:table-cell office:value-type="float" office:value="0.438916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80">
            <text:p>1280</text:p>
          </table:table-cell>
          <table:table-cell office:value-type="float" office:value="0.280249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80">
            <text:p>1280</text:p>
          </table:table-cell>
          <table:table-cell office:value-type="float" office:value="0.420057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80">
            <text:p>1280</text:p>
          </table:table-cell>
          <table:table-cell office:value-type="float" office:value="0.247694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80">
            <text:p>1280</text:p>
          </table:table-cell>
          <table:table-cell office:value-type="float" office:value="0.454541">
            <text:p>0.45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80">
            <text:p>1280</text:p>
          </table:table-cell>
          <table:table-cell office:value-type="float" office:value="0.402245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80">
            <text:p>1280</text:p>
          </table:table-cell>
          <table:table-cell office:value-type="float" office:value="0.452756">
            <text:p>0.4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80">
            <text:p>1280</text:p>
          </table:table-cell>
          <table:table-cell office:value-type="float" office:value="0.348637">
            <text:p>0.3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80">
            <text:p>1280</text:p>
          </table:table-cell>
          <table:table-cell office:value-type="float" office:value="0.441198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290">
            <text:p>1290</text:p>
          </table:table-cell>
          <table:table-cell office:value-type="float" office:value="0.280277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290">
            <text:p>1290</text:p>
          </table:table-cell>
          <table:table-cell office:value-type="float" office:value="0.421117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290">
            <text:p>1290</text:p>
          </table:table-cell>
          <table:table-cell office:value-type="float" office:value="0.250807">
            <text:p>0.25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290">
            <text:p>1290</text:p>
          </table:table-cell>
          <table:table-cell office:value-type="float" office:value="0.455124">
            <text:p>0.4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290">
            <text:p>1290</text:p>
          </table:table-cell>
          <table:table-cell office:value-type="float" office:value="0.40291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290">
            <text:p>1290</text:p>
          </table:table-cell>
          <table:table-cell office:value-type="float" office:value="0.454911">
            <text:p>0.4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290">
            <text:p>1290</text:p>
          </table:table-cell>
          <table:table-cell office:value-type="float" office:value="0.352665">
            <text:p>0.3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290">
            <text:p>1290</text:p>
          </table:table-cell>
          <table:table-cell office:value-type="float" office:value="0.444538">
            <text:p>0.4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00">
            <text:p>1300</text:p>
          </table:table-cell>
          <table:table-cell office:value-type="float" office:value="0.28031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00">
            <text:p>1300</text:p>
          </table:table-cell>
          <table:table-cell office:value-type="float" office:value="0.422239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00">
            <text:p>1300</text:p>
          </table:table-cell>
          <table:table-cell office:value-type="float" office:value="0.255814">
            <text:p>0.2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00">
            <text:p>1300</text:p>
          </table:table-cell>
          <table:table-cell office:value-type="float" office:value="0.45729">
            <text:p>0.4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00">
            <text:p>1300</text:p>
          </table:table-cell>
          <table:table-cell office:value-type="float" office:value="0.403703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00">
            <text:p>1300</text:p>
          </table:table-cell>
          <table:table-cell office:value-type="float" office:value="0.457083">
            <text:p>0.4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00">
            <text:p>1300</text:p>
          </table:table-cell>
          <table:table-cell office:value-type="float" office:value="0.358015">
            <text:p>0.36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00">
            <text:p>1300</text:p>
          </table:table-cell>
          <table:table-cell office:value-type="float" office:value="0.449277">
            <text:p>0.4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10">
            <text:p>1310</text:p>
          </table:table-cell>
          <table:table-cell office:value-type="float" office:value="0.28039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10">
            <text:p>1310</text:p>
          </table:table-cell>
          <table:table-cell office:value-type="float" office:value="0.423457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10">
            <text:p>1310</text:p>
          </table:table-cell>
          <table:table-cell office:value-type="float" office:value="0.263244">
            <text:p>0.2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10">
            <text:p>1310</text:p>
          </table:table-cell>
          <table:table-cell office:value-type="float" office:value="0.461285">
            <text:p>0.4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10">
            <text:p>1310</text:p>
          </table:table-cell>
          <table:table-cell office:value-type="float" office:value="0.404526">
            <text:p>0.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10">
            <text:p>1310</text:p>
          </table:table-cell>
          <table:table-cell office:value-type="float" office:value="0.459192">
            <text:p>0.4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10">
            <text:p>1310</text:p>
          </table:table-cell>
          <table:table-cell office:value-type="float" office:value="0.384099">
            <text:p>0.38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10">
            <text:p>1310</text:p>
          </table:table-cell>
          <table:table-cell office:value-type="float" office:value="0.465596">
            <text:p>0.47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20">
            <text:p>1320</text:p>
          </table:table-cell>
          <table:table-cell office:value-type="float" office:value="0.28043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20">
            <text:p>1320</text:p>
          </table:table-cell>
          <table:table-cell office:value-type="float" office:value="0.424578">
            <text:p>0.4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20">
            <text:p>1320</text:p>
          </table:table-cell>
          <table:table-cell office:value-type="float" office:value="0.269779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20">
            <text:p>1320</text:p>
          </table:table-cell>
          <table:table-cell office:value-type="float" office:value="0.467926">
            <text:p>0.4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20">
            <text:p>1320</text:p>
          </table:table-cell>
          <table:table-cell office:value-type="float" office:value="0.405347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20">
            <text:p>1320</text:p>
          </table:table-cell>
          <table:table-cell office:value-type="float" office:value="0.461044">
            <text:p>0.4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20">
            <text:p>1320</text:p>
          </table:table-cell>
          <table:table-cell office:value-type="float" office:value="0.40012">
            <text:p>0.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20">
            <text:p>1320</text:p>
          </table:table-cell>
          <table:table-cell office:value-type="float" office:value="0.485727">
            <text:p>0.49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30">
            <text:p>1330</text:p>
          </table:table-cell>
          <table:table-cell office:value-type="float" office:value="0.28043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30">
            <text:p>1330</text:p>
          </table:table-cell>
          <table:table-cell office:value-type="float" office:value="0.425579">
            <text:p>0.4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30">
            <text:p>1330</text:p>
          </table:table-cell>
          <table:table-cell office:value-type="float" office:value="0.273221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30">
            <text:p>1330</text:p>
          </table:table-cell>
          <table:table-cell office:value-type="float" office:value="0.475115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30">
            <text:p>1330</text:p>
          </table:table-cell>
          <table:table-cell office:value-type="float" office:value="0.406181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30">
            <text:p>1330</text:p>
          </table:table-cell>
          <table:table-cell office:value-type="float" office:value="0.52188">
            <text:p>0.5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30">
            <text:p>1330</text:p>
          </table:table-cell>
          <table:table-cell office:value-type="float" office:value="0.412683">
            <text:p>0.41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30">
            <text:p>1330</text:p>
          </table:table-cell>
          <table:table-cell office:value-type="float" office:value="0.499913">
            <text:p>0.5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40">
            <text:p>1340</text:p>
          </table:table-cell>
          <table:table-cell office:value-type="float" office:value="0.28043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40">
            <text:p>1340</text:p>
          </table:table-cell>
          <table:table-cell office:value-type="float" office:value="0.426518">
            <text:p>0.43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40">
            <text:p>1340</text:p>
          </table:table-cell>
          <table:table-cell office:value-type="float" office:value="0.274638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40">
            <text:p>1340</text:p>
          </table:table-cell>
          <table:table-cell office:value-type="float" office:value="0.47989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40">
            <text:p>1340</text:p>
          </table:table-cell>
          <table:table-cell office:value-type="float" office:value="0.407185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40">
            <text:p>1340</text:p>
          </table:table-cell>
          <table:table-cell office:value-type="float" office:value="0.52338">
            <text:p>0.5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40">
            <text:p>1340</text:p>
          </table:table-cell>
          <table:table-cell office:value-type="float" office:value="0.423543">
            <text:p>0.42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40">
            <text:p>1340</text:p>
          </table:table-cell>
          <table:table-cell office:value-type="float" office:value="0.511645">
            <text:p>0.51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50">
            <text:p>1350</text:p>
          </table:table-cell>
          <table:table-cell office:value-type="float" office:value="0.28043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50">
            <text:p>1350</text:p>
          </table:table-cell>
          <table:table-cell office:value-type="float" office:value="0.48361">
            <text:p>0.4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50">
            <text:p>1350</text:p>
          </table:table-cell>
          <table:table-cell office:value-type="float" office:value="0.274866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50">
            <text:p>1350</text:p>
          </table:table-cell>
          <table:table-cell office:value-type="float" office:value="0.481471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50">
            <text:p>1350</text:p>
          </table:table-cell>
          <table:table-cell office:value-type="float" office:value="0.408515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50">
            <text:p>1350</text:p>
          </table:table-cell>
          <table:table-cell office:value-type="float" office:value="0.524753">
            <text:p>0.52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50">
            <text:p>1350</text:p>
          </table:table-cell>
          <table:table-cell office:value-type="float" office:value="0.431632">
            <text:p>0.43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50">
            <text:p>1350</text:p>
          </table:table-cell>
          <table:table-cell office:value-type="float" office:value="0.521867">
            <text:p>0.52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60">
            <text:p>1360</text:p>
          </table:table-cell>
          <table:table-cell office:value-type="float" office:value="0.280438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60">
            <text:p>1360</text:p>
          </table:table-cell>
          <table:table-cell office:value-type="float" office:value="0.484393">
            <text:p>0.48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60">
            <text:p>136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60">
            <text:p>1360</text:p>
          </table:table-cell>
          <table:table-cell office:value-type="float" office:value="0.481818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60">
            <text:p>1360</text:p>
          </table:table-cell>
          <table:table-cell office:value-type="float" office:value="0.410114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60">
            <text:p>1360</text:p>
          </table:table-cell>
          <table:table-cell office:value-type="float" office:value="0.526369">
            <text:p>0.5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60">
            <text:p>1360</text:p>
          </table:table-cell>
          <table:table-cell office:value-type="float" office:value="0.436726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60">
            <text:p>1360</text:p>
          </table:table-cell>
          <table:table-cell office:value-type="float" office:value="0.528843">
            <text:p>0.5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70">
            <text:p>1370</text:p>
          </table:table-cell>
          <table:table-cell office:value-type="float" office:value="0.280458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70">
            <text:p>1370</text:p>
          </table:table-cell>
          <table:table-cell office:value-type="float" office:value="0.485252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70">
            <text:p>137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70">
            <text:p>1370</text:p>
          </table:table-cell>
          <table:table-cell office:value-type="float" office:value="0.4819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70">
            <text:p>1370</text:p>
          </table:table-cell>
          <table:table-cell office:value-type="float" office:value="0.412529">
            <text:p>0.4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70">
            <text:p>1370</text:p>
          </table:table-cell>
          <table:table-cell office:value-type="float" office:value="0.527874">
            <text:p>0.5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70">
            <text:p>1370</text:p>
          </table:table-cell>
          <table:table-cell office:value-type="float" office:value="0.439773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70">
            <text:p>1370</text:p>
          </table:table-cell>
          <table:table-cell office:value-type="float" office:value="0.532906">
            <text:p>0.5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80">
            <text:p>1380</text:p>
          </table:table-cell>
          <table:table-cell office:value-type="float" office:value="0.28050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80">
            <text:p>1380</text:p>
          </table:table-cell>
          <table:table-cell office:value-type="float" office:value="0.48617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80">
            <text:p>138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80">
            <text:p>1380</text:p>
          </table:table-cell>
          <table:table-cell office:value-type="float" office:value="0.481914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80">
            <text:p>1380</text:p>
          </table:table-cell>
          <table:table-cell office:value-type="float" office:value="0.415334">
            <text:p>0.4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80">
            <text:p>1380</text:p>
          </table:table-cell>
          <table:table-cell office:value-type="float" office:value="0.529864">
            <text:p>0.5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80">
            <text:p>1380</text:p>
          </table:table-cell>
          <table:table-cell office:value-type="float" office:value="0.441099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80">
            <text:p>1380</text:p>
          </table:table-cell>
          <table:table-cell office:value-type="float" office:value="0.534851">
            <text:p>0.53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390">
            <text:p>1390</text:p>
          </table:table-cell>
          <table:table-cell office:value-type="float" office:value="0.280587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390">
            <text:p>1390</text:p>
          </table:table-cell>
          <table:table-cell office:value-type="float" office:value="0.487312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390">
            <text:p>1390</text:p>
          </table:table-cell>
          <table:table-cell office:value-type="float" office:value="0.274949">
            <text:p>0.27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390">
            <text:p>1390</text:p>
          </table:table-cell>
          <table:table-cell office:value-type="float" office:value="0.481922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390">
            <text:p>1390</text:p>
          </table:table-cell>
          <table:table-cell office:value-type="float" office:value="0.419191">
            <text:p>0.4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390">
            <text:p>1390</text:p>
          </table:table-cell>
          <table:table-cell office:value-type="float" office:value="0.532158">
            <text:p>0.53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390">
            <text:p>1390</text:p>
          </table:table-cell>
          <table:table-cell office:value-type="float" office:value="0.441587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390">
            <text:p>1390</text:p>
          </table:table-cell>
          <table:table-cell office:value-type="float" office:value="0.535712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00">
            <text:p>1400</text:p>
          </table:table-cell>
          <table:table-cell office:value-type="float" office:value="0.28073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00">
            <text:p>1400</text:p>
          </table:table-cell>
          <table:table-cell office:value-type="float" office:value="0.488741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00">
            <text:p>1400</text:p>
          </table:table-cell>
          <table:table-cell office:value-type="float" office:value="0.275022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00">
            <text:p>1400</text:p>
          </table:table-cell>
          <table:table-cell office:value-type="float" office:value="0.481922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00">
            <text:p>1400</text:p>
          </table:table-cell>
          <table:table-cell office:value-type="float" office:value="0.423758">
            <text:p>0.42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00">
            <text:p>1400</text:p>
          </table:table-cell>
          <table:table-cell office:value-type="float" office:value="0.535292">
            <text:p>0.5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00">
            <text:p>1400</text:p>
          </table:table-cell>
          <table:table-cell office:value-type="float" office:value="0.441744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00">
            <text:p>1400</text:p>
          </table:table-cell>
          <table:table-cell office:value-type="float" office:value="0.536046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10">
            <text:p>1410</text:p>
          </table:table-cell>
          <table:table-cell office:value-type="float" office:value="0.281011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10">
            <text:p>1410</text:p>
          </table:table-cell>
          <table:table-cell office:value-type="float" office:value="0.4902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10">
            <text:p>1410</text:p>
          </table:table-cell>
          <table:table-cell office:value-type="float" office:value="0.2753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10">
            <text:p>1410</text:p>
          </table:table-cell>
          <table:table-cell office:value-type="float" office:value="0.481964">
            <text:p>0.4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10">
            <text:p>1410</text:p>
          </table:table-cell>
          <table:table-cell office:value-type="float" office:value="0.429899">
            <text:p>0.43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10">
            <text:p>1410</text:p>
          </table:table-cell>
          <table:table-cell office:value-type="float" office:value="0.538907">
            <text:p>0.5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10">
            <text:p>1410</text:p>
          </table:table-cell>
          <table:table-cell office:value-type="float" office:value="0.44177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10">
            <text:p>1410</text:p>
          </table:table-cell>
          <table:table-cell office:value-type="float" office:value="0.536166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20">
            <text:p>1420</text:p>
          </table:table-cell>
          <table:table-cell office:value-type="float" office:value="0.281362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20">
            <text:p>1420</text:p>
          </table:table-cell>
          <table:table-cell office:value-type="float" office:value="0.491793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20">
            <text:p>1420</text:p>
          </table:table-cell>
          <table:table-cell office:value-type="float" office:value="0.275976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20">
            <text:p>1420</text:p>
          </table:table-cell>
          <table:table-cell office:value-type="float" office:value="0.57145">
            <text:p>0.5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20">
            <text:p>1420</text:p>
          </table:table-cell>
          <table:table-cell office:value-type="float" office:value="0.436638">
            <text:p>0.4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20">
            <text:p>1420</text:p>
          </table:table-cell>
          <table:table-cell office:value-type="float" office:value="0.543501">
            <text:p>0.54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20">
            <text:p>1420</text:p>
          </table:table-cell>
          <table:table-cell office:value-type="float" office:value="0.4418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20">
            <text:p>1420</text:p>
          </table:table-cell>
          <table:table-cell office:value-type="float" office:value="0.536214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30">
            <text:p>1430</text:p>
          </table:table-cell>
          <table:table-cell office:value-type="float" office:value="0.28186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30">
            <text:p>1430</text:p>
          </table:table-cell>
          <table:table-cell office:value-type="float" office:value="0.493452">
            <text:p>0.49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30">
            <text:p>1430</text:p>
          </table:table-cell>
          <table:table-cell office:value-type="float" office:value="0.277319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30">
            <text:p>1430</text:p>
          </table:table-cell>
          <table:table-cell office:value-type="float" office:value="0.572136">
            <text:p>0.5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30">
            <text:p>1430</text:p>
          </table:table-cell>
          <table:table-cell office:value-type="float" office:value="0.444904">
            <text:p>0.44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30">
            <text:p>1430</text:p>
          </table:table-cell>
          <table:table-cell office:value-type="float" office:value="0.548976">
            <text:p>0.55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30">
            <text:p>1430</text:p>
          </table:table-cell>
          <table:table-cell office:value-type="float" office:value="0.441827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30">
            <text:p>1430</text:p>
          </table:table-cell>
          <table:table-cell office:value-type="float" office:value="0.536226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40">
            <text:p>1440</text:p>
          </table:table-cell>
          <table:table-cell office:value-type="float" office:value="0.283176">
            <text:p>0.28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40">
            <text:p>1440</text:p>
          </table:table-cell>
          <table:table-cell office:value-type="float" office:value="0.495509">
            <text:p>0.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40">
            <text:p>1440</text:p>
          </table:table-cell>
          <table:table-cell office:value-type="float" office:value="0.279781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40">
            <text:p>1440</text:p>
          </table:table-cell>
          <table:table-cell office:value-type="float" office:value="0.573359">
            <text:p>0.57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40">
            <text:p>1440</text:p>
          </table:table-cell>
          <table:table-cell office:value-type="float" office:value="0.453503">
            <text:p>0.45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40">
            <text:p>1440</text:p>
          </table:table-cell>
          <table:table-cell office:value-type="float" office:value="0.555828">
            <text:p>0.5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40">
            <text:p>1440</text:p>
          </table:table-cell>
          <table:table-cell office:value-type="float" office:value="0.441847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40">
            <text:p>1440</text:p>
          </table:table-cell>
          <table:table-cell office:value-type="float" office:value="0.536234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50">
            <text:p>1450</text:p>
          </table:table-cell>
          <table:table-cell office:value-type="float" office:value="0.285172">
            <text:p>0.2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50">
            <text:p>1450</text:p>
          </table:table-cell>
          <table:table-cell office:value-type="float" office:value="0.497052">
            <text:p>0.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50">
            <text:p>1450</text:p>
          </table:table-cell>
          <table:table-cell office:value-type="float" office:value="0.283791">
            <text:p>0.28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50">
            <text:p>1450</text:p>
          </table:table-cell>
          <table:table-cell office:value-type="float" office:value="0.576098">
            <text:p>0.5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50">
            <text:p>1450</text:p>
          </table:table-cell>
          <table:table-cell office:value-type="float" office:value="0.46165">
            <text:p>0.46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50">
            <text:p>1450</text:p>
          </table:table-cell>
          <table:table-cell office:value-type="float" office:value="0.56328">
            <text:p>0.56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50">
            <text:p>1450</text:p>
          </table:table-cell>
          <table:table-cell office:value-type="float" office:value="0.441895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50">
            <text:p>1450</text:p>
          </table:table-cell>
          <table:table-cell office:value-type="float" office:value="0.536265">
            <text:p>0.54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60">
            <text:p>1460</text:p>
          </table:table-cell>
          <table:table-cell office:value-type="float" office:value="0.28564">
            <text:p>0.2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60">
            <text:p>1460</text:p>
          </table:table-cell>
          <table:table-cell office:value-type="float" office:value="0.49806">
            <text:p>0.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60">
            <text:p>1460</text:p>
          </table:table-cell>
          <table:table-cell office:value-type="float" office:value="0.28898">
            <text:p>0.29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60">
            <text:p>1460</text:p>
          </table:table-cell>
          <table:table-cell office:value-type="float" office:value="0.580638">
            <text:p>0.58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60">
            <text:p>1460</text:p>
          </table:table-cell>
          <table:table-cell office:value-type="float" office:value="0.47066">
            <text:p>0.47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60">
            <text:p>1460</text:p>
          </table:table-cell>
          <table:table-cell office:value-type="float" office:value="0.570159">
            <text:p>0.57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60">
            <text:p>1460</text:p>
          </table:table-cell>
          <table:table-cell office:value-type="float" office:value="0.441988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60">
            <text:p>1460</text:p>
          </table:table-cell>
          <table:table-cell office:value-type="float" office:value="0.598788">
            <text:p>0.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70">
            <text:p>1470</text:p>
          </table:table-cell>
          <table:table-cell office:value-type="float" office:value="0.286611">
            <text:p>0.2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70">
            <text:p>1470</text:p>
          </table:table-cell>
          <table:table-cell office:value-type="float" office:value="0.500004">
            <text:p>0.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70">
            <text:p>1470</text:p>
          </table:table-cell>
          <table:table-cell office:value-type="float" office:value="0.31754">
            <text:p>0.32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70">
            <text:p>1470</text:p>
          </table:table-cell>
          <table:table-cell office:value-type="float" office:value="0.587498">
            <text:p>0.59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70">
            <text:p>1470</text:p>
          </table:table-cell>
          <table:table-cell office:value-type="float" office:value="0.478091">
            <text:p>0.48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70">
            <text:p>1470</text:p>
          </table:table-cell>
          <table:table-cell office:value-type="float" office:value="0.577031">
            <text:p>0.5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70">
            <text:p>1470</text:p>
          </table:table-cell>
          <table:table-cell office:value-type="float" office:value="0.442059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70">
            <text:p>1470</text:p>
          </table:table-cell>
          <table:table-cell office:value-type="float" office:value="0.598801">
            <text:p>0.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80">
            <text:p>1480</text:p>
          </table:table-cell>
          <table:table-cell office:value-type="float" office:value="0.291638">
            <text:p>0.29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80">
            <text:p>1480</text:p>
          </table:table-cell>
          <table:table-cell office:value-type="float" office:value="0.505158">
            <text:p>0.51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80">
            <text:p>1480</text:p>
          </table:table-cell>
          <table:table-cell office:value-type="float" office:value="0.328754">
            <text:p>0.33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80">
            <text:p>1480</text:p>
          </table:table-cell>
          <table:table-cell office:value-type="float" office:value="0.595802">
            <text:p>0.6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80">
            <text:p>1480</text:p>
          </table:table-cell>
          <table:table-cell office:value-type="float" office:value="0.485195">
            <text:p>0.4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80">
            <text:p>1480</text:p>
          </table:table-cell>
          <table:table-cell office:value-type="float" office:value="0.582895">
            <text:p>0.58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80">
            <text:p>1480</text:p>
          </table:table-cell>
          <table:table-cell office:value-type="float" office:value="0.442177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80">
            <text:p>1480</text:p>
          </table:table-cell>
          <table:table-cell office:value-type="float" office:value="0.598857">
            <text:p>0.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490">
            <text:p>1490</text:p>
          </table:table-cell>
          <table:table-cell office:value-type="float" office:value="0.303586">
            <text:p>0.3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490">
            <text:p>1490</text:p>
          </table:table-cell>
          <table:table-cell office:value-type="float" office:value="0.516498">
            <text:p>0.52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490">
            <text:p>1490</text:p>
          </table:table-cell>
          <table:table-cell office:value-type="float" office:value="0.340007">
            <text:p>0.34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490">
            <text:p>1490</text:p>
          </table:table-cell>
          <table:table-cell office:value-type="float" office:value="0.60604">
            <text:p>0.61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490">
            <text:p>1490</text:p>
          </table:table-cell>
          <table:table-cell office:value-type="float" office:value="0.491528">
            <text:p>0.49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490">
            <text:p>1490</text:p>
          </table:table-cell>
          <table:table-cell office:value-type="float" office:value="0.588325">
            <text:p>0.59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490">
            <text:p>1490</text:p>
          </table:table-cell>
          <table:table-cell office:value-type="float" office:value="0.44234">
            <text:p>0.44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490">
            <text:p>1490</text:p>
          </table:table-cell>
          <table:table-cell office:value-type="float" office:value="0.599004">
            <text:p>0.6</text:p>
          </table:table-cell>
          <table:table-cell/>
          <table:table-cell office:value-type="string">
            <text:p>Intel900P_ECP_ClusterAvg_LeadAbs_Read</text:p>
          </table:table-cell>
          <table:table-cell office:value-type="float" office:value="1500">
            <text:p>1500</text:p>
          </table:table-cell>
          <table:table-cell office:value-type="float" office:value="0.355497">
            <text:p>0.36</text:p>
          </table:table-cell>
          <table:table-cell/>
          <table:table-cell office:value-type="string">
            <text:p>Intel900P_ECP_ClusterAvg_LeadAbs_Scan</text:p>
          </table:table-cell>
          <table:table-cell office:value-type="float" office:value="1500">
            <text:p>1500</text:p>
          </table:table-cell>
          <table:table-cell office:value-type="float" office:value="0.551781">
            <text:p>0.55</text:p>
          </table:table-cell>
          <table:table-cell/>
          <table:table-cell office:value-type="string">
            <text:p>Intel900P_ECP_ClusterAvg_LeadAvg_Read</text:p>
          </table:table-cell>
          <table:table-cell office:value-type="float" office:value="1500">
            <text:p>1500</text:p>
          </table:table-cell>
          <table:table-cell office:value-type="float" office:value="0.360287">
            <text:p>0.36</text:p>
          </table:table-cell>
          <table:table-cell/>
          <table:table-cell office:value-type="string">
            <text:p>Intel900P_ECP_ClusterAvg_LeadAvg_Scan</text:p>
          </table:table-cell>
          <table:table-cell office:value-type="float" office:value="1500">
            <text:p>1500</text:p>
          </table:table-cell>
          <table:table-cell office:value-type="float" office:value="0.626457">
            <text:p>0.63</text:p>
          </table:table-cell>
        </table:table-row>
        <table:table-row table:style-name="ro1">
          <table:table-cell office:value-type="string">
            <text:p>Intel900P_ECP_ClusterAbs_LeadAbs_Read</text:p>
          </table:table-cell>
          <table:table-cell office:value-type="float" office:value="1500">
            <text:p>1500</text:p>
          </table:table-cell>
          <table:table-cell office:value-type="float" office:value="0.510214">
            <text:p>0.51</text:p>
          </table:table-cell>
          <table:table-cell/>
          <table:table-cell office:value-type="string">
            <text:p>Intel900P_ECP_ClusterAbs_LeadAbs_Scan</text:p>
          </table:table-cell>
          <table:table-cell office:value-type="float" office:value="1500">
            <text:p>1500</text:p>
          </table:table-cell>
          <table:table-cell office:value-type="float" office:value="0.605198">
            <text:p>0.61</text:p>
          </table:table-cell>
          <table:table-cell/>
          <table:table-cell office:value-type="string">
            <text:p>Intel900P_ECP_ClusterAbs_LeadAvg_Read</text:p>
          </table:table-cell>
          <table:table-cell office:value-type="float" office:value="1500">
            <text:p>1500</text:p>
          </table:table-cell>
          <table:table-cell office:value-type="float" office:value="0.451964">
            <text:p>0.45</text:p>
          </table:table-cell>
          <table:table-cell/>
          <table:table-cell office:value-type="string">
            <text:p>Intel900P_ECP_ClusterAbs_LeadAvg_Scan</text:p>
          </table:table-cell>
          <table:table-cell office:value-type="float" office:value="1500">
            <text:p>1500</text:p>
          </table:table-cell>
          <table:table-cell office:value-type="float" office:value="0.607729">
            <text:p>0.61</text:p>
          </table:table-cell>
          <table:table-cell table:number-columns-repeated="16"/>
        </table:table-row>
        <table:table-row table:style-name="ro1" table:number-rows-repeated="7">
          <table:table-cell table:number-columns-repeated="31"/>
        </table:table-row>
        <table:table-row table:style-name="ro1">
          <table:table-cell>
            <draw:frame table:end-cell-address="ECP.F186" table:end-x="0.9051in" table:end-y="0.0457in" draw:z-index="0" draw:style-name="gr1" draw:text-style-name="P1" svg:width="9.5374in" svg:height="4.8933in" svg:x="0.3823in" svg:y="0.1307in">
              <draw:object draw:notify-on-update-of-ranges="ECP.B2:ECP.B150 ECP.A2:ECP.A2 ECP.C2:ECP.C150 ECP.E2:ECP.E2 ECP.G2:ECP.G150 ECP.I2:ECP.I2 ECP.K2:ECP.K150 ECP.M2:ECP.M2 ECP.O2:ECP.O150 ECP.Q2:ECP.Q2 ECP.S2:ECP.S150 ECP.U2:ECP.U2 ECP.W2:ECP.W149 ECP.Y2:ECP.Y2 ECP.AA2:ECP.AA150 ECP.AC2:ECP.AC2 ECP.AE2:ECP.AE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0"/>
        </table:table-row>
      </table:table>
      <table:table table:name="II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II_Scan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II_Scan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>
            <draw:frame table:end-cell-address="II.P23" table:end-x="0.0457in" table:end-y="0.0268in" draw:z-index="0" draw:style-name="gr1" draw:text-style-name="P1" svg:width="6.2988in" svg:height="3.5429in" svg:x="0.8591in" svg:y="0.0398in">
              <draw:object draw:notify-on-update-of-ranges="II.B2:II.B149 II.A2:II.A2 II.C2:II.C149 II.E2:II.E2 II.G2:II.G1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II_Scan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II_Scan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II_Scan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II_Scan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II_Scan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II_Scan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II_Scan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II_Scan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II_Scan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II_Scan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20">
            <text:p>82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30">
            <text:p>83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40">
            <text:p>84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50">
            <text:p>85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60">
            <text:p>86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70">
            <text:p>87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80">
            <text:p>88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890">
            <text:p>89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00">
            <text:p>90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10">
            <text:p>91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20">
            <text:p>92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30">
            <text:p>93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40">
            <text:p>94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50">
            <text:p>95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60">
            <text:p>96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70">
            <text:p>97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80">
            <text:p>98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990">
            <text:p>99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00">
            <text:p>100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10">
            <text:p>101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20">
            <text:p>102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30">
            <text:p>103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40">
            <text:p>104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50">
            <text:p>105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60">
            <text:p>106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70">
            <text:p>1070</text:p>
          </table:table-cell>
          <table:table-cell office:value-type="float" office:value="15.378452">
            <text:p>15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80">
            <text:p>108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090">
            <text:p>109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00">
            <text:p>110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10">
            <text:p>111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20">
            <text:p>112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30">
            <text:p>113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40">
            <text:p>114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50">
            <text:p>115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60">
            <text:p>116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70">
            <text:p>117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II_Scan</text:p>
          </table:table-cell>
          <table:table-cell office:value-type="float" office:value="1180">
            <text:p>1180</text:p>
          </table:table-cell>
          <table:table-cell office:value-type="float" office:value="15.385012">
            <text:p>15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190">
            <text:p>119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00">
            <text:p>120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10">
            <text:p>121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20">
            <text:p>122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30">
            <text:p>123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40">
            <text:p>124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50">
            <text:p>125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60">
            <text:p>126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70">
            <text:p>127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80">
            <text:p>128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290">
            <text:p>129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00">
            <text:p>130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10">
            <text:p>131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20">
            <text:p>132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30">
            <text:p>133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40">
            <text:p>134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50">
            <text:p>135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60">
            <text:p>136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70">
            <text:p>137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80">
            <text:p>138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390">
            <text:p>139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00">
            <text:p>140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10">
            <text:p>141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20">
            <text:p>142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30">
            <text:p>143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40">
            <text:p>1440</text:p>
          </table:table-cell>
          <table:table-cell office:value-type="float" office:value="22.37657">
            <text:p>22.38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50">
            <text:p>1450</text:p>
          </table:table-cell>
          <table:table-cell office:value-type="float" office:value="22.387792">
            <text:p>22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60">
            <text:p>1460</text:p>
          </table:table-cell>
          <table:table-cell office:value-type="float" office:value="22.387792">
            <text:p>22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70">
            <text:p>1470</text:p>
          </table:table-cell>
          <table:table-cell office:value-type="float" office:value="22.387792">
            <text:p>22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80">
            <text:p>1480</text:p>
          </table:table-cell>
          <table:table-cell office:value-type="float" office:value="22.387792">
            <text:p>22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490">
            <text:p>1490</text:p>
          </table:table-cell>
          <table:table-cell office:value-type="float" office:value="22.387792">
            <text:p>22.39</text:p>
          </table:table-cell>
          <table:table-cell/>
        </table:table-row>
        <table:table-row table:style-name="ro1">
          <table:table-cell office:value-type="string">
            <text:p>Intel900P_II_Read</text:p>
          </table:table-cell>
          <table:table-cell office:value-type="float" office:value="1500">
            <text:p>15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II_Scan</text:p>
          </table:table-cell>
          <table:table-cell office:value-type="float" office:value="1500">
            <text:p>1500</text:p>
          </table:table-cell>
          <table:table-cell office:value-type="float" office:value="22.393408">
            <text:p>22.39</text:p>
          </table:table-cell>
          <table:table-cell/>
        </table:table-row>
      </table:table>
      <table:table table:name="NVtree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0">
            <text:p>20</text:p>
          </table:table-cell>
          <table:table-cell office:value-type="float" office:value="0.002862">
            <text:p>0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0">
            <text:p>20</text:p>
          </table:table-cell>
          <table:table-cell office:value-type="float" office:value="0.002489">
            <text:p>0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0">
            <text:p>20</text:p>
          </table:table-cell>
          <table:table-cell office:value-type="float" office:value="0.001555">
            <text:p>0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0">
            <text:p>20</text:p>
          </table:table-cell>
          <table:table-cell office:value-type="float" office:value="0.001831">
            <text:p>0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0">
            <text:p>20</text:p>
          </table:table-cell>
          <table:table-cell office:value-type="float" office:value="12.83238">
            <text:p>12.8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0">
            <text:p>20</text:p>
          </table:table-cell>
          <table:table-cell office:value-type="float" office:value="11.719839">
            <text:p>11.7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0">
            <text:p>30</text:p>
          </table:table-cell>
          <table:table-cell office:value-type="float" office:value="0.237662">
            <text:p>0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0">
            <text:p>30</text:p>
          </table:table-cell>
          <table:table-cell office:value-type="float" office:value="0.235532">
            <text:p>0.2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">
            <text:p>30</text:p>
          </table:table-cell>
          <table:table-cell office:value-type="float" office:value="0.156693">
            <text:p>0.1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0">
            <text:p>30</text:p>
          </table:table-cell>
          <table:table-cell office:value-type="float" office:value="0.154573">
            <text:p>0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0">
            <text:p>30</text:p>
          </table:table-cell>
          <table:table-cell office:value-type="float" office:value="1068.451218">
            <text:p>1068.4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0">
            <text:p>30</text:p>
          </table:table-cell>
          <table:table-cell office:value-type="float" office:value="1068.424757">
            <text:p>1068.4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0">
            <text:p>40</text:p>
          </table:table-cell>
          <table:table-cell office:value-type="float" office:value="0.237662">
            <text:p>0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0">
            <text:p>40</text:p>
          </table:table-cell>
          <table:table-cell office:value-type="float" office:value="0.235532">
            <text:p>0.2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">
            <text:p>40</text:p>
          </table:table-cell>
          <table:table-cell office:value-type="float" office:value="0.156693">
            <text:p>0.1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0">
            <text:p>40</text:p>
          </table:table-cell>
          <table:table-cell office:value-type="float" office:value="0.154573">
            <text:p>0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0">
            <text:p>40</text:p>
          </table:table-cell>
          <table:table-cell office:value-type="float" office:value="1068.451218">
            <text:p>1068.4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0">
            <text:p>40</text:p>
          </table:table-cell>
          <table:table-cell office:value-type="float" office:value="1068.424757">
            <text:p>1068.4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0">
            <text:p>50</text:p>
          </table:table-cell>
          <table:table-cell office:value-type="float" office:value="0.241353">
            <text:p>0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0">
            <text:p>50</text:p>
          </table:table-cell>
          <table:table-cell office:value-type="float" office:value="0.239491">
            <text:p>0.2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">
            <text:p>50</text:p>
          </table:table-cell>
          <table:table-cell office:value-type="float" office:value="0.157126">
            <text:p>0.1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0">
            <text:p>50</text:p>
          </table:table-cell>
          <table:table-cell office:value-type="float" office:value="0.154949">
            <text:p>0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0">
            <text:p>50</text:p>
          </table:table-cell>
          <table:table-cell office:value-type="float" office:value="1084.52065">
            <text:p>1084.5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0">
            <text:p>50</text:p>
          </table:table-cell>
          <table:table-cell office:value-type="float" office:value="1083.230435">
            <text:p>1083.2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0">
            <text:p>60</text:p>
          </table:table-cell>
          <table:table-cell office:value-type="float" office:value="1.218042">
            <text:p>1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0">
            <text:p>60</text:p>
          </table:table-cell>
          <table:table-cell office:value-type="float" office:value="1.212771">
            <text:p>1.2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">
            <text:p>60</text:p>
          </table:table-cell>
          <table:table-cell office:value-type="float" office:value="0.384464">
            <text:p>0.3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0">
            <text:p>60</text:p>
          </table:table-cell>
          <table:table-cell office:value-type="float" office:value="0.379828">
            <text:p>0.3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0">
            <text:p>60</text:p>
          </table:table-cell>
          <table:table-cell office:value-type="float" office:value="7277.207282">
            <text:p>7277.2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0">
            <text:p>60</text:p>
          </table:table-cell>
          <table:table-cell office:value-type="float" office:value="7286.008973">
            <text:p>7286.0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0">
            <text:p>70</text:p>
          </table:table-cell>
          <table:table-cell office:value-type="float" office:value="1.22204">
            <text:p>1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0">
            <text:p>70</text:p>
          </table:table-cell>
          <table:table-cell office:value-type="float" office:value="1.216755">
            <text:p>1.2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">
            <text:p>7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0">
            <text:p>70</text:p>
          </table:table-cell>
          <table:table-cell office:value-type="float" office:value="0.382117">
            <text:p>0.3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0">
            <text:p>70</text:p>
          </table:table-cell>
          <table:table-cell office:value-type="float" office:value="7352.819243">
            <text:p>7352.8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0">
            <text:p>70</text:p>
          </table:table-cell>
          <table:table-cell office:value-type="float" office:value="7351.883005">
            <text:p>7351.8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0">
            <text:p>80</text:p>
          </table:table-cell>
          <table:table-cell office:value-type="float" office:value="1.22204">
            <text:p>1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0">
            <text:p>80</text:p>
          </table:table-cell>
          <table:table-cell office:value-type="float" office:value="1.216755">
            <text:p>1.2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">
            <text:p>8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0">
            <text:p>80</text:p>
          </table:table-cell>
          <table:table-cell office:value-type="float" office:value="0.382117">
            <text:p>0.3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0">
            <text:p>80</text:p>
          </table:table-cell>
          <table:table-cell office:value-type="float" office:value="7352.819243">
            <text:p>7352.8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0">
            <text:p>80</text:p>
          </table:table-cell>
          <table:table-cell office:value-type="float" office:value="7351.883005">
            <text:p>7351.8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0">
            <text:p>90</text:p>
          </table:table-cell>
          <table:table-cell office:value-type="float" office:value="1.22204">
            <text:p>1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0">
            <text:p>90</text:p>
          </table:table-cell>
          <table:table-cell office:value-type="float" office:value="1.216755">
            <text:p>1.2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">
            <text:p>90</text:p>
          </table:table-cell>
          <table:table-cell office:value-type="float" office:value="0.387357">
            <text:p>0.3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0">
            <text:p>90</text:p>
          </table:table-cell>
          <table:table-cell office:value-type="float" office:value="0.382117">
            <text:p>0.3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0">
            <text:p>90</text:p>
          </table:table-cell>
          <table:table-cell office:value-type="float" office:value="7352.819243">
            <text:p>7352.8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0">
            <text:p>90</text:p>
          </table:table-cell>
          <table:table-cell office:value-type="float" office:value="7351.883005">
            <text:p>7351.8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0">
            <text:p>100</text:p>
          </table:table-cell>
          <table:table-cell office:value-type="float" office:value="1.239862">
            <text:p>1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0">
            <text:p>100</text:p>
          </table:table-cell>
          <table:table-cell office:value-type="float" office:value="1.234551">
            <text:p>1.2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">
            <text:p>100</text:p>
          </table:table-cell>
          <table:table-cell office:value-type="float" office:value="0.399589">
            <text:p>0.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0">
            <text:p>100</text:p>
          </table:table-cell>
          <table:table-cell office:value-type="float" office:value="0.394543">
            <text:p>0.3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0">
            <text:p>100</text:p>
          </table:table-cell>
          <table:table-cell office:value-type="float" office:value="7673.182553">
            <text:p>7673.1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0">
            <text:p>100</text:p>
          </table:table-cell>
          <table:table-cell office:value-type="float" office:value="7669.233363">
            <text:p>7669.2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0">
            <text:p>110</text:p>
          </table:table-cell>
          <table:table-cell office:value-type="float" office:value="1.462712">
            <text:p>1.4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0">
            <text:p>110</text:p>
          </table:table-cell>
          <table:table-cell office:value-type="float" office:value="1.458449">
            <text:p>1.4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">
            <text:p>110</text:p>
          </table:table-cell>
          <table:table-cell office:value-type="float" office:value="0.547454">
            <text:p>0.5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0">
            <text:p>110</text:p>
          </table:table-cell>
          <table:table-cell office:value-type="float" office:value="0.54111">
            <text:p>0.5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0">
            <text:p>110</text:p>
          </table:table-cell>
          <table:table-cell office:value-type="float" office:value="11764.877896">
            <text:p>11764.8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0">
            <text:p>110</text:p>
          </table:table-cell>
          <table:table-cell office:value-type="float" office:value="11791.02424">
            <text:p>11791.0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0">
            <text:p>120</text:p>
          </table:table-cell>
          <table:table-cell office:value-type="float" office:value="1.745857">
            <text:p>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0">
            <text:p>120</text:p>
          </table:table-cell>
          <table:table-cell office:value-type="float" office:value="1.739043">
            <text:p>1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">
            <text:p>120</text:p>
          </table:table-cell>
          <table:table-cell office:value-type="float" office:value="0.732464">
            <text:p>0.7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0">
            <text:p>120</text:p>
          </table:table-cell>
          <table:table-cell office:value-type="float" office:value="0.723086">
            <text:p>0.7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0">
            <text:p>120</text:p>
          </table:table-cell>
          <table:table-cell office:value-type="float" office:value="16749.867028">
            <text:p>16749.8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0">
            <text:p>120</text:p>
          </table:table-cell>
          <table:table-cell office:value-type="float" office:value="16760.974375">
            <text:p>16760.9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0">
            <text:p>130</text:p>
          </table:table-cell>
          <table:table-cell office:value-type="float" office:value="1.749806">
            <text:p>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0">
            <text:p>130</text:p>
          </table:table-cell>
          <table:table-cell office:value-type="float" office:value="1.74276">
            <text:p>1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">
            <text:p>13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0">
            <text:p>130</text:p>
          </table:table-cell>
          <table:table-cell office:value-type="float" office:value="0.72529">
            <text:p>0.7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0">
            <text:p>130</text:p>
          </table:table-cell>
          <table:table-cell office:value-type="float" office:value="16827.949243">
            <text:p>16827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0">
            <text:p>130</text:p>
          </table:table-cell>
          <table:table-cell office:value-type="float" office:value="16825.20069">
            <text:p>16825.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0">
            <text:p>140</text:p>
          </table:table-cell>
          <table:table-cell office:value-type="float" office:value="1.749806">
            <text:p>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0">
            <text:p>140</text:p>
          </table:table-cell>
          <table:table-cell office:value-type="float" office:value="1.74276">
            <text:p>1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">
            <text:p>14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0">
            <text:p>140</text:p>
          </table:table-cell>
          <table:table-cell office:value-type="float" office:value="0.72529">
            <text:p>0.7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0">
            <text:p>140</text:p>
          </table:table-cell>
          <table:table-cell office:value-type="float" office:value="16827.949243">
            <text:p>16827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0">
            <text:p>140</text:p>
          </table:table-cell>
          <table:table-cell office:value-type="float" office:value="16825.20069">
            <text:p>16825.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50">
            <text:p>150</text:p>
          </table:table-cell>
          <table:table-cell office:value-type="float" office:value="1.749806">
            <text:p>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50">
            <text:p>150</text:p>
          </table:table-cell>
          <table:table-cell office:value-type="float" office:value="1.74276">
            <text:p>1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">
            <text:p>150</text:p>
          </table:table-cell>
          <table:table-cell office:value-type="float" office:value="0.735191">
            <text:p>0.7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50">
            <text:p>150</text:p>
          </table:table-cell>
          <table:table-cell office:value-type="float" office:value="0.72529">
            <text:p>0.7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50">
            <text:p>150</text:p>
          </table:table-cell>
          <table:table-cell office:value-type="float" office:value="16827.949243">
            <text:p>16827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50">
            <text:p>150</text:p>
          </table:table-cell>
          <table:table-cell office:value-type="float" office:value="16825.20069">
            <text:p>16825.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60">
            <text:p>160</text:p>
          </table:table-cell>
          <table:table-cell office:value-type="float" office:value="1.750166">
            <text:p>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60">
            <text:p>160</text:p>
          </table:table-cell>
          <table:table-cell office:value-type="float" office:value="1.74288">
            <text:p>1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60">
            <text:p>160</text:p>
          </table:table-cell>
          <table:table-cell office:value-type="float" office:value="0.735427">
            <text:p>0.7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60">
            <text:p>160</text:p>
          </table:table-cell>
          <table:table-cell office:value-type="float" office:value="0.725447">
            <text:p>0.7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60">
            <text:p>160</text:p>
          </table:table-cell>
          <table:table-cell office:value-type="float" office:value="16836.03243">
            <text:p>16836.0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60">
            <text:p>160</text:p>
          </table:table-cell>
          <table:table-cell office:value-type="float" office:value="16827.88681">
            <text:p>16827.8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70">
            <text:p>170</text:p>
          </table:table-cell>
          <table:table-cell office:value-type="float" office:value="1.790971">
            <text:p>1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70">
            <text:p>170</text:p>
          </table:table-cell>
          <table:table-cell office:value-type="float" office:value="1.785528">
            <text:p>1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70">
            <text:p>170</text:p>
          </table:table-cell>
          <table:table-cell office:value-type="float" office:value="0.762865">
            <text:p>0.7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70">
            <text:p>170</text:p>
          </table:table-cell>
          <table:table-cell office:value-type="float" office:value="0.753007">
            <text:p>0.7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70">
            <text:p>170</text:p>
          </table:table-cell>
          <table:table-cell office:value-type="float" office:value="17525.759685">
            <text:p>17525.7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70">
            <text:p>170</text:p>
          </table:table-cell>
          <table:table-cell office:value-type="float" office:value="17573.299565">
            <text:p>17573.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80">
            <text:p>180</text:p>
          </table:table-cell>
          <table:table-cell office:value-type="float" office:value="1.933307">
            <text:p>1.9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80">
            <text:p>180</text:p>
          </table:table-cell>
          <table:table-cell office:value-type="float" office:value="1.927139">
            <text:p>1.9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80">
            <text:p>180</text:p>
          </table:table-cell>
          <table:table-cell office:value-type="float" office:value="0.857971">
            <text:p>0.8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80">
            <text:p>180</text:p>
          </table:table-cell>
          <table:table-cell office:value-type="float" office:value="0.846515">
            <text:p>0.8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80">
            <text:p>180</text:p>
          </table:table-cell>
          <table:table-cell office:value-type="float" office:value="20088.330952">
            <text:p>20088.3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80">
            <text:p>180</text:p>
          </table:table-cell>
          <table:table-cell office:value-type="float" office:value="20113.755984">
            <text:p>20113.7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90">
            <text:p>190</text:p>
          </table:table-cell>
          <table:table-cell office:value-type="float" office:value="2.196541">
            <text:p>2.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90">
            <text:p>190</text:p>
          </table:table-cell>
          <table:table-cell office:value-type="float" office:value="2.196874">
            <text:p>2.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90">
            <text:p>190</text:p>
          </table:table-cell>
          <table:table-cell office:value-type="float" office:value="1.033546">
            <text:p>1.0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90">
            <text:p>190</text:p>
          </table:table-cell>
          <table:table-cell office:value-type="float" office:value="1.020044">
            <text:p>1.0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90">
            <text:p>190</text:p>
          </table:table-cell>
          <table:table-cell office:value-type="float" office:value="24988.981935">
            <text:p>24988.9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90">
            <text:p>190</text:p>
          </table:table-cell>
          <table:table-cell office:value-type="float" office:value="25031.927228">
            <text:p>25031.9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00">
            <text:p>200</text:p>
          </table:table-cell>
          <table:table-cell office:value-type="float" office:value="2.508091">
            <text:p>2.5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00">
            <text:p>200</text:p>
          </table:table-cell>
          <table:table-cell office:value-type="float" office:value="2.502451">
            <text:p>2.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00">
            <text:p>200</text:p>
          </table:table-cell>
          <table:table-cell office:value-type="float" office:value="1.23432">
            <text:p>1.2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00">
            <text:p>200</text:p>
          </table:table-cell>
          <table:table-cell office:value-type="float" office:value="1.218761">
            <text:p>1.2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00">
            <text:p>200</text:p>
          </table:table-cell>
          <table:table-cell office:value-type="float" office:value="30403.006252">
            <text:p>30403.0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00">
            <text:p>200</text:p>
          </table:table-cell>
          <table:table-cell office:value-type="float" office:value="30429.257184">
            <text:p>30429.2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10">
            <text:p>210</text:p>
          </table:table-cell>
          <table:table-cell office:value-type="float" office:value="2.530961">
            <text:p>2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10">
            <text:p>210</text:p>
          </table:table-cell>
          <table:table-cell office:value-type="float" office:value="2.526436">
            <text:p>2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10">
            <text:p>210</text:p>
          </table:table-cell>
          <table:table-cell office:value-type="float" office:value="1.250007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10">
            <text:p>210</text:p>
          </table:table-cell>
          <table:table-cell office:value-type="float" office:value="1.233296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10">
            <text:p>210</text:p>
          </table:table-cell>
          <table:table-cell office:value-type="float" office:value="30856.527545">
            <text:p>30856.5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10">
            <text:p>210</text:p>
          </table:table-cell>
          <table:table-cell office:value-type="float" office:value="30848.647528">
            <text:p>30848.6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20">
            <text:p>220</text:p>
          </table:table-cell>
          <table:table-cell office:value-type="float" office:value="2.531007">
            <text:p>2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20">
            <text:p>220</text:p>
          </table:table-cell>
          <table:table-cell office:value-type="float" office:value="2.526436">
            <text:p>2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20">
            <text:p>22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20">
            <text:p>220</text:p>
          </table:table-cell>
          <table:table-cell office:value-type="float" office:value="1.233326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20">
            <text:p>220</text:p>
          </table:table-cell>
          <table:table-cell office:value-type="float" office:value="30857.370405">
            <text:p>30857.3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20">
            <text:p>220</text:p>
          </table:table-cell>
          <table:table-cell office:value-type="float" office:value="30848.647528">
            <text:p>30848.6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30">
            <text:p>230</text:p>
          </table:table-cell>
          <table:table-cell office:value-type="float" office:value="2.531007">
            <text:p>2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30">
            <text:p>230</text:p>
          </table:table-cell>
          <table:table-cell office:value-type="float" office:value="2.526436">
            <text:p>2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30">
            <text:p>23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30">
            <text:p>230</text:p>
          </table:table-cell>
          <table:table-cell office:value-type="float" office:value="1.233326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30">
            <text:p>230</text:p>
          </table:table-cell>
          <table:table-cell office:value-type="float" office:value="30857.370405">
            <text:p>30857.3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30">
            <text:p>230</text:p>
          </table:table-cell>
          <table:table-cell office:value-type="float" office:value="30848.647528">
            <text:p>30848.6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40">
            <text:p>240</text:p>
          </table:table-cell>
          <table:table-cell office:value-type="float" office:value="2.531007">
            <text:p>2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40">
            <text:p>240</text:p>
          </table:table-cell>
          <table:table-cell office:value-type="float" office:value="2.526436">
            <text:p>2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40">
            <text:p>240</text:p>
          </table:table-cell>
          <table:table-cell office:value-type="float" office:value="1.250068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40">
            <text:p>240</text:p>
          </table:table-cell>
          <table:table-cell office:value-type="float" office:value="1.233326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40">
            <text:p>240</text:p>
          </table:table-cell>
          <table:table-cell office:value-type="float" office:value="30857.370405">
            <text:p>30857.3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40">
            <text:p>240</text:p>
          </table:table-cell>
          <table:table-cell office:value-type="float" office:value="30848.647528">
            <text:p>30848.6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50">
            <text:p>250</text:p>
          </table:table-cell>
          <table:table-cell office:value-type="float" office:value="2.531367">
            <text:p>2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50">
            <text:p>250</text:p>
          </table:table-cell>
          <table:table-cell office:value-type="float" office:value="2.526672">
            <text:p>2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50">
            <text:p>250</text:p>
          </table:table-cell>
          <table:table-cell office:value-type="float" office:value="1.250088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50">
            <text:p>250</text:p>
          </table:table-cell>
          <table:table-cell office:value-type="float" office:value="1.233326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50">
            <text:p>250</text:p>
          </table:table-cell>
          <table:table-cell office:value-type="float" office:value="30858.338896">
            <text:p>30858.3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50">
            <text:p>250</text:p>
          </table:table-cell>
          <table:table-cell office:value-type="float" office:value="30850.579267">
            <text:p>30850.5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60">
            <text:p>260</text:p>
          </table:table-cell>
          <table:table-cell office:value-type="float" office:value="2.539003">
            <text:p>2.5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60">
            <text:p>260</text:p>
          </table:table-cell>
          <table:table-cell office:value-type="float" office:value="2.5359">
            <text:p>2.5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60">
            <text:p>260</text:p>
          </table:table-cell>
          <table:table-cell office:value-type="float" office:value="1.250974">
            <text:p>1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60">
            <text:p>260</text:p>
          </table:table-cell>
          <table:table-cell office:value-type="float" office:value="1.234397">
            <text:p>1.2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60">
            <text:p>260</text:p>
          </table:table-cell>
          <table:table-cell office:value-type="float" office:value="30982.439193">
            <text:p>30982.4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60">
            <text:p>260</text:p>
          </table:table-cell>
          <table:table-cell office:value-type="float" office:value="30959.93484">
            <text:p>30959.9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70">
            <text:p>270</text:p>
          </table:table-cell>
          <table:table-cell office:value-type="float" office:value="2.630575">
            <text:p>2.6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70">
            <text:p>270</text:p>
          </table:table-cell>
          <table:table-cell office:value-type="float" office:value="2.636994">
            <text:p>2.6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70">
            <text:p>270</text:p>
          </table:table-cell>
          <table:table-cell office:value-type="float" office:value="1.264822">
            <text:p>1.2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70">
            <text:p>270</text:p>
          </table:table-cell>
          <table:table-cell office:value-type="float" office:value="1.248209">
            <text:p>1.2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70">
            <text:p>270</text:p>
          </table:table-cell>
          <table:table-cell office:value-type="float" office:value="32333.028654">
            <text:p>32333.0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70">
            <text:p>270</text:p>
          </table:table-cell>
          <table:table-cell office:value-type="float" office:value="32402.315479">
            <text:p>32402.3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80">
            <text:p>280</text:p>
          </table:table-cell>
          <table:table-cell office:value-type="float" office:value="3.051239">
            <text:p>3.0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80">
            <text:p>280</text:p>
          </table:table-cell>
          <table:table-cell office:value-type="float" office:value="3.04158">
            <text:p>3.0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80">
            <text:p>280</text:p>
          </table:table-cell>
          <table:table-cell office:value-type="float" office:value="1.332249">
            <text:p>1.3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80">
            <text:p>280</text:p>
          </table:table-cell>
          <table:table-cell office:value-type="float" office:value="1.316278">
            <text:p>1.3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80">
            <text:p>280</text:p>
          </table:table-cell>
          <table:table-cell office:value-type="float" office:value="39399.063805">
            <text:p>39399.0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80">
            <text:p>280</text:p>
          </table:table-cell>
          <table:table-cell office:value-type="float" office:value="39560.462939">
            <text:p>39560.4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290">
            <text:p>290</text:p>
          </table:table-cell>
          <table:table-cell office:value-type="float" office:value="3.561981">
            <text:p>3.5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290">
            <text:p>290</text:p>
          </table:table-cell>
          <table:table-cell office:value-type="float" office:value="3.566083">
            <text:p>3.5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90">
            <text:p>290</text:p>
          </table:table-cell>
          <table:table-cell office:value-type="float" office:value="1.451164">
            <text:p>1.4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290">
            <text:p>290</text:p>
          </table:table-cell>
          <table:table-cell office:value-type="float" office:value="1.432363">
            <text:p>1.4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290">
            <text:p>290</text:p>
          </table:table-cell>
          <table:table-cell office:value-type="float" office:value="52044.645008">
            <text:p>52044.6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290">
            <text:p>290</text:p>
          </table:table-cell>
          <table:table-cell office:value-type="float" office:value="52285.319888">
            <text:p>52285.3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00">
            <text:p>300</text:p>
          </table:table-cell>
          <table:table-cell office:value-type="float" office:value="4.220577">
            <text:p>4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00">
            <text:p>300</text:p>
          </table:table-cell>
          <table:table-cell office:value-type="float" office:value="4.234256">
            <text:p>4.2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0">
            <text:p>300</text:p>
          </table:table-cell>
          <table:table-cell office:value-type="float" office:value="1.601557">
            <text:p>1.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00">
            <text:p>300</text:p>
          </table:table-cell>
          <table:table-cell office:value-type="float" office:value="1.583043">
            <text:p>1.5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00">
            <text:p>300</text:p>
          </table:table-cell>
          <table:table-cell office:value-type="float" office:value="68601.288802">
            <text:p>68601.2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00">
            <text:p>300</text:p>
          </table:table-cell>
          <table:table-cell office:value-type="float" office:value="68814.197889">
            <text:p>68814.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10">
            <text:p>310</text:p>
          </table:table-cell>
          <table:table-cell office:value-type="float" office:value="5.037762">
            <text:p>5.0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10">
            <text:p>310</text:p>
          </table:table-cell>
          <table:table-cell office:value-type="float" office:value="5.05287">
            <text:p>5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10">
            <text:p>310</text:p>
          </table:table-cell>
          <table:table-cell office:value-type="float" office:value="1.770512">
            <text:p>1.7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10">
            <text:p>310</text:p>
          </table:table-cell>
          <table:table-cell office:value-type="float" office:value="1.754075">
            <text:p>1.7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10">
            <text:p>310</text:p>
          </table:table-cell>
          <table:table-cell office:value-type="float" office:value="87528.10094">
            <text:p>87528.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10">
            <text:p>310</text:p>
          </table:table-cell>
          <table:table-cell office:value-type="float" office:value="87559.426489">
            <text:p>87559.4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20">
            <text:p>320</text:p>
          </table:table-cell>
          <table:table-cell office:value-type="float" office:value="5.681797">
            <text:p>5.6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20">
            <text:p>320</text:p>
          </table:table-cell>
          <table:table-cell office:value-type="float" office:value="5.679302">
            <text:p>5.6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20">
            <text:p>320</text:p>
          </table:table-cell>
          <table:table-cell office:value-type="float" office:value="1.96002">
            <text:p>1.9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20">
            <text:p>320</text:p>
          </table:table-cell>
          <table:table-cell office:value-type="float" office:value="1.94627">
            <text:p>1.9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20">
            <text:p>320</text:p>
          </table:table-cell>
          <table:table-cell office:value-type="float" office:value="108368.744488">
            <text:p>108368.7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20">
            <text:p>320</text:p>
          </table:table-cell>
          <table:table-cell office:value-type="float" office:value="108220.23686">
            <text:p>108220.2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30">
            <text:p>330</text:p>
          </table:table-cell>
          <table:table-cell office:value-type="float" office:value="5.781883">
            <text:p>5.7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30">
            <text:p>330</text:p>
          </table:table-cell>
          <table:table-cell office:value-type="float" office:value="5.780233">
            <text:p>5.7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30">
            <text:p>330</text:p>
          </table:table-cell>
          <table:table-cell office:value-type="float" office:value="2.010015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30">
            <text:p>330</text:p>
          </table:table-cell>
          <table:table-cell office:value-type="float" office:value="1.993927">
            <text:p>1.9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30">
            <text:p>330</text:p>
          </table:table-cell>
          <table:table-cell office:value-type="float" office:value="113593.826023">
            <text:p>113593.8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30">
            <text:p>330</text:p>
          </table:table-cell>
          <table:table-cell office:value-type="float" office:value="113552.994117">
            <text:p>113552.9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40">
            <text:p>340</text:p>
          </table:table-cell>
          <table:table-cell office:value-type="float" office:value="5.786553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40">
            <text:p>340</text:p>
          </table:table-cell>
          <table:table-cell office:value-type="float" office:value="5.785373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40">
            <text:p>340</text:p>
          </table:table-cell>
          <table:table-cell office:value-type="float" office:value="2.013289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40">
            <text:p>340</text:p>
          </table:table-cell>
          <table:table-cell office:value-type="float" office:value="1.997286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40">
            <text:p>340</text:p>
          </table:table-cell>
          <table:table-cell office:value-type="float" office:value="113947.848421">
            <text:p>113947.8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40">
            <text:p>340</text:p>
          </table:table-cell>
          <table:table-cell office:value-type="float" office:value="113937.625342">
            <text:p>113937.6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50">
            <text:p>350</text:p>
          </table:table-cell>
          <table:table-cell office:value-type="float" office:value="5.786568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50">
            <text:p>350</text:p>
          </table:table-cell>
          <table:table-cell office:value-type="float" office:value="5.785443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50">
            <text:p>35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50">
            <text:p>350</text:p>
          </table:table-cell>
          <table:table-cell office:value-type="float" office:value="1.997298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50">
            <text:p>350</text:p>
          </table:table-cell>
          <table:table-cell office:value-type="float" office:value="113949.114837">
            <text:p>113949.1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50">
            <text:p>350</text:p>
          </table:table-cell>
          <table:table-cell office:value-type="float" office:value="113938.890595">
            <text:p>113938.8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60">
            <text:p>360</text:p>
          </table:table-cell>
          <table:table-cell office:value-type="float" office:value="5.786568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60">
            <text:p>360</text:p>
          </table:table-cell>
          <table:table-cell office:value-type="float" office:value="5.785443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60">
            <text:p>36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60">
            <text:p>360</text:p>
          </table:table-cell>
          <table:table-cell office:value-type="float" office:value="1.997298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60">
            <text:p>360</text:p>
          </table:table-cell>
          <table:table-cell office:value-type="float" office:value="113949.114837">
            <text:p>113949.1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60">
            <text:p>360</text:p>
          </table:table-cell>
          <table:table-cell office:value-type="float" office:value="113938.890595">
            <text:p>113938.8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70">
            <text:p>370</text:p>
          </table:table-cell>
          <table:table-cell office:value-type="float" office:value="5.786568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70">
            <text:p>370</text:p>
          </table:table-cell>
          <table:table-cell office:value-type="float" office:value="5.785443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70">
            <text:p>37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70">
            <text:p>370</text:p>
          </table:table-cell>
          <table:table-cell office:value-type="float" office:value="1.997298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70">
            <text:p>370</text:p>
          </table:table-cell>
          <table:table-cell office:value-type="float" office:value="113949.114837">
            <text:p>113949.1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70">
            <text:p>370</text:p>
          </table:table-cell>
          <table:table-cell office:value-type="float" office:value="113938.890595">
            <text:p>113938.8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80">
            <text:p>380</text:p>
          </table:table-cell>
          <table:table-cell office:value-type="float" office:value="5.786568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80">
            <text:p>380</text:p>
          </table:table-cell>
          <table:table-cell office:value-type="float" office:value="5.785443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80">
            <text:p>380</text:p>
          </table:table-cell>
          <table:table-cell office:value-type="float" office:value="2.013311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80">
            <text:p>380</text:p>
          </table:table-cell>
          <table:table-cell office:value-type="float" office:value="1.997298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80">
            <text:p>380</text:p>
          </table:table-cell>
          <table:table-cell office:value-type="float" office:value="113950.500091">
            <text:p>113950.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80">
            <text:p>380</text:p>
          </table:table-cell>
          <table:table-cell office:value-type="float" office:value="113938.890595">
            <text:p>113938.8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390">
            <text:p>390</text:p>
          </table:table-cell>
          <table:table-cell office:value-type="float" office:value="5.78661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390">
            <text:p>390</text:p>
          </table:table-cell>
          <table:table-cell office:value-type="float" office:value="5.78555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90">
            <text:p>390</text:p>
          </table:table-cell>
          <table:table-cell office:value-type="float" office:value="2.013324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390">
            <text:p>390</text:p>
          </table:table-cell>
          <table:table-cell office:value-type="float" office:value="1.997337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390">
            <text:p>390</text:p>
          </table:table-cell>
          <table:table-cell office:value-type="float" office:value="113956.161844">
            <text:p>113956.1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390">
            <text:p>390</text:p>
          </table:table-cell>
          <table:table-cell office:value-type="float" office:value="113945.963041">
            <text:p>113945.9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00">
            <text:p>400</text:p>
          </table:table-cell>
          <table:table-cell office:value-type="float" office:value="5.787277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00">
            <text:p>400</text:p>
          </table:table-cell>
          <table:table-cell office:value-type="float" office:value="5.78649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0">
            <text:p>400</text:p>
          </table:table-cell>
          <table:table-cell office:value-type="float" office:value="2.013659">
            <text:p>2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00">
            <text:p>400</text:p>
          </table:table-cell>
          <table:table-cell office:value-type="float" office:value="1.997718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00">
            <text:p>400</text:p>
          </table:table-cell>
          <table:table-cell office:value-type="float" office:value="114002.395826">
            <text:p>114002.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00">
            <text:p>400</text:p>
          </table:table-cell>
          <table:table-cell office:value-type="float" office:value="113983.521545">
            <text:p>113983.5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10">
            <text:p>410</text:p>
          </table:table-cell>
          <table:table-cell office:value-type="float" office:value="5.790645">
            <text:p>5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10">
            <text:p>410</text:p>
          </table:table-cell>
          <table:table-cell office:value-type="float" office:value="5.78952">
            <text:p>5.7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10">
            <text:p>410</text:p>
          </table:table-cell>
          <table:table-cell office:value-type="float" office:value="2.015343">
            <text:p>2.0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10">
            <text:p>410</text:p>
          </table:table-cell>
          <table:table-cell office:value-type="float" office:value="1.999409">
            <text:p>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10">
            <text:p>410</text:p>
          </table:table-cell>
          <table:table-cell office:value-type="float" office:value="114189.730377">
            <text:p>114189.7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10">
            <text:p>410</text:p>
          </table:table-cell>
          <table:table-cell office:value-type="float" office:value="114176.905822">
            <text:p>114176.9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20">
            <text:p>420</text:p>
          </table:table-cell>
          <table:table-cell office:value-type="float" office:value="5.800722">
            <text:p>5.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20">
            <text:p>420</text:p>
          </table:table-cell>
          <table:table-cell office:value-type="float" office:value="5.798795">
            <text:p>5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20">
            <text:p>420</text:p>
          </table:table-cell>
          <table:table-cell office:value-type="float" office:value="2.021134">
            <text:p>2.0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20">
            <text:p>420</text:p>
          </table:table-cell>
          <table:table-cell office:value-type="float" office:value="2.00501">
            <text:p>2.0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20">
            <text:p>420</text:p>
          </table:table-cell>
          <table:table-cell office:value-type="float" office:value="114824.251615">
            <text:p>114824.2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20">
            <text:p>420</text:p>
          </table:table-cell>
          <table:table-cell office:value-type="float" office:value="114763.07445">
            <text:p>114763.0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30">
            <text:p>430</text:p>
          </table:table-cell>
          <table:table-cell office:value-type="float" office:value="5.814477">
            <text:p>5.8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30">
            <text:p>430</text:p>
          </table:table-cell>
          <table:table-cell office:value-type="float" office:value="5.812697">
            <text:p>5.8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30">
            <text:p>430</text:p>
          </table:table-cell>
          <table:table-cell office:value-type="float" office:value="2.030705">
            <text:p>2.0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30">
            <text:p>430</text:p>
          </table:table-cell>
          <table:table-cell office:value-type="float" office:value="2.014415">
            <text:p>2.0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30">
            <text:p>430</text:p>
          </table:table-cell>
          <table:table-cell office:value-type="float" office:value="115803.251291">
            <text:p>115803.2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30">
            <text:p>430</text:p>
          </table:table-cell>
          <table:table-cell office:value-type="float" office:value="115804.393719">
            <text:p>115804.3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40">
            <text:p>440</text:p>
          </table:table-cell>
          <table:table-cell office:value-type="float" office:value="5.834705">
            <text:p>5.8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40">
            <text:p>440</text:p>
          </table:table-cell>
          <table:table-cell office:value-type="float" office:value="5.831591">
            <text:p>5.8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40">
            <text:p>440</text:p>
          </table:table-cell>
          <table:table-cell office:value-type="float" office:value="2.044411">
            <text:p>2.0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40">
            <text:p>440</text:p>
          </table:table-cell>
          <table:table-cell office:value-type="float" office:value="2.027667">
            <text:p>2.0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40">
            <text:p>440</text:p>
          </table:table-cell>
          <table:table-cell office:value-type="float" office:value="117216.431938">
            <text:p>117216.4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40">
            <text:p>440</text:p>
          </table:table-cell>
          <table:table-cell office:value-type="float" office:value="117236.959269">
            <text:p>117236.9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50">
            <text:p>450</text:p>
          </table:table-cell>
          <table:table-cell office:value-type="float" office:value="5.884607">
            <text:p>5.8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50">
            <text:p>450</text:p>
          </table:table-cell>
          <table:table-cell office:value-type="float" office:value="5.883975">
            <text:p>5.8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50">
            <text:p>450</text:p>
          </table:table-cell>
          <table:table-cell office:value-type="float" office:value="2.077988">
            <text:p>2.0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50">
            <text:p>450</text:p>
          </table:table-cell>
          <table:table-cell office:value-type="float" office:value="2.062862">
            <text:p>2.0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50">
            <text:p>450</text:p>
          </table:table-cell>
          <table:table-cell office:value-type="float" office:value="120955.943821">
            <text:p>120955.9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50">
            <text:p>450</text:p>
          </table:table-cell>
          <table:table-cell office:value-type="float" office:value="121141.902054">
            <text:p>121141.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60">
            <text:p>460</text:p>
          </table:table-cell>
          <table:table-cell office:value-type="float" office:value="6.013138">
            <text:p>6.0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60">
            <text:p>460</text:p>
          </table:table-cell>
          <table:table-cell office:value-type="float" office:value="6.012841">
            <text:p>6.0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60">
            <text:p>460</text:p>
          </table:table-cell>
          <table:table-cell office:value-type="float" office:value="2.163104">
            <text:p>2.1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60">
            <text:p>460</text:p>
          </table:table-cell>
          <table:table-cell office:value-type="float" office:value="2.14888">
            <text:p>2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60">
            <text:p>460</text:p>
          </table:table-cell>
          <table:table-cell office:value-type="float" office:value="130205.819661">
            <text:p>130205.8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60">
            <text:p>460</text:p>
          </table:table-cell>
          <table:table-cell office:value-type="float" office:value="130413.401111">
            <text:p>130413.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70">
            <text:p>470</text:p>
          </table:table-cell>
          <table:table-cell office:value-type="float" office:value="6.255947">
            <text:p>6.2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70">
            <text:p>470</text:p>
          </table:table-cell>
          <table:table-cell office:value-type="float" office:value="6.257059">
            <text:p>6.2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70">
            <text:p>470</text:p>
          </table:table-cell>
          <table:table-cell office:value-type="float" office:value="2.324489">
            <text:p>2.3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70">
            <text:p>470</text:p>
          </table:table-cell>
          <table:table-cell office:value-type="float" office:value="2.310952">
            <text:p>2.3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70">
            <text:p>470</text:p>
          </table:table-cell>
          <table:table-cell office:value-type="float" office:value="147445.575226">
            <text:p>147445.5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70">
            <text:p>470</text:p>
          </table:table-cell>
          <table:table-cell office:value-type="float" office:value="147722.976546">
            <text:p>147722.9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80">
            <text:p>480</text:p>
          </table:table-cell>
          <table:table-cell office:value-type="float" office:value="6.505324">
            <text:p>6.5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80">
            <text:p>480</text:p>
          </table:table-cell>
          <table:table-cell office:value-type="float" office:value="6.506874">
            <text:p>6.5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80">
            <text:p>480</text:p>
          </table:table-cell>
          <table:table-cell office:value-type="float" office:value="2.488441">
            <text:p>2.4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80">
            <text:p>480</text:p>
          </table:table-cell>
          <table:table-cell office:value-type="float" office:value="2.476492">
            <text:p>2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80">
            <text:p>480</text:p>
          </table:table-cell>
          <table:table-cell office:value-type="float" office:value="165148.509576">
            <text:p>165148.5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80">
            <text:p>480</text:p>
          </table:table-cell>
          <table:table-cell office:value-type="float" office:value="165139.112825">
            <text:p>165139.1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490">
            <text:p>490</text:p>
          </table:table-cell>
          <table:table-cell office:value-type="float" office:value="6.78972">
            <text:p>6.7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490">
            <text:p>490</text:p>
          </table:table-cell>
          <table:table-cell office:value-type="float" office:value="6.798179">
            <text:p>6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90">
            <text:p>490</text:p>
          </table:table-cell>
          <table:table-cell office:value-type="float" office:value="2.680712">
            <text:p>2.6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490">
            <text:p>490</text:p>
          </table:table-cell>
          <table:table-cell office:value-type="float" office:value="2.667888">
            <text:p>2.6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490">
            <text:p>490</text:p>
          </table:table-cell>
          <table:table-cell office:value-type="float" office:value="185729.955987">
            <text:p>185729.9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490">
            <text:p>490</text:p>
          </table:table-cell>
          <table:table-cell office:value-type="float" office:value="185577.690973">
            <text:p>185577.6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00">
            <text:p>500</text:p>
          </table:table-cell>
          <table:table-cell office:value-type="float" office:value="7.129626">
            <text:p>7.1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00">
            <text:p>500</text:p>
          </table:table-cell>
          <table:table-cell office:value-type="float" office:value="7.132583">
            <text:p>7.1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0">
            <text:p>500</text:p>
          </table:table-cell>
          <table:table-cell office:value-type="float" office:value="2.901484">
            <text:p>2.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00">
            <text:p>500</text:p>
          </table:table-cell>
          <table:table-cell office:value-type="float" office:value="2.890897">
            <text:p>2.8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00">
            <text:p>500</text:p>
          </table:table-cell>
          <table:table-cell office:value-type="float" office:value="209786.556634">
            <text:p>209786.5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00">
            <text:p>500</text:p>
          </table:table-cell>
          <table:table-cell office:value-type="float" office:value="209415.944255">
            <text:p>209415.9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10">
            <text:p>510</text:p>
          </table:table-cell>
          <table:table-cell office:value-type="float" office:value="7.35223">
            <text:p>7.3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10">
            <text:p>510</text:p>
          </table:table-cell>
          <table:table-cell office:value-type="float" office:value="7.355761">
            <text:p>7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10">
            <text:p>510</text:p>
          </table:table-cell>
          <table:table-cell office:value-type="float" office:value="3.045651">
            <text:p>3.0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10">
            <text:p>510</text:p>
          </table:table-cell>
          <table:table-cell office:value-type="float" office:value="3.035966">
            <text:p>3.0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10">
            <text:p>510</text:p>
          </table:table-cell>
          <table:table-cell office:value-type="float" office:value="225401.729376">
            <text:p>225401.7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10">
            <text:p>510</text:p>
          </table:table-cell>
          <table:table-cell office:value-type="float" office:value="225398.34679">
            <text:p>225398.3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20">
            <text:p>520</text:p>
          </table:table-cell>
          <table:table-cell office:value-type="float" office:value="7.469506">
            <text:p>7.4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20">
            <text:p>520</text:p>
          </table:table-cell>
          <table:table-cell office:value-type="float" office:value="7.47416">
            <text:p>7.4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20">
            <text:p>520</text:p>
          </table:table-cell>
          <table:table-cell office:value-type="float" office:value="3.122557">
            <text:p>3.1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20">
            <text:p>520</text:p>
          </table:table-cell>
          <table:table-cell office:value-type="float" office:value="3.11358">
            <text:p>3.1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20">
            <text:p>520</text:p>
          </table:table-cell>
          <table:table-cell office:value-type="float" office:value="234211.392302">
            <text:p>234211.3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20">
            <text:p>520</text:p>
          </table:table-cell>
          <table:table-cell office:value-type="float" office:value="234282.314714">
            <text:p>234282.3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30">
            <text:p>530</text:p>
          </table:table-cell>
          <table:table-cell office:value-type="float" office:value="7.534167">
            <text:p>7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30">
            <text:p>530</text:p>
          </table:table-cell>
          <table:table-cell office:value-type="float" office:value="7.538645">
            <text:p>7.5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30">
            <text:p>530</text:p>
          </table:table-cell>
          <table:table-cell office:value-type="float" office:value="3.163949">
            <text:p>3.1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30">
            <text:p>530</text:p>
          </table:table-cell>
          <table:table-cell office:value-type="float" office:value="3.154669">
            <text:p>3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30">
            <text:p>530</text:p>
          </table:table-cell>
          <table:table-cell office:value-type="float" office:value="239147.088869">
            <text:p>239147.0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30">
            <text:p>530</text:p>
          </table:table-cell>
          <table:table-cell office:value-type="float" office:value="239102.711757">
            <text:p>239102.7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40">
            <text:p>540</text:p>
          </table:table-cell>
          <table:table-cell office:value-type="float" office:value="7.550437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40">
            <text:p>540</text:p>
          </table:table-cell>
          <table:table-cell office:value-type="float" office:value="7.554829">
            <text:p>7.5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40">
            <text:p>540</text:p>
          </table:table-cell>
          <table:table-cell office:value-type="float" office:value="3.174449">
            <text:p>3.1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40">
            <text:p>540</text:p>
          </table:table-cell>
          <table:table-cell office:value-type="float" office:value="3.16485">
            <text:p>3.1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40">
            <text:p>540</text:p>
          </table:table-cell>
          <table:table-cell office:value-type="float" office:value="240464.804765">
            <text:p>240464.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40">
            <text:p>540</text:p>
          </table:table-cell>
          <table:table-cell office:value-type="float" office:value="240430.152421">
            <text:p>240430.1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50">
            <text:p>550</text:p>
          </table:table-cell>
          <table:table-cell office:value-type="float" office:value="7.553256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50">
            <text:p>550</text:p>
          </table:table-cell>
          <table:table-cell office:value-type="float" office:value="7.557752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50">
            <text:p>550</text:p>
          </table:table-cell>
          <table:table-cell office:value-type="float" office:value="3.17656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50">
            <text:p>550</text:p>
          </table:table-cell>
          <table:table-cell office:value-type="float" office:value="3.166926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50">
            <text:p>550</text:p>
          </table:table-cell>
          <table:table-cell office:value-type="float" office:value="240689.48468">
            <text:p>240689.4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50">
            <text:p>550</text:p>
          </table:table-cell>
          <table:table-cell office:value-type="float" office:value="240666.474115">
            <text:p>240666.4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60">
            <text:p>560</text:p>
          </table:table-cell>
          <table:table-cell office:value-type="float" office:value="7.553619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60">
            <text:p>560</text:p>
          </table:table-cell>
          <table:table-cell office:value-type="float" office:value="7.558213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60">
            <text:p>560</text:p>
          </table:table-cell>
          <table:table-cell office:value-type="float" office:value="3.17680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60">
            <text:p>560</text:p>
          </table:table-cell>
          <table:table-cell office:value-type="float" office:value="3.167263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60">
            <text:p>560</text:p>
          </table:table-cell>
          <table:table-cell office:value-type="float" office:value="240710.959821">
            <text:p>240710.9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60">
            <text:p>560</text:p>
          </table:table-cell>
          <table:table-cell office:value-type="float" office:value="240691.842054">
            <text:p>240691.8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70">
            <text:p>570</text:p>
          </table:table-cell>
          <table:table-cell office:value-type="float" office:value="7.553619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70">
            <text:p>570</text:p>
          </table:table-cell>
          <table:table-cell office:value-type="float" office:value="7.558213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70">
            <text:p>570</text:p>
          </table:table-cell>
          <table:table-cell office:value-type="float" office:value="3.17680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70">
            <text:p>570</text:p>
          </table:table-cell>
          <table:table-cell office:value-type="float" office:value="3.167279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70">
            <text:p>570</text:p>
          </table:table-cell>
          <table:table-cell office:value-type="float" office:value="240712.948791">
            <text:p>240712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70">
            <text:p>570</text:p>
          </table:table-cell>
          <table:table-cell office:value-type="float" office:value="240691.842054">
            <text:p>240691.8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80">
            <text:p>580</text:p>
          </table:table-cell>
          <table:table-cell office:value-type="float" office:value="7.553619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80">
            <text:p>580</text:p>
          </table:table-cell>
          <table:table-cell office:value-type="float" office:value="7.558213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80">
            <text:p>580</text:p>
          </table:table-cell>
          <table:table-cell office:value-type="float" office:value="3.17682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80">
            <text:p>580</text:p>
          </table:table-cell>
          <table:table-cell office:value-type="float" office:value="3.167279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80">
            <text:p>580</text:p>
          </table:table-cell>
          <table:table-cell office:value-type="float" office:value="240712.948791">
            <text:p>240712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80">
            <text:p>580</text:p>
          </table:table-cell>
          <table:table-cell office:value-type="float" office:value="240691.842054">
            <text:p>240691.8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590">
            <text:p>590</text:p>
          </table:table-cell>
          <table:table-cell office:value-type="float" office:value="7.553675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590">
            <text:p>590</text:p>
          </table:table-cell>
          <table:table-cell office:value-type="float" office:value="7.558213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90">
            <text:p>590</text:p>
          </table:table-cell>
          <table:table-cell office:value-type="float" office:value="3.17682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590">
            <text:p>590</text:p>
          </table:table-cell>
          <table:table-cell office:value-type="float" office:value="3.167299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590">
            <text:p>590</text:p>
          </table:table-cell>
          <table:table-cell office:value-type="float" office:value="240717.057673">
            <text:p>240717.0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590">
            <text:p>590</text:p>
          </table:table-cell>
          <table:table-cell office:value-type="float" office:value="240691.842054">
            <text:p>240691.8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00">
            <text:p>600</text:p>
          </table:table-cell>
          <table:table-cell office:value-type="float" office:value="7.553703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00">
            <text:p>600</text:p>
          </table:table-cell>
          <table:table-cell office:value-type="float" office:value="7.558213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0">
            <text:p>600</text:p>
          </table:table-cell>
          <table:table-cell office:value-type="float" office:value="3.176862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00">
            <text:p>600</text:p>
          </table:table-cell>
          <table:table-cell office:value-type="float" office:value="3.167339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00">
            <text:p>600</text:p>
          </table:table-cell>
          <table:table-cell office:value-type="float" office:value="240723.355577">
            <text:p>240723.3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00">
            <text:p>600</text:p>
          </table:table-cell>
          <table:table-cell office:value-type="float" office:value="240693.940289">
            <text:p>240693.9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10">
            <text:p>610</text:p>
          </table:table-cell>
          <table:table-cell office:value-type="float" office:value="7.554048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10">
            <text:p>610</text:p>
          </table:table-cell>
          <table:table-cell office:value-type="float" office:value="7.558465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10">
            <text:p>610</text:p>
          </table:table-cell>
          <table:table-cell office:value-type="float" office:value="3.176944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10">
            <text:p>610</text:p>
          </table:table-cell>
          <table:table-cell office:value-type="float" office:value="3.167497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10">
            <text:p>610</text:p>
          </table:table-cell>
          <table:table-cell office:value-type="float" office:value="240742.489002">
            <text:p>240742.4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10">
            <text:p>610</text:p>
          </table:table-cell>
          <table:table-cell office:value-type="float" office:value="240712.993679">
            <text:p>240712.9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20">
            <text:p>620</text:p>
          </table:table-cell>
          <table:table-cell office:value-type="float" office:value="7.554825">
            <text:p>7.5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20">
            <text:p>620</text:p>
          </table:table-cell>
          <table:table-cell office:value-type="float" office:value="7.559512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20">
            <text:p>620</text:p>
          </table:table-cell>
          <table:table-cell office:value-type="float" office:value="3.177317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20">
            <text:p>620</text:p>
          </table:table-cell>
          <table:table-cell office:value-type="float" office:value="3.16798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20">
            <text:p>620</text:p>
          </table:table-cell>
          <table:table-cell office:value-type="float" office:value="240800.723095">
            <text:p>240800.7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20">
            <text:p>620</text:p>
          </table:table-cell>
          <table:table-cell office:value-type="float" office:value="240777.658178">
            <text:p>240777.6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30">
            <text:p>630</text:p>
          </table:table-cell>
          <table:table-cell office:value-type="float" office:value="7.557383">
            <text:p>7.5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30">
            <text:p>630</text:p>
          </table:table-cell>
          <table:table-cell office:value-type="float" office:value="7.562211">
            <text:p>7.5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30">
            <text:p>630</text:p>
          </table:table-cell>
          <table:table-cell office:value-type="float" office:value="3.178764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30">
            <text:p>630</text:p>
          </table:table-cell>
          <table:table-cell office:value-type="float" office:value="3.16974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30">
            <text:p>630</text:p>
          </table:table-cell>
          <table:table-cell office:value-type="float" office:value="240990.842668">
            <text:p>240990.8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30">
            <text:p>630</text:p>
          </table:table-cell>
          <table:table-cell office:value-type="float" office:value="240967.878515">
            <text:p>240967.8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40">
            <text:p>640</text:p>
          </table:table-cell>
          <table:table-cell office:value-type="float" office:value="7.562145">
            <text:p>7.5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40">
            <text:p>640</text:p>
          </table:table-cell>
          <table:table-cell office:value-type="float" office:value="7.567409">
            <text:p>7.5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40">
            <text:p>640</text:p>
          </table:table-cell>
          <table:table-cell office:value-type="float" office:value="3.182467">
            <text:p>3.1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40">
            <text:p>640</text:p>
          </table:table-cell>
          <table:table-cell office:value-type="float" office:value="3.173451">
            <text:p>3.1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40">
            <text:p>640</text:p>
          </table:table-cell>
          <table:table-cell office:value-type="float" office:value="241392.386432">
            <text:p>241392.3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40">
            <text:p>640</text:p>
          </table:table-cell>
          <table:table-cell office:value-type="float" office:value="241324.803241">
            <text:p>241324.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50">
            <text:p>650</text:p>
          </table:table-cell>
          <table:table-cell office:value-type="float" office:value="7.57353">
            <text:p>7.5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50">
            <text:p>650</text:p>
          </table:table-cell>
          <table:table-cell office:value-type="float" office:value="7.577364">
            <text:p>7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50">
            <text:p>650</text:p>
          </table:table-cell>
          <table:table-cell office:value-type="float" office:value="3.189723">
            <text:p>3.1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50">
            <text:p>650</text:p>
          </table:table-cell>
          <table:table-cell office:value-type="float" office:value="3.1805">
            <text:p>3.1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50">
            <text:p>650</text:p>
          </table:table-cell>
          <table:table-cell office:value-type="float" office:value="242199.957389">
            <text:p>242199.9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50">
            <text:p>650</text:p>
          </table:table-cell>
          <table:table-cell office:value-type="float" office:value="242103.586699">
            <text:p>242103.5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60">
            <text:p>660</text:p>
          </table:table-cell>
          <table:table-cell office:value-type="float" office:value="7.591352">
            <text:p>7.5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60">
            <text:p>660</text:p>
          </table:table-cell>
          <table:table-cell office:value-type="float" office:value="7.594221">
            <text:p>7.5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60">
            <text:p>660</text:p>
          </table:table-cell>
          <table:table-cell office:value-type="float" office:value="3.201076">
            <text:p>3.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60">
            <text:p>660</text:p>
          </table:table-cell>
          <table:table-cell office:value-type="float" office:value="3.190684">
            <text:p>3.1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60">
            <text:p>660</text:p>
          </table:table-cell>
          <table:table-cell office:value-type="float" office:value="243320.393644">
            <text:p>243320.3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60">
            <text:p>660</text:p>
          </table:table-cell>
          <table:table-cell office:value-type="float" office:value="243248.968334">
            <text:p>243248.9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70">
            <text:p>670</text:p>
          </table:table-cell>
          <table:table-cell office:value-type="float" office:value="7.615618">
            <text:p>7.6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70">
            <text:p>670</text:p>
          </table:table-cell>
          <table:table-cell office:value-type="float" office:value="7.619724">
            <text:p>7.6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70">
            <text:p>670</text:p>
          </table:table-cell>
          <table:table-cell office:value-type="float" office:value="3.217407">
            <text:p>3.2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70">
            <text:p>670</text:p>
          </table:table-cell>
          <table:table-cell office:value-type="float" office:value="3.209009">
            <text:p>3.2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70">
            <text:p>670</text:p>
          </table:table-cell>
          <table:table-cell office:value-type="float" office:value="245169.42644">
            <text:p>245169.4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70">
            <text:p>670</text:p>
          </table:table-cell>
          <table:table-cell office:value-type="float" office:value="245088.907741">
            <text:p>245088.9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80">
            <text:p>680</text:p>
          </table:table-cell>
          <table:table-cell office:value-type="float" office:value="7.660683">
            <text:p>7.6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80">
            <text:p>680</text:p>
          </table:table-cell>
          <table:table-cell office:value-type="float" office:value="7.66345">
            <text:p>7.6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80">
            <text:p>680</text:p>
          </table:table-cell>
          <table:table-cell office:value-type="float" office:value="3.247673">
            <text:p>3.2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80">
            <text:p>680</text:p>
          </table:table-cell>
          <table:table-cell office:value-type="float" office:value="3.238917">
            <text:p>3.2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80">
            <text:p>680</text:p>
          </table:table-cell>
          <table:table-cell office:value-type="float" office:value="248281.627443">
            <text:p>248281.6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80">
            <text:p>680</text:p>
          </table:table-cell>
          <table:table-cell office:value-type="float" office:value="248339.008922">
            <text:p>248339.0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690">
            <text:p>690</text:p>
          </table:table-cell>
          <table:table-cell office:value-type="float" office:value="7.743348">
            <text:p>7.7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690">
            <text:p>690</text:p>
          </table:table-cell>
          <table:table-cell office:value-type="float" office:value="7.747671">
            <text:p>7.7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90">
            <text:p>690</text:p>
          </table:table-cell>
          <table:table-cell office:value-type="float" office:value="3.303735">
            <text:p>3.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690">
            <text:p>690</text:p>
          </table:table-cell>
          <table:table-cell office:value-type="float" office:value="3.294185">
            <text:p>3.2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690">
            <text:p>690</text:p>
          </table:table-cell>
          <table:table-cell office:value-type="float" office:value="254251.637707">
            <text:p>254251.6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690">
            <text:p>690</text:p>
          </table:table-cell>
          <table:table-cell office:value-type="float" office:value="254125.904073">
            <text:p>254125.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00">
            <text:p>700</text:p>
          </table:table-cell>
          <table:table-cell office:value-type="float" office:value="7.885673">
            <text:p>7.8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00">
            <text:p>700</text:p>
          </table:table-cell>
          <table:table-cell office:value-type="float" office:value="7.894199">
            <text:p>7.8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0">
            <text:p>700</text:p>
          </table:table-cell>
          <table:table-cell office:value-type="float" office:value="3.396968">
            <text:p>3.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00">
            <text:p>700</text:p>
          </table:table-cell>
          <table:table-cell office:value-type="float" office:value="3.388577">
            <text:p>3.3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00">
            <text:p>700</text:p>
          </table:table-cell>
          <table:table-cell office:value-type="float" office:value="264437.776952">
            <text:p>264437.7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00">
            <text:p>700</text:p>
          </table:table-cell>
          <table:table-cell office:value-type="float" office:value="264606.783807">
            <text:p>264606.7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10">
            <text:p>710</text:p>
          </table:table-cell>
          <table:table-cell office:value-type="float" office:value="8.045377">
            <text:p>8.0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10">
            <text:p>710</text:p>
          </table:table-cell>
          <table:table-cell office:value-type="float" office:value="8.056928">
            <text:p>8.0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10">
            <text:p>710</text:p>
          </table:table-cell>
          <table:table-cell office:value-type="float" office:value="3.502753">
            <text:p>3.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10">
            <text:p>710</text:p>
          </table:table-cell>
          <table:table-cell office:value-type="float" office:value="3.496924">
            <text:p>3.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10">
            <text:p>710</text:p>
          </table:table-cell>
          <table:table-cell office:value-type="float" office:value="275535.678416">
            <text:p>275535.6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10">
            <text:p>710</text:p>
          </table:table-cell>
          <table:table-cell office:value-type="float" office:value="275920.193679">
            <text:p>275920.1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20">
            <text:p>720</text:p>
          </table:table-cell>
          <table:table-cell office:value-type="float" office:value="8.199334">
            <text:p>8.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20">
            <text:p>720</text:p>
          </table:table-cell>
          <table:table-cell office:value-type="float" office:value="8.212199">
            <text:p>8.2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20">
            <text:p>720</text:p>
          </table:table-cell>
          <table:table-cell office:value-type="float" office:value="3.603935">
            <text:p>3.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20">
            <text:p>720</text:p>
          </table:table-cell>
          <table:table-cell office:value-type="float" office:value="3.600631">
            <text:p>3.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20">
            <text:p>720</text:p>
          </table:table-cell>
          <table:table-cell office:value-type="float" office:value="286383.634809">
            <text:p>286383.6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20">
            <text:p>720</text:p>
          </table:table-cell>
          <table:table-cell office:value-type="float" office:value="286520.609811">
            <text:p>286520.6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30">
            <text:p>730</text:p>
          </table:table-cell>
          <table:table-cell office:value-type="float" office:value="8.389438">
            <text:p>8.3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30">
            <text:p>730</text:p>
          </table:table-cell>
          <table:table-cell office:value-type="float" office:value="8.405579">
            <text:p>8.4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30">
            <text:p>730</text:p>
          </table:table-cell>
          <table:table-cell office:value-type="float" office:value="3.737276">
            <text:p>3.7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30">
            <text:p>730</text:p>
          </table:table-cell>
          <table:table-cell office:value-type="float" office:value="3.727707">
            <text:p>3.7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30">
            <text:p>730</text:p>
          </table:table-cell>
          <table:table-cell office:value-type="float" office:value="300129.214192">
            <text:p>300129.2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30">
            <text:p>730</text:p>
          </table:table-cell>
          <table:table-cell office:value-type="float" office:value="300538.933919">
            <text:p>300538.9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40">
            <text:p>740</text:p>
          </table:table-cell>
          <table:table-cell office:value-type="float" office:value="8.632947">
            <text:p>8.6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40">
            <text:p>740</text:p>
          </table:table-cell>
          <table:table-cell office:value-type="float" office:value="8.650742">
            <text:p>8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40">
            <text:p>740</text:p>
          </table:table-cell>
          <table:table-cell office:value-type="float" office:value="3.897686">
            <text:p>3.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40">
            <text:p>740</text:p>
          </table:table-cell>
          <table:table-cell office:value-type="float" office:value="3.89262">
            <text:p>3.8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40">
            <text:p>740</text:p>
          </table:table-cell>
          <table:table-cell office:value-type="float" office:value="317264.985631">
            <text:p>317264.9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40">
            <text:p>740</text:p>
          </table:table-cell>
          <table:table-cell office:value-type="float" office:value="317839.546956">
            <text:p>317839.5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50">
            <text:p>750</text:p>
          </table:table-cell>
          <table:table-cell office:value-type="float" office:value="8.91183">
            <text:p>8.9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50">
            <text:p>750</text:p>
          </table:table-cell>
          <table:table-cell office:value-type="float" office:value="8.934261">
            <text:p>8.9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50">
            <text:p>750</text:p>
          </table:table-cell>
          <table:table-cell office:value-type="float" office:value="4.082847">
            <text:p>4.0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50">
            <text:p>750</text:p>
          </table:table-cell>
          <table:table-cell office:value-type="float" office:value="4.078446">
            <text:p>4.0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50">
            <text:p>750</text:p>
          </table:table-cell>
          <table:table-cell office:value-type="float" office:value="337762.800978">
            <text:p>337762.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50">
            <text:p>750</text:p>
          </table:table-cell>
          <table:table-cell office:value-type="float" office:value="338085.87437">
            <text:p>338085.8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60">
            <text:p>760</text:p>
          </table:table-cell>
          <table:table-cell office:value-type="float" office:value="9.237135">
            <text:p>9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60">
            <text:p>760</text:p>
          </table:table-cell>
          <table:table-cell office:value-type="float" office:value="9.251079">
            <text:p>9.2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60">
            <text:p>760</text:p>
          </table:table-cell>
          <table:table-cell office:value-type="float" office:value="4.293406">
            <text:p>4.2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60">
            <text:p>760</text:p>
          </table:table-cell>
          <table:table-cell office:value-type="float" office:value="4.287199">
            <text:p>4.2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60">
            <text:p>760</text:p>
          </table:table-cell>
          <table:table-cell office:value-type="float" office:value="360840.438045">
            <text:p>360840.4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60">
            <text:p>760</text:p>
          </table:table-cell>
          <table:table-cell office:value-type="float" office:value="360749.915285">
            <text:p>360749.9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70">
            <text:p>770</text:p>
          </table:table-cell>
          <table:table-cell office:value-type="float" office:value="9.589777">
            <text:p>9.5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70">
            <text:p>770</text:p>
          </table:table-cell>
          <table:table-cell office:value-type="float" office:value="9.600228">
            <text:p>9.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70">
            <text:p>770</text:p>
          </table:table-cell>
          <table:table-cell office:value-type="float" office:value="4.521791">
            <text:p>4.5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70">
            <text:p>770</text:p>
          </table:table-cell>
          <table:table-cell office:value-type="float" office:value="4.521455">
            <text:p>4.5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70">
            <text:p>770</text:p>
          </table:table-cell>
          <table:table-cell office:value-type="float" office:value="386029.343551">
            <text:p>386029.3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70">
            <text:p>770</text:p>
          </table:table-cell>
          <table:table-cell office:value-type="float" office:value="385593.795301">
            <text:p>385593.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80">
            <text:p>780</text:p>
          </table:table-cell>
          <table:table-cell office:value-type="float" office:value="9.839973">
            <text:p>9.8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80">
            <text:p>780</text:p>
          </table:table-cell>
          <table:table-cell office:value-type="float" office:value="9.854106">
            <text:p>9.8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80">
            <text:p>780</text:p>
          </table:table-cell>
          <table:table-cell office:value-type="float" office:value="4.685655">
            <text:p>4.6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80">
            <text:p>780</text:p>
          </table:table-cell>
          <table:table-cell office:value-type="float" office:value="4.686011">
            <text:p>4.6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80">
            <text:p>780</text:p>
          </table:table-cell>
          <table:table-cell office:value-type="float" office:value="404115.899281">
            <text:p>404115.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80">
            <text:p>780</text:p>
          </table:table-cell>
          <table:table-cell office:value-type="float" office:value="403516.353128">
            <text:p>403516.3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790">
            <text:p>790</text:p>
          </table:table-cell>
          <table:table-cell office:value-type="float" office:value="9.97001">
            <text:p>9.9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790">
            <text:p>790</text:p>
          </table:table-cell>
          <table:table-cell office:value-type="float" office:value="9.983232">
            <text:p>9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90">
            <text:p>790</text:p>
          </table:table-cell>
          <table:table-cell office:value-type="float" office:value="4.771949">
            <text:p>4.7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790">
            <text:p>790</text:p>
          </table:table-cell>
          <table:table-cell office:value-type="float" office:value="4.773185">
            <text:p>4.7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790">
            <text:p>790</text:p>
          </table:table-cell>
          <table:table-cell office:value-type="float" office:value="413567.695388">
            <text:p>413567.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790">
            <text:p>790</text:p>
          </table:table-cell>
          <table:table-cell office:value-type="float" office:value="413223.024122">
            <text:p>413223.0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00">
            <text:p>800</text:p>
          </table:table-cell>
          <table:table-cell office:value-type="float" office:value="10.035788">
            <text:p>10.0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00">
            <text:p>800</text:p>
          </table:table-cell>
          <table:table-cell office:value-type="float" office:value="10.051281">
            <text:p>10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0">
            <text:p>800</text:p>
          </table:table-cell>
          <table:table-cell office:value-type="float" office:value="4.814602">
            <text:p>4.8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00">
            <text:p>800</text:p>
          </table:table-cell>
          <table:table-cell office:value-type="float" office:value="4.815648">
            <text:p>4.8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00">
            <text:p>800</text:p>
          </table:table-cell>
          <table:table-cell office:value-type="float" office:value="418454.732277">
            <text:p>418454.7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00">
            <text:p>800</text:p>
          </table:table-cell>
          <table:table-cell office:value-type="float" office:value="418383.727043">
            <text:p>418383.7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10">
            <text:p>810</text:p>
          </table:table-cell>
          <table:table-cell office:value-type="float" office:value="10.082779">
            <text:p>10.0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10">
            <text:p>810</text:p>
          </table:table-cell>
          <table:table-cell office:value-type="float" office:value="10.096484">
            <text:p>10.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10">
            <text:p>810</text:p>
          </table:table-cell>
          <table:table-cell office:value-type="float" office:value="4.845161">
            <text:p>4.8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10">
            <text:p>810</text:p>
          </table:table-cell>
          <table:table-cell office:value-type="float" office:value="4.84346">
            <text:p>4.8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10">
            <text:p>810</text:p>
          </table:table-cell>
          <table:table-cell office:value-type="float" office:value="421864.840577">
            <text:p>421864.8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10">
            <text:p>810</text:p>
          </table:table-cell>
          <table:table-cell office:value-type="float" office:value="421660.371695">
            <text:p>421660.3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20">
            <text:p>820</text:p>
          </table:table-cell>
          <table:table-cell office:value-type="float" office:value="10.119166">
            <text:p>10.1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20">
            <text:p>820</text:p>
          </table:table-cell>
          <table:table-cell office:value-type="float" office:value="10.131589">
            <text:p>10.1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20">
            <text:p>820</text:p>
          </table:table-cell>
          <table:table-cell office:value-type="float" office:value="4.868554">
            <text:p>4.8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20">
            <text:p>820</text:p>
          </table:table-cell>
          <table:table-cell office:value-type="float" office:value="4.867771">
            <text:p>4.8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20">
            <text:p>820</text:p>
          </table:table-cell>
          <table:table-cell office:value-type="float" office:value="424665.025327">
            <text:p>424665.0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20">
            <text:p>820</text:p>
          </table:table-cell>
          <table:table-cell office:value-type="float" office:value="424576.060433">
            <text:p>424576.0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30">
            <text:p>830</text:p>
          </table:table-cell>
          <table:table-cell office:value-type="float" office:value="10.145762">
            <text:p>10.1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30">
            <text:p>830</text:p>
          </table:table-cell>
          <table:table-cell office:value-type="float" office:value="10.160011">
            <text:p>10.1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30">
            <text:p>830</text:p>
          </table:table-cell>
          <table:table-cell office:value-type="float" office:value="4.885835">
            <text:p>4.8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30">
            <text:p>830</text:p>
          </table:table-cell>
          <table:table-cell office:value-type="float" office:value="4.886384">
            <text:p>4.8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30">
            <text:p>830</text:p>
          </table:table-cell>
          <table:table-cell office:value-type="float" office:value="426886.537096">
            <text:p>426886.5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30">
            <text:p>830</text:p>
          </table:table-cell>
          <table:table-cell office:value-type="float" office:value="426681.307025">
            <text:p>426681.3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40">
            <text:p>840</text:p>
          </table:table-cell>
          <table:table-cell office:value-type="float" office:value="10.165118">
            <text:p>10.1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40">
            <text:p>840</text:p>
          </table:table-cell>
          <table:table-cell office:value-type="float" office:value="10.178592">
            <text:p>10.1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40">
            <text:p>840</text:p>
          </table:table-cell>
          <table:table-cell office:value-type="float" office:value="4.89816">
            <text:p>4.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40">
            <text:p>840</text:p>
          </table:table-cell>
          <table:table-cell office:value-type="float" office:value="4.898385">
            <text:p>4.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40">
            <text:p>840</text:p>
          </table:table-cell>
          <table:table-cell office:value-type="float" office:value="428242.873181">
            <text:p>428242.8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40">
            <text:p>840</text:p>
          </table:table-cell>
          <table:table-cell office:value-type="float" office:value="428229.126402">
            <text:p>428229.1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50">
            <text:p>850</text:p>
          </table:table-cell>
          <table:table-cell office:value-type="float" office:value="10.172969">
            <text:p>10.1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50">
            <text:p>850</text:p>
          </table:table-cell>
          <table:table-cell office:value-type="float" office:value="10.186547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50">
            <text:p>850</text:p>
          </table:table-cell>
          <table:table-cell office:value-type="float" office:value="4.903286">
            <text:p>4.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50">
            <text:p>850</text:p>
          </table:table-cell>
          <table:table-cell office:value-type="float" office:value="4.903365">
            <text:p>4.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50">
            <text:p>850</text:p>
          </table:table-cell>
          <table:table-cell office:value-type="float" office:value="428832.967089">
            <text:p>428832.9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50">
            <text:p>850</text:p>
          </table:table-cell>
          <table:table-cell office:value-type="float" office:value="428821.818252">
            <text:p>428821.8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60">
            <text:p>860</text:p>
          </table:table-cell>
          <table:table-cell office:value-type="float" office:value="10.175046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60">
            <text:p>860</text:p>
          </table:table-cell>
          <table:table-cell office:value-type="float" office:value="10.188628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60">
            <text:p>860</text:p>
          </table:table-cell>
          <table:table-cell office:value-type="float" office:value="4.904923">
            <text:p>4.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60">
            <text:p>860</text:p>
          </table:table-cell>
          <table:table-cell office:value-type="float" office:value="4.904643">
            <text:p>4.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60">
            <text:p>860</text:p>
          </table:table-cell>
          <table:table-cell office:value-type="float" office:value="429017.132494">
            <text:p>429017.1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60">
            <text:p>860</text:p>
          </table:table-cell>
          <table:table-cell office:value-type="float" office:value="429006.064965">
            <text:p>429006.0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70">
            <text:p>870</text:p>
          </table:table-cell>
          <table:table-cell office:value-type="float" office:value="10.176119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70">
            <text:p>870</text:p>
          </table:table-cell>
          <table:table-cell office:value-type="float" office:value="10.189632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70">
            <text:p>870</text:p>
          </table:table-cell>
          <table:table-cell office:value-type="float" office:value="4.90541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70">
            <text:p>870</text:p>
          </table:table-cell>
          <table:table-cell office:value-type="float" office:value="4.905281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70">
            <text:p>870</text:p>
          </table:table-cell>
          <table:table-cell office:value-type="float" office:value="429091.060751">
            <text:p>429091.0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70">
            <text:p>870</text:p>
          </table:table-cell>
          <table:table-cell office:value-type="float" office:value="429082.925438">
            <text:p>429082.9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80">
            <text:p>880</text:p>
          </table:table-cell>
          <table:table-cell office:value-type="float" office:value="10.176378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80">
            <text:p>880</text:p>
          </table:table-cell>
          <table:table-cell office:value-type="float" office:value="10.189968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80">
            <text:p>880</text:p>
          </table:table-cell>
          <table:table-cell office:value-type="float" office:value="4.905582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80">
            <text:p>880</text:p>
          </table:table-cell>
          <table:table-cell office:value-type="float" office:value="4.905478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80">
            <text:p>880</text:p>
          </table:table-cell>
          <table:table-cell office:value-type="float" office:value="429111.957715">
            <text:p>429111.9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80">
            <text:p>880</text:p>
          </table:table-cell>
          <table:table-cell office:value-type="float" office:value="429097.898759">
            <text:p>429097.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890">
            <text:p>890</text:p>
          </table:table-cell>
          <table:table-cell office:value-type="float" office:value="10.176498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890">
            <text:p>890</text:p>
          </table:table-cell>
          <table:table-cell office:value-type="float" office:value="10.190015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90">
            <text:p>890</text:p>
          </table:table-cell>
          <table:table-cell office:value-type="float" office:value="4.905608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890">
            <text:p>890</text:p>
          </table:table-cell>
          <table:table-cell office:value-type="float" office:value="4.905559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890">
            <text:p>890</text:p>
          </table:table-cell>
          <table:table-cell office:value-type="float" office:value="429117.987178">
            <text:p>429117.9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890">
            <text:p>890</text:p>
          </table:table-cell>
          <table:table-cell office:value-type="float" office:value="429097.898759">
            <text:p>429097.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00">
            <text:p>900</text:p>
          </table:table-cell>
          <table:table-cell office:value-type="float" office:value="10.176628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00">
            <text:p>900</text:p>
          </table:table-cell>
          <table:table-cell office:value-type="float" office:value="10.190152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0">
            <text:p>900</text:p>
          </table:table-cell>
          <table:table-cell office:value-type="float" office:value="4.905638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00">
            <text:p>900</text:p>
          </table:table-cell>
          <table:table-cell office:value-type="float" office:value="4.90559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00">
            <text:p>900</text:p>
          </table:table-cell>
          <table:table-cell office:value-type="float" office:value="429124.105462">
            <text:p>429124.1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00">
            <text:p>900</text:p>
          </table:table-cell>
          <table:table-cell office:value-type="float" office:value="429110.136444">
            <text:p>429110.1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10">
            <text:p>910</text:p>
          </table:table-cell>
          <table:table-cell office:value-type="float" office:value="10.176751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10">
            <text:p>910</text:p>
          </table:table-cell>
          <table:table-cell office:value-type="float" office:value="10.190238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10">
            <text:p>910</text:p>
          </table:table-cell>
          <table:table-cell office:value-type="float" office:value="4.905784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10">
            <text:p>910</text:p>
          </table:table-cell>
          <table:table-cell office:value-type="float" office:value="4.90565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10">
            <text:p>910</text:p>
          </table:table-cell>
          <table:table-cell office:value-type="float" office:value="429142.654127">
            <text:p>429142.6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10">
            <text:p>910</text:p>
          </table:table-cell>
          <table:table-cell office:value-type="float" office:value="429116.314991">
            <text:p>429116.3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20">
            <text:p>920</text:p>
          </table:table-cell>
          <table:table-cell office:value-type="float" office:value="10.177029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20">
            <text:p>920</text:p>
          </table:table-cell>
          <table:table-cell office:value-type="float" office:value="10.19055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20">
            <text:p>920</text:p>
          </table:table-cell>
          <table:table-cell office:value-type="float" office:value="4.906063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20">
            <text:p>920</text:p>
          </table:table-cell>
          <table:table-cell office:value-type="float" office:value="4.906096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20">
            <text:p>920</text:p>
          </table:table-cell>
          <table:table-cell office:value-type="float" office:value="429183.278376">
            <text:p>429183.2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20">
            <text:p>920</text:p>
          </table:table-cell>
          <table:table-cell office:value-type="float" office:value="429160.078509">
            <text:p>429160.0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30">
            <text:p>930</text:p>
          </table:table-cell>
          <table:table-cell office:value-type="float" office:value="10.178333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30">
            <text:p>930</text:p>
          </table:table-cell>
          <table:table-cell office:value-type="float" office:value="10.191661">
            <text:p>10.1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30">
            <text:p>930</text:p>
          </table:table-cell>
          <table:table-cell office:value-type="float" office:value="4.906589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30">
            <text:p>930</text:p>
          </table:table-cell>
          <table:table-cell office:value-type="float" office:value="4.906582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30">
            <text:p>930</text:p>
          </table:table-cell>
          <table:table-cell office:value-type="float" office:value="429233.724957">
            <text:p>429233.7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30">
            <text:p>930</text:p>
          </table:table-cell>
          <table:table-cell office:value-type="float" office:value="429245.38548">
            <text:p>429245.3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40">
            <text:p>940</text:p>
          </table:table-cell>
          <table:table-cell office:value-type="float" office:value="10.180515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40">
            <text:p>940</text:p>
          </table:table-cell>
          <table:table-cell office:value-type="float" office:value="10.19514">
            <text:p>10.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40">
            <text:p>940</text:p>
          </table:table-cell>
          <table:table-cell office:value-type="float" office:value="4.90782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40">
            <text:p>940</text:p>
          </table:table-cell>
          <table:table-cell office:value-type="float" office:value="4.908317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40">
            <text:p>940</text:p>
          </table:table-cell>
          <table:table-cell office:value-type="float" office:value="429447.392074">
            <text:p>429447.3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40">
            <text:p>940</text:p>
          </table:table-cell>
          <table:table-cell office:value-type="float" office:value="429392.050229">
            <text:p>429392.0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50">
            <text:p>950</text:p>
          </table:table-cell>
          <table:table-cell office:value-type="float" office:value="10.184631">
            <text:p>10.1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50">
            <text:p>950</text:p>
          </table:table-cell>
          <table:table-cell office:value-type="float" office:value="10.198853">
            <text:p>10.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50">
            <text:p>950</text:p>
          </table:table-cell>
          <table:table-cell office:value-type="float" office:value="4.91083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50">
            <text:p>950</text:p>
          </table:table-cell>
          <table:table-cell office:value-type="float" office:value="4.910984">
            <text:p>4.9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50">
            <text:p>950</text:p>
          </table:table-cell>
          <table:table-cell office:value-type="float" office:value="429737.149602">
            <text:p>429737.1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50">
            <text:p>950</text:p>
          </table:table-cell>
          <table:table-cell office:value-type="float" office:value="429675.297704">
            <text:p>429675.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60">
            <text:p>960</text:p>
          </table:table-cell>
          <table:table-cell office:value-type="float" office:value="10.190709">
            <text:p>10.1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60">
            <text:p>960</text:p>
          </table:table-cell>
          <table:table-cell office:value-type="float" office:value="10.20486">
            <text:p>10.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60">
            <text:p>960</text:p>
          </table:table-cell>
          <table:table-cell office:value-type="float" office:value="4.914935">
            <text:p>4.9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60">
            <text:p>960</text:p>
          </table:table-cell>
          <table:table-cell office:value-type="float" office:value="4.915737">
            <text:p>4.9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60">
            <text:p>960</text:p>
          </table:table-cell>
          <table:table-cell office:value-type="float" office:value="430153.618216">
            <text:p>430153.6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60">
            <text:p>960</text:p>
          </table:table-cell>
          <table:table-cell office:value-type="float" office:value="430078.51338">
            <text:p>430078.5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70">
            <text:p>970</text:p>
          </table:table-cell>
          <table:table-cell office:value-type="float" office:value="10.200668">
            <text:p>10.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70">
            <text:p>970</text:p>
          </table:table-cell>
          <table:table-cell office:value-type="float" office:value="10.215774">
            <text:p>10.2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70">
            <text:p>970</text:p>
          </table:table-cell>
          <table:table-cell office:value-type="float" office:value="4.921808">
            <text:p>4.9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70">
            <text:p>970</text:p>
          </table:table-cell>
          <table:table-cell office:value-type="float" office:value="4.921886">
            <text:p>4.9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70">
            <text:p>970</text:p>
          </table:table-cell>
          <table:table-cell office:value-type="float" office:value="430918.83699">
            <text:p>430918.8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70">
            <text:p>970</text:p>
          </table:table-cell>
          <table:table-cell office:value-type="float" office:value="430840.633026">
            <text:p>430840.6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80">
            <text:p>980</text:p>
          </table:table-cell>
          <table:table-cell office:value-type="float" office:value="10.218606">
            <text:p>10.2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80">
            <text:p>980</text:p>
          </table:table-cell>
          <table:table-cell office:value-type="float" office:value="10.232858">
            <text:p>10.2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80">
            <text:p>980</text:p>
          </table:table-cell>
          <table:table-cell office:value-type="float" office:value="4.932781">
            <text:p>4.9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80">
            <text:p>980</text:p>
          </table:table-cell>
          <table:table-cell office:value-type="float" office:value="4.933332">
            <text:p>4.9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80">
            <text:p>980</text:p>
          </table:table-cell>
          <table:table-cell office:value-type="float" office:value="432202.372691">
            <text:p>432202.3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80">
            <text:p>980</text:p>
          </table:table-cell>
          <table:table-cell office:value-type="float" office:value="431984.94117">
            <text:p>431984.9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990">
            <text:p>990</text:p>
          </table:table-cell>
          <table:table-cell office:value-type="float" office:value="10.242387">
            <text:p>10.2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990">
            <text:p>990</text:p>
          </table:table-cell>
          <table:table-cell office:value-type="float" office:value="10.253915">
            <text:p>10.2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90">
            <text:p>990</text:p>
          </table:table-cell>
          <table:table-cell office:value-type="float" office:value="4.946843">
            <text:p>4.9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990">
            <text:p>990</text:p>
          </table:table-cell>
          <table:table-cell office:value-type="float" office:value="4.946622">
            <text:p>4.9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990">
            <text:p>990</text:p>
          </table:table-cell>
          <table:table-cell office:value-type="float" office:value="433733.075732">
            <text:p>433733.0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990">
            <text:p>990</text:p>
          </table:table-cell>
          <table:table-cell office:value-type="float" office:value="433655.951832">
            <text:p>433655.9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00">
            <text:p>1000</text:p>
          </table:table-cell>
          <table:table-cell office:value-type="float" office:value="10.270583">
            <text:p>10.2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00">
            <text:p>1000</text:p>
          </table:table-cell>
          <table:table-cell office:value-type="float" office:value="10.279455">
            <text:p>10.2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0">
            <text:p>1000</text:p>
          </table:table-cell>
          <table:table-cell office:value-type="float" office:value="4.963739">
            <text:p>4.9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00">
            <text:p>1000</text:p>
          </table:table-cell>
          <table:table-cell office:value-type="float" office:value="4.96264">
            <text:p>4.9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00">
            <text:p>1000</text:p>
          </table:table-cell>
          <table:table-cell office:value-type="float" office:value="435579.039124">
            <text:p>435579.0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00">
            <text:p>1000</text:p>
          </table:table-cell>
          <table:table-cell office:value-type="float" office:value="435512.204183">
            <text:p>435512.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10">
            <text:p>1010</text:p>
          </table:table-cell>
          <table:table-cell office:value-type="float" office:value="10.312796">
            <text:p>10.3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10">
            <text:p>1010</text:p>
          </table:table-cell>
          <table:table-cell office:value-type="float" office:value="10.323317">
            <text:p>10.3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10">
            <text:p>1010</text:p>
          </table:table-cell>
          <table:table-cell office:value-type="float" office:value="4.987496">
            <text:p>4.9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10">
            <text:p>1010</text:p>
          </table:table-cell>
          <table:table-cell office:value-type="float" office:value="4.989585">
            <text:p>4.9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10">
            <text:p>1010</text:p>
          </table:table-cell>
          <table:table-cell office:value-type="float" office:value="438242.27572">
            <text:p>438242.2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10">
            <text:p>1010</text:p>
          </table:table-cell>
          <table:table-cell office:value-type="float" office:value="438431.031919">
            <text:p>438431.0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20">
            <text:p>1020</text:p>
          </table:table-cell>
          <table:table-cell office:value-type="float" office:value="10.381319">
            <text:p>10.3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20">
            <text:p>1020</text:p>
          </table:table-cell>
          <table:table-cell office:value-type="float" office:value="10.392747">
            <text:p>10.3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20">
            <text:p>1020</text:p>
          </table:table-cell>
          <table:table-cell office:value-type="float" office:value="5.028271">
            <text:p>5.0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20">
            <text:p>1020</text:p>
          </table:table-cell>
          <table:table-cell office:value-type="float" office:value="5.029299">
            <text:p>5.0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20">
            <text:p>1020</text:p>
          </table:table-cell>
          <table:table-cell office:value-type="float" office:value="443029.535498">
            <text:p>443029.5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20">
            <text:p>1020</text:p>
          </table:table-cell>
          <table:table-cell office:value-type="float" office:value="442921.782405">
            <text:p>442921.7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30">
            <text:p>1030</text:p>
          </table:table-cell>
          <table:table-cell office:value-type="float" office:value="10.47325">
            <text:p>10.4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30">
            <text:p>1030</text:p>
          </table:table-cell>
          <table:table-cell office:value-type="float" office:value="10.487919">
            <text:p>10.4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30">
            <text:p>1030</text:p>
          </table:table-cell>
          <table:table-cell office:value-type="float" office:value="5.082031">
            <text:p>5.0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30">
            <text:p>1030</text:p>
          </table:table-cell>
          <table:table-cell office:value-type="float" office:value="5.084701">
            <text:p>5.0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30">
            <text:p>1030</text:p>
          </table:table-cell>
          <table:table-cell office:value-type="float" office:value="449561.740082">
            <text:p>449561.7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30">
            <text:p>1030</text:p>
          </table:table-cell>
          <table:table-cell office:value-type="float" office:value="449457.595698">
            <text:p>449457.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40">
            <text:p>1040</text:p>
          </table:table-cell>
          <table:table-cell office:value-type="float" office:value="10.582319">
            <text:p>10.5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40">
            <text:p>1040</text:p>
          </table:table-cell>
          <table:table-cell office:value-type="float" office:value="10.601109">
            <text:p>10.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40">
            <text:p>1040</text:p>
          </table:table-cell>
          <table:table-cell office:value-type="float" office:value="5.137802">
            <text:p>5.1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40">
            <text:p>1040</text:p>
          </table:table-cell>
          <table:table-cell office:value-type="float" office:value="5.137518">
            <text:p>5.1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40">
            <text:p>1040</text:p>
          </table:table-cell>
          <table:table-cell office:value-type="float" office:value="456683.4669">
            <text:p>456683.4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40">
            <text:p>1040</text:p>
          </table:table-cell>
          <table:table-cell office:value-type="float" office:value="456755.177095">
            <text:p>456755.1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50">
            <text:p>1050</text:p>
          </table:table-cell>
          <table:table-cell office:value-type="float" office:value="10.716577">
            <text:p>10.7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50">
            <text:p>1050</text:p>
          </table:table-cell>
          <table:table-cell office:value-type="float" office:value="10.737253">
            <text:p>10.7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50">
            <text:p>1050</text:p>
          </table:table-cell>
          <table:table-cell office:value-type="float" office:value="5.196427">
            <text:p>5.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50">
            <text:p>1050</text:p>
          </table:table-cell>
          <table:table-cell office:value-type="float" office:value="5.194976">
            <text:p>5.1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50">
            <text:p>1050</text:p>
          </table:table-cell>
          <table:table-cell office:value-type="float" office:value="465769.950536">
            <text:p>465769.9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50">
            <text:p>1050</text:p>
          </table:table-cell>
          <table:table-cell office:value-type="float" office:value="465467.776219">
            <text:p>465467.7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60">
            <text:p>1060</text:p>
          </table:table-cell>
          <table:table-cell office:value-type="float" office:value="10.893024">
            <text:p>10.8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60">
            <text:p>1060</text:p>
          </table:table-cell>
          <table:table-cell office:value-type="float" office:value="10.924582">
            <text:p>10.9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60">
            <text:p>1060</text:p>
          </table:table-cell>
          <table:table-cell office:value-type="float" office:value="5.276624">
            <text:p>5.2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60">
            <text:p>1060</text:p>
          </table:table-cell>
          <table:table-cell office:value-type="float" office:value="5.277126">
            <text:p>5.2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60">
            <text:p>1060</text:p>
          </table:table-cell>
          <table:table-cell office:value-type="float" office:value="477948.236811">
            <text:p>477948.2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60">
            <text:p>1060</text:p>
          </table:table-cell>
          <table:table-cell office:value-type="float" office:value="477964.612265">
            <text:p>477964.6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70">
            <text:p>1070</text:p>
          </table:table-cell>
          <table:table-cell office:value-type="float" office:value="11.130066">
            <text:p>11.1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70">
            <text:p>1070</text:p>
          </table:table-cell>
          <table:table-cell office:value-type="float" office:value="11.164795">
            <text:p>11.1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70">
            <text:p>1070</text:p>
          </table:table-cell>
          <table:table-cell office:value-type="float" office:value="5.383795">
            <text:p>5.3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70">
            <text:p>1070</text:p>
          </table:table-cell>
          <table:table-cell office:value-type="float" office:value="5.383743">
            <text:p>5.3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70">
            <text:p>1070</text:p>
          </table:table-cell>
          <table:table-cell office:value-type="float" office:value="494659.239243">
            <text:p>494659.2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70">
            <text:p>1070</text:p>
          </table:table-cell>
          <table:table-cell office:value-type="float" office:value="494992.441289">
            <text:p>494992.4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80">
            <text:p>1080</text:p>
          </table:table-cell>
          <table:table-cell office:value-type="float" office:value="11.425725">
            <text:p>11.4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80">
            <text:p>1080</text:p>
          </table:table-cell>
          <table:table-cell office:value-type="float" office:value="11.46015">
            <text:p>11.4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80">
            <text:p>1080</text:p>
          </table:table-cell>
          <table:table-cell office:value-type="float" office:value="5.497209">
            <text:p>5.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80">
            <text:p>1080</text:p>
          </table:table-cell>
          <table:table-cell office:value-type="float" office:value="5.496953">
            <text:p>5.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80">
            <text:p>1080</text:p>
          </table:table-cell>
          <table:table-cell office:value-type="float" office:value="514264.869468">
            <text:p>514264.8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80">
            <text:p>1080</text:p>
          </table:table-cell>
          <table:table-cell office:value-type="float" office:value="514669.133278">
            <text:p>514669.1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090">
            <text:p>1090</text:p>
          </table:table-cell>
          <table:table-cell office:value-type="float" office:value="11.750072">
            <text:p>11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090">
            <text:p>1090</text:p>
          </table:table-cell>
          <table:table-cell office:value-type="float" office:value="11.798288">
            <text:p>1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90">
            <text:p>1090</text:p>
          </table:table-cell>
          <table:table-cell office:value-type="float" office:value="5.603292">
            <text:p>5.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090">
            <text:p>1090</text:p>
          </table:table-cell>
          <table:table-cell office:value-type="float" office:value="5.604219">
            <text:p>5.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090">
            <text:p>1090</text:p>
          </table:table-cell>
          <table:table-cell office:value-type="float" office:value="535974.701823">
            <text:p>535974.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090">
            <text:p>1090</text:p>
          </table:table-cell>
          <table:table-cell office:value-type="float" office:value="536921.599174">
            <text:p>536921.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00">
            <text:p>1100</text:p>
          </table:table-cell>
          <table:table-cell office:value-type="float" office:value="12.132536">
            <text:p>12.1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00">
            <text:p>1100</text:p>
          </table:table-cell>
          <table:table-cell office:value-type="float" office:value="12.175854">
            <text:p>12.1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0">
            <text:p>1100</text:p>
          </table:table-cell>
          <table:table-cell office:value-type="float" office:value="5.720367">
            <text:p>5.7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00">
            <text:p>1100</text:p>
          </table:table-cell>
          <table:table-cell office:value-type="float" office:value="5.718566">
            <text:p>5.7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00">
            <text:p>1100</text:p>
          </table:table-cell>
          <table:table-cell office:value-type="float" office:value="563767.0863">
            <text:p>563767.0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00">
            <text:p>1100</text:p>
          </table:table-cell>
          <table:table-cell office:value-type="float" office:value="564857.863979">
            <text:p>564857.8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10">
            <text:p>1110</text:p>
          </table:table-cell>
          <table:table-cell office:value-type="float" office:value="12.60113">
            <text:p>12.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10">
            <text:p>1110</text:p>
          </table:table-cell>
          <table:table-cell office:value-type="float" office:value="12.639583">
            <text:p>12.6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10">
            <text:p>1110</text:p>
          </table:table-cell>
          <table:table-cell office:value-type="float" office:value="5.860576">
            <text:p>5.8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10">
            <text:p>1110</text:p>
          </table:table-cell>
          <table:table-cell office:value-type="float" office:value="5.85859">
            <text:p>5.8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10">
            <text:p>1110</text:p>
          </table:table-cell>
          <table:table-cell office:value-type="float" office:value="598064.660506">
            <text:p>598064.6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10">
            <text:p>1110</text:p>
          </table:table-cell>
          <table:table-cell office:value-type="float" office:value="599023.769353">
            <text:p>599023.7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20">
            <text:p>1120</text:p>
          </table:table-cell>
          <table:table-cell office:value-type="float" office:value="13.211527">
            <text:p>13.2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20">
            <text:p>1120</text:p>
          </table:table-cell>
          <table:table-cell office:value-type="float" office:value="13.234807">
            <text:p>13.2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20">
            <text:p>1120</text:p>
          </table:table-cell>
          <table:table-cell office:value-type="float" office:value="6.017112">
            <text:p>6.0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20">
            <text:p>1120</text:p>
          </table:table-cell>
          <table:table-cell office:value-type="float" office:value="6.01931">
            <text:p>6.0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20">
            <text:p>1120</text:p>
          </table:table-cell>
          <table:table-cell office:value-type="float" office:value="640023.199459">
            <text:p>640023.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20">
            <text:p>1120</text:p>
          </table:table-cell>
          <table:table-cell office:value-type="float" office:value="640752.991185">
            <text:p>640752.9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30">
            <text:p>1130</text:p>
          </table:table-cell>
          <table:table-cell office:value-type="float" office:value="13.895022">
            <text:p>13.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30">
            <text:p>1130</text:p>
          </table:table-cell>
          <table:table-cell office:value-type="float" office:value="13.910378">
            <text:p>13.9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30">
            <text:p>1130</text:p>
          </table:table-cell>
          <table:table-cell office:value-type="float" office:value="6.193096">
            <text:p>6.1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30">
            <text:p>1130</text:p>
          </table:table-cell>
          <table:table-cell office:value-type="float" office:value="6.197949">
            <text:p>6.2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30">
            <text:p>1130</text:p>
          </table:table-cell>
          <table:table-cell office:value-type="float" office:value="690971.718471">
            <text:p>690971.7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30">
            <text:p>1130</text:p>
          </table:table-cell>
          <table:table-cell office:value-type="float" office:value="691028.082007">
            <text:p>691028.08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40">
            <text:p>1140</text:p>
          </table:table-cell>
          <table:table-cell office:value-type="float" office:value="14.511625">
            <text:p>14.5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40">
            <text:p>1140</text:p>
          </table:table-cell>
          <table:table-cell office:value-type="float" office:value="14.525741">
            <text:p>14.5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40">
            <text:p>1140</text:p>
          </table:table-cell>
          <table:table-cell office:value-type="float" office:value="6.384503">
            <text:p>6.3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40">
            <text:p>1140</text:p>
          </table:table-cell>
          <table:table-cell office:value-type="float" office:value="6.392456">
            <text:p>6.3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40">
            <text:p>1140</text:p>
          </table:table-cell>
          <table:table-cell office:value-type="float" office:value="750480.647952">
            <text:p>750480.6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40">
            <text:p>1140</text:p>
          </table:table-cell>
          <table:table-cell office:value-type="float" office:value="750032.96476">
            <text:p>750032.9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50">
            <text:p>1150</text:p>
          </table:table-cell>
          <table:table-cell office:value-type="float" office:value="15.032332">
            <text:p>15.0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50">
            <text:p>1150</text:p>
          </table:table-cell>
          <table:table-cell office:value-type="float" office:value="15.050345">
            <text:p>15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50">
            <text:p>1150</text:p>
          </table:table-cell>
          <table:table-cell office:value-type="float" office:value="6.581285">
            <text:p>6.5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50">
            <text:p>1150</text:p>
          </table:table-cell>
          <table:table-cell office:value-type="float" office:value="6.590261">
            <text:p>6.5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50">
            <text:p>1150</text:p>
          </table:table-cell>
          <table:table-cell office:value-type="float" office:value="811869.419343">
            <text:p>811869.4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50">
            <text:p>1150</text:p>
          </table:table-cell>
          <table:table-cell office:value-type="float" office:value="810020.55599">
            <text:p>810020.5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60">
            <text:p>1160</text:p>
          </table:table-cell>
          <table:table-cell office:value-type="float" office:value="15.525414">
            <text:p>15.5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60">
            <text:p>1160</text:p>
          </table:table-cell>
          <table:table-cell office:value-type="float" office:value="15.541628">
            <text:p>15.5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60">
            <text:p>1160</text:p>
          </table:table-cell>
          <table:table-cell office:value-type="float" office:value="6.750317">
            <text:p>6.7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60">
            <text:p>1160</text:p>
          </table:table-cell>
          <table:table-cell office:value-type="float" office:value="6.763057">
            <text:p>6.7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60">
            <text:p>1160</text:p>
          </table:table-cell>
          <table:table-cell office:value-type="float" office:value="864990.568627">
            <text:p>864990.5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60">
            <text:p>1160</text:p>
          </table:table-cell>
          <table:table-cell office:value-type="float" office:value="863498.272641">
            <text:p>863498.2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70">
            <text:p>1170</text:p>
          </table:table-cell>
          <table:table-cell office:value-type="float" office:value="16.008032">
            <text:p>16.0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70">
            <text:p>1170</text:p>
          </table:table-cell>
          <table:table-cell office:value-type="float" office:value="16.021188">
            <text:p>16.0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70">
            <text:p>1170</text:p>
          </table:table-cell>
          <table:table-cell office:value-type="float" office:value="6.888984">
            <text:p>6.8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70">
            <text:p>1170</text:p>
          </table:table-cell>
          <table:table-cell office:value-type="float" office:value="6.902757">
            <text:p>6.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70">
            <text:p>1170</text:p>
          </table:table-cell>
          <table:table-cell office:value-type="float" office:value="908847.248274">
            <text:p>908847.2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70">
            <text:p>1170</text:p>
          </table:table-cell>
          <table:table-cell office:value-type="float" office:value="907404.84043">
            <text:p>907404.8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80">
            <text:p>1180</text:p>
          </table:table-cell>
          <table:table-cell office:value-type="float" office:value="16.428924">
            <text:p>16.43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80">
            <text:p>1180</text:p>
          </table:table-cell>
          <table:table-cell office:value-type="float" office:value="16.439692">
            <text:p>16.4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80">
            <text:p>1180</text:p>
          </table:table-cell>
          <table:table-cell office:value-type="float" office:value="7.014216">
            <text:p>7.0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80">
            <text:p>1180</text:p>
          </table:table-cell>
          <table:table-cell office:value-type="float" office:value="7.031058">
            <text:p>7.0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80">
            <text:p>1180</text:p>
          </table:table-cell>
          <table:table-cell office:value-type="float" office:value="949553.535156">
            <text:p>949553.5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80">
            <text:p>1180</text:p>
          </table:table-cell>
          <table:table-cell office:value-type="float" office:value="948328.906855">
            <text:p>948328.9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190">
            <text:p>1190</text:p>
          </table:table-cell>
          <table:table-cell office:value-type="float" office:value="16.748038">
            <text:p>16.7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190">
            <text:p>1190</text:p>
          </table:table-cell>
          <table:table-cell office:value-type="float" office:value="16.765573">
            <text:p>16.7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90">
            <text:p>1190</text:p>
          </table:table-cell>
          <table:table-cell office:value-type="float" office:value="7.13211">
            <text:p>7.1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190">
            <text:p>1190</text:p>
          </table:table-cell>
          <table:table-cell office:value-type="float" office:value="7.149136">
            <text:p>7.1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190">
            <text:p>1190</text:p>
          </table:table-cell>
          <table:table-cell office:value-type="float" office:value="990166.912384">
            <text:p>990166.9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190">
            <text:p>1190</text:p>
          </table:table-cell>
          <table:table-cell office:value-type="float" office:value="987765.808138">
            <text:p>987765.8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00">
            <text:p>1200</text:p>
          </table:table-cell>
          <table:table-cell office:value-type="float" office:value="16.991926">
            <text:p>16.9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00">
            <text:p>1200</text:p>
          </table:table-cell>
          <table:table-cell office:value-type="float" office:value="17.007285">
            <text:p>17.0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0">
            <text:p>1200</text:p>
          </table:table-cell>
          <table:table-cell office:value-type="float" office:value="7.230888">
            <text:p>7.2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00">
            <text:p>1200</text:p>
          </table:table-cell>
          <table:table-cell office:value-type="float" office:value="7.24729">
            <text:p>7.2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00">
            <text:p>1200</text:p>
          </table:table-cell>
          <table:table-cell office:value-type="float" office:value="1023569.115111">
            <text:p>1023569.1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00">
            <text:p>1200</text:p>
          </table:table-cell>
          <table:table-cell office:value-type="float" office:value="1021136.09737">
            <text:p>1021136.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10">
            <text:p>1210</text:p>
          </table:table-cell>
          <table:table-cell office:value-type="float" office:value="17.172825">
            <text:p>17.1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10">
            <text:p>1210</text:p>
          </table:table-cell>
          <table:table-cell office:value-type="float" office:value="17.183676">
            <text:p>17.1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10">
            <text:p>1210</text:p>
          </table:table-cell>
          <table:table-cell office:value-type="float" office:value="7.298506">
            <text:p>7.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10">
            <text:p>1210</text:p>
          </table:table-cell>
          <table:table-cell office:value-type="float" office:value="7.312948">
            <text:p>7.3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10">
            <text:p>1210</text:p>
          </table:table-cell>
          <table:table-cell office:value-type="float" office:value="1048660.610453">
            <text:p>1048660.61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10">
            <text:p>1210</text:p>
          </table:table-cell>
          <table:table-cell office:value-type="float" office:value="1046118.723542">
            <text:p>1046118.7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20">
            <text:p>1220</text:p>
          </table:table-cell>
          <table:table-cell office:value-type="float" office:value="17.30925">
            <text:p>17.3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20">
            <text:p>1220</text:p>
          </table:table-cell>
          <table:table-cell office:value-type="float" office:value="17.325457">
            <text:p>17.3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20">
            <text:p>1220</text:p>
          </table:table-cell>
          <table:table-cell office:value-type="float" office:value="7.3405">
            <text:p>7.3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20">
            <text:p>1220</text:p>
          </table:table-cell>
          <table:table-cell office:value-type="float" office:value="7.356424">
            <text:p>7.3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20">
            <text:p>1220</text:p>
          </table:table-cell>
          <table:table-cell office:value-type="float" office:value="1065283.49975">
            <text:p>1065283.5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20">
            <text:p>1220</text:p>
          </table:table-cell>
          <table:table-cell office:value-type="float" office:value="1064013.31154">
            <text:p>1064013.3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30">
            <text:p>1230</text:p>
          </table:table-cell>
          <table:table-cell office:value-type="float" office:value="17.417447">
            <text:p>17.4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30">
            <text:p>1230</text:p>
          </table:table-cell>
          <table:table-cell office:value-type="float" office:value="17.426303">
            <text:p>17.4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30">
            <text:p>1230</text:p>
          </table:table-cell>
          <table:table-cell office:value-type="float" office:value="7.371348">
            <text:p>7.3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30">
            <text:p>1230</text:p>
          </table:table-cell>
          <table:table-cell office:value-type="float" office:value="7.386302">
            <text:p>7.3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30">
            <text:p>1230</text:p>
          </table:table-cell>
          <table:table-cell office:value-type="float" office:value="1078150.00211">
            <text:p>1078150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30">
            <text:p>1230</text:p>
          </table:table-cell>
          <table:table-cell office:value-type="float" office:value="1077554.051644">
            <text:p>1077554.0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40">
            <text:p>1240</text:p>
          </table:table-cell>
          <table:table-cell office:value-type="float" office:value="17.505906">
            <text:p>17.5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40">
            <text:p>1240</text:p>
          </table:table-cell>
          <table:table-cell office:value-type="float" office:value="17.510054">
            <text:p>17.5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40">
            <text:p>1240</text:p>
          </table:table-cell>
          <table:table-cell office:value-type="float" office:value="7.396304">
            <text:p>7.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40">
            <text:p>1240</text:p>
          </table:table-cell>
          <table:table-cell office:value-type="float" office:value="7.41072">
            <text:p>7.4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40">
            <text:p>1240</text:p>
          </table:table-cell>
          <table:table-cell office:value-type="float" office:value="1089301.885402">
            <text:p>1089301.8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40">
            <text:p>1240</text:p>
          </table:table-cell>
          <table:table-cell office:value-type="float" office:value="1088905.82006">
            <text:p>1088905.8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50">
            <text:p>1250</text:p>
          </table:table-cell>
          <table:table-cell office:value-type="float" office:value="17.574908">
            <text:p>17.5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50">
            <text:p>1250</text:p>
          </table:table-cell>
          <table:table-cell office:value-type="float" office:value="17.580681">
            <text:p>17.5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50">
            <text:p>1250</text:p>
          </table:table-cell>
          <table:table-cell office:value-type="float" office:value="7.417031">
            <text:p>7.4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50">
            <text:p>1250</text:p>
          </table:table-cell>
          <table:table-cell office:value-type="float" office:value="7.430689">
            <text:p>7.4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50">
            <text:p>1250</text:p>
          </table:table-cell>
          <table:table-cell office:value-type="float" office:value="1098780.481679">
            <text:p>1098780.4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50">
            <text:p>1250</text:p>
          </table:table-cell>
          <table:table-cell office:value-type="float" office:value="1098577.412196">
            <text:p>1098577.4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60">
            <text:p>1260</text:p>
          </table:table-cell>
          <table:table-cell office:value-type="float" office:value="17.62277">
            <text:p>17.6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60">
            <text:p>1260</text:p>
          </table:table-cell>
          <table:table-cell office:value-type="float" office:value="17.627868">
            <text:p>17.6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60">
            <text:p>1260</text:p>
          </table:table-cell>
          <table:table-cell office:value-type="float" office:value="7.433343">
            <text:p>7.43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60">
            <text:p>1260</text:p>
          </table:table-cell>
          <table:table-cell office:value-type="float" office:value="7.447535">
            <text:p>7.4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60">
            <text:p>1260</text:p>
          </table:table-cell>
          <table:table-cell office:value-type="float" office:value="1106517.544615">
            <text:p>1106517.5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60">
            <text:p>1260</text:p>
          </table:table-cell>
          <table:table-cell office:value-type="float" office:value="1106339.601358">
            <text:p>1106339.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70">
            <text:p>1270</text:p>
          </table:table-cell>
          <table:table-cell office:value-type="float" office:value="17.651497">
            <text:p>17.65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70">
            <text:p>1270</text:p>
          </table:table-cell>
          <table:table-cell office:value-type="float" office:value="17.657101">
            <text:p>17.6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70">
            <text:p>1270</text:p>
          </table:table-cell>
          <table:table-cell office:value-type="float" office:value="7.445546">
            <text:p>7.4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70">
            <text:p>1270</text:p>
          </table:table-cell>
          <table:table-cell office:value-type="float" office:value="7.460116">
            <text:p>7.4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70">
            <text:p>1270</text:p>
          </table:table-cell>
          <table:table-cell office:value-type="float" office:value="1112441.642836">
            <text:p>1112441.6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70">
            <text:p>1270</text:p>
          </table:table-cell>
          <table:table-cell office:value-type="float" office:value="1112604.706417">
            <text:p>1112604.7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80">
            <text:p>1280</text:p>
          </table:table-cell>
          <table:table-cell office:value-type="float" office:value="17.667131">
            <text:p>17.6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80">
            <text:p>1280</text:p>
          </table:table-cell>
          <table:table-cell office:value-type="float" office:value="17.67462">
            <text:p>17.6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80">
            <text:p>1280</text:p>
          </table:table-cell>
          <table:table-cell office:value-type="float" office:value="7.453634">
            <text:p>7.4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80">
            <text:p>1280</text:p>
          </table:table-cell>
          <table:table-cell office:value-type="float" office:value="7.468446">
            <text:p>7.4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80">
            <text:p>1280</text:p>
          </table:table-cell>
          <table:table-cell office:value-type="float" office:value="1116486.199229">
            <text:p>1116486.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80">
            <text:p>1280</text:p>
          </table:table-cell>
          <table:table-cell office:value-type="float" office:value="1116512.449344">
            <text:p>1116512.4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290">
            <text:p>1290</text:p>
          </table:table-cell>
          <table:table-cell office:value-type="float" office:value="17.677146">
            <text:p>17.6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290">
            <text:p>1290</text:p>
          </table:table-cell>
          <table:table-cell office:value-type="float" office:value="17.685185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90">
            <text:p>1290</text:p>
          </table:table-cell>
          <table:table-cell office:value-type="float" office:value="7.45841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290">
            <text:p>1290</text:p>
          </table:table-cell>
          <table:table-cell office:value-type="float" office:value="7.473114">
            <text:p>7.47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290">
            <text:p>1290</text:p>
          </table:table-cell>
          <table:table-cell office:value-type="float" office:value="1118730.539972">
            <text:p>1118730.5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290">
            <text:p>1290</text:p>
          </table:table-cell>
          <table:table-cell office:value-type="float" office:value="1118679.689038">
            <text:p>1118679.6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00">
            <text:p>1300</text:p>
          </table:table-cell>
          <table:table-cell office:value-type="float" office:value="17.682949">
            <text:p>17.6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00">
            <text:p>1300</text:p>
          </table:table-cell>
          <table:table-cell office:value-type="float" office:value="17.689108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0">
            <text:p>1300</text:p>
          </table:table-cell>
          <table:table-cell office:value-type="float" office:value="7.460573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00">
            <text:p>1300</text:p>
          </table:table-cell>
          <table:table-cell office:value-type="float" office:value="7.475464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00">
            <text:p>1300</text:p>
          </table:table-cell>
          <table:table-cell office:value-type="float" office:value="1119748.516381">
            <text:p>1119748.5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00">
            <text:p>1300</text:p>
          </table:table-cell>
          <table:table-cell office:value-type="float" office:value="1119762.625682">
            <text:p>1119762.6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10">
            <text:p>1310</text:p>
          </table:table-cell>
          <table:table-cell office:value-type="float" office:value="17.68477">
            <text:p>17.6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10">
            <text:p>1310</text:p>
          </table:table-cell>
          <table:table-cell office:value-type="float" office:value="17.691616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10">
            <text:p>1310</text:p>
          </table:table-cell>
          <table:table-cell office:value-type="float" office:value="7.461683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10">
            <text:p>1310</text:p>
          </table:table-cell>
          <table:table-cell office:value-type="float" office:value="7.476303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10">
            <text:p>1310</text:p>
          </table:table-cell>
          <table:table-cell office:value-type="float" office:value="1120221.855602">
            <text:p>1120221.86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10">
            <text:p>1310</text:p>
          </table:table-cell>
          <table:table-cell office:value-type="float" office:value="1120292.740004">
            <text:p>1120292.74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20">
            <text:p>1320</text:p>
          </table:table-cell>
          <table:table-cell office:value-type="float" office:value="17.685847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20">
            <text:p>1320</text:p>
          </table:table-cell>
          <table:table-cell office:value-type="float" office:value="17.693097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20">
            <text:p>1320</text:p>
          </table:table-cell>
          <table:table-cell office:value-type="float" office:value="7.462309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20">
            <text:p>1320</text:p>
          </table:table-cell>
          <table:table-cell office:value-type="float" office:value="7.476774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20">
            <text:p>1320</text:p>
          </table:table-cell>
          <table:table-cell office:value-type="float" office:value="1120535.197622">
            <text:p>1120535.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20">
            <text:p>1320</text:p>
          </table:table-cell>
          <table:table-cell office:value-type="float" office:value="1120592.910096">
            <text:p>1120592.9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30">
            <text:p>1330</text:p>
          </table:table-cell>
          <table:table-cell office:value-type="float" office:value="17.686875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30">
            <text:p>1330</text:p>
          </table:table-cell>
          <table:table-cell office:value-type="float" office:value="17.693815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30">
            <text:p>1330</text:p>
          </table:table-cell>
          <table:table-cell office:value-type="float" office:value="7.462648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30">
            <text:p>1330</text:p>
          </table:table-cell>
          <table:table-cell office:value-type="float" office:value="7.477026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30">
            <text:p>1330</text:p>
          </table:table-cell>
          <table:table-cell office:value-type="float" office:value="1120646.372526">
            <text:p>1120646.3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30">
            <text:p>1330</text:p>
          </table:table-cell>
          <table:table-cell office:value-type="float" office:value="1120744.167804">
            <text:p>1120744.1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40">
            <text:p>1340</text:p>
          </table:table-cell>
          <table:table-cell office:value-type="float" office:value="17.687422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40">
            <text:p>1340</text:p>
          </table:table-cell>
          <table:table-cell office:value-type="float" office:value="17.694542">
            <text:p>17.69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40">
            <text:p>1340</text:p>
          </table:table-cell>
          <table:table-cell office:value-type="float" office:value="7.462843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40">
            <text:p>1340</text:p>
          </table:table-cell>
          <table:table-cell office:value-type="float" office:value="7.4772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40">
            <text:p>1340</text:p>
          </table:table-cell>
          <table:table-cell office:value-type="float" office:value="1120744.876683">
            <text:p>1120744.8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40">
            <text:p>1340</text:p>
          </table:table-cell>
          <table:table-cell office:value-type="float" office:value="1120829.285395">
            <text:p>1120829.2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50">
            <text:p>1350</text:p>
          </table:table-cell>
          <table:table-cell office:value-type="float" office:value="17.688706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50">
            <text:p>1350</text:p>
          </table:table-cell>
          <table:table-cell office:value-type="float" office:value="17.69516">
            <text:p>17.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50">
            <text:p>1350</text:p>
          </table:table-cell>
          <table:table-cell office:value-type="float" office:value="7.462943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50">
            <text:p>1350</text:p>
          </table:table-cell>
          <table:table-cell office:value-type="float" office:value="7.477313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50">
            <text:p>1350</text:p>
          </table:table-cell>
          <table:table-cell office:value-type="float" office:value="1120798.972487">
            <text:p>1120798.9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50">
            <text:p>1350</text:p>
          </table:table-cell>
          <table:table-cell office:value-type="float" office:value="1120878.92523">
            <text:p>1120878.9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60">
            <text:p>1360</text:p>
          </table:table-cell>
          <table:table-cell office:value-type="float" office:value="17.690281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60">
            <text:p>1360</text:p>
          </table:table-cell>
          <table:table-cell office:value-type="float" office:value="17.696478">
            <text:p>17.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60">
            <text:p>1360</text:p>
          </table:table-cell>
          <table:table-cell office:value-type="float" office:value="7.46311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60">
            <text:p>1360</text:p>
          </table:table-cell>
          <table:table-cell office:value-type="float" office:value="7.477563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60">
            <text:p>1360</text:p>
          </table:table-cell>
          <table:table-cell office:value-type="float" office:value="1120889.915367">
            <text:p>1120889.9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60">
            <text:p>1360</text:p>
          </table:table-cell>
          <table:table-cell office:value-type="float" office:value="1120951.69124">
            <text:p>1120951.6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70">
            <text:p>1370</text:p>
          </table:table-cell>
          <table:table-cell office:value-type="float" office:value="17.69276">
            <text:p>17.69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70">
            <text:p>1370</text:p>
          </table:table-cell>
          <table:table-cell office:value-type="float" office:value="17.698516">
            <text:p>17.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70">
            <text:p>1370</text:p>
          </table:table-cell>
          <table:table-cell office:value-type="float" office:value="7.463464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70">
            <text:p>1370</text:p>
          </table:table-cell>
          <table:table-cell office:value-type="float" office:value="7.477817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70">
            <text:p>1370</text:p>
          </table:table-cell>
          <table:table-cell office:value-type="float" office:value="1121045.69468">
            <text:p>1121045.6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70">
            <text:p>1370</text:p>
          </table:table-cell>
          <table:table-cell office:value-type="float" office:value="1121079.854969">
            <text:p>1121079.8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80">
            <text:p>1380</text:p>
          </table:table-cell>
          <table:table-cell office:value-type="float" office:value="17.696804">
            <text:p>17.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80">
            <text:p>1380</text:p>
          </table:table-cell>
          <table:table-cell office:value-type="float" office:value="17.702904">
            <text:p>17.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80">
            <text:p>1380</text:p>
          </table:table-cell>
          <table:table-cell office:value-type="float" office:value="7.463881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80">
            <text:p>1380</text:p>
          </table:table-cell>
          <table:table-cell office:value-type="float" office:value="7.478297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80">
            <text:p>1380</text:p>
          </table:table-cell>
          <table:table-cell office:value-type="float" office:value="1121243.880316">
            <text:p>1121243.8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80">
            <text:p>1380</text:p>
          </table:table-cell>
          <table:table-cell office:value-type="float" office:value="1121278.160086">
            <text:p>1121278.16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390">
            <text:p>1390</text:p>
          </table:table-cell>
          <table:table-cell office:value-type="float" office:value="17.702193">
            <text:p>17.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390">
            <text:p>1390</text:p>
          </table:table-cell>
          <table:table-cell office:value-type="float" office:value="17.710299">
            <text:p>17.7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90">
            <text:p>1390</text:p>
          </table:table-cell>
          <table:table-cell office:value-type="float" office:value="7.464642">
            <text:p>7.4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390">
            <text:p>1390</text:p>
          </table:table-cell>
          <table:table-cell office:value-type="float" office:value="7.478973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390">
            <text:p>1390</text:p>
          </table:table-cell>
          <table:table-cell office:value-type="float" office:value="1121527.092895">
            <text:p>1121527.0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390">
            <text:p>1390</text:p>
          </table:table-cell>
          <table:table-cell office:value-type="float" office:value="1121566.018936">
            <text:p>1121566.0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00">
            <text:p>1400</text:p>
          </table:table-cell>
          <table:table-cell office:value-type="float" office:value="17.710744">
            <text:p>17.7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00">
            <text:p>1400</text:p>
          </table:table-cell>
          <table:table-cell office:value-type="float" office:value="17.719062">
            <text:p>17.7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0">
            <text:p>1400</text:p>
          </table:table-cell>
          <table:table-cell office:value-type="float" office:value="7.465783">
            <text:p>7.4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00">
            <text:p>1400</text:p>
          </table:table-cell>
          <table:table-cell office:value-type="float" office:value="7.480266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00">
            <text:p>1400</text:p>
          </table:table-cell>
          <table:table-cell office:value-type="float" office:value="1122191.138955">
            <text:p>1122191.1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00">
            <text:p>1400</text:p>
          </table:table-cell>
          <table:table-cell office:value-type="float" office:value="1122080.309339">
            <text:p>1122080.3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10">
            <text:p>1410</text:p>
          </table:table-cell>
          <table:table-cell office:value-type="float" office:value="17.723331">
            <text:p>17.72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10">
            <text:p>1410</text:p>
          </table:table-cell>
          <table:table-cell office:value-type="float" office:value="17.732925">
            <text:p>17.73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10">
            <text:p>1410</text:p>
          </table:table-cell>
          <table:table-cell office:value-type="float" office:value="7.46757">
            <text:p>7.4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10">
            <text:p>1410</text:p>
          </table:table-cell>
          <table:table-cell office:value-type="float" office:value="7.482439">
            <text:p>7.48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10">
            <text:p>1410</text:p>
          </table:table-cell>
          <table:table-cell office:value-type="float" office:value="1123175.234276">
            <text:p>1123175.2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10">
            <text:p>1410</text:p>
          </table:table-cell>
          <table:table-cell office:value-type="float" office:value="1122880.632085">
            <text:p>1122880.6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20">
            <text:p>1420</text:p>
          </table:table-cell>
          <table:table-cell office:value-type="float" office:value="17.742972">
            <text:p>17.74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20">
            <text:p>1420</text:p>
          </table:table-cell>
          <table:table-cell office:value-type="float" office:value="17.750632">
            <text:p>17.7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20">
            <text:p>1420</text:p>
          </table:table-cell>
          <table:table-cell office:value-type="float" office:value="7.47019">
            <text:p>7.4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20">
            <text:p>1420</text:p>
          </table:table-cell>
          <table:table-cell office:value-type="float" office:value="7.485298">
            <text:p>7.4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20">
            <text:p>1420</text:p>
          </table:table-cell>
          <table:table-cell office:value-type="float" office:value="1124388.618635">
            <text:p>1124388.6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20">
            <text:p>1420</text:p>
          </table:table-cell>
          <table:table-cell office:value-type="float" office:value="1124079.810813">
            <text:p>1124079.81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30">
            <text:p>1430</text:p>
          </table:table-cell>
          <table:table-cell office:value-type="float" office:value="17.773799">
            <text:p>17.7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30">
            <text:p>1430</text:p>
          </table:table-cell>
          <table:table-cell office:value-type="float" office:value="17.778488">
            <text:p>17.7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30">
            <text:p>1430</text:p>
          </table:table-cell>
          <table:table-cell office:value-type="float" office:value="7.474047">
            <text:p>7.47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30">
            <text:p>1430</text:p>
          </table:table-cell>
          <table:table-cell office:value-type="float" office:value="7.489191">
            <text:p>7.4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30">
            <text:p>1430</text:p>
          </table:table-cell>
          <table:table-cell office:value-type="float" office:value="1126302.343054">
            <text:p>1126302.34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30">
            <text:p>1430</text:p>
          </table:table-cell>
          <table:table-cell office:value-type="float" office:value="1125893.134712">
            <text:p>1125893.13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40">
            <text:p>1440</text:p>
          </table:table-cell>
          <table:table-cell office:value-type="float" office:value="17.814422">
            <text:p>17.8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40">
            <text:p>1440</text:p>
          </table:table-cell>
          <table:table-cell office:value-type="float" office:value="17.819196">
            <text:p>17.82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40">
            <text:p>1440</text:p>
          </table:table-cell>
          <table:table-cell office:value-type="float" office:value="7.479791">
            <text:p>7.48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40">
            <text:p>1440</text:p>
          </table:table-cell>
          <table:table-cell office:value-type="float" office:value="7.495099">
            <text:p>7.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40">
            <text:p>1440</text:p>
          </table:table-cell>
          <table:table-cell office:value-type="float" office:value="1128772.17332">
            <text:p>1128772.17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40">
            <text:p>1440</text:p>
          </table:table-cell>
          <table:table-cell office:value-type="float" office:value="1128334.120374">
            <text:p>1128334.12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50">
            <text:p>1450</text:p>
          </table:table-cell>
          <table:table-cell office:value-type="float" office:value="17.856223">
            <text:p>17.8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50">
            <text:p>1450</text:p>
          </table:table-cell>
          <table:table-cell office:value-type="float" office:value="17.860334">
            <text:p>17.8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50">
            <text:p>1450</text:p>
          </table:table-cell>
          <table:table-cell office:value-type="float" office:value="7.487869">
            <text:p>7.49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50">
            <text:p>1450</text:p>
          </table:table-cell>
          <table:table-cell office:value-type="float" office:value="7.503063">
            <text:p>7.5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50">
            <text:p>1450</text:p>
          </table:table-cell>
          <table:table-cell office:value-type="float" office:value="1132061.090939">
            <text:p>1132061.0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50">
            <text:p>1450</text:p>
          </table:table-cell>
          <table:table-cell office:value-type="float" office:value="1131594.071423">
            <text:p>1131594.0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60">
            <text:p>1460</text:p>
          </table:table-cell>
          <table:table-cell office:value-type="float" office:value="17.907434">
            <text:p>17.91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60">
            <text:p>1460</text:p>
          </table:table-cell>
          <table:table-cell office:value-type="float" office:value="17.913686">
            <text:p>17.91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60">
            <text:p>1460</text:p>
          </table:table-cell>
          <table:table-cell office:value-type="float" office:value="7.4981">
            <text:p>7.5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60">
            <text:p>1460</text:p>
          </table:table-cell>
          <table:table-cell office:value-type="float" office:value="7.51298">
            <text:p>7.51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60">
            <text:p>1460</text:p>
          </table:table-cell>
          <table:table-cell office:value-type="float" office:value="1136619.022663">
            <text:p>1136619.0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60">
            <text:p>1460</text:p>
          </table:table-cell>
          <table:table-cell office:value-type="float" office:value="1135922.590402">
            <text:p>1135922.59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70">
            <text:p>1470</text:p>
          </table:table-cell>
          <table:table-cell office:value-type="float" office:value="17.974283">
            <text:p>17.97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70">
            <text:p>1470</text:p>
          </table:table-cell>
          <table:table-cell office:value-type="float" office:value="17.97797">
            <text:p>17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70">
            <text:p>1470</text:p>
          </table:table-cell>
          <table:table-cell office:value-type="float" office:value="7.50975">
            <text:p>7.51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70">
            <text:p>1470</text:p>
          </table:table-cell>
          <table:table-cell office:value-type="float" office:value="7.525123">
            <text:p>7.53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70">
            <text:p>1470</text:p>
          </table:table-cell>
          <table:table-cell office:value-type="float" office:value="1141804.091677">
            <text:p>1141804.09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70">
            <text:p>1470</text:p>
          </table:table-cell>
          <table:table-cell office:value-type="float" office:value="1140843.965602">
            <text:p>1140843.9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80">
            <text:p>1480</text:p>
          </table:table-cell>
          <table:table-cell office:value-type="float" office:value="18.058245">
            <text:p>18.0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80">
            <text:p>1480</text:p>
          </table:table-cell>
          <table:table-cell office:value-type="float" office:value="18.058075">
            <text:p>18.0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80">
            <text:p>1480</text:p>
          </table:table-cell>
          <table:table-cell office:value-type="float" office:value="7.523432">
            <text:p>7.52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80">
            <text:p>1480</text:p>
          </table:table-cell>
          <table:table-cell office:value-type="float" office:value="7.539627">
            <text:p>7.54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80">
            <text:p>1480</text:p>
          </table:table-cell>
          <table:table-cell office:value-type="float" office:value="1147867.016612">
            <text:p>1147867.02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80">
            <text:p>1480</text:p>
          </table:table-cell>
          <table:table-cell office:value-type="float" office:value="1147021.168959">
            <text:p>1147021.17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490">
            <text:p>1490</text:p>
          </table:table-cell>
          <table:table-cell office:value-type="float" office:value="18.156084">
            <text:p>18.16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490">
            <text:p>1490</text:p>
          </table:table-cell>
          <table:table-cell office:value-type="float" office:value="18.158271">
            <text:p>18.1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90">
            <text:p>1490</text:p>
          </table:table-cell>
          <table:table-cell office:value-type="float" office:value="7.540997">
            <text:p>7.54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490">
            <text:p>1490</text:p>
          </table:table-cell>
          <table:table-cell office:value-type="float" office:value="7.55739">
            <text:p>7.56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490">
            <text:p>1490</text:p>
          </table:table-cell>
          <table:table-cell office:value-type="float" office:value="1155440.030381">
            <text:p>1155440.03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490">
            <text:p>1490</text:p>
          </table:table-cell>
          <table:table-cell office:value-type="float" office:value="1154514.849553">
            <text:p>1154514.85</text:p>
          </table:table-cell>
        </table:table-row>
        <table:table-row table:style-name="ro2">
          <table:table-cell office:value-type="string">
            <text:p>Intel900P_ReproPfiles_FlushRead</text:p>
          </table:table-cell>
          <table:table-cell office:value-type="float" office:value="1500">
            <text:p>1500</text:p>
          </table:table-cell>
          <table:table-cell office:value-type="float" office:value="18.277735">
            <text:p>18.28</text:p>
          </table:table-cell>
          <table:table-cell/>
          <table:table-cell office:value-type="string">
            <text:p>Intel900P_ReproPfiles_FlushScan</text:p>
          </table:table-cell>
          <table:table-cell office:value-type="float" office:value="1500">
            <text:p>1500</text:p>
          </table:table-cell>
          <table:table-cell office:value-type="float" office:value="18.280671">
            <text:p>18.2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0">
            <text:p>1500</text:p>
          </table:table-cell>
          <table:table-cell office:value-type="float" office:value="7.56365">
            <text:p>7.56</text:p>
          </table:table-cell>
          <table:table-cell/>
          <table:table-cell office:value-type="string">
            <text:p>Intel900P_ReproRead_FlushScan</text:p>
          </table:table-cell>
          <table:table-cell office:value-type="float" office:value="1500">
            <text:p>1500</text:p>
          </table:table-cell>
          <table:table-cell office:value-type="float" office:value="7.589908">
            <text:p>7.59</text:p>
          </table:table-cell>
          <table:table-cell/>
          <table:table-cell office:value-type="string">
            <text:p>Intel900P_ReproScan_FlushRead</text:p>
          </table:table-cell>
          <table:table-cell office:value-type="float" office:value="1500">
            <text:p>1500</text:p>
          </table:table-cell>
          <table:table-cell office:value-type="float" office:value="1164922.176592">
            <text:p>1164922.18</text:p>
          </table:table-cell>
          <table:table-cell/>
          <table:table-cell office:value-type="string">
            <text:p>Intel900P_ReproScan_FlushScan</text:p>
          </table:table-cell>
          <table:table-cell office:value-type="float" office:value="1500">
            <text:p>1500</text:p>
          </table:table-cell>
          <table:table-cell office:value-type="float" office:value="1163966.955374">
            <text:p>1163966.96</text:p>
          </table:table-cell>
        </table:table-row>
        <table:table-row table:style-name="ro2" table:number-rows-repeated="2">
          <table:table-cell table:number-columns-repeated="23"/>
        </table:table-row>
        <table:table-row table:style-name="ro2">
          <table:table-cell>
            <draw:frame table:end-cell-address="NVtree.E173" table:end-x="1.0953in" table:end-y="0.1535in" draw:z-index="0" draw:style-name="gr1" draw:text-style-name="P1" svg:width="6.2988in" svg:height="3.5429in" svg:x="0.2945in" svg:y="0.1665in">
              <draw:object draw:notify-on-update-of-ranges="NVtree.B2:NVtree.B150 NVtree.A2:NVtree.A2 NVtree.C2:NVtree.C150 NVtree.E2:NVtree.E2 NVtree.G2:NVtree.G150 NVtree.I2:NVtree.I2 NVtree.K2:NVtree.K150 NVtree.M2:NVtree.M2 NVtree.O2:NVtree.O1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2"/>
        </table:table-row>
      </table:table>
      <table:table table:name="Comp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  <table:table-cell office:value-type="string">
            <text:p>Device</text:p>
          </table:table-cell>
          <table:table-cell office:value-type="string">
            <text:p>Inserts (in millions)</text:p>
          </table:table-cell>
          <table:table-cell office:value-type="string">
            <text:p>Cost (in hours)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0">
            <text:p>3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II_Read</text:p>
          </table:table-cell>
          <table:table-cell office:value-type="float" office:value="30">
            <text:p>3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0">
            <text:p>20</text:p>
          </table:table-cell>
          <table:table-cell office:value-type="float" office:value="0.001555">
            <text:p>0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0">
            <text:p>4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II_Read</text:p>
          </table:table-cell>
          <table:table-cell office:value-type="float" office:value="40">
            <text:p>4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">
            <text:p>30</text:p>
          </table:table-cell>
          <table:table-cell office:value-type="float" office:value="0.156693">
            <text:p>0.16</text:p>
          </table:table-cell>
          <table:table-cell>
            <draw:frame table:end-cell-address="Comp.U25" table:end-x="0.0945in" table:end-y="0.1421in" draw:z-index="0" draw:style-name="gr1" draw:text-style-name="P1" svg:width="7.2937in" svg:height="4.0362in" svg:x="0.802in" svg:y="0.0177in">
              <draw:object draw:notify-on-update-of-ranges="Comp.B2:Comp.B150 Comp.A2:Comp.A2 Comp.C2:Comp.C150 Comp.E3:Comp.E3 Comp.G3:Comp.G150 Comp.I2:Comp.I2 Comp.K2:Comp.K15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0">
            <text:p>50</text:p>
          </table:table-cell>
          <table:table-cell office:value-type="float" office:value="0.003579">
            <text:p>0</text:p>
          </table:table-cell>
          <table:table-cell/>
          <table:table-cell office:value-type="string">
            <text:p>Intel900P_II_Read</text:p>
          </table:table-cell>
          <table:table-cell office:value-type="float" office:value="50">
            <text:p>50</text:p>
          </table:table-cell>
          <table:table-cell office:value-type="float" office:value="0.402927">
            <text:p>0.4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">
            <text:p>40</text:p>
          </table:table-cell>
          <table:table-cell office:value-type="float" office:value="0.156693">
            <text:p>0.1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0">
            <text:p>6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60">
            <text:p>6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">
            <text:p>50</text:p>
          </table:table-cell>
          <table:table-cell office:value-type="float" office:value="0.157126">
            <text:p>0.1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0">
            <text:p>7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70">
            <text:p>7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">
            <text:p>60</text:p>
          </table:table-cell>
          <table:table-cell office:value-type="float" office:value="0.384464">
            <text:p>0.3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0">
            <text:p>80</text:p>
          </table:table-cell>
          <table:table-cell office:value-type="float" office:value="0.0083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80">
            <text:p>8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">
            <text:p>70</text:p>
          </table:table-cell>
          <table:table-cell office:value-type="float" office:value="0.387357">
            <text:p>0.3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0">
            <text:p>90</text:p>
          </table:table-cell>
          <table:table-cell office:value-type="float" office:value="0.014707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90">
            <text:p>90</text:p>
          </table:table-cell>
          <table:table-cell office:value-type="float" office:value="0.978615">
            <text:p>0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">
            <text:p>80</text:p>
          </table:table-cell>
          <table:table-cell office:value-type="float" office:value="0.387357">
            <text:p>0.3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0">
            <text:p>10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100">
            <text:p>10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">
            <text:p>90</text:p>
          </table:table-cell>
          <table:table-cell office:value-type="float" office:value="0.387357">
            <text:p>0.3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0">
            <text:p>11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110">
            <text:p>11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">
            <text:p>100</text:p>
          </table:table-cell>
          <table:table-cell office:value-type="float" office:value="0.399589">
            <text:p>0.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0">
            <text:p>120</text:p>
          </table:table-cell>
          <table:table-cell office:value-type="float" office:value="0.014794">
            <text:p>0.01</text:p>
          </table:table-cell>
          <table:table-cell/>
          <table:table-cell office:value-type="string">
            <text:p>Intel900P_II_Read</text:p>
          </table:table-cell>
          <table:table-cell office:value-type="float" office:value="120">
            <text:p>12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">
            <text:p>110</text:p>
          </table:table-cell>
          <table:table-cell office:value-type="float" office:value="0.547454">
            <text:p>0.5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0">
            <text:p>130</text:p>
          </table:table-cell>
          <table:table-cell office:value-type="float" office:value="0.016865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30">
            <text:p>13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">
            <text:p>120</text:p>
          </table:table-cell>
          <table:table-cell office:value-type="float" office:value="0.732464">
            <text:p>0.7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0">
            <text:p>140</text:p>
          </table:table-cell>
          <table:table-cell office:value-type="float" office:value="0.02127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40">
            <text:p>14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">
            <text:p>130</text:p>
          </table:table-cell>
          <table:table-cell office:value-type="float" office:value="0.735191">
            <text:p>0.7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50">
            <text:p>150</text:p>
          </table:table-cell>
          <table:table-cell office:value-type="float" office:value="0.021471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50">
            <text:p>150</text:p>
          </table:table-cell>
          <table:table-cell office:value-type="float" office:value="1.801072">
            <text:p>1.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">
            <text:p>140</text:p>
          </table:table-cell>
          <table:table-cell office:value-type="float" office:value="0.735191">
            <text:p>0.7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60">
            <text:p>160</text:p>
          </table:table-cell>
          <table:table-cell office:value-type="float" office:value="0.023519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60">
            <text:p>16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">
            <text:p>150</text:p>
          </table:table-cell>
          <table:table-cell office:value-type="float" office:value="0.735191">
            <text:p>0.7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70">
            <text:p>170</text:p>
          </table:table-cell>
          <table:table-cell office:value-type="float" office:value="0.024594">
            <text:p>0.02</text:p>
          </table:table-cell>
          <table:table-cell/>
          <table:table-cell office:value-type="string">
            <text:p>Intel900P_II_Read</text:p>
          </table:table-cell>
          <table:table-cell office:value-type="float" office:value="170">
            <text:p>17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60">
            <text:p>160</text:p>
          </table:table-cell>
          <table:table-cell office:value-type="float" office:value="0.735427">
            <text:p>0.7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80">
            <text:p>180</text:p>
          </table:table-cell>
          <table:table-cell office:value-type="float" office:value="0.025743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180">
            <text:p>18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70">
            <text:p>170</text:p>
          </table:table-cell>
          <table:table-cell office:value-type="float" office:value="0.762865">
            <text:p>0.7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90">
            <text:p>190</text:p>
          </table:table-cell>
          <table:table-cell office:value-type="float" office:value="0.027577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190">
            <text:p>19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80">
            <text:p>180</text:p>
          </table:table-cell>
          <table:table-cell office:value-type="float" office:value="0.857971">
            <text:p>0.8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00">
            <text:p>200</text:p>
          </table:table-cell>
          <table:table-cell office:value-type="float" office:value="0.032001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200">
            <text:p>20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90">
            <text:p>190</text:p>
          </table:table-cell>
          <table:table-cell office:value-type="float" office:value="1.033546">
            <text:p>1.0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10">
            <text:p>210</text:p>
          </table:table-cell>
          <table:table-cell office:value-type="float" office:value="0.032035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210">
            <text:p>21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00">
            <text:p>200</text:p>
          </table:table-cell>
          <table:table-cell office:value-type="float" office:value="1.23432">
            <text:p>1.2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20">
            <text:p>220</text:p>
          </table:table-cell>
          <table:table-cell office:value-type="float" office:value="0.032679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220">
            <text:p>22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10">
            <text:p>210</text:p>
          </table:table-cell>
          <table:table-cell office:value-type="float" office:value="1.250007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30">
            <text:p>230</text:p>
          </table:table-cell>
          <table:table-cell office:value-type="float" office:value="0.033242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230">
            <text:p>23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20">
            <text:p>220</text:p>
          </table:table-cell>
          <table:table-cell office:value-type="float" office:value="1.250068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40">
            <text:p>240</text:p>
          </table:table-cell>
          <table:table-cell office:value-type="float" office:value="0.033662">
            <text:p>0.03</text:p>
          </table:table-cell>
          <table:table-cell/>
          <table:table-cell office:value-type="string">
            <text:p>Intel900P_II_Read</text:p>
          </table:table-cell>
          <table:table-cell office:value-type="float" office:value="240">
            <text:p>240</text:p>
          </table:table-cell>
          <table:table-cell office:value-type="float" office:value="2.976044">
            <text:p>2.9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30">
            <text:p>230</text:p>
          </table:table-cell>
          <table:table-cell office:value-type="float" office:value="1.250068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50">
            <text:p>250</text:p>
          </table:table-cell>
          <table:table-cell office:value-type="float" office:value="0.035815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250">
            <text:p>2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40">
            <text:p>240</text:p>
          </table:table-cell>
          <table:table-cell office:value-type="float" office:value="1.250068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60">
            <text:p>260</text:p>
          </table:table-cell>
          <table:table-cell office:value-type="float" office:value="0.038229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260">
            <text:p>2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50">
            <text:p>250</text:p>
          </table:table-cell>
          <table:table-cell office:value-type="float" office:value="1.250088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70">
            <text:p>270</text:p>
          </table:table-cell>
          <table:table-cell office:value-type="float" office:value="0.04125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270">
            <text:p>2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60">
            <text:p>260</text:p>
          </table:table-cell>
          <table:table-cell office:value-type="float" office:value="1.250974">
            <text:p>1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80">
            <text:p>280</text:p>
          </table:table-cell>
          <table:table-cell office:value-type="float" office:value="0.042396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280">
            <text:p>28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70">
            <text:p>270</text:p>
          </table:table-cell>
          <table:table-cell office:value-type="float" office:value="1.264822">
            <text:p>1.2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290">
            <text:p>290</text:p>
          </table:table-cell>
          <table:table-cell office:value-type="float" office:value="0.043835">
            <text:p>0.04</text:p>
          </table:table-cell>
          <table:table-cell/>
          <table:table-cell office:value-type="string">
            <text:p>Intel900P_II_Read</text:p>
          </table:table-cell>
          <table:table-cell office:value-type="float" office:value="290">
            <text:p>29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80">
            <text:p>280</text:p>
          </table:table-cell>
          <table:table-cell office:value-type="float" office:value="1.332249">
            <text:p>1.3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00">
            <text:p>300</text:p>
          </table:table-cell>
          <table:table-cell office:value-type="float" office:value="0.047566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300">
            <text:p>30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290">
            <text:p>290</text:p>
          </table:table-cell>
          <table:table-cell office:value-type="float" office:value="1.451164">
            <text:p>1.4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10">
            <text:p>310</text:p>
          </table:table-cell>
          <table:table-cell office:value-type="float" office:value="0.051245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310">
            <text:p>31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00">
            <text:p>300</text:p>
          </table:table-cell>
          <table:table-cell office:value-type="float" office:value="1.601557">
            <text:p>1.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20">
            <text:p>320</text:p>
          </table:table-cell>
          <table:table-cell office:value-type="float" office:value="0.052369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320">
            <text:p>32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10">
            <text:p>310</text:p>
          </table:table-cell>
          <table:table-cell office:value-type="float" office:value="1.770512">
            <text:p>1.7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30">
            <text:p>330</text:p>
          </table:table-cell>
          <table:table-cell office:value-type="float" office:value="0.052633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330">
            <text:p>33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20">
            <text:p>320</text:p>
          </table:table-cell>
          <table:table-cell office:value-type="float" office:value="1.96002">
            <text:p>1.9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40">
            <text:p>340</text:p>
          </table:table-cell>
          <table:table-cell office:value-type="float" office:value="0.053392">
            <text:p>0.05</text:p>
          </table:table-cell>
          <table:table-cell/>
          <table:table-cell office:value-type="string">
            <text:p>Intel900P_II_Read</text:p>
          </table:table-cell>
          <table:table-cell office:value-type="float" office:value="340">
            <text:p>34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30">
            <text:p>330</text:p>
          </table:table-cell>
          <table:table-cell office:value-type="float" office:value="2.010015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50">
            <text:p>350</text:p>
          </table:table-cell>
          <table:table-cell office:value-type="float" office:value="0.055286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350">
            <text:p>35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40">
            <text:p>340</text:p>
          </table:table-cell>
          <table:table-cell office:value-type="float" office:value="2.013289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60">
            <text:p>360</text:p>
          </table:table-cell>
          <table:table-cell office:value-type="float" office:value="0.057295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360">
            <text:p>36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50">
            <text:p>350</text:p>
          </table:table-cell>
          <table:table-cell office:value-type="float" office:value="2.013311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70">
            <text:p>370</text:p>
          </table:table-cell>
          <table:table-cell office:value-type="float" office:value="0.058032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370">
            <text:p>370</text:p>
          </table:table-cell>
          <table:table-cell office:value-type="float" office:value="4.654636">
            <text:p>4.6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60">
            <text:p>360</text:p>
          </table:table-cell>
          <table:table-cell office:value-type="float" office:value="2.013311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80">
            <text:p>380</text:p>
          </table:table-cell>
          <table:table-cell office:value-type="float" office:value="0.05867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380">
            <text:p>3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70">
            <text:p>370</text:p>
          </table:table-cell>
          <table:table-cell office:value-type="float" office:value="2.013311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390">
            <text:p>390</text:p>
          </table:table-cell>
          <table:table-cell office:value-type="float" office:value="0.059105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390">
            <text:p>3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80">
            <text:p>380</text:p>
          </table:table-cell>
          <table:table-cell office:value-type="float" office:value="2.013311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00">
            <text:p>400</text:p>
          </table:table-cell>
          <table:table-cell office:value-type="float" office:value="0.059375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400">
            <text:p>4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390">
            <text:p>390</text:p>
          </table:table-cell>
          <table:table-cell office:value-type="float" office:value="2.013324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10">
            <text:p>410</text:p>
          </table:table-cell>
          <table:table-cell office:value-type="float" office:value="0.059824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410">
            <text:p>4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00">
            <text:p>400</text:p>
          </table:table-cell>
          <table:table-cell office:value-type="float" office:value="2.013659">
            <text:p>2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20">
            <text:p>420</text:p>
          </table:table-cell>
          <table:table-cell office:value-type="float" office:value="0.061739">
            <text:p>0.06</text:p>
          </table:table-cell>
          <table:table-cell/>
          <table:table-cell office:value-type="string">
            <text:p>Intel900P_II_Read</text:p>
          </table:table-cell>
          <table:table-cell office:value-type="float" office:value="420">
            <text:p>4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10">
            <text:p>410</text:p>
          </table:table-cell>
          <table:table-cell office:value-type="float" office:value="2.015343">
            <text:p>2.0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30">
            <text:p>430</text:p>
          </table:table-cell>
          <table:table-cell office:value-type="float" office:value="0.066049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430">
            <text:p>4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20">
            <text:p>420</text:p>
          </table:table-cell>
          <table:table-cell office:value-type="float" office:value="2.021134">
            <text:p>2.0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40">
            <text:p>440</text:p>
          </table:table-cell>
          <table:table-cell office:value-type="float" office:value="0.074176">
            <text:p>0.07</text:p>
          </table:table-cell>
          <table:table-cell/>
          <table:table-cell office:value-type="string">
            <text:p>Intel900P_II_Read</text:p>
          </table:table-cell>
          <table:table-cell office:value-type="float" office:value="440">
            <text:p>4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30">
            <text:p>430</text:p>
          </table:table-cell>
          <table:table-cell office:value-type="float" office:value="2.030705">
            <text:p>2.0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50">
            <text:p>450</text:p>
          </table:table-cell>
          <table:table-cell office:value-type="float" office:value="0.08216">
            <text:p>0.08</text:p>
          </table:table-cell>
          <table:table-cell/>
          <table:table-cell office:value-type="string">
            <text:p>Intel900P_II_Read</text:p>
          </table:table-cell>
          <table:table-cell office:value-type="float" office:value="450">
            <text:p>4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40">
            <text:p>440</text:p>
          </table:table-cell>
          <table:table-cell office:value-type="float" office:value="2.044411">
            <text:p>2.0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60">
            <text:p>460</text:p>
          </table:table-cell>
          <table:table-cell office:value-type="float" office:value="0.084553">
            <text:p>0.08</text:p>
          </table:table-cell>
          <table:table-cell/>
          <table:table-cell office:value-type="string">
            <text:p>Intel900P_II_Read</text:p>
          </table:table-cell>
          <table:table-cell office:value-type="float" office:value="460">
            <text:p>46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50">
            <text:p>450</text:p>
          </table:table-cell>
          <table:table-cell office:value-type="float" office:value="2.077988">
            <text:p>2.0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70">
            <text:p>470</text:p>
          </table:table-cell>
          <table:table-cell office:value-type="float" office:value="0.0859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470">
            <text:p>47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60">
            <text:p>460</text:p>
          </table:table-cell>
          <table:table-cell office:value-type="float" office:value="2.163104">
            <text:p>2.1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80">
            <text:p>480</text:p>
          </table:table-cell>
          <table:table-cell office:value-type="float" office:value="0.086587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480">
            <text:p>48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70">
            <text:p>470</text:p>
          </table:table-cell>
          <table:table-cell office:value-type="float" office:value="2.324489">
            <text:p>2.3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490">
            <text:p>49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490">
            <text:p>49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80">
            <text:p>480</text:p>
          </table:table-cell>
          <table:table-cell office:value-type="float" office:value="2.488441">
            <text:p>2.4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00">
            <text:p>50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00">
            <text:p>50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490">
            <text:p>490</text:p>
          </table:table-cell>
          <table:table-cell office:value-type="float" office:value="2.680712">
            <text:p>2.6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10">
            <text:p>51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10">
            <text:p>51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00">
            <text:p>500</text:p>
          </table:table-cell>
          <table:table-cell office:value-type="float" office:value="2.901484">
            <text:p>2.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20">
            <text:p>52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20">
            <text:p>52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10">
            <text:p>510</text:p>
          </table:table-cell>
          <table:table-cell office:value-type="float" office:value="3.045651">
            <text:p>3.0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30">
            <text:p>53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30">
            <text:p>53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20">
            <text:p>520</text:p>
          </table:table-cell>
          <table:table-cell office:value-type="float" office:value="3.122557">
            <text:p>3.1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40">
            <text:p>540</text:p>
          </table:table-cell>
          <table:table-cell office:value-type="float" office:value="0.08666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40">
            <text:p>54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30">
            <text:p>530</text:p>
          </table:table-cell>
          <table:table-cell office:value-type="float" office:value="3.163949">
            <text:p>3.1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50">
            <text:p>550</text:p>
          </table:table-cell>
          <table:table-cell office:value-type="float" office:value="0.08674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50">
            <text:p>550</text:p>
          </table:table-cell>
          <table:table-cell office:value-type="float" office:value="7.052701">
            <text:p>7.05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40">
            <text:p>540</text:p>
          </table:table-cell>
          <table:table-cell office:value-type="float" office:value="3.174449">
            <text:p>3.1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60">
            <text:p>560</text:p>
          </table:table-cell>
          <table:table-cell office:value-type="float" office:value="0.087122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60">
            <text:p>5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50">
            <text:p>550</text:p>
          </table:table-cell>
          <table:table-cell office:value-type="float" office:value="3.17656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70">
            <text:p>570</text:p>
          </table:table-cell>
          <table:table-cell office:value-type="float" office:value="0.089044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70">
            <text:p>5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60">
            <text:p>560</text:p>
          </table:table-cell>
          <table:table-cell office:value-type="float" office:value="3.17680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80">
            <text:p>580</text:p>
          </table:table-cell>
          <table:table-cell office:value-type="float" office:value="0.094277">
            <text:p>0.09</text:p>
          </table:table-cell>
          <table:table-cell/>
          <table:table-cell office:value-type="string">
            <text:p>Intel900P_II_Read</text:p>
          </table:table-cell>
          <table:table-cell office:value-type="float" office:value="580">
            <text:p>5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70">
            <text:p>570</text:p>
          </table:table-cell>
          <table:table-cell office:value-type="float" office:value="3.17680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590">
            <text:p>590</text:p>
          </table:table-cell>
          <table:table-cell office:value-type="float" office:value="0.099141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590">
            <text:p>5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80">
            <text:p>580</text:p>
          </table:table-cell>
          <table:table-cell office:value-type="float" office:value="3.17682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00">
            <text:p>60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600">
            <text:p>6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590">
            <text:p>590</text:p>
          </table:table-cell>
          <table:table-cell office:value-type="float" office:value="3.17682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10">
            <text:p>610</text:p>
          </table:table-cell>
          <table:table-cell office:value-type="float" office:value="0.100223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610">
            <text:p>6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00">
            <text:p>600</text:p>
          </table:table-cell>
          <table:table-cell office:value-type="float" office:value="3.176862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20">
            <text:p>620</text:p>
          </table:table-cell>
          <table:table-cell office:value-type="float" office:value="0.100264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620">
            <text:p>6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10">
            <text:p>610</text:p>
          </table:table-cell>
          <table:table-cell office:value-type="float" office:value="3.176944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30">
            <text:p>630</text:p>
          </table:table-cell>
          <table:table-cell office:value-type="float" office:value="0.100564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630">
            <text:p>6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20">
            <text:p>620</text:p>
          </table:table-cell>
          <table:table-cell office:value-type="float" office:value="3.177317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40">
            <text:p>640</text:p>
          </table:table-cell>
          <table:table-cell office:value-type="float" office:value="0.102345">
            <text:p>0.1</text:p>
          </table:table-cell>
          <table:table-cell/>
          <table:table-cell office:value-type="string">
            <text:p>Intel900P_II_Read</text:p>
          </table:table-cell>
          <table:table-cell office:value-type="float" office:value="640">
            <text:p>6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30">
            <text:p>630</text:p>
          </table:table-cell>
          <table:table-cell office:value-type="float" office:value="3.178764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50">
            <text:p>650</text:p>
          </table:table-cell>
          <table:table-cell office:value-type="float" office:value="0.106744">
            <text:p>0.11</text:p>
          </table:table-cell>
          <table:table-cell/>
          <table:table-cell office:value-type="string">
            <text:p>Intel900P_II_Read</text:p>
          </table:table-cell>
          <table:table-cell office:value-type="float" office:value="650">
            <text:p>6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40">
            <text:p>640</text:p>
          </table:table-cell>
          <table:table-cell office:value-type="float" office:value="3.182467">
            <text:p>3.1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60">
            <text:p>660</text:p>
          </table:table-cell>
          <table:table-cell office:value-type="float" office:value="0.113759">
            <text:p>0.11</text:p>
          </table:table-cell>
          <table:table-cell/>
          <table:table-cell office:value-type="string">
            <text:p>Intel900P_II_Read</text:p>
          </table:table-cell>
          <table:table-cell office:value-type="float" office:value="660">
            <text:p>6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50">
            <text:p>650</text:p>
          </table:table-cell>
          <table:table-cell office:value-type="float" office:value="3.189723">
            <text:p>3.1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70">
            <text:p>670</text:p>
          </table:table-cell>
          <table:table-cell office:value-type="float" office:value="0.128411">
            <text:p>0.13</text:p>
          </table:table-cell>
          <table:table-cell/>
          <table:table-cell office:value-type="string">
            <text:p>Intel900P_II_Read</text:p>
          </table:table-cell>
          <table:table-cell office:value-type="float" office:value="670">
            <text:p>6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60">
            <text:p>660</text:p>
          </table:table-cell>
          <table:table-cell office:value-type="float" office:value="3.201076">
            <text:p>3.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80">
            <text:p>680</text:p>
          </table:table-cell>
          <table:table-cell office:value-type="float" office:value="0.136896">
            <text:p>0.14</text:p>
          </table:table-cell>
          <table:table-cell/>
          <table:table-cell office:value-type="string">
            <text:p>Intel900P_II_Read</text:p>
          </table:table-cell>
          <table:table-cell office:value-type="float" office:value="680">
            <text:p>6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70">
            <text:p>670</text:p>
          </table:table-cell>
          <table:table-cell office:value-type="float" office:value="3.217407">
            <text:p>3.2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690">
            <text:p>690</text:p>
          </table:table-cell>
          <table:table-cell office:value-type="float" office:value="0.142185">
            <text:p>0.14</text:p>
          </table:table-cell>
          <table:table-cell/>
          <table:table-cell office:value-type="string">
            <text:p>Intel900P_II_Read</text:p>
          </table:table-cell>
          <table:table-cell office:value-type="float" office:value="690">
            <text:p>6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80">
            <text:p>680</text:p>
          </table:table-cell>
          <table:table-cell office:value-type="float" office:value="3.247673">
            <text:p>3.2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00">
            <text:p>700</text:p>
          </table:table-cell>
          <table:table-cell office:value-type="float" office:value="0.145124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00">
            <text:p>7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690">
            <text:p>690</text:p>
          </table:table-cell>
          <table:table-cell office:value-type="float" office:value="3.303735">
            <text:p>3.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10">
            <text:p>710</text:p>
          </table:table-cell>
          <table:table-cell office:value-type="float" office:value="0.146441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10">
            <text:p>7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00">
            <text:p>700</text:p>
          </table:table-cell>
          <table:table-cell office:value-type="float" office:value="3.396968">
            <text:p>3.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20">
            <text:p>720</text:p>
          </table:table-cell>
          <table:table-cell office:value-type="float" office:value="0.147274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20">
            <text:p>72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10">
            <text:p>710</text:p>
          </table:table-cell>
          <table:table-cell office:value-type="float" office:value="3.502753">
            <text:p>3.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30">
            <text:p>730</text:p>
          </table:table-cell>
          <table:table-cell office:value-type="float" office:value="0.1478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30">
            <text:p>73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20">
            <text:p>720</text:p>
          </table:table-cell>
          <table:table-cell office:value-type="float" office:value="3.603935">
            <text:p>3.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40">
            <text:p>740</text:p>
          </table:table-cell>
          <table:table-cell office:value-type="float" office:value="0.14823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40">
            <text:p>74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30">
            <text:p>730</text:p>
          </table:table-cell>
          <table:table-cell office:value-type="float" office:value="3.737276">
            <text:p>3.7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50">
            <text:p>750</text:p>
          </table:table-cell>
          <table:table-cell office:value-type="float" office:value="0.148481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50">
            <text:p>75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40">
            <text:p>740</text:p>
          </table:table-cell>
          <table:table-cell office:value-type="float" office:value="3.897686">
            <text:p>3.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60">
            <text:p>760</text:p>
          </table:table-cell>
          <table:table-cell office:value-type="float" office:value="0.148537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60">
            <text:p>76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50">
            <text:p>750</text:p>
          </table:table-cell>
          <table:table-cell office:value-type="float" office:value="4.082847">
            <text:p>4.0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70">
            <text:p>77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70">
            <text:p>77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60">
            <text:p>760</text:p>
          </table:table-cell>
          <table:table-cell office:value-type="float" office:value="4.293406">
            <text:p>4.2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80">
            <text:p>78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80">
            <text:p>78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70">
            <text:p>770</text:p>
          </table:table-cell>
          <table:table-cell office:value-type="float" office:value="4.521791">
            <text:p>4.5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790">
            <text:p>79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790">
            <text:p>79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80">
            <text:p>780</text:p>
          </table:table-cell>
          <table:table-cell office:value-type="float" office:value="4.685655">
            <text:p>4.6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00">
            <text:p>80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00">
            <text:p>80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790">
            <text:p>790</text:p>
          </table:table-cell>
          <table:table-cell office:value-type="float" office:value="4.771949">
            <text:p>4.7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10">
            <text:p>81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10">
            <text:p>810</text:p>
          </table:table-cell>
          <table:table-cell office:value-type="float" office:value="10.478522">
            <text:p>10.48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00">
            <text:p>800</text:p>
          </table:table-cell>
          <table:table-cell office:value-type="float" office:value="4.814602">
            <text:p>4.8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20">
            <text:p>820</text:p>
          </table:table-cell>
          <table:table-cell office:value-type="float" office:value="0.14854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20">
            <text:p>8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10">
            <text:p>810</text:p>
          </table:table-cell>
          <table:table-cell office:value-type="float" office:value="4.845161">
            <text:p>4.8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30">
            <text:p>830</text:p>
          </table:table-cell>
          <table:table-cell office:value-type="float" office:value="0.148549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30">
            <text:p>8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20">
            <text:p>820</text:p>
          </table:table-cell>
          <table:table-cell office:value-type="float" office:value="4.868554">
            <text:p>4.8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40">
            <text:p>840</text:p>
          </table:table-cell>
          <table:table-cell office:value-type="float" office:value="0.148637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40">
            <text:p>8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30">
            <text:p>830</text:p>
          </table:table-cell>
          <table:table-cell office:value-type="float" office:value="4.885835">
            <text:p>4.8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50">
            <text:p>850</text:p>
          </table:table-cell>
          <table:table-cell office:value-type="float" office:value="0.149155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50">
            <text:p>8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40">
            <text:p>840</text:p>
          </table:table-cell>
          <table:table-cell office:value-type="float" office:value="4.89816">
            <text:p>4.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60">
            <text:p>860</text:p>
          </table:table-cell>
          <table:table-cell office:value-type="float" office:value="0.150862">
            <text:p>0.15</text:p>
          </table:table-cell>
          <table:table-cell/>
          <table:table-cell office:value-type="string">
            <text:p>Intel900P_II_Read</text:p>
          </table:table-cell>
          <table:table-cell office:value-type="float" office:value="860">
            <text:p>8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50">
            <text:p>850</text:p>
          </table:table-cell>
          <table:table-cell office:value-type="float" office:value="4.903286">
            <text:p>4.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70">
            <text:p>870</text:p>
          </table:table-cell>
          <table:table-cell office:value-type="float" office:value="0.155229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870">
            <text:p>8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60">
            <text:p>860</text:p>
          </table:table-cell>
          <table:table-cell office:value-type="float" office:value="4.904923">
            <text:p>4.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80">
            <text:p>880</text:p>
          </table:table-cell>
          <table:table-cell office:value-type="float" office:value="0.161814">
            <text:p>0.16</text:p>
          </table:table-cell>
          <table:table-cell/>
          <table:table-cell office:value-type="string">
            <text:p>Intel900P_II_Read</text:p>
          </table:table-cell>
          <table:table-cell office:value-type="float" office:value="880">
            <text:p>8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70">
            <text:p>870</text:p>
          </table:table-cell>
          <table:table-cell office:value-type="float" office:value="4.90541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890">
            <text:p>890</text:p>
          </table:table-cell>
          <table:table-cell office:value-type="float" office:value="0.165798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890">
            <text:p>8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80">
            <text:p>880</text:p>
          </table:table-cell>
          <table:table-cell office:value-type="float" office:value="4.905582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00">
            <text:p>900</text:p>
          </table:table-cell>
          <table:table-cell office:value-type="float" office:value="0.166663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00">
            <text:p>9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890">
            <text:p>890</text:p>
          </table:table-cell>
          <table:table-cell office:value-type="float" office:value="4.905608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10">
            <text:p>910</text:p>
          </table:table-cell>
          <table:table-cell office:value-type="float" office:value="0.166711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10">
            <text:p>9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00">
            <text:p>900</text:p>
          </table:table-cell>
          <table:table-cell office:value-type="float" office:value="4.905638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20">
            <text:p>920</text:p>
          </table:table-cell>
          <table:table-cell office:value-type="float" office:value="0.166725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20">
            <text:p>9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10">
            <text:p>910</text:p>
          </table:table-cell>
          <table:table-cell office:value-type="float" office:value="4.905784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30">
            <text:p>930</text:p>
          </table:table-cell>
          <table:table-cell office:value-type="float" office:value="0.166772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30">
            <text:p>9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20">
            <text:p>920</text:p>
          </table:table-cell>
          <table:table-cell office:value-type="float" office:value="4.906063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40">
            <text:p>940</text:p>
          </table:table-cell>
          <table:table-cell office:value-type="float" office:value="0.166988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40">
            <text:p>9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30">
            <text:p>930</text:p>
          </table:table-cell>
          <table:table-cell office:value-type="float" office:value="4.906589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50">
            <text:p>950</text:p>
          </table:table-cell>
          <table:table-cell office:value-type="float" office:value="0.167696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50">
            <text:p>9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40">
            <text:p>940</text:p>
          </table:table-cell>
          <table:table-cell office:value-type="float" office:value="4.90782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60">
            <text:p>960</text:p>
          </table:table-cell>
          <table:table-cell office:value-type="float" office:value="0.169725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60">
            <text:p>9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50">
            <text:p>950</text:p>
          </table:table-cell>
          <table:table-cell office:value-type="float" office:value="4.91083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70">
            <text:p>970</text:p>
          </table:table-cell>
          <table:table-cell office:value-type="float" office:value="0.173667">
            <text:p>0.17</text:p>
          </table:table-cell>
          <table:table-cell/>
          <table:table-cell office:value-type="string">
            <text:p>Intel900P_II_Read</text:p>
          </table:table-cell>
          <table:table-cell office:value-type="float" office:value="970">
            <text:p>9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60">
            <text:p>960</text:p>
          </table:table-cell>
          <table:table-cell office:value-type="float" office:value="4.914935">
            <text:p>4.9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80">
            <text:p>980</text:p>
          </table:table-cell>
          <table:table-cell office:value-type="float" office:value="0.17979">
            <text:p>0.18</text:p>
          </table:table-cell>
          <table:table-cell/>
          <table:table-cell office:value-type="string">
            <text:p>Intel900P_II_Read</text:p>
          </table:table-cell>
          <table:table-cell office:value-type="float" office:value="980">
            <text:p>9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70">
            <text:p>970</text:p>
          </table:table-cell>
          <table:table-cell office:value-type="float" office:value="4.921808">
            <text:p>4.9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990">
            <text:p>990</text:p>
          </table:table-cell>
          <table:table-cell office:value-type="float" office:value="0.200329">
            <text:p>0.2</text:p>
          </table:table-cell>
          <table:table-cell/>
          <table:table-cell office:value-type="string">
            <text:p>Intel900P_II_Read</text:p>
          </table:table-cell>
          <table:table-cell office:value-type="float" office:value="990">
            <text:p>9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80">
            <text:p>980</text:p>
          </table:table-cell>
          <table:table-cell office:value-type="float" office:value="4.932781">
            <text:p>4.9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00">
            <text:p>1000</text:p>
          </table:table-cell>
          <table:table-cell office:value-type="float" office:value="0.21148">
            <text:p>0.21</text:p>
          </table:table-cell>
          <table:table-cell/>
          <table:table-cell office:value-type="string">
            <text:p>Intel900P_II_Read</text:p>
          </table:table-cell>
          <table:table-cell office:value-type="float" office:value="1000">
            <text:p>10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990">
            <text:p>990</text:p>
          </table:table-cell>
          <table:table-cell office:value-type="float" office:value="4.946843">
            <text:p>4.9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10">
            <text:p>1010</text:p>
          </table:table-cell>
          <table:table-cell office:value-type="float" office:value="0.221967">
            <text:p>0.22</text:p>
          </table:table-cell>
          <table:table-cell/>
          <table:table-cell office:value-type="string">
            <text:p>Intel900P_II_Read</text:p>
          </table:table-cell>
          <table:table-cell office:value-type="float" office:value="1010">
            <text:p>10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00">
            <text:p>1000</text:p>
          </table:table-cell>
          <table:table-cell office:value-type="float" office:value="4.963739">
            <text:p>4.9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20">
            <text:p>1020</text:p>
          </table:table-cell>
          <table:table-cell office:value-type="float" office:value="0.230357">
            <text:p>0.23</text:p>
          </table:table-cell>
          <table:table-cell/>
          <table:table-cell office:value-type="string">
            <text:p>Intel900P_II_Read</text:p>
          </table:table-cell>
          <table:table-cell office:value-type="float" office:value="1020">
            <text:p>10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10">
            <text:p>1010</text:p>
          </table:table-cell>
          <table:table-cell office:value-type="float" office:value="4.987496">
            <text:p>4.9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30">
            <text:p>1030</text:p>
          </table:table-cell>
          <table:table-cell office:value-type="float" office:value="0.235822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30">
            <text:p>10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20">
            <text:p>1020</text:p>
          </table:table-cell>
          <table:table-cell office:value-type="float" office:value="5.028271">
            <text:p>5.0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40">
            <text:p>1040</text:p>
          </table:table-cell>
          <table:table-cell office:value-type="float" office:value="0.239566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40">
            <text:p>10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30">
            <text:p>1030</text:p>
          </table:table-cell>
          <table:table-cell office:value-type="float" office:value="5.082031">
            <text:p>5.0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50">
            <text:p>1050</text:p>
          </table:table-cell>
          <table:table-cell office:value-type="float" office:value="0.241846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50">
            <text:p>10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40">
            <text:p>1040</text:p>
          </table:table-cell>
          <table:table-cell office:value-type="float" office:value="5.137802">
            <text:p>5.1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60">
            <text:p>1060</text:p>
          </table:table-cell>
          <table:table-cell office:value-type="float" office:value="0.24324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60">
            <text:p>10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50">
            <text:p>1050</text:p>
          </table:table-cell>
          <table:table-cell office:value-type="float" office:value="5.196427">
            <text:p>5.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70">
            <text:p>1070</text:p>
          </table:table-cell>
          <table:table-cell office:value-type="float" office:value="0.24412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70">
            <text:p>10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60">
            <text:p>1060</text:p>
          </table:table-cell>
          <table:table-cell office:value-type="float" office:value="5.276624">
            <text:p>5.2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80">
            <text:p>1080</text:p>
          </table:table-cell>
          <table:table-cell office:value-type="float" office:value="0.244762">
            <text:p>0.24</text:p>
          </table:table-cell>
          <table:table-cell/>
          <table:table-cell office:value-type="string">
            <text:p>Intel900P_II_Read</text:p>
          </table:table-cell>
          <table:table-cell office:value-type="float" office:value="1080">
            <text:p>10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70">
            <text:p>1070</text:p>
          </table:table-cell>
          <table:table-cell office:value-type="float" office:value="5.383795">
            <text:p>5.3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090">
            <text:p>1090</text:p>
          </table:table-cell>
          <table:table-cell office:value-type="float" office:value="0.24505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090">
            <text:p>109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80">
            <text:p>1080</text:p>
          </table:table-cell>
          <table:table-cell office:value-type="float" office:value="5.497209">
            <text:p>5.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00">
            <text:p>1100</text:p>
          </table:table-cell>
          <table:table-cell office:value-type="float" office:value="0.24519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00">
            <text:p>110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090">
            <text:p>1090</text:p>
          </table:table-cell>
          <table:table-cell office:value-type="float" office:value="5.603292">
            <text:p>5.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10">
            <text:p>1110</text:p>
          </table:table-cell>
          <table:table-cell office:value-type="float" office:value="0.245297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10">
            <text:p>111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00">
            <text:p>1100</text:p>
          </table:table-cell>
          <table:table-cell office:value-type="float" office:value="5.720367">
            <text:p>5.7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20">
            <text:p>1120</text:p>
          </table:table-cell>
          <table:table-cell office:value-type="float" office:value="0.245361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20">
            <text:p>112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10">
            <text:p>1110</text:p>
          </table:table-cell>
          <table:table-cell office:value-type="float" office:value="5.860576">
            <text:p>5.8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30">
            <text:p>1130</text:p>
          </table:table-cell>
          <table:table-cell office:value-type="float" office:value="0.245379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30">
            <text:p>113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20">
            <text:p>1120</text:p>
          </table:table-cell>
          <table:table-cell office:value-type="float" office:value="6.017112">
            <text:p>6.0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40">
            <text:p>114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40">
            <text:p>114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30">
            <text:p>1130</text:p>
          </table:table-cell>
          <table:table-cell office:value-type="float" office:value="6.193096">
            <text:p>6.1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50">
            <text:p>115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50">
            <text:p>115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40">
            <text:p>1140</text:p>
          </table:table-cell>
          <table:table-cell office:value-type="float" office:value="6.384503">
            <text:p>6.3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60">
            <text:p>116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60">
            <text:p>116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50">
            <text:p>1150</text:p>
          </table:table-cell>
          <table:table-cell office:value-type="float" office:value="6.581285">
            <text:p>6.5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70">
            <text:p>117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70">
            <text:p>117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60">
            <text:p>1160</text:p>
          </table:table-cell>
          <table:table-cell office:value-type="float" office:value="6.750317">
            <text:p>6.7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80">
            <text:p>118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80">
            <text:p>1180</text:p>
          </table:table-cell>
          <table:table-cell office:value-type="float" office:value="15.372584">
            <text:p>15.3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70">
            <text:p>1170</text:p>
          </table:table-cell>
          <table:table-cell office:value-type="float" office:value="6.888984">
            <text:p>6.8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190">
            <text:p>119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190">
            <text:p>11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80">
            <text:p>1180</text:p>
          </table:table-cell>
          <table:table-cell office:value-type="float" office:value="7.014216">
            <text:p>7.0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00">
            <text:p>120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00">
            <text:p>12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190">
            <text:p>1190</text:p>
          </table:table-cell>
          <table:table-cell office:value-type="float" office:value="7.13211">
            <text:p>7.1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10">
            <text:p>121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10">
            <text:p>12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00">
            <text:p>1200</text:p>
          </table:table-cell>
          <table:table-cell office:value-type="float" office:value="7.230888">
            <text:p>7.2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20">
            <text:p>1220</text:p>
          </table:table-cell>
          <table:table-cell office:value-type="float" office:value="0.24538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20">
            <text:p>12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10">
            <text:p>1210</text:p>
          </table:table-cell>
          <table:table-cell office:value-type="float" office:value="7.298506">
            <text:p>7.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30">
            <text:p>1230</text:p>
          </table:table-cell>
          <table:table-cell office:value-type="float" office:value="0.245397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30">
            <text:p>12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20">
            <text:p>1220</text:p>
          </table:table-cell>
          <table:table-cell office:value-type="float" office:value="7.3405">
            <text:p>7.3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40">
            <text:p>1240</text:p>
          </table:table-cell>
          <table:table-cell office:value-type="float" office:value="0.245436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40">
            <text:p>12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30">
            <text:p>1230</text:p>
          </table:table-cell>
          <table:table-cell office:value-type="float" office:value="7.371348">
            <text:p>7.3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50">
            <text:p>1250</text:p>
          </table:table-cell>
          <table:table-cell office:value-type="float" office:value="0.245527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50">
            <text:p>12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40">
            <text:p>1240</text:p>
          </table:table-cell>
          <table:table-cell office:value-type="float" office:value="7.396304">
            <text:p>7.4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60">
            <text:p>1260</text:p>
          </table:table-cell>
          <table:table-cell office:value-type="float" office:value="0.245747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60">
            <text:p>12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50">
            <text:p>1250</text:p>
          </table:table-cell>
          <table:table-cell office:value-type="float" office:value="7.417031">
            <text:p>7.4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70">
            <text:p>1270</text:p>
          </table:table-cell>
          <table:table-cell office:value-type="float" office:value="0.246333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70">
            <text:p>12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60">
            <text:p>1260</text:p>
          </table:table-cell>
          <table:table-cell office:value-type="float" office:value="7.433343">
            <text:p>7.43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80">
            <text:p>1280</text:p>
          </table:table-cell>
          <table:table-cell office:value-type="float" office:value="0.247694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80">
            <text:p>12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70">
            <text:p>1270</text:p>
          </table:table-cell>
          <table:table-cell office:value-type="float" office:value="7.445546">
            <text:p>7.4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290">
            <text:p>1290</text:p>
          </table:table-cell>
          <table:table-cell office:value-type="float" office:value="0.250807">
            <text:p>0.25</text:p>
          </table:table-cell>
          <table:table-cell/>
          <table:table-cell office:value-type="string">
            <text:p>Intel900P_II_Read</text:p>
          </table:table-cell>
          <table:table-cell office:value-type="float" office:value="1290">
            <text:p>12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80">
            <text:p>1280</text:p>
          </table:table-cell>
          <table:table-cell office:value-type="float" office:value="7.453634">
            <text:p>7.4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00">
            <text:p>1300</text:p>
          </table:table-cell>
          <table:table-cell office:value-type="float" office:value="0.255814">
            <text:p>0.26</text:p>
          </table:table-cell>
          <table:table-cell/>
          <table:table-cell office:value-type="string">
            <text:p>Intel900P_II_Read</text:p>
          </table:table-cell>
          <table:table-cell office:value-type="float" office:value="1300">
            <text:p>13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290">
            <text:p>1290</text:p>
          </table:table-cell>
          <table:table-cell office:value-type="float" office:value="7.45841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10">
            <text:p>1310</text:p>
          </table:table-cell>
          <table:table-cell office:value-type="float" office:value="0.263244">
            <text:p>0.26</text:p>
          </table:table-cell>
          <table:table-cell/>
          <table:table-cell office:value-type="string">
            <text:p>Intel900P_II_Read</text:p>
          </table:table-cell>
          <table:table-cell office:value-type="float" office:value="1310">
            <text:p>13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00">
            <text:p>1300</text:p>
          </table:table-cell>
          <table:table-cell office:value-type="float" office:value="7.460573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20">
            <text:p>1320</text:p>
          </table:table-cell>
          <table:table-cell office:value-type="float" office:value="0.269779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20">
            <text:p>13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10">
            <text:p>1310</text:p>
          </table:table-cell>
          <table:table-cell office:value-type="float" office:value="7.461683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30">
            <text:p>1330</text:p>
          </table:table-cell>
          <table:table-cell office:value-type="float" office:value="0.273221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30">
            <text:p>13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20">
            <text:p>1320</text:p>
          </table:table-cell>
          <table:table-cell office:value-type="float" office:value="7.462309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40">
            <text:p>1340</text:p>
          </table:table-cell>
          <table:table-cell office:value-type="float" office:value="0.274638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40">
            <text:p>13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30">
            <text:p>1330</text:p>
          </table:table-cell>
          <table:table-cell office:value-type="float" office:value="7.462648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50">
            <text:p>1350</text:p>
          </table:table-cell>
          <table:table-cell office:value-type="float" office:value="0.274866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50">
            <text:p>13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40">
            <text:p>1340</text:p>
          </table:table-cell>
          <table:table-cell office:value-type="float" office:value="7.462843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60">
            <text:p>136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60">
            <text:p>13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50">
            <text:p>1350</text:p>
          </table:table-cell>
          <table:table-cell office:value-type="float" office:value="7.462943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70">
            <text:p>137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70">
            <text:p>13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60">
            <text:p>1360</text:p>
          </table:table-cell>
          <table:table-cell office:value-type="float" office:value="7.46311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80">
            <text:p>1380</text:p>
          </table:table-cell>
          <table:table-cell office:value-type="float" office:value="0.274918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80">
            <text:p>13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70">
            <text:p>1370</text:p>
          </table:table-cell>
          <table:table-cell office:value-type="float" office:value="7.463464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390">
            <text:p>1390</text:p>
          </table:table-cell>
          <table:table-cell office:value-type="float" office:value="0.274949">
            <text:p>0.27</text:p>
          </table:table-cell>
          <table:table-cell/>
          <table:table-cell office:value-type="string">
            <text:p>Intel900P_II_Read</text:p>
          </table:table-cell>
          <table:table-cell office:value-type="float" office:value="1390">
            <text:p>13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80">
            <text:p>1380</text:p>
          </table:table-cell>
          <table:table-cell office:value-type="float" office:value="7.463881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00">
            <text:p>1400</text:p>
          </table:table-cell>
          <table:table-cell office:value-type="float" office:value="0.275022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00">
            <text:p>14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390">
            <text:p>1390</text:p>
          </table:table-cell>
          <table:table-cell office:value-type="float" office:value="7.464642">
            <text:p>7.46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10">
            <text:p>1410</text:p>
          </table:table-cell>
          <table:table-cell office:value-type="float" office:value="0.2753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10">
            <text:p>141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00">
            <text:p>1400</text:p>
          </table:table-cell>
          <table:table-cell office:value-type="float" office:value="7.465783">
            <text:p>7.4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20">
            <text:p>1420</text:p>
          </table:table-cell>
          <table:table-cell office:value-type="float" office:value="0.275976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20">
            <text:p>142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10">
            <text:p>1410</text:p>
          </table:table-cell>
          <table:table-cell office:value-type="float" office:value="7.46757">
            <text:p>7.4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30">
            <text:p>1430</text:p>
          </table:table-cell>
          <table:table-cell office:value-type="float" office:value="0.277319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30">
            <text:p>143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20">
            <text:p>1420</text:p>
          </table:table-cell>
          <table:table-cell office:value-type="float" office:value="7.47019">
            <text:p>7.4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40">
            <text:p>1440</text:p>
          </table:table-cell>
          <table:table-cell office:value-type="float" office:value="0.279781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40">
            <text:p>144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30">
            <text:p>1430</text:p>
          </table:table-cell>
          <table:table-cell office:value-type="float" office:value="7.474047">
            <text:p>7.47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50">
            <text:p>1450</text:p>
          </table:table-cell>
          <table:table-cell office:value-type="float" office:value="0.283791">
            <text:p>0.28</text:p>
          </table:table-cell>
          <table:table-cell/>
          <table:table-cell office:value-type="string">
            <text:p>Intel900P_II_Read</text:p>
          </table:table-cell>
          <table:table-cell office:value-type="float" office:value="1450">
            <text:p>145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40">
            <text:p>1440</text:p>
          </table:table-cell>
          <table:table-cell office:value-type="float" office:value="7.479791">
            <text:p>7.48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60">
            <text:p>1460</text:p>
          </table:table-cell>
          <table:table-cell office:value-type="float" office:value="0.28898">
            <text:p>0.29</text:p>
          </table:table-cell>
          <table:table-cell/>
          <table:table-cell office:value-type="string">
            <text:p>Intel900P_II_Read</text:p>
          </table:table-cell>
          <table:table-cell office:value-type="float" office:value="1460">
            <text:p>146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50">
            <text:p>1450</text:p>
          </table:table-cell>
          <table:table-cell office:value-type="float" office:value="7.487869">
            <text:p>7.49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70">
            <text:p>1470</text:p>
          </table:table-cell>
          <table:table-cell office:value-type="float" office:value="0.31754">
            <text:p>0.32</text:p>
          </table:table-cell>
          <table:table-cell/>
          <table:table-cell office:value-type="string">
            <text:p>Intel900P_II_Read</text:p>
          </table:table-cell>
          <table:table-cell office:value-type="float" office:value="1470">
            <text:p>147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60">
            <text:p>1460</text:p>
          </table:table-cell>
          <table:table-cell office:value-type="float" office:value="7.4981">
            <text:p>7.5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80">
            <text:p>1480</text:p>
          </table:table-cell>
          <table:table-cell office:value-type="float" office:value="0.328754">
            <text:p>0.33</text:p>
          </table:table-cell>
          <table:table-cell/>
          <table:table-cell office:value-type="string">
            <text:p>Intel900P_II_Read</text:p>
          </table:table-cell>
          <table:table-cell office:value-type="float" office:value="1480">
            <text:p>148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70">
            <text:p>1470</text:p>
          </table:table-cell>
          <table:table-cell office:value-type="float" office:value="7.50975">
            <text:p>7.51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490">
            <text:p>1490</text:p>
          </table:table-cell>
          <table:table-cell office:value-type="float" office:value="0.340007">
            <text:p>0.34</text:p>
          </table:table-cell>
          <table:table-cell/>
          <table:table-cell office:value-type="string">
            <text:p>Intel900P_II_Read</text:p>
          </table:table-cell>
          <table:table-cell office:value-type="float" office:value="1490">
            <text:p>149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80">
            <text:p>1480</text:p>
          </table:table-cell>
          <table:table-cell office:value-type="float" office:value="7.523432">
            <text:p>7.52</text:p>
          </table:table-cell>
          <table:table-cell/>
        </table:table-row>
        <table:table-row table:style-name="ro1">
          <table:table-cell office:value-type="string">
            <text:p>Intel900P_ECP_ClusterAvg_LeadAvg_Read</text:p>
          </table:table-cell>
          <table:table-cell office:value-type="float" office:value="1500">
            <text:p>1500</text:p>
          </table:table-cell>
          <table:table-cell office:value-type="float" office:value="0.360287">
            <text:p>0.36</text:p>
          </table:table-cell>
          <table:table-cell/>
          <table:table-cell office:value-type="string">
            <text:p>Intel900P_II_Read</text:p>
          </table:table-cell>
          <table:table-cell office:value-type="float" office:value="1500">
            <text:p>1500</text:p>
          </table:table-cell>
          <table:table-cell office:value-type="float" office:value="22.364141">
            <text:p>22.36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490">
            <text:p>1490</text:p>
          </table:table-cell>
          <table:table-cell office:value-type="float" office:value="7.540997">
            <text:p>7.5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tel900P_II_Read</text:p>
          </table:table-cell>
          <table:table-cell office:value-type="float" office:value="1500">
            <text:p>1500</text:p>
          </table:table-cell>
          <table:table-cell office:value-type="float" office:value="23.069442">
            <text:p>23.07</text:p>
          </table:table-cell>
          <table:table-cell/>
          <table:table-cell office:value-type="string">
            <text:p>Intel900P_ReproRead_FlushRead</text:p>
          </table:table-cell>
          <table:table-cell office:value-type="float" office:value="1500">
            <text:p>1500</text:p>
          </table:table-cell>
          <table:table-cell office:value-type="float" office:value="7.56365">
            <text:p>7.5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15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29S</meta:editing-duration>
    <meta:editing-cycles>12</meta:editing-cycles>
    <meta:generator>OpenOffice/4.1.6$Win32 OpenOffice.org_project/416m1$Build-9790</meta:generator>
    <dc:date>2019-08-24T15:21:01.94</dc:date>
    <dc:creator>Anders Munck</dc:creator>
    <meta:document-statistic meta:table-count="4" meta:cell-count="852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226cm" svg:height="12.43cm" xlink:href=".." xlink:type="simple" chart:class="chart:line" chart:style-name="ch1">
        <chart:title svg:x="10.363cm" svg:y="0.384cm" chart:style-name="ch2">
          <text:p>ECP policies h2h</text:p>
        </chart:title>
        <chart:legend chart:legend-position="end" svg:x="16.162cm" svg:y="4.069cm" style:legend-expansion="high" chart:style-name="ch3"/>
        <chart:plot-area chart:style-name="ch4" table:cell-range-address="ECP.B2:ECP.C150 ECP.A2:ECP.A2 ECP.E2:ECP.E2 ECP.G2:ECP.G150 ECP.I2:ECP.I2 ECP.K2:ECP.K150 ECP.M2:ECP.M2 ECP.O2:ECP.O150 ECP.Q2:ECP.Q2 ECP.S2:ECP.S150 ECP.U2:ECP.U2 ECP.W2:ECP.W149 ECP.Y2:ECP.Y2 ECP.AA2:ECP.AA150 ECP.AC2:ECP.AC2 ECP.AE2:ECP.AE150" chart:data-source-has-labels="both" svg:x="1.522cm" svg:y="1.907cm" svg:width="13.672cm" svg:height="9.267cm">
          <chartooo:coordinate-region svg:x="2.249cm" svg:y="2.119cm" svg:width="12.828cm" svg:height="7.958cm"/>
          <chart:axis chart:dimension="x" chart:name="primary-x" chart:style-name="ch5" chartooo:axis-type="auto">
            <chartooo:date-scale/>
            <chart:title svg:x="7.07cm" svg:y="11.423cm" chart:style-name="ch6">
              <text:p>Inserts (millions)</text:p>
            </chart:title>
            <chart:categories table:cell-range-address="ECP.B2:ECP.B150"/>
          </chart:axis>
          <chart:axis chart:dimension="y" chart:name="primary-y" chart:style-name="ch5">
            <chart:title svg:x="0.451cm" svg:y="7.51cm" chart:style-name="ch7">
              <text:p>Cost (hours)</text:p>
            </chart:title>
            <chart:grid chart:style-name="ch8" chart:class="major"/>
          </chart:axis>
          <chart:series chart:style-name="ch9" chart:values-cell-range-address="ECP.C2:ECP.C150" chart:label-cell-address="ECP.A2:ECP.A2" chart:class="chart:line">
            <chart:data-point chart:repeated="149"/>
          </chart:series>
          <chart:series chart:style-name="ch10" chart:values-cell-range-address="ECP.G2:ECP.G150" chart:label-cell-address="ECP.E2:ECP.E2" chart:class="chart:line">
            <chart:data-point chart:repeated="149"/>
          </chart:series>
          <chart:series chart:style-name="ch11" chart:values-cell-range-address="ECP.K2:ECP.K150" chart:label-cell-address="ECP.I2:ECP.I2" chart:class="chart:line">
            <chart:data-point chart:repeated="149"/>
          </chart:series>
          <chart:series chart:style-name="ch12" chart:values-cell-range-address="ECP.O2:ECP.O150" chart:label-cell-address="ECP.M2:ECP.M2" chart:class="chart:line">
            <chart:data-point chart:repeated="149"/>
          </chart:series>
          <chart:series chart:style-name="ch13" chart:values-cell-range-address="ECP.S2:ECP.S150" chart:label-cell-address="ECP.Q2:ECP.Q2" chart:class="chart:line">
            <chart:data-point chart:repeated="149"/>
          </chart:series>
          <chart:series chart:style-name="ch14" chart:values-cell-range-address="ECP.W2:ECP.W149" chart:label-cell-address="ECP.U2:ECP.U2" chart:class="chart:line">
            <chart:data-point chart:repeated="148"/>
          </chart:series>
          <chart:series chart:style-name="ch15" chart:values-cell-range-address="ECP.AA2:ECP.AA150" chart:label-cell-address="ECP.Y2:ECP.Y2" chart:class="chart:line">
            <chart:data-point chart:repeated="149"/>
          </chart:series>
          <chart:series chart:style-name="ch16" chart:values-cell-range-address="ECP.AE2:ECP.AE150" chart:label-cell-address="ECP.AC2:ECP.AC2" chart:class="chart:line">
            <chart:data-point chart:repeated="1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ECP_ClusterAbs_LeadAbs_Read</text:p>
                <draw:g>
                  <svg:desc>ECP.A2:ECP.A2</svg:desc>
                </draw:g>
              </table:table-cell>
              <table:table-cell office:value-type="string">
                <text:p>Intel900P_ECP_ClusterAbs_LeadAbs_Scan</text:p>
                <draw:g>
                  <svg:desc>ECP.E2:ECP.E2</svg:desc>
                </draw:g>
              </table:table-cell>
              <table:table-cell office:value-type="string">
                <text:p>Intel900P_ECP_ClusterAbs_LeadAvg_Read</text:p>
                <draw:g>
                  <svg:desc>ECP.I2:ECP.I2</svg:desc>
                </draw:g>
              </table:table-cell>
              <table:table-cell office:value-type="string">
                <text:p>Intel900P_ECP_ClusterAbs_LeadAvg_Scan</text:p>
                <draw:g>
                  <svg:desc>ECP.M2:ECP.M2</svg:desc>
                </draw:g>
              </table:table-cell>
              <table:table-cell office:value-type="string">
                <text:p>Intel900P_ECP_ClusterAvg_LeadAbs_Read</text:p>
                <draw:g>
                  <svg:desc>ECP.Q2:ECP.Q2</svg:desc>
                </draw:g>
              </table:table-cell>
              <table:table-cell office:value-type="string">
                <text:p>Intel900P_ECP_ClusterAvg_LeadAbs_Scan</text:p>
                <draw:g>
                  <svg:desc>ECP.U2:ECP.U2</svg:desc>
                </draw:g>
              </table:table-cell>
              <table:table-cell office:value-type="string">
                <text:p>Intel900P_ECP_ClusterAvg_LeadAvg_Read</text:p>
                <draw:g>
                  <svg:desc>ECP.Y2:ECP.Y2</svg:desc>
                </draw:g>
              </table:table-cell>
              <table:table-cell office:value-type="string">
                <text:p>Intel900P_ECP_ClusterAvg_LeadAvg_Scan</text:p>
                <draw:g>
                  <svg:desc>ECP.AC2:ECP.AC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ECP.B2:ECP.B150</svg:desc>
                </draw:g>
              </table:table-cell>
              <table:table-cell office:value-type="float" office:value="0.00023">
                <text:p>0.00023</text:p>
                <draw:g>
                  <svg:desc>ECP.C2:ECP.C150</svg:desc>
                </draw:g>
              </table:table-cell>
              <table:table-cell office:value-type="float" office:value="0.000209">
                <text:p>0.000209</text:p>
                <draw:g>
                  <svg:desc>ECP.G2:ECP.G150</svg:desc>
                </draw:g>
              </table:table-cell>
              <table:table-cell office:value-type="float" office:value="0.000231">
                <text:p>0.000231</text:p>
                <draw:g>
                  <svg:desc>ECP.K2:ECP.K150</svg:desc>
                </draw:g>
              </table:table-cell>
              <table:table-cell office:value-type="float" office:value="0.000208">
                <text:p>0.000208</text:p>
                <draw:g>
                  <svg:desc>ECP.O2:ECP.O150</svg:desc>
                </draw:g>
              </table:table-cell>
              <table:table-cell office:value-type="float" office:value="0.003576">
                <text:p>0.003576</text:p>
                <draw:g>
                  <svg:desc>ECP.S2:ECP.S150</svg:desc>
                </draw:g>
              </table:table-cell>
              <table:table-cell office:value-type="float" office:value="0.003577">
                <text:p>0.003577</text:p>
                <draw:g>
                  <svg:desc>ECP.W2:ECP.W149</svg:desc>
                </draw:g>
              </table:table-cell>
              <table:table-cell office:value-type="float" office:value="0.003579">
                <text:p>0.003579</text:p>
                <draw:g>
                  <svg:desc>ECP.AA2:ECP.AA150</svg:desc>
                </draw:g>
              </table:table-cell>
              <table:table-cell office:value-type="float" office:value="0.003576">
                <text:p>0.003576</text:p>
                <draw:g>
                  <svg:desc>ECP.AE2:ECP.AE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848">
                <text:p>0.002848</text:p>
              </table:table-cell>
              <table:table-cell office:value-type="float" office:value="0.002851">
                <text:p>0.002851</text:p>
              </table:table-cell>
              <table:table-cell office:value-type="float" office:value="0.002848">
                <text:p>0.002848</text:p>
              </table:table-cell>
              <table:table-cell office:value-type="float" office:value="0.002849">
                <text:p>0.002849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576">
                <text:p>0.0035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5228">
                <text:p>0.005228</text:p>
              </table:table-cell>
              <table:table-cell office:value-type="float" office:value="0.005172">
                <text:p>0.005172</text:p>
              </table:table-cell>
              <table:table-cell office:value-type="float" office:value="0.005221">
                <text:p>0.005221</text:p>
              </table:table-cell>
              <table:table-cell office:value-type="float" office:value="0.005131">
                <text:p>0.005131</text:p>
              </table:table-cell>
              <table:table-cell office:value-type="float" office:value="0.003576">
                <text:p>0.003576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6392">
                <text:p>0.006392</text:p>
              </table:table-cell>
              <table:table-cell office:value-type="float" office:value="0.006398">
                <text:p>0.006398</text:p>
              </table:table-cell>
              <table:table-cell office:value-type="float" office:value="0.006399">
                <text:p>0.006399</text:p>
              </table:table-cell>
              <table:table-cell office:value-type="float" office:value="0.006399">
                <text:p>0.006399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94">
                <text:p>0.008394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665">
                <text:p>0.008665</text:p>
              </table:table-cell>
              <table:table-cell office:value-type="float" office:value="0.008584">
                <text:p>0.008584</text:p>
              </table:table-cell>
              <table:table-cell office:value-type="float" office:value="0.008719">
                <text:p>0.008719</text:p>
              </table:table-cell>
              <table:table-cell office:value-type="float" office:value="0.008611">
                <text:p>0.008611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94">
                <text:p>0.008394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0748">
                <text:p>0.010748</text:p>
              </table:table-cell>
              <table:table-cell office:value-type="float" office:value="0.010747">
                <text:p>0.010747</text:p>
              </table:table-cell>
              <table:table-cell office:value-type="float" office:value="0.010746">
                <text:p>0.010746</text:p>
              </table:table-cell>
              <table:table-cell office:value-type="float" office:value="0.01075">
                <text:p>0.01075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88">
                <text:p>0.008388</text:p>
              </table:table-cell>
              <table:table-cell office:value-type="float" office:value="0.008394">
                <text:p>0.008394</text:p>
              </table:table-cell>
              <table:table-cell office:value-type="float" office:value="0.008391">
                <text:p>0.0083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1676">
                <text:p>0.011676</text:p>
              </table:table-cell>
              <table:table-cell office:value-type="float" office:value="0.0116">
                <text:p>0.0116</text:p>
              </table:table-cell>
              <table:table-cell office:value-type="float" office:value="0.011655">
                <text:p>0.011655</text:p>
              </table:table-cell>
              <table:table-cell office:value-type="float" office:value="0.011548">
                <text:p>0.011548</text:p>
              </table:table-cell>
              <table:table-cell office:value-type="float" office:value="0.014728">
                <text:p>0.014728</text:p>
              </table:table-cell>
              <table:table-cell office:value-type="float" office:value="0.014676">
                <text:p>0.014676</text:p>
              </table:table-cell>
              <table:table-cell office:value-type="float" office:value="0.014707">
                <text:p>0.014707</text:p>
              </table:table-cell>
              <table:table-cell office:value-type="float" office:value="0.014704">
                <text:p>0.0147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5464">
                <text:p>0.015464</text:p>
              </table:table-cell>
              <table:table-cell office:value-type="float" office:value="0.015474">
                <text:p>0.015474</text:p>
              </table:table-cell>
              <table:table-cell office:value-type="float" office:value="0.015474">
                <text:p>0.015474</text:p>
              </table:table-cell>
              <table:table-cell office:value-type="float" office:value="0.015512">
                <text:p>0.015512</text:p>
              </table:table-cell>
              <table:table-cell office:value-type="float" office:value="0.014781">
                <text:p>0.014781</text:p>
              </table:table-cell>
              <table:table-cell office:value-type="float" office:value="0.014783">
                <text:p>0.014783</text:p>
              </table:table-cell>
              <table:table-cell office:value-type="float" office:value="0.014794">
                <text:p>0.014794</text:p>
              </table:table-cell>
              <table:table-cell office:value-type="float" office:value="0.014785">
                <text:p>0.0147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6133">
                <text:p>0.016133</text:p>
              </table:table-cell>
              <table:table-cell office:value-type="float" office:value="0.016173">
                <text:p>0.016173</text:p>
              </table:table-cell>
              <table:table-cell office:value-type="float" office:value="0.01614">
                <text:p>0.01614</text:p>
              </table:table-cell>
              <table:table-cell office:value-type="float" office:value="0.016186">
                <text:p>0.016186</text:p>
              </table:table-cell>
              <table:table-cell office:value-type="float" office:value="0.014781">
                <text:p>0.014781</text:p>
              </table:table-cell>
              <table:table-cell office:value-type="float" office:value="0.014783">
                <text:p>0.014783</text:p>
              </table:table-cell>
              <table:table-cell office:value-type="float" office:value="0.014794">
                <text:p>0.014794</text:p>
              </table:table-cell>
              <table:table-cell office:value-type="float" office:value="0.014785">
                <text:p>0.01478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7892">
                <text:p>0.017892</text:p>
              </table:table-cell>
              <table:table-cell office:value-type="float" office:value="0.01781">
                <text:p>0.01781</text:p>
              </table:table-cell>
              <table:table-cell office:value-type="float" office:value="0.017823">
                <text:p>0.017823</text:p>
              </table:table-cell>
              <table:table-cell office:value-type="float" office:value="0.017849">
                <text:p>0.017849</text:p>
              </table:table-cell>
              <table:table-cell office:value-type="float" office:value="0.014781">
                <text:p>0.014781</text:p>
              </table:table-cell>
              <table:table-cell office:value-type="float" office:value="0.014783">
                <text:p>0.014783</text:p>
              </table:table-cell>
              <table:table-cell office:value-type="float" office:value="0.014794">
                <text:p>0.014794</text:p>
              </table:table-cell>
              <table:table-cell office:value-type="float" office:value="0.014785">
                <text:p>0.0147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1548">
                <text:p>0.021548</text:p>
              </table:table-cell>
              <table:table-cell office:value-type="float" office:value="0.021541">
                <text:p>0.021541</text:p>
              </table:table-cell>
              <table:table-cell office:value-type="float" office:value="0.02159">
                <text:p>0.02159</text:p>
              </table:table-cell>
              <table:table-cell office:value-type="float" office:value="0.021653">
                <text:p>0.021653</text:p>
              </table:table-cell>
              <table:table-cell office:value-type="float" office:value="0.016769">
                <text:p>0.016769</text:p>
              </table:table-cell>
              <table:table-cell office:value-type="float" office:value="0.016579">
                <text:p>0.016579</text:p>
              </table:table-cell>
              <table:table-cell office:value-type="float" office:value="0.016865">
                <text:p>0.016865</text:p>
              </table:table-cell>
              <table:table-cell office:value-type="float" office:value="0.016957">
                <text:p>0.01695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2595">
                <text:p>0.022595</text:p>
              </table:table-cell>
              <table:table-cell office:value-type="float" office:value="0.022638">
                <text:p>0.022638</text:p>
              </table:table-cell>
              <table:table-cell office:value-type="float" office:value="0.022622">
                <text:p>0.022622</text:p>
              </table:table-cell>
              <table:table-cell office:value-type="float" office:value="0.022697">
                <text:p>0.022697</text:p>
              </table:table-cell>
              <table:table-cell office:value-type="float" office:value="0.02103">
                <text:p>0.02103</text:p>
              </table:table-cell>
              <table:table-cell office:value-type="float" office:value="0.021643">
                <text:p>0.021643</text:p>
              </table:table-cell>
              <table:table-cell office:value-type="float" office:value="0.02127">
                <text:p>0.02127</text:p>
              </table:table-cell>
              <table:table-cell office:value-type="float" office:value="0.021733">
                <text:p>0.0217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3812">
                <text:p>0.023812</text:p>
              </table:table-cell>
              <table:table-cell office:value-type="float" office:value="0.023748">
                <text:p>0.023748</text:p>
              </table:table-cell>
              <table:table-cell office:value-type="float" office:value="0.023757">
                <text:p>0.023757</text:p>
              </table:table-cell>
              <table:table-cell office:value-type="float" office:value="0.02391">
                <text:p>0.02391</text:p>
              </table:table-cell>
              <table:table-cell office:value-type="float" office:value="0.022623">
                <text:p>0.022623</text:p>
              </table:table-cell>
              <table:table-cell office:value-type="float" office:value="0.022746">
                <text:p>0.022746</text:p>
              </table:table-cell>
              <table:table-cell office:value-type="float" office:value="0.021471">
                <text:p>0.021471</text:p>
              </table:table-cell>
              <table:table-cell office:value-type="float" office:value="0.02194">
                <text:p>0.021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943">
                <text:p>0.02943</text:p>
              </table:table-cell>
              <table:table-cell office:value-type="float" office:value="0.029406">
                <text:p>0.029406</text:p>
              </table:table-cell>
              <table:table-cell office:value-type="float" office:value="0.029809">
                <text:p>0.029809</text:p>
              </table:table-cell>
              <table:table-cell office:value-type="float" office:value="0.029718">
                <text:p>0.029718</text:p>
              </table:table-cell>
              <table:table-cell office:value-type="float" office:value="0.023813">
                <text:p>0.023813</text:p>
              </table:table-cell>
              <table:table-cell office:value-type="float" office:value="0.02379">
                <text:p>0.02379</text:p>
              </table:table-cell>
              <table:table-cell office:value-type="float" office:value="0.023519">
                <text:p>0.023519</text:p>
              </table:table-cell>
              <table:table-cell office:value-type="float" office:value="0.023426">
                <text:p>0.0234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1556">
                <text:p>0.031556</text:p>
              </table:table-cell>
              <table:table-cell office:value-type="float" office:value="0.031435">
                <text:p>0.031435</text:p>
              </table:table-cell>
              <table:table-cell office:value-type="float" office:value="0.031183">
                <text:p>0.031183</text:p>
              </table:table-cell>
              <table:table-cell office:value-type="float" office:value="0.031358">
                <text:p>0.031358</text:p>
              </table:table-cell>
              <table:table-cell office:value-type="float" office:value="0.025094">
                <text:p>0.025094</text:p>
              </table:table-cell>
              <table:table-cell office:value-type="float" office:value="0.024802">
                <text:p>0.024802</text:p>
              </table:table-cell>
              <table:table-cell office:value-type="float" office:value="0.024594">
                <text:p>0.024594</text:p>
              </table:table-cell>
              <table:table-cell office:value-type="float" office:value="0.024502">
                <text:p>0.0245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1588">
                <text:p>0.031588</text:p>
              </table:table-cell>
              <table:table-cell office:value-type="float" office:value="0.031463">
                <text:p>0.031463</text:p>
              </table:table-cell>
              <table:table-cell office:value-type="float" office:value="0.031199">
                <text:p>0.031199</text:p>
              </table:table-cell>
              <table:table-cell office:value-type="float" office:value="0.03143">
                <text:p>0.03143</text:p>
              </table:table-cell>
              <table:table-cell office:value-type="float" office:value="0.025561">
                <text:p>0.025561</text:p>
              </table:table-cell>
              <table:table-cell office:value-type="float" office:value="0.025073">
                <text:p>0.025073</text:p>
              </table:table-cell>
              <table:table-cell office:value-type="float" office:value="0.025743">
                <text:p>0.025743</text:p>
              </table:table-cell>
              <table:table-cell office:value-type="float" office:value="0.024969">
                <text:p>0.0249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2146">
                <text:p>0.032146</text:p>
              </table:table-cell>
              <table:table-cell office:value-type="float" office:value="0.03198">
                <text:p>0.03198</text:p>
              </table:table-cell>
              <table:table-cell office:value-type="float" office:value="0.031882">
                <text:p>0.031882</text:p>
              </table:table-cell>
              <table:table-cell office:value-type="float" office:value="0.031976">
                <text:p>0.031976</text:p>
              </table:table-cell>
              <table:table-cell office:value-type="float" office:value="0.026914">
                <text:p>0.026914</text:p>
              </table:table-cell>
              <table:table-cell office:value-type="float" office:value="0.026643">
                <text:p>0.026643</text:p>
              </table:table-cell>
              <table:table-cell office:value-type="float" office:value="0.027577">
                <text:p>0.027577</text:p>
              </table:table-cell>
              <table:table-cell office:value-type="float" office:value="0.027473">
                <text:p>0.02747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36069">
                <text:p>0.036069</text:p>
              </table:table-cell>
              <table:table-cell office:value-type="float" office:value="0.035819">
                <text:p>0.035819</text:p>
              </table:table-cell>
              <table:table-cell office:value-type="float" office:value="0.036321">
                <text:p>0.036321</text:p>
              </table:table-cell>
              <table:table-cell office:value-type="float" office:value="0.036163">
                <text:p>0.036163</text:p>
              </table:table-cell>
              <table:table-cell office:value-type="float" office:value="0.030591">
                <text:p>0.030591</text:p>
              </table:table-cell>
              <table:table-cell office:value-type="float" office:value="0.031261">
                <text:p>0.031261</text:p>
              </table:table-cell>
              <table:table-cell office:value-type="float" office:value="0.032001">
                <text:p>0.032001</text:p>
              </table:table-cell>
              <table:table-cell office:value-type="float" office:value="0.032776">
                <text:p>0.0327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1081">
                <text:p>0.041081</text:p>
              </table:table-cell>
              <table:table-cell office:value-type="float" office:value="0.040718">
                <text:p>0.040718</text:p>
              </table:table-cell>
              <table:table-cell office:value-type="float" office:value="0.040222">
                <text:p>0.040222</text:p>
              </table:table-cell>
              <table:table-cell office:value-type="float" office:value="0.040368">
                <text:p>0.040368</text:p>
              </table:table-cell>
              <table:table-cell office:value-type="float" office:value="0.032065">
                <text:p>0.032065</text:p>
              </table:table-cell>
              <table:table-cell office:value-type="float" office:value="0.03324">
                <text:p>0.03324</text:p>
              </table:table-cell>
              <table:table-cell office:value-type="float" office:value="0.032035">
                <text:p>0.032035</text:p>
              </table:table-cell>
              <table:table-cell office:value-type="float" office:value="0.032835">
                <text:p>0.0328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42251">
                <text:p>0.042251</text:p>
              </table:table-cell>
              <table:table-cell office:value-type="float" office:value="0.042149">
                <text:p>0.042149</text:p>
              </table:table-cell>
              <table:table-cell office:value-type="float" office:value="0.040676">
                <text:p>0.040676</text:p>
              </table:table-cell>
              <table:table-cell office:value-type="float" office:value="0.040882">
                <text:p>0.040882</text:p>
              </table:table-cell>
              <table:table-cell office:value-type="float" office:value="0.034197">
                <text:p>0.034197</text:p>
              </table:table-cell>
              <table:table-cell office:value-type="float" office:value="0.034552">
                <text:p>0.034552</text:p>
              </table:table-cell>
              <table:table-cell office:value-type="float" office:value="0.032679">
                <text:p>0.032679</text:p>
              </table:table-cell>
              <table:table-cell office:value-type="float" office:value="0.033389">
                <text:p>0.03338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42503">
                <text:p>0.042503</text:p>
              </table:table-cell>
              <table:table-cell office:value-type="float" office:value="0.042437">
                <text:p>0.042437</text:p>
              </table:table-cell>
              <table:table-cell office:value-type="float" office:value="0.040796">
                <text:p>0.040796</text:p>
              </table:table-cell>
              <table:table-cell office:value-type="float" office:value="0.041047">
                <text:p>0.041047</text:p>
              </table:table-cell>
              <table:table-cell office:value-type="float" office:value="0.03594">
                <text:p>0.03594</text:p>
              </table:table-cell>
              <table:table-cell office:value-type="float" office:value="0.035518">
                <text:p>0.035518</text:p>
              </table:table-cell>
              <table:table-cell office:value-type="float" office:value="0.033242">
                <text:p>0.033242</text:p>
              </table:table-cell>
              <table:table-cell office:value-type="float" office:value="0.033777">
                <text:p>0.03377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43274">
                <text:p>0.043274</text:p>
              </table:table-cell>
              <table:table-cell office:value-type="float" office:value="0.043384">
                <text:p>0.043384</text:p>
              </table:table-cell>
              <table:table-cell office:value-type="float" office:value="0.04208">
                <text:p>0.04208</text:p>
              </table:table-cell>
              <table:table-cell office:value-type="float" office:value="0.042182">
                <text:p>0.042182</text:p>
              </table:table-cell>
              <table:table-cell office:value-type="float" office:value="0.036739">
                <text:p>0.036739</text:p>
              </table:table-cell>
              <table:table-cell office:value-type="float" office:value="0.036444">
                <text:p>0.036444</text:p>
              </table:table-cell>
              <table:table-cell office:value-type="float" office:value="0.033662">
                <text:p>0.033662</text:p>
              </table:table-cell>
              <table:table-cell office:value-type="float" office:value="0.03409">
                <text:p>0.034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47056">
                <text:p>0.047056</text:p>
              </table:table-cell>
              <table:table-cell office:value-type="float" office:value="0.047711">
                <text:p>0.047711</text:p>
              </table:table-cell>
              <table:table-cell office:value-type="float" office:value="0.047846">
                <text:p>0.047846</text:p>
              </table:table-cell>
              <table:table-cell office:value-type="float" office:value="0.047288">
                <text:p>0.047288</text:p>
              </table:table-cell>
              <table:table-cell office:value-type="float" office:value="0.038134">
                <text:p>0.038134</text:p>
              </table:table-cell>
              <table:table-cell office:value-type="float" office:value="0.037452">
                <text:p>0.037452</text:p>
              </table:table-cell>
              <table:table-cell office:value-type="float" office:value="0.035815">
                <text:p>0.03581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395">
                <text:p>0.052395</text:p>
              </table:table-cell>
              <table:table-cell office:value-type="float" office:value="0.052201">
                <text:p>0.052201</text:p>
              </table:table-cell>
              <table:table-cell office:value-type="float" office:value="0.052765">
                <text:p>0.052765</text:p>
              </table:table-cell>
              <table:table-cell office:value-type="float" office:value="0.052702">
                <text:p>0.052702</text:p>
              </table:table-cell>
              <table:table-cell office:value-type="float" office:value="0.038745">
                <text:p>0.038745</text:p>
              </table:table-cell>
              <table:table-cell office:value-type="float" office:value="0.038037">
                <text:p>0.038037</text:p>
              </table:table-cell>
              <table:table-cell office:value-type="float" office:value="0.038229">
                <text:p>0.038229</text:p>
              </table:table-cell>
              <table:table-cell office:value-type="float" office:value="0.037085">
                <text:p>0.03708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54287">
                <text:p>0.054287</text:p>
              </table:table-cell>
              <table:table-cell office:value-type="float" office:value="0.053999">
                <text:p>0.053999</text:p>
              </table:table-cell>
              <table:table-cell office:value-type="float" office:value="0.053289">
                <text:p>0.053289</text:p>
              </table:table-cell>
              <table:table-cell office:value-type="float" office:value="0.053522">
                <text:p>0.053522</text:p>
              </table:table-cell>
              <table:table-cell office:value-type="float" office:value="0.040233">
                <text:p>0.040233</text:p>
              </table:table-cell>
              <table:table-cell office:value-type="float" office:value="0.039846">
                <text:p>0.039846</text:p>
              </table:table-cell>
              <table:table-cell office:value-type="float" office:value="0.04125">
                <text:p>0.04125</text:p>
              </table:table-cell>
              <table:table-cell office:value-type="float" office:value="0.041592">
                <text:p>0.0415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54786">
                <text:p>0.054786</text:p>
              </table:table-cell>
              <table:table-cell office:value-type="float" office:value="0.054716">
                <text:p>0.054716</text:p>
              </table:table-cell>
              <table:table-cell office:value-type="float" office:value="0.053295">
                <text:p>0.053295</text:p>
              </table:table-cell>
              <table:table-cell office:value-type="float" office:value="0.053555">
                <text:p>0.053555</text:p>
              </table:table-cell>
              <table:table-cell office:value-type="float" office:value="0.044999">
                <text:p>0.044999</text:p>
              </table:table-cell>
              <table:table-cell office:value-type="float" office:value="0.045027">
                <text:p>0.045027</text:p>
              </table:table-cell>
              <table:table-cell office:value-type="float" office:value="0.042396">
                <text:p>0.042396</text:p>
              </table:table-cell>
              <table:table-cell office:value-type="float" office:value="0.042039">
                <text:p>0.0420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54993">
                <text:p>0.054993</text:p>
              </table:table-cell>
              <table:table-cell office:value-type="float" office:value="0.054987">
                <text:p>0.054987</text:p>
              </table:table-cell>
              <table:table-cell office:value-type="float" office:value="0.053352">
                <text:p>0.053352</text:p>
              </table:table-cell>
              <table:table-cell office:value-type="float" office:value="0.053665">
                <text:p>0.053665</text:p>
              </table:table-cell>
              <table:table-cell office:value-type="float" office:value="0.045787">
                <text:p>0.045787</text:p>
              </table:table-cell>
              <table:table-cell office:value-type="float" office:value="0.04723">
                <text:p>0.04723</text:p>
              </table:table-cell>
              <table:table-cell office:value-type="float" office:value="0.043835">
                <text:p>0.043835</text:p>
              </table:table-cell>
              <table:table-cell office:value-type="float" office:value="0.042691">
                <text:p>0.04269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55732">
                <text:p>0.055732</text:p>
              </table:table-cell>
              <table:table-cell office:value-type="float" office:value="0.055807">
                <text:p>0.055807</text:p>
              </table:table-cell>
              <table:table-cell office:value-type="float" office:value="0.054332">
                <text:p>0.054332</text:p>
              </table:table-cell>
              <table:table-cell office:value-type="float" office:value="0.054647">
                <text:p>0.054647</text:p>
              </table:table-cell>
              <table:table-cell office:value-type="float" office:value="0.047204">
                <text:p>0.047204</text:p>
              </table:table-cell>
              <table:table-cell office:value-type="float" office:value="0.048711">
                <text:p>0.048711</text:p>
              </table:table-cell>
              <table:table-cell office:value-type="float" office:value="0.047566">
                <text:p>0.047566</text:p>
              </table:table-cell>
              <table:table-cell office:value-type="float" office:value="0.048349">
                <text:p>0.0483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58541">
                <text:p>0.058541</text:p>
              </table:table-cell>
              <table:table-cell office:value-type="float" office:value="0.059116">
                <text:p>0.059116</text:p>
              </table:table-cell>
              <table:table-cell office:value-type="float" office:value="0.058292">
                <text:p>0.058292</text:p>
              </table:table-cell>
              <table:table-cell office:value-type="float" office:value="0.058075">
                <text:p>0.058075</text:p>
              </table:table-cell>
              <table:table-cell office:value-type="float" office:value="0.049257">
                <text:p>0.049257</text:p>
              </table:table-cell>
              <table:table-cell office:value-type="float" office:value="0.050198">
                <text:p>0.050198</text:p>
              </table:table-cell>
              <table:table-cell office:value-type="float" office:value="0.051245">
                <text:p>0.051245</text:p>
              </table:table-cell>
              <table:table-cell office:value-type="float" office:value="0.052693">
                <text:p>0.0526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63885">
                <text:p>0.063885</text:p>
              </table:table-cell>
              <table:table-cell office:value-type="float" office:value="0.064207">
                <text:p>0.064207</text:p>
              </table:table-cell>
              <table:table-cell office:value-type="float" office:value="0.064045">
                <text:p>0.064045</text:p>
              </table:table-cell>
              <table:table-cell office:value-type="float" office:value="0.063629">
                <text:p>0.063629</text:p>
              </table:table-cell>
              <table:table-cell office:value-type="float" office:value="0.051528">
                <text:p>0.051528</text:p>
              </table:table-cell>
              <table:table-cell office:value-type="float" office:value="0.051007">
                <text:p>0.051007</text:p>
              </table:table-cell>
              <table:table-cell office:value-type="float" office:value="0.052369">
                <text:p>0.052369</text:p>
              </table:table-cell>
              <table:table-cell office:value-type="float" office:value="0.053428">
                <text:p>0.0534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68908">
                <text:p>0.068908</text:p>
              </table:table-cell>
              <table:table-cell office:value-type="float" office:value="0.06915">
                <text:p>0.06915</text:p>
              </table:table-cell>
              <table:table-cell office:value-type="float" office:value="0.066718">
                <text:p>0.066718</text:p>
              </table:table-cell>
              <table:table-cell office:value-type="float" office:value="0.066846">
                <text:p>0.066846</text:p>
              </table:table-cell>
              <table:table-cell office:value-type="float" office:value="0.053032">
                <text:p>0.053032</text:p>
              </table:table-cell>
              <table:table-cell office:value-type="float" office:value="0.052402">
                <text:p>0.052402</text:p>
              </table:table-cell>
              <table:table-cell office:value-type="float" office:value="0.052633">
                <text:p>0.052633</text:p>
              </table:table-cell>
              <table:table-cell office:value-type="float" office:value="0.053469">
                <text:p>0.05346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72231">
                <text:p>0.072231</text:p>
              </table:table-cell>
              <table:table-cell office:value-type="float" office:value="0.072488">
                <text:p>0.072488</text:p>
              </table:table-cell>
              <table:table-cell office:value-type="float" office:value="0.067263">
                <text:p>0.067263</text:p>
              </table:table-cell>
              <table:table-cell office:value-type="float" office:value="0.06772">
                <text:p>0.06772</text:p>
              </table:table-cell>
              <table:table-cell office:value-type="float" office:value="0.054342">
                <text:p>0.054342</text:p>
              </table:table-cell>
              <table:table-cell office:value-type="float" office:value="0.053107">
                <text:p>0.053107</text:p>
              </table:table-cell>
              <table:table-cell office:value-type="float" office:value="0.053392">
                <text:p>0.053392</text:p>
              </table:table-cell>
              <table:table-cell office:value-type="float" office:value="0.053723">
                <text:p>0.053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74">
                <text:p>0.074</text:p>
              </table:table-cell>
              <table:table-cell office:value-type="float" office:value="0.074562">
                <text:p>0.074562</text:p>
              </table:table-cell>
              <table:table-cell office:value-type="float" office:value="0.067326">
                <text:p>0.067326</text:p>
              </table:table-cell>
              <table:table-cell office:value-type="float" office:value="0.067899">
                <text:p>0.067899</text:p>
              </table:table-cell>
              <table:table-cell office:value-type="float" office:value="0.055602">
                <text:p>0.055602</text:p>
              </table:table-cell>
              <table:table-cell office:value-type="float" office:value="0.054413">
                <text:p>0.054413</text:p>
              </table:table-cell>
              <table:table-cell office:value-type="float" office:value="0.055286">
                <text:p>0.055286</text:p>
              </table:table-cell>
              <table:table-cell office:value-type="float" office:value="0.055018">
                <text:p>0.0550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75185">
                <text:p>0.075185</text:p>
              </table:table-cell>
              <table:table-cell office:value-type="float" office:value="0.075815">
                <text:p>0.075815</text:p>
              </table:table-cell>
              <table:table-cell office:value-type="float" office:value="0.067542">
                <text:p>0.067542</text:p>
              </table:table-cell>
              <table:table-cell office:value-type="float" office:value="0.068147">
                <text:p>0.068147</text:p>
              </table:table-cell>
              <table:table-cell office:value-type="float" office:value="0.056083">
                <text:p>0.056083</text:p>
              </table:table-cell>
              <table:table-cell office:value-type="float" office:value="0.054888">
                <text:p>0.054888</text:p>
              </table:table-cell>
              <table:table-cell office:value-type="float" office:value="0.057295">
                <text:p>0.057295</text:p>
              </table:table-cell>
              <table:table-cell office:value-type="float" office:value="0.056878">
                <text:p>0.05687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76011">
                <text:p>0.076011</text:p>
              </table:table-cell>
              <table:table-cell office:value-type="float" office:value="0.076874">
                <text:p>0.076874</text:p>
              </table:table-cell>
              <table:table-cell office:value-type="float" office:value="0.06853">
                <text:p>0.06853</text:p>
              </table:table-cell>
              <table:table-cell office:value-type="float" office:value="0.069116">
                <text:p>0.069116</text:p>
              </table:table-cell>
              <table:table-cell office:value-type="float" office:value="0.056289">
                <text:p>0.056289</text:p>
              </table:table-cell>
              <table:table-cell office:value-type="float" office:value="0.055037">
                <text:p>0.055037</text:p>
              </table:table-cell>
              <table:table-cell office:value-type="float" office:value="0.058032">
                <text:p>0.058032</text:p>
              </table:table-cell>
              <table:table-cell office:value-type="float" office:value="0.058385">
                <text:p>0.05838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77154">
                <text:p>0.077154</text:p>
              </table:table-cell>
              <table:table-cell office:value-type="float" office:value="0.078131">
                <text:p>0.078131</text:p>
              </table:table-cell>
              <table:table-cell office:value-type="float" office:value="0.072244">
                <text:p>0.072244</text:p>
              </table:table-cell>
              <table:table-cell office:value-type="float" office:value="0.07243">
                <text:p>0.07243</text:p>
              </table:table-cell>
              <table:table-cell office:value-type="float" office:value="0.056725">
                <text:p>0.056725</text:p>
              </table:table-cell>
              <table:table-cell office:value-type="float" office:value="0.055423">
                <text:p>0.055423</text:p>
              </table:table-cell>
              <table:table-cell office:value-type="float" office:value="0.05867">
                <text:p>0.05867</text:p>
              </table:table-cell>
              <table:table-cell office:value-type="float" office:value="0.0591">
                <text:p>0.059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79543">
                <text:p>0.079543</text:p>
              </table:table-cell>
              <table:table-cell office:value-type="float" office:value="0.080414">
                <text:p>0.080414</text:p>
              </table:table-cell>
              <table:table-cell office:value-type="float" office:value="0.079927">
                <text:p>0.079927</text:p>
              </table:table-cell>
              <table:table-cell office:value-type="float" office:value="0.079614">
                <text:p>0.079614</text:p>
              </table:table-cell>
              <table:table-cell office:value-type="float" office:value="0.056758">
                <text:p>0.056758</text:p>
              </table:table-cell>
              <table:table-cell office:value-type="float" office:value="0.056227">
                <text:p>0.056227</text:p>
              </table:table-cell>
              <table:table-cell office:value-type="float" office:value="0.059105">
                <text:p>0.059105</text:p>
              </table:table-cell>
              <table:table-cell office:value-type="float" office:value="0.059443">
                <text:p>0.05944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83376">
                <text:p>0.083376</text:p>
              </table:table-cell>
              <table:table-cell office:value-type="float" office:value="0.083401">
                <text:p>0.083401</text:p>
              </table:table-cell>
              <table:table-cell office:value-type="float" office:value="0.085602">
                <text:p>0.085602</text:p>
              </table:table-cell>
              <table:table-cell office:value-type="float" office:value="0.085479">
                <text:p>0.085479</text:p>
              </table:table-cell>
              <table:table-cell office:value-type="float" office:value="0.057432">
                <text:p>0.057432</text:p>
              </table:table-cell>
              <table:table-cell office:value-type="float" office:value="0.060986">
                <text:p>0.060986</text:p>
              </table:table-cell>
              <table:table-cell office:value-type="float" office:value="0.059375">
                <text:p>0.059375</text:p>
              </table:table-cell>
              <table:table-cell office:value-type="float" office:value="0.059875">
                <text:p>0.0598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7093">
                <text:p>0.087093</text:p>
              </table:table-cell>
              <table:table-cell office:value-type="float" office:value="0.086282">
                <text:p>0.086282</text:p>
              </table:table-cell>
              <table:table-cell office:value-type="float" office:value="0.086877">
                <text:p>0.086877</text:p>
              </table:table-cell>
              <table:table-cell office:value-type="float" office:value="0.087499">
                <text:p>0.087499</text:p>
              </table:table-cell>
              <table:table-cell office:value-type="float" office:value="0.063654">
                <text:p>0.063654</text:p>
              </table:table-cell>
              <table:table-cell office:value-type="float" office:value="0.069388">
                <text:p>0.069388</text:p>
              </table:table-cell>
              <table:table-cell office:value-type="float" office:value="0.059824">
                <text:p>0.059824</text:p>
              </table:table-cell>
              <table:table-cell office:value-type="float" office:value="0.060631">
                <text:p>0.06063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90428">
                <text:p>0.090428</text:p>
              </table:table-cell>
              <table:table-cell office:value-type="float" office:value="0.09015">
                <text:p>0.09015</text:p>
              </table:table-cell>
              <table:table-cell office:value-type="float" office:value="0.086913">
                <text:p>0.086913</text:p>
              </table:table-cell>
              <table:table-cell office:value-type="float" office:value="0.087589">
                <text:p>0.087589</text:p>
              </table:table-cell>
              <table:table-cell office:value-type="float" office:value="0.072201">
                <text:p>0.072201</text:p>
              </table:table-cell>
              <table:table-cell office:value-type="float" office:value="0.076497">
                <text:p>0.076497</text:p>
              </table:table-cell>
              <table:table-cell office:value-type="float" office:value="0.061739">
                <text:p>0.061739</text:p>
              </table:table-cell>
              <table:table-cell office:value-type="float" office:value="0.060981">
                <text:p>0.06098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9382">
                <text:p>0.09382</text:p>
              </table:table-cell>
              <table:table-cell office:value-type="float" office:value="0.093936">
                <text:p>0.093936</text:p>
              </table:table-cell>
              <table:table-cell office:value-type="float" office:value="0.086922">
                <text:p>0.086922</text:p>
              </table:table-cell>
              <table:table-cell office:value-type="float" office:value="0.087593">
                <text:p>0.087593</text:p>
              </table:table-cell>
              <table:table-cell office:value-type="float" office:value="0.077723">
                <text:p>0.077723</text:p>
              </table:table-cell>
              <table:table-cell office:value-type="float" office:value="0.078876">
                <text:p>0.078876</text:p>
              </table:table-cell>
              <table:table-cell office:value-type="float" office:value="0.066049">
                <text:p>0.066049</text:p>
              </table:table-cell>
              <table:table-cell office:value-type="float" office:value="0.064264">
                <text:p>0.06426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9636">
                <text:p>0.09636</text:p>
              </table:table-cell>
              <table:table-cell office:value-type="float" office:value="0.096673">
                <text:p>0.096673</text:p>
              </table:table-cell>
              <table:table-cell office:value-type="float" office:value="0.08694">
                <text:p>0.08694</text:p>
              </table:table-cell>
              <table:table-cell office:value-type="float" office:value="0.087623">
                <text:p>0.087623</text:p>
              </table:table-cell>
              <table:table-cell office:value-type="float" office:value="0.079679">
                <text:p>0.079679</text:p>
              </table:table-cell>
              <table:table-cell office:value-type="float" office:value="0.07926">
                <text:p>0.07926</text:p>
              </table:table-cell>
              <table:table-cell office:value-type="float" office:value="0.074176">
                <text:p>0.074176</text:p>
              </table:table-cell>
              <table:table-cell office:value-type="float" office:value="0.07131">
                <text:p>0.0713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98351">
                <text:p>0.098351</text:p>
              </table:table-cell>
              <table:table-cell office:value-type="float" office:value="0.098805">
                <text:p>0.098805</text:p>
              </table:table-cell>
              <table:table-cell office:value-type="float" office:value="0.087187">
                <text:p>0.087187</text:p>
              </table:table-cell>
              <table:table-cell office:value-type="float" office:value="0.087927">
                <text:p>0.087927</text:p>
              </table:table-cell>
              <table:table-cell office:value-type="float" office:value="0.080317">
                <text:p>0.080317</text:p>
              </table:table-cell>
              <table:table-cell office:value-type="float" office:value="0.079484">
                <text:p>0.079484</text:p>
              </table:table-cell>
              <table:table-cell office:value-type="float" office:value="0.08216">
                <text:p>0.08216</text:p>
              </table:table-cell>
              <table:table-cell office:value-type="float" office:value="0.077797">
                <text:p>0.07779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99656">
                <text:p>0.099656</text:p>
              </table:table-cell>
              <table:table-cell office:value-type="float" office:value="0.100232">
                <text:p>0.100232</text:p>
              </table:table-cell>
              <table:table-cell office:value-type="float" office:value="0.088713">
                <text:p>0.088713</text:p>
              </table:table-cell>
              <table:table-cell office:value-type="float" office:value="0.089189">
                <text:p>0.089189</text:p>
              </table:table-cell>
              <table:table-cell office:value-type="float" office:value="0.080527">
                <text:p>0.080527</text:p>
              </table:table-cell>
              <table:table-cell office:value-type="float" office:value="0.07958">
                <text:p>0.07958</text:p>
              </table:table-cell>
              <table:table-cell office:value-type="float" office:value="0.084553">
                <text:p>0.084553</text:p>
              </table:table-cell>
              <table:table-cell office:value-type="float" office:value="0.084669">
                <text:p>0.08466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0082">
                <text:p>0.10082</text:p>
              </table:table-cell>
              <table:table-cell office:value-type="float" office:value="0.101915">
                <text:p>0.101915</text:p>
              </table:table-cell>
              <table:table-cell office:value-type="float" office:value="0.093121">
                <text:p>0.093121</text:p>
              </table:table-cell>
              <table:table-cell office:value-type="float" office:value="0.093188">
                <text:p>0.093188</text:p>
              </table:table-cell>
              <table:table-cell office:value-type="float" office:value="0.080725">
                <text:p>0.080725</text:p>
              </table:table-cell>
              <table:table-cell office:value-type="float" office:value="0.079606">
                <text:p>0.079606</text:p>
              </table:table-cell>
              <table:table-cell office:value-type="float" office:value="0.085962">
                <text:p>0.085962</text:p>
              </table:table-cell>
              <table:table-cell office:value-type="float" office:value="0.087532">
                <text:p>0.08753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03171">
                <text:p>0.103171</text:p>
              </table:table-cell>
              <table:table-cell office:value-type="float" office:value="0.10408">
                <text:p>0.10408</text:p>
              </table:table-cell>
              <table:table-cell office:value-type="float" office:value="0.10115">
                <text:p>0.10115</text:p>
              </table:table-cell>
              <table:table-cell office:value-type="float" office:value="0.100912">
                <text:p>0.100912</text:p>
              </table:table-cell>
              <table:table-cell office:value-type="float" office:value="0.081103">
                <text:p>0.081103</text:p>
              </table:table-cell>
              <table:table-cell office:value-type="float" office:value="0.079675">
                <text:p>0.079675</text:p>
              </table:table-cell>
              <table:table-cell office:value-type="float" office:value="0.086587">
                <text:p>0.086587</text:p>
              </table:table-cell>
              <table:table-cell office:value-type="float" office:value="0.088428">
                <text:p>0.08842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06525">
                <text:p>0.106525</text:p>
              </table:table-cell>
              <table:table-cell office:value-type="float" office:value="0.107465">
                <text:p>0.107465</text:p>
              </table:table-cell>
              <table:table-cell office:value-type="float" office:value="0.110081">
                <text:p>0.110081</text:p>
              </table:table-cell>
              <table:table-cell office:value-type="float" office:value="0.109849">
                <text:p>0.109849</text:p>
              </table:table-cell>
              <table:table-cell office:value-type="float" office:value="0.081558">
                <text:p>0.081558</text:p>
              </table:table-cell>
              <table:table-cell office:value-type="float" office:value="0.079852">
                <text:p>0.079852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11172">
                <text:p>0.111172</text:p>
              </table:table-cell>
              <table:table-cell office:value-type="float" office:value="0.111969">
                <text:p>0.111969</text:p>
              </table:table-cell>
              <table:table-cell office:value-type="float" office:value="0.115354">
                <text:p>0.115354</text:p>
              </table:table-cell>
              <table:table-cell office:value-type="float" office:value="0.115646">
                <text:p>0.115646</text:p>
              </table:table-cell>
              <table:table-cell office:value-type="float" office:value="0.081913">
                <text:p>0.081913</text:p>
              </table:table-cell>
              <table:table-cell office:value-type="float" office:value="0.080066">
                <text:p>0.080066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16653">
                <text:p>0.116653</text:p>
              </table:table-cell>
              <table:table-cell office:value-type="float" office:value="0.117178">
                <text:p>0.117178</text:p>
              </table:table-cell>
              <table:table-cell office:value-type="float" office:value="0.117257">
                <text:p>0.117257</text:p>
              </table:table-cell>
              <table:table-cell office:value-type="float" office:value="0.117715">
                <text:p>0.117715</text:p>
              </table:table-cell>
              <table:table-cell office:value-type="float" office:value="0.082013">
                <text:p>0.082013</text:p>
              </table:table-cell>
              <table:table-cell office:value-type="float" office:value="0.080123">
                <text:p>0.080123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21456">
                <text:p>0.121456</text:p>
              </table:table-cell>
              <table:table-cell office:value-type="float" office:value="0.122114">
                <text:p>0.122114</text:p>
              </table:table-cell>
              <table:table-cell office:value-type="float" office:value="0.11756">
                <text:p>0.11756</text:p>
              </table:table-cell>
              <table:table-cell office:value-type="float" office:value="0.118234">
                <text:p>0.118234</text:p>
              </table:table-cell>
              <table:table-cell office:value-type="float" office:value="0.082028">
                <text:p>0.082028</text:p>
              </table:table-cell>
              <table:table-cell office:value-type="float" office:value="0.080133">
                <text:p>0.080133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26426">
                <text:p>0.126426</text:p>
              </table:table-cell>
              <table:table-cell office:value-type="float" office:value="0.127244">
                <text:p>0.127244</text:p>
              </table:table-cell>
              <table:table-cell office:value-type="float" office:value="0.117735">
                <text:p>0.117735</text:p>
              </table:table-cell>
              <table:table-cell office:value-type="float" office:value="0.118355">
                <text:p>0.118355</text:p>
              </table:table-cell>
              <table:table-cell office:value-type="float" office:value="0.082042">
                <text:p>0.082042</text:p>
              </table:table-cell>
              <table:table-cell office:value-type="float" office:value="0.080374">
                <text:p>0.080374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129681">
                <text:p>0.129681</text:p>
              </table:table-cell>
              <table:table-cell office:value-type="float" office:value="0.130454">
                <text:p>0.130454</text:p>
              </table:table-cell>
              <table:table-cell office:value-type="float" office:value="0.11793">
                <text:p>0.11793</text:p>
              </table:table-cell>
              <table:table-cell office:value-type="float" office:value="0.118478">
                <text:p>0.118478</text:p>
              </table:table-cell>
              <table:table-cell office:value-type="float" office:value="0.082197">
                <text:p>0.082197</text:p>
              </table:table-cell>
              <table:table-cell office:value-type="float" office:value="0.081673">
                <text:p>0.081673</text:p>
              </table:table-cell>
              <table:table-cell office:value-type="float" office:value="0.086662">
                <text:p>0.086662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131718">
                <text:p>0.131718</text:p>
              </table:table-cell>
              <table:table-cell office:value-type="float" office:value="0.132284">
                <text:p>0.132284</text:p>
              </table:table-cell>
              <table:table-cell office:value-type="float" office:value="0.11827">
                <text:p>0.11827</text:p>
              </table:table-cell>
              <table:table-cell office:value-type="float" office:value="0.118777">
                <text:p>0.118777</text:p>
              </table:table-cell>
              <table:table-cell office:value-type="float" office:value="0.083199">
                <text:p>0.083199</text:p>
              </table:table-cell>
              <table:table-cell office:value-type="float" office:value="0.10463">
                <text:p>0.10463</text:p>
              </table:table-cell>
              <table:table-cell office:value-type="float" office:value="0.08674">
                <text:p>0.08674</text:p>
              </table:table-cell>
              <table:table-cell office:value-type="float" office:value="0.088511">
                <text:p>0.08851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132955">
                <text:p>0.132955</text:p>
              </table:table-cell>
              <table:table-cell office:value-type="float" office:value="0.133221">
                <text:p>0.133221</text:p>
              </table:table-cell>
              <table:table-cell office:value-type="float" office:value="0.119114">
                <text:p>0.119114</text:p>
              </table:table-cell>
              <table:table-cell office:value-type="float" office:value="0.119517">
                <text:p>0.119517</text:p>
              </table:table-cell>
              <table:table-cell office:value-type="float" office:value="0.083841">
                <text:p>0.083841</text:p>
              </table:table-cell>
              <table:table-cell office:value-type="float" office:value="0.113678">
                <text:p>0.113678</text:p>
              </table:table-cell>
              <table:table-cell office:value-type="float" office:value="0.087122">
                <text:p>0.087122</text:p>
              </table:table-cell>
              <table:table-cell office:value-type="float" office:value="0.08856">
                <text:p>0.0885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133746">
                <text:p>0.133746</text:p>
              </table:table-cell>
              <table:table-cell office:value-type="float" office:value="0.133676">
                <text:p>0.133676</text:p>
              </table:table-cell>
              <table:table-cell office:value-type="float" office:value="0.120993">
                <text:p>0.120993</text:p>
              </table:table-cell>
              <table:table-cell office:value-type="float" office:value="0.121223">
                <text:p>0.121223</text:p>
              </table:table-cell>
              <table:table-cell office:value-type="float" office:value="0.087133">
                <text:p>0.087133</text:p>
              </table:table-cell>
              <table:table-cell office:value-type="float" office:value="0.129415">
                <text:p>0.129415</text:p>
              </table:table-cell>
              <table:table-cell office:value-type="float" office:value="0.089044">
                <text:p>0.089044</text:p>
              </table:table-cell>
              <table:table-cell office:value-type="float" office:value="0.088809">
                <text:p>0.08880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134617">
                <text:p>0.134617</text:p>
              </table:table-cell>
              <table:table-cell office:value-type="float" office:value="0.134131">
                <text:p>0.134131</text:p>
              </table:table-cell>
              <table:table-cell office:value-type="float" office:value="0.125473">
                <text:p>0.125473</text:p>
              </table:table-cell>
              <table:table-cell office:value-type="float" office:value="0.125144">
                <text:p>0.125144</text:p>
              </table:table-cell>
              <table:table-cell office:value-type="float" office:value="0.099935">
                <text:p>0.099935</text:p>
              </table:table-cell>
              <table:table-cell office:value-type="float" office:value="0.137417">
                <text:p>0.137417</text:p>
              </table:table-cell>
              <table:table-cell office:value-type="float" office:value="0.094277">
                <text:p>0.094277</text:p>
              </table:table-cell>
              <table:table-cell office:value-type="float" office:value="0.113822">
                <text:p>0.1138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135557">
                <text:p>0.135557</text:p>
              </table:table-cell>
              <table:table-cell office:value-type="float" office:value="0.134993">
                <text:p>0.134993</text:p>
              </table:table-cell>
              <table:table-cell office:value-type="float" office:value="0.132996">
                <text:p>0.132996</text:p>
              </table:table-cell>
              <table:table-cell office:value-type="float" office:value="0.132537">
                <text:p>0.132537</text:p>
              </table:table-cell>
              <table:table-cell office:value-type="float" office:value="0.115517">
                <text:p>0.115517</text:p>
              </table:table-cell>
              <table:table-cell office:value-type="float" office:value="0.141658">
                <text:p>0.141658</text:p>
              </table:table-cell>
              <table:table-cell office:value-type="float" office:value="0.099141">
                <text:p>0.099141</text:p>
              </table:table-cell>
              <table:table-cell office:value-type="float" office:value="0.119328">
                <text:p>0.1193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137265">
                <text:p>0.137265</text:p>
              </table:table-cell>
              <table:table-cell office:value-type="float" office:value="0.136905">
                <text:p>0.136905</text:p>
              </table:table-cell>
              <table:table-cell office:value-type="float" office:value="0.147722">
                <text:p>0.147722</text:p>
              </table:table-cell>
              <table:table-cell office:value-type="float" office:value="0.147311">
                <text:p>0.147311</text:p>
              </table:table-cell>
              <table:table-cell office:value-type="float" office:value="0.121205">
                <text:p>0.121205</text:p>
              </table:table-cell>
              <table:table-cell office:value-type="float" office:value="0.143485">
                <text:p>0.143485</text:p>
              </table:table-cell>
              <table:table-cell office:value-type="float" office:value="0.100223">
                <text:p>0.100223</text:p>
              </table:table-cell>
              <table:table-cell office:value-type="float" office:value="0.122427">
                <text:p>0.12242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40505">
                <text:p>0.140505</text:p>
              </table:table-cell>
              <table:table-cell office:value-type="float" office:value="0.140505">
                <text:p>0.140505</text:p>
              </table:table-cell>
              <table:table-cell office:value-type="float" office:value="0.15379">
                <text:p>0.15379</text:p>
              </table:table-cell>
              <table:table-cell office:value-type="float" office:value="0.154418">
                <text:p>0.154418</text:p>
              </table:table-cell>
              <table:table-cell office:value-type="float" office:value="0.123668">
                <text:p>0.123668</text:p>
              </table:table-cell>
              <table:table-cell office:value-type="float" office:value="0.144327">
                <text:p>0.144327</text:p>
              </table:table-cell>
              <table:table-cell office:value-type="float" office:value="0.100223">
                <text:p>0.100223</text:p>
              </table:table-cell>
              <table:table-cell office:value-type="float" office:value="0.122624">
                <text:p>0.12262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45236">
                <text:p>0.145236</text:p>
              </table:table-cell>
              <table:table-cell office:value-type="float" office:value="0.145445">
                <text:p>0.145445</text:p>
              </table:table-cell>
              <table:table-cell office:value-type="float" office:value="0.155069">
                <text:p>0.155069</text:p>
              </table:table-cell>
              <table:table-cell office:value-type="float" office:value="0.156059">
                <text:p>0.156059</text:p>
              </table:table-cell>
              <table:table-cell office:value-type="float" office:value="0.124572">
                <text:p>0.124572</text:p>
              </table:table-cell>
              <table:table-cell office:value-type="float" office:value="0.144676">
                <text:p>0.144676</text:p>
              </table:table-cell>
              <table:table-cell office:value-type="float" office:value="0.100264">
                <text:p>0.100264</text:p>
              </table:table-cell>
              <table:table-cell office:value-type="float" office:value="0.122628">
                <text:p>0.12262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51702">
                <text:p>0.151702</text:p>
              </table:table-cell>
              <table:table-cell office:value-type="float" office:value="0.152404">
                <text:p>0.152404</text:p>
              </table:table-cell>
              <table:table-cell office:value-type="float" office:value="0.155245">
                <text:p>0.155245</text:p>
              </table:table-cell>
              <table:table-cell office:value-type="float" office:value="0.156217">
                <text:p>0.156217</text:p>
              </table:table-cell>
              <table:table-cell office:value-type="float" office:value="0.124891">
                <text:p>0.124891</text:p>
              </table:table-cell>
              <table:table-cell office:value-type="float" office:value="0.14494">
                <text:p>0.14494</text:p>
              </table:table-cell>
              <table:table-cell office:value-type="float" office:value="0.100564">
                <text:p>0.100564</text:p>
              </table:table-cell>
              <table:table-cell office:value-type="float" office:value="0.122759">
                <text:p>0.12275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58588">
                <text:p>0.158588</text:p>
              </table:table-cell>
              <table:table-cell office:value-type="float" office:value="0.159411">
                <text:p>0.159411</text:p>
              </table:table-cell>
              <table:table-cell office:value-type="float" office:value="0.155287">
                <text:p>0.155287</text:p>
              </table:table-cell>
              <table:table-cell office:value-type="float" office:value="0.156228">
                <text:p>0.156228</text:p>
              </table:table-cell>
              <table:table-cell office:value-type="float" office:value="0.124951">
                <text:p>0.124951</text:p>
              </table:table-cell>
              <table:table-cell office:value-type="float" office:value="0.145105">
                <text:p>0.145105</text:p>
              </table:table-cell>
              <table:table-cell office:value-type="float" office:value="0.102345">
                <text:p>0.102345</text:p>
              </table:table-cell>
              <table:table-cell office:value-type="float" office:value="0.123622">
                <text:p>0.12362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64645">
                <text:p>0.164645</text:p>
              </table:table-cell>
              <table:table-cell office:value-type="float" office:value="0.165859">
                <text:p>0.165859</text:p>
              </table:table-cell>
              <table:table-cell office:value-type="float" office:value="0.1553">
                <text:p>0.1553</text:p>
              </table:table-cell>
              <table:table-cell office:value-type="float" office:value="0.156228">
                <text:p>0.156228</text:p>
              </table:table-cell>
              <table:table-cell office:value-type="float" office:value="0.124951">
                <text:p>0.124951</text:p>
              </table:table-cell>
              <table:table-cell office:value-type="float" office:value="0.145291">
                <text:p>0.145291</text:p>
              </table:table-cell>
              <table:table-cell office:value-type="float" office:value="0.106744">
                <text:p>0.106744</text:p>
              </table:table-cell>
              <table:table-cell office:value-type="float" office:value="0.126846">
                <text:p>0.12684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69711">
                <text:p>0.169711</text:p>
              </table:table-cell>
              <table:table-cell office:value-type="float" office:value="0.170892">
                <text:p>0.170892</text:p>
              </table:table-cell>
              <table:table-cell office:value-type="float" office:value="0.155325">
                <text:p>0.155325</text:p>
              </table:table-cell>
              <table:table-cell office:value-type="float" office:value="0.156242">
                <text:p>0.156242</text:p>
              </table:table-cell>
              <table:table-cell office:value-type="float" office:value="0.124956">
                <text:p>0.124956</text:p>
              </table:table-cell>
              <table:table-cell office:value-type="float" office:value="0.145406">
                <text:p>0.145406</text:p>
              </table:table-cell>
              <table:table-cell office:value-type="float" office:value="0.113759">
                <text:p>0.113759</text:p>
              </table:table-cell>
              <table:table-cell office:value-type="float" office:value="0.132658">
                <text:p>0.13265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7304">
                <text:p>0.17304</text:p>
              </table:table-cell>
              <table:table-cell office:value-type="float" office:value="0.174424">
                <text:p>0.174424</text:p>
              </table:table-cell>
              <table:table-cell office:value-type="float" office:value="0.155413">
                <text:p>0.155413</text:p>
              </table:table-cell>
              <table:table-cell office:value-type="float" office:value="0.156279">
                <text:p>0.156279</text:p>
              </table:table-cell>
              <table:table-cell office:value-type="float" office:value="0.124956">
                <text:p>0.124956</text:p>
              </table:table-cell>
              <table:table-cell office:value-type="float" office:value="0.145454">
                <text:p>0.145454</text:p>
              </table:table-cell>
              <table:table-cell office:value-type="float" office:value="0.128411">
                <text:p>0.128411</text:p>
              </table:table-cell>
              <table:table-cell office:value-type="float" office:value="0.139757">
                <text:p>0.13975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75685">
                <text:p>0.175685</text:p>
              </table:table-cell>
              <table:table-cell office:value-type="float" office:value="0.17645">
                <text:p>0.17645</text:p>
              </table:table-cell>
              <table:table-cell office:value-type="float" office:value="0.155683">
                <text:p>0.155683</text:p>
              </table:table-cell>
              <table:table-cell office:value-type="float" office:value="0.156469">
                <text:p>0.156469</text:p>
              </table:table-cell>
              <table:table-cell office:value-type="float" office:value="0.124956">
                <text:p>0.124956</text:p>
              </table:table-cell>
              <table:table-cell office:value-type="float" office:value="0.145459">
                <text:p>0.145459</text:p>
              </table:table-cell>
              <table:table-cell office:value-type="float" office:value="0.136896">
                <text:p>0.136896</text:p>
              </table:table-cell>
              <table:table-cell office:value-type="float" office:value="0.154378">
                <text:p>0.15437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7746">
                <text:p>0.17746</text:p>
              </table:table-cell>
              <table:table-cell office:value-type="float" office:value="0.177701">
                <text:p>0.177701</text:p>
              </table:table-cell>
              <table:table-cell office:value-type="float" office:value="0.156504">
                <text:p>0.156504</text:p>
              </table:table-cell>
              <table:table-cell office:value-type="float" office:value="0.157152">
                <text:p>0.157152</text:p>
              </table:table-cell>
              <table:table-cell office:value-type="float" office:value="0.124956">
                <text:p>0.124956</text:p>
              </table:table-cell>
              <table:table-cell office:value-type="float" office:value="0.145459">
                <text:p>0.145459</text:p>
              </table:table-cell>
              <table:table-cell office:value-type="float" office:value="0.142185">
                <text:p>0.142185</text:p>
              </table:table-cell>
              <table:table-cell office:value-type="float" office:value="0.161719">
                <text:p>0.16171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78803">
                <text:p>0.178803</text:p>
              </table:table-cell>
              <table:table-cell office:value-type="float" office:value="0.178481">
                <text:p>0.178481</text:p>
              </table:table-cell>
              <table:table-cell office:value-type="float" office:value="0.158886">
                <text:p>0.158886</text:p>
              </table:table-cell>
              <table:table-cell office:value-type="float" office:value="0.159017">
                <text:p>0.159017</text:p>
              </table:table-cell>
              <table:table-cell office:value-type="float" office:value="0.124956">
                <text:p>0.124956</text:p>
              </table:table-cell>
              <table:table-cell office:value-type="float" office:value="0.172873">
                <text:p>0.172873</text:p>
              </table:table-cell>
              <table:table-cell office:value-type="float" office:value="0.145124">
                <text:p>0.145124</text:p>
              </table:table-cell>
              <table:table-cell office:value-type="float" office:value="0.166428">
                <text:p>0.1664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79742">
                <text:p>0.179742</text:p>
              </table:table-cell>
              <table:table-cell office:value-type="float" office:value="0.178908">
                <text:p>0.178908</text:p>
              </table:table-cell>
              <table:table-cell office:value-type="float" office:value="0.163626">
                <text:p>0.163626</text:p>
              </table:table-cell>
              <table:table-cell office:value-type="float" office:value="0.163346">
                <text:p>0.163346</text:p>
              </table:table-cell>
              <table:table-cell office:value-type="float" office:value="0.124956">
                <text:p>0.124956</text:p>
              </table:table-cell>
              <table:table-cell office:value-type="float" office:value="0.172873">
                <text:p>0.172873</text:p>
              </table:table-cell>
              <table:table-cell office:value-type="float" office:value="0.146441">
                <text:p>0.146441</text:p>
              </table:table-cell>
              <table:table-cell office:value-type="float" office:value="0.169263">
                <text:p>0.16926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80684">
                <text:p>0.180684</text:p>
              </table:table-cell>
              <table:table-cell office:value-type="float" office:value="0.179359">
                <text:p>0.179359</text:p>
              </table:table-cell>
              <table:table-cell office:value-type="float" office:value="0.171641">
                <text:p>0.171641</text:p>
              </table:table-cell>
              <table:table-cell office:value-type="float" office:value="0.170524">
                <text:p>0.170524</text:p>
              </table:table-cell>
              <table:table-cell office:value-type="float" office:value="0.124956">
                <text:p>0.124956</text:p>
              </table:table-cell>
              <table:table-cell office:value-type="float" office:value="0.172876">
                <text:p>0.172876</text:p>
              </table:table-cell>
              <table:table-cell office:value-type="float" office:value="0.147274">
                <text:p>0.147274</text:p>
              </table:table-cell>
              <table:table-cell office:value-type="float" office:value="0.170655">
                <text:p>0.17065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81914">
                <text:p>0.181914</text:p>
              </table:table-cell>
              <table:table-cell office:value-type="float" office:value="0.180241">
                <text:p>0.180241</text:p>
              </table:table-cell>
              <table:table-cell office:value-type="float" office:value="0.181605">
                <text:p>0.181605</text:p>
              </table:table-cell>
              <table:table-cell office:value-type="float" office:value="0.180436">
                <text:p>0.180436</text:p>
              </table:table-cell>
              <table:table-cell office:value-type="float" office:value="0.124956">
                <text:p>0.124956</text:p>
              </table:table-cell>
              <table:table-cell office:value-type="float" office:value="0.172883">
                <text:p>0.172883</text:p>
              </table:table-cell>
              <table:table-cell office:value-type="float" office:value="0.14782">
                <text:p>0.14782</text:p>
              </table:table-cell>
              <table:table-cell office:value-type="float" office:value="0.17129">
                <text:p>0.1712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83625">
                <text:p>0.183625</text:p>
              </table:table-cell>
              <table:table-cell office:value-type="float" office:value="0.181747">
                <text:p>0.181747</text:p>
              </table:table-cell>
              <table:table-cell office:value-type="float" office:value="0.191069">
                <text:p>0.191069</text:p>
              </table:table-cell>
              <table:table-cell office:value-type="float" office:value="0.190766">
                <text:p>0.190766</text:p>
              </table:table-cell>
              <table:table-cell office:value-type="float" office:value="0.124956">
                <text:p>0.124956</text:p>
              </table:table-cell>
              <table:table-cell office:value-type="float" office:value="0.172912">
                <text:p>0.172912</text:p>
              </table:table-cell>
              <table:table-cell office:value-type="float" office:value="0.14823">
                <text:p>0.14823</text:p>
              </table:table-cell>
              <table:table-cell office:value-type="float" office:value="0.171526">
                <text:p>0.17152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86053">
                <text:p>0.186053</text:p>
              </table:table-cell>
              <table:table-cell office:value-type="float" office:value="0.184525">
                <text:p>0.184525</text:p>
              </table:table-cell>
              <table:table-cell office:value-type="float" office:value="0.19778">
                <text:p>0.19778</text:p>
              </table:table-cell>
              <table:table-cell office:value-type="float" office:value="0.197728">
                <text:p>0.197728</text:p>
              </table:table-cell>
              <table:table-cell office:value-type="float" office:value="0.124956">
                <text:p>0.124956</text:p>
              </table:table-cell>
              <table:table-cell office:value-type="float" office:value="0.174079">
                <text:p>0.174079</text:p>
              </table:table-cell>
              <table:table-cell office:value-type="float" office:value="0.148481">
                <text:p>0.148481</text:p>
              </table:table-cell>
              <table:table-cell office:value-type="float" office:value="0.171584">
                <text:p>0.17158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90092">
                <text:p>0.190092</text:p>
              </table:table-cell>
              <table:table-cell office:value-type="float" office:value="0.189084">
                <text:p>0.189084</text:p>
              </table:table-cell>
              <table:table-cell office:value-type="float" office:value="0.201307">
                <text:p>0.201307</text:p>
              </table:table-cell>
              <table:table-cell office:value-type="float" office:value="0.201962">
                <text:p>0.201962</text:p>
              </table:table-cell>
              <table:table-cell office:value-type="float" office:value="0.125054">
                <text:p>0.125054</text:p>
              </table:table-cell>
              <table:table-cell office:value-type="float" office:value="0.176172">
                <text:p>0.176172</text:p>
              </table:table-cell>
              <table:table-cell office:value-type="float" office:value="0.148537">
                <text:p>0.148537</text:p>
              </table:table-cell>
              <table:table-cell office:value-type="float" office:value="0.171597">
                <text:p>0.1715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95433">
                <text:p>0.195433</text:p>
              </table:table-cell>
              <table:table-cell office:value-type="float" office:value="0.196074">
                <text:p>0.196074</text:p>
              </table:table-cell>
              <table:table-cell office:value-type="float" office:value="0.202859">
                <text:p>0.202859</text:p>
              </table:table-cell>
              <table:table-cell office:value-type="float" office:value="0.204012">
                <text:p>0.204012</text:p>
              </table:table-cell>
              <table:table-cell office:value-type="float" office:value="0.126593">
                <text:p>0.126593</text:p>
              </table:table-cell>
              <table:table-cell office:value-type="float" office:value="0.177712">
                <text:p>0.177712</text:p>
              </table:table-cell>
              <table:table-cell office:value-type="float" office:value="0.148542">
                <text:p>0.148542</text:p>
              </table:table-cell>
              <table:table-cell office:value-type="float" office:value="0.171602">
                <text:p>0.17160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207667">
                <text:p>0.207667</text:p>
              </table:table-cell>
              <table:table-cell office:value-type="float" office:value="0.210407">
                <text:p>0.210407</text:p>
              </table:table-cell>
              <table:table-cell office:value-type="float" office:value="0.203474">
                <text:p>0.203474</text:p>
              </table:table-cell>
              <table:table-cell office:value-type="float" office:value="0.204752">
                <text:p>0.204752</text:p>
              </table:table-cell>
              <table:table-cell office:value-type="float" office:value="0.12754">
                <text:p>0.12754</text:p>
              </table:table-cell>
              <table:table-cell office:value-type="float" office:value="0.184991">
                <text:p>0.184991</text:p>
              </table:table-cell>
              <table:table-cell office:value-type="float" office:value="0.148542">
                <text:p>0.148542</text:p>
              </table:table-cell>
              <table:table-cell office:value-type="float" office:value="0.171602">
                <text:p>0.17160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218731">
                <text:p>0.218731</text:p>
              </table:table-cell>
              <table:table-cell office:value-type="float" office:value="0.219454">
                <text:p>0.219454</text:p>
              </table:table-cell>
              <table:table-cell office:value-type="float" office:value="0.203811">
                <text:p>0.203811</text:p>
              </table:table-cell>
              <table:table-cell office:value-type="float" office:value="0.205204">
                <text:p>0.205204</text:p>
              </table:table-cell>
              <table:table-cell office:value-type="float" office:value="0.135319">
                <text:p>0.135319</text:p>
              </table:table-cell>
              <table:table-cell office:value-type="float" office:value="0.196513">
                <text:p>0.196513</text:p>
              </table:table-cell>
              <table:table-cell office:value-type="float" office:value="0.148542">
                <text:p>0.148542</text:p>
              </table:table-cell>
              <table:table-cell office:value-type="float" office:value="0.171602">
                <text:p>0.17160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225846">
                <text:p>0.225846</text:p>
              </table:table-cell>
              <table:table-cell office:value-type="float" office:value="0.225175">
                <text:p>0.225175</text:p>
              </table:table-cell>
              <table:table-cell office:value-type="float" office:value="0.204103">
                <text:p>0.204103</text:p>
              </table:table-cell>
              <table:table-cell office:value-type="float" office:value="0.205471">
                <text:p>0.205471</text:p>
              </table:table-cell>
              <table:table-cell office:value-type="float" office:value="0.160035">
                <text:p>0.160035</text:p>
              </table:table-cell>
              <table:table-cell office:value-type="float" office:value="0.216588">
                <text:p>0.216588</text:p>
              </table:table-cell>
              <table:table-cell office:value-type="float" office:value="0.148542">
                <text:p>0.148542</text:p>
              </table:table-cell>
              <table:table-cell office:value-type="float" office:value="0.203864">
                <text:p>0.2038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229618">
                <text:p>0.229618</text:p>
              </table:table-cell>
              <table:table-cell office:value-type="float" office:value="0.228258">
                <text:p>0.228258</text:p>
              </table:table-cell>
              <table:table-cell office:value-type="float" office:value="0.204335">
                <text:p>0.204335</text:p>
              </table:table-cell>
              <table:table-cell office:value-type="float" office:value="0.205712">
                <text:p>0.205712</text:p>
              </table:table-cell>
              <table:table-cell office:value-type="float" office:value="0.172667">
                <text:p>0.172667</text:p>
              </table:table-cell>
              <table:table-cell office:value-type="float" office:value="0.224118">
                <text:p>0.224118</text:p>
              </table:table-cell>
              <table:table-cell office:value-type="float" office:value="0.148542">
                <text:p>0.148542</text:p>
              </table:table-cell>
              <table:table-cell office:value-type="float" office:value="0.203864">
                <text:p>0.20386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231557">
                <text:p>0.231557</text:p>
              </table:table-cell>
              <table:table-cell office:value-type="float" office:value="0.230157">
                <text:p>0.230157</text:p>
              </table:table-cell>
              <table:table-cell office:value-type="float" office:value="0.204563">
                <text:p>0.204563</text:p>
              </table:table-cell>
              <table:table-cell office:value-type="float" office:value="0.205919">
                <text:p>0.205919</text:p>
              </table:table-cell>
              <table:table-cell office:value-type="float" office:value="0.178832">
                <text:p>0.178832</text:p>
              </table:table-cell>
              <table:table-cell office:value-type="float" office:value="0.228363">
                <text:p>0.228363</text:p>
              </table:table-cell>
              <table:table-cell office:value-type="float" office:value="0.148542">
                <text:p>0.148542</text:p>
              </table:table-cell>
              <table:table-cell office:value-type="float" office:value="0.203864">
                <text:p>0.20386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23261">
                <text:p>0.23261</text:p>
              </table:table-cell>
              <table:table-cell office:value-type="float" office:value="0.231744">
                <text:p>0.231744</text:p>
              </table:table-cell>
              <table:table-cell office:value-type="float" office:value="0.204904">
                <text:p>0.204904</text:p>
              </table:table-cell>
              <table:table-cell office:value-type="float" office:value="0.206205">
                <text:p>0.206205</text:p>
              </table:table-cell>
              <table:table-cell office:value-type="float" office:value="0.18191">
                <text:p>0.18191</text:p>
              </table:table-cell>
              <table:table-cell office:value-type="float" office:value="0.230881">
                <text:p>0.230881</text:p>
              </table:table-cell>
              <table:table-cell office:value-type="float" office:value="0.148549">
                <text:p>0.148549</text:p>
              </table:table-cell>
              <table:table-cell office:value-type="float" office:value="0.203864">
                <text:p>0.20386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233363">
                <text:p>0.233363</text:p>
              </table:table-cell>
              <table:table-cell office:value-type="float" office:value="0.233003">
                <text:p>0.233003</text:p>
              </table:table-cell>
              <table:table-cell office:value-type="float" office:value="0.20552">
                <text:p>0.20552</text:p>
              </table:table-cell>
              <table:table-cell office:value-type="float" office:value="0.206716">
                <text:p>0.206716</text:p>
              </table:table-cell>
              <table:table-cell office:value-type="float" office:value="0.183954">
                <text:p>0.183954</text:p>
              </table:table-cell>
              <table:table-cell office:value-type="float" office:value="0.232509">
                <text:p>0.232509</text:p>
              </table:table-cell>
              <table:table-cell office:value-type="float" office:value="0.148637">
                <text:p>0.148637</text:p>
              </table:table-cell>
              <table:table-cell office:value-type="float" office:value="0.203888">
                <text:p>0.20388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23396">
                <text:p>0.23396</text:p>
              </table:table-cell>
              <table:table-cell office:value-type="float" office:value="0.233947">
                <text:p>0.233947</text:p>
              </table:table-cell>
              <table:table-cell office:value-type="float" office:value="0.206723">
                <text:p>0.206723</text:p>
              </table:table-cell>
              <table:table-cell office:value-type="float" office:value="0.207649">
                <text:p>0.207649</text:p>
              </table:table-cell>
              <table:table-cell office:value-type="float" office:value="0.185475">
                <text:p>0.185475</text:p>
              </table:table-cell>
              <table:table-cell office:value-type="float" office:value="0.233386">
                <text:p>0.233386</text:p>
              </table:table-cell>
              <table:table-cell office:value-type="float" office:value="0.149155">
                <text:p>0.149155</text:p>
              </table:table-cell>
              <table:table-cell office:value-type="float" office:value="0.204085">
                <text:p>0.20408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234356">
                <text:p>0.234356</text:p>
              </table:table-cell>
              <table:table-cell office:value-type="float" office:value="0.234616">
                <text:p>0.234616</text:p>
              </table:table-cell>
              <table:table-cell office:value-type="float" office:value="0.208842">
                <text:p>0.208842</text:p>
              </table:table-cell>
              <table:table-cell office:value-type="float" office:value="0.209432">
                <text:p>0.209432</text:p>
              </table:table-cell>
              <table:table-cell office:value-type="float" office:value="0.186664">
                <text:p>0.186664</text:p>
              </table:table-cell>
              <table:table-cell office:value-type="float" office:value="0.23392">
                <text:p>0.23392</text:p>
              </table:table-cell>
              <table:table-cell office:value-type="float" office:value="0.150862">
                <text:p>0.150862</text:p>
              </table:table-cell>
              <table:table-cell office:value-type="float" office:value="0.204669">
                <text:p>0.20466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234684">
                <text:p>0.234684</text:p>
              </table:table-cell>
              <table:table-cell office:value-type="float" office:value="0.235229">
                <text:p>0.235229</text:p>
              </table:table-cell>
              <table:table-cell office:value-type="float" office:value="0.212646">
                <text:p>0.212646</text:p>
              </table:table-cell>
              <table:table-cell office:value-type="float" office:value="0.212664">
                <text:p>0.212664</text:p>
              </table:table-cell>
              <table:table-cell office:value-type="float" office:value="0.187299">
                <text:p>0.187299</text:p>
              </table:table-cell>
              <table:table-cell office:value-type="float" office:value="0.234249">
                <text:p>0.234249</text:p>
              </table:table-cell>
              <table:table-cell office:value-type="float" office:value="0.155229">
                <text:p>0.155229</text:p>
              </table:table-cell>
              <table:table-cell office:value-type="float" office:value="0.206574">
                <text:p>0.20657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235179">
                <text:p>0.235179</text:p>
              </table:table-cell>
              <table:table-cell office:value-type="float" office:value="0.235922">
                <text:p>0.235922</text:p>
              </table:table-cell>
              <table:table-cell office:value-type="float" office:value="0.218772">
                <text:p>0.218772</text:p>
              </table:table-cell>
              <table:table-cell office:value-type="float" office:value="0.218204">
                <text:p>0.218204</text:p>
              </table:table-cell>
              <table:table-cell office:value-type="float" office:value="0.187627">
                <text:p>0.187627</text:p>
              </table:table-cell>
              <table:table-cell office:value-type="float" office:value="0.23452">
                <text:p>0.23452</text:p>
              </table:table-cell>
              <table:table-cell office:value-type="float" office:value="0.161814">
                <text:p>0.161814</text:p>
              </table:table-cell>
              <table:table-cell office:value-type="float" office:value="0.211243">
                <text:p>0.21124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235859">
                <text:p>0.235859</text:p>
              </table:table-cell>
              <table:table-cell office:value-type="float" office:value="0.236412">
                <text:p>0.236412</text:p>
              </table:table-cell>
              <table:table-cell office:value-type="float" office:value="0.23862">
                <text:p>0.23862</text:p>
              </table:table-cell>
              <table:table-cell office:value-type="float" office:value="0.233922">
                <text:p>0.233922</text:p>
              </table:table-cell>
              <table:table-cell office:value-type="float" office:value="0.187855">
                <text:p>0.187855</text:p>
              </table:table-cell>
              <table:table-cell office:value-type="float" office:value="0.234767">
                <text:p>0.234767</text:p>
              </table:table-cell>
              <table:table-cell office:value-type="float" office:value="0.165798">
                <text:p>0.165798</text:p>
              </table:table-cell>
              <table:table-cell office:value-type="float" office:value="0.217313">
                <text:p>0.217313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236785">
                <text:p>0.236785</text:p>
              </table:table-cell>
              <table:table-cell office:value-type="float" office:value="0.23753">
                <text:p>0.23753</text:p>
              </table:table-cell>
              <table:table-cell office:value-type="float" office:value="0.252307">
                <text:p>0.252307</text:p>
              </table:table-cell>
              <table:table-cell office:value-type="float" office:value="0.249803">
                <text:p>0.249803</text:p>
              </table:table-cell>
              <table:table-cell office:value-type="float" office:value="0.188021">
                <text:p>0.188021</text:p>
              </table:table-cell>
              <table:table-cell office:value-type="float" office:value="0.235101">
                <text:p>0.235101</text:p>
              </table:table-cell>
              <table:table-cell office:value-type="float" office:value="0.166663">
                <text:p>0.166663</text:p>
              </table:table-cell>
              <table:table-cell office:value-type="float" office:value="0.220449">
                <text:p>0.2204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238579">
                <text:p>0.238579</text:p>
              </table:table-cell>
              <table:table-cell office:value-type="float" office:value="0.239284">
                <text:p>0.239284</text:p>
              </table:table-cell>
              <table:table-cell office:value-type="float" office:value="0.261092">
                <text:p>0.261092</text:p>
              </table:table-cell>
              <table:table-cell office:value-type="float" office:value="0.260372">
                <text:p>0.260372</text:p>
              </table:table-cell>
              <table:table-cell office:value-type="float" office:value="0.188173">
                <text:p>0.188173</text:p>
              </table:table-cell>
              <table:table-cell office:value-type="float" office:value="0.235621">
                <text:p>0.235621</text:p>
              </table:table-cell>
              <table:table-cell office:value-type="float" office:value="0.166711">
                <text:p>0.166711</text:p>
              </table:table-cell>
              <table:table-cell office:value-type="float" office:value="0.221099">
                <text:p>0.22109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241334">
                <text:p>0.241334</text:p>
              </table:table-cell>
              <table:table-cell office:value-type="float" office:value="0.242334">
                <text:p>0.242334</text:p>
              </table:table-cell>
              <table:table-cell office:value-type="float" office:value="0.26516">
                <text:p>0.26516</text:p>
              </table:table-cell>
              <table:table-cell office:value-type="float" office:value="0.265768">
                <text:p>0.265768</text:p>
              </table:table-cell>
              <table:table-cell office:value-type="float" office:value="0.188276">
                <text:p>0.188276</text:p>
              </table:table-cell>
              <table:table-cell office:value-type="float" office:value="0.236091">
                <text:p>0.236091</text:p>
              </table:table-cell>
              <table:table-cell office:value-type="float" office:value="0.166725">
                <text:p>0.166725</text:p>
              </table:table-cell>
              <table:table-cell office:value-type="float" office:value="0.221204">
                <text:p>0.22120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245858">
                <text:p>0.245858</text:p>
              </table:table-cell>
              <table:table-cell office:value-type="float" office:value="0.246473">
                <text:p>0.246473</text:p>
              </table:table-cell>
              <table:table-cell office:value-type="float" office:value="0.266322">
                <text:p>0.266322</text:p>
              </table:table-cell>
              <table:table-cell office:value-type="float" office:value="0.267689">
                <text:p>0.267689</text:p>
              </table:table-cell>
              <table:table-cell office:value-type="float" office:value="0.188317">
                <text:p>0.188317</text:p>
              </table:table-cell>
              <table:table-cell office:value-type="float" office:value="0.275126">
                <text:p>0.275126</text:p>
              </table:table-cell>
              <table:table-cell office:value-type="float" office:value="0.166772">
                <text:p>0.166772</text:p>
              </table:table-cell>
              <table:table-cell office:value-type="float" office:value="0.22121">
                <text:p>0.2212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251573">
                <text:p>0.251573</text:p>
              </table:table-cell>
              <table:table-cell office:value-type="float" office:value="0.25258">
                <text:p>0.25258</text:p>
              </table:table-cell>
              <table:table-cell office:value-type="float" office:value="0.266625">
                <text:p>0.266625</text:p>
              </table:table-cell>
              <table:table-cell office:value-type="float" office:value="0.268286">
                <text:p>0.268286</text:p>
              </table:table-cell>
              <table:table-cell office:value-type="float" office:value="0.188326">
                <text:p>0.188326</text:p>
              </table:table-cell>
              <table:table-cell office:value-type="float" office:value="0.275454">
                <text:p>0.275454</text:p>
              </table:table-cell>
              <table:table-cell office:value-type="float" office:value="0.166988">
                <text:p>0.166988</text:p>
              </table:table-cell>
              <table:table-cell office:value-type="float" office:value="0.221239">
                <text:p>0.22123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258997">
                <text:p>0.258997</text:p>
              </table:table-cell>
              <table:table-cell office:value-type="float" office:value="0.260594">
                <text:p>0.260594</text:p>
              </table:table-cell>
              <table:table-cell office:value-type="float" office:value="0.266767">
                <text:p>0.266767</text:p>
              </table:table-cell>
              <table:table-cell office:value-type="float" office:value="0.268508">
                <text:p>0.268508</text:p>
              </table:table-cell>
              <table:table-cell office:value-type="float" office:value="0.188331">
                <text:p>0.188331</text:p>
              </table:table-cell>
              <table:table-cell office:value-type="float" office:value="0.275688">
                <text:p>0.275688</text:p>
              </table:table-cell>
              <table:table-cell office:value-type="float" office:value="0.167696">
                <text:p>0.167696</text:p>
              </table:table-cell>
              <table:table-cell office:value-type="float" office:value="0.221383">
                <text:p>0.22138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267635">
                <text:p>0.267635</text:p>
              </table:table-cell>
              <table:table-cell office:value-type="float" office:value="0.26932">
                <text:p>0.26932</text:p>
              </table:table-cell>
              <table:table-cell office:value-type="float" office:value="0.266884">
                <text:p>0.266884</text:p>
              </table:table-cell>
              <table:table-cell office:value-type="float" office:value="0.268615">
                <text:p>0.268615</text:p>
              </table:table-cell>
              <table:table-cell office:value-type="float" office:value="0.188336">
                <text:p>0.188336</text:p>
              </table:table-cell>
              <table:table-cell office:value-type="float" office:value="0.275881">
                <text:p>0.275881</text:p>
              </table:table-cell>
              <table:table-cell office:value-type="float" office:value="0.169725">
                <text:p>0.169725</text:p>
              </table:table-cell>
              <table:table-cell office:value-type="float" office:value="0.278934">
                <text:p>0.27893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276837">
                <text:p>0.276837</text:p>
              </table:table-cell>
              <table:table-cell office:value-type="float" office:value="0.278754">
                <text:p>0.278754</text:p>
              </table:table-cell>
              <table:table-cell office:value-type="float" office:value="0.267012">
                <text:p>0.267012</text:p>
              </table:table-cell>
              <table:table-cell office:value-type="float" office:value="0.26881">
                <text:p>0.26881</text:p>
              </table:table-cell>
              <table:table-cell office:value-type="float" office:value="0.188369">
                <text:p>0.188369</text:p>
              </table:table-cell>
              <table:table-cell office:value-type="float" office:value="0.276133">
                <text:p>0.276133</text:p>
              </table:table-cell>
              <table:table-cell office:value-type="float" office:value="0.173667">
                <text:p>0.173667</text:p>
              </table:table-cell>
              <table:table-cell office:value-type="float" office:value="0.281462">
                <text:p>0.2814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285075">
                <text:p>0.285075</text:p>
              </table:table-cell>
              <table:table-cell office:value-type="float" office:value="0.286548">
                <text:p>0.286548</text:p>
              </table:table-cell>
              <table:table-cell office:value-type="float" office:value="0.267172">
                <text:p>0.267172</text:p>
              </table:table-cell>
              <table:table-cell office:value-type="float" office:value="0.269001">
                <text:p>0.269001</text:p>
              </table:table-cell>
              <table:table-cell office:value-type="float" office:value="0.188424">
                <text:p>0.188424</text:p>
              </table:table-cell>
              <table:table-cell office:value-type="float" office:value="0.27634">
                <text:p>0.27634</text:p>
              </table:table-cell>
              <table:table-cell office:value-type="float" office:value="0.17979">
                <text:p>0.17979</text:p>
              </table:table-cell>
              <table:table-cell office:value-type="float" office:value="0.287131">
                <text:p>0.28713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291315">
                <text:p>0.291315</text:p>
              </table:table-cell>
              <table:table-cell office:value-type="float" office:value="0.292447">
                <text:p>0.292447</text:p>
              </table:table-cell>
              <table:table-cell office:value-type="float" office:value="0.267332">
                <text:p>0.267332</text:p>
              </table:table-cell>
              <table:table-cell office:value-type="float" office:value="0.26914">
                <text:p>0.26914</text:p>
              </table:table-cell>
              <table:table-cell office:value-type="float" office:value="0.188522">
                <text:p>0.188522</text:p>
              </table:table-cell>
              <table:table-cell office:value-type="float" office:value="0.276524">
                <text:p>0.276524</text:p>
              </table:table-cell>
              <table:table-cell office:value-type="float" office:value="0.200329">
                <text:p>0.200329</text:p>
              </table:table-cell>
              <table:table-cell office:value-type="float" office:value="0.296346">
                <text:p>0.29634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296126">
                <text:p>0.296126</text:p>
              </table:table-cell>
              <table:table-cell office:value-type="float" office:value="0.297317">
                <text:p>0.297317</text:p>
              </table:table-cell>
              <table:table-cell office:value-type="float" office:value="0.267468">
                <text:p>0.267468</text:p>
              </table:table-cell>
              <table:table-cell office:value-type="float" office:value="0.269278">
                <text:p>0.269278</text:p>
              </table:table-cell>
              <table:table-cell office:value-type="float" office:value="0.188627">
                <text:p>0.188627</text:p>
              </table:table-cell>
              <table:table-cell office:value-type="float" office:value="0.276778">
                <text:p>0.276778</text:p>
              </table:table-cell>
              <table:table-cell office:value-type="float" office:value="0.21148">
                <text:p>0.21148</text:p>
              </table:table-cell>
              <table:table-cell office:value-type="float" office:value="0.30812">
                <text:p>0.308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99695">
                <text:p>0.299695</text:p>
              </table:table-cell>
              <table:table-cell office:value-type="float" office:value="0.300782">
                <text:p>0.300782</text:p>
              </table:table-cell>
              <table:table-cell office:value-type="float" office:value="0.267764">
                <text:p>0.267764</text:p>
              </table:table-cell>
              <table:table-cell office:value-type="float" office:value="0.269483">
                <text:p>0.269483</text:p>
              </table:table-cell>
              <table:table-cell office:value-type="float" office:value="0.188726">
                <text:p>0.188726</text:p>
              </table:table-cell>
              <table:table-cell office:value-type="float" office:value="0.277128">
                <text:p>0.277128</text:p>
              </table:table-cell>
              <table:table-cell office:value-type="float" office:value="0.221967">
                <text:p>0.221967</text:p>
              </table:table-cell>
              <table:table-cell office:value-type="float" office:value="0.319358">
                <text:p>0.319358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302218">
                <text:p>0.302218</text:p>
              </table:table-cell>
              <table:table-cell office:value-type="float" office:value="0.303873">
                <text:p>0.303873</text:p>
              </table:table-cell>
              <table:table-cell office:value-type="float" office:value="0.268095">
                <text:p>0.268095</text:p>
              </table:table-cell>
              <table:table-cell office:value-type="float" office:value="0.269778">
                <text:p>0.269778</text:p>
              </table:table-cell>
              <table:table-cell office:value-type="float" office:value="0.18879">
                <text:p>0.18879</text:p>
              </table:table-cell>
              <table:table-cell office:value-type="float" office:value="0.277426">
                <text:p>0.277426</text:p>
              </table:table-cell>
              <table:table-cell office:value-type="float" office:value="0.230357">
                <text:p>0.230357</text:p>
              </table:table-cell>
              <table:table-cell office:value-type="float" office:value="0.328769">
                <text:p>0.32876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304201">
                <text:p>0.304201</text:p>
              </table:table-cell>
              <table:table-cell office:value-type="float" office:value="0.306472">
                <text:p>0.306472</text:p>
              </table:table-cell>
              <table:table-cell office:value-type="float" office:value="0.268858">
                <text:p>0.268858</text:p>
              </table:table-cell>
              <table:table-cell office:value-type="float" office:value="0.312297">
                <text:p>0.312297</text:p>
              </table:table-cell>
              <table:table-cell office:value-type="float" office:value="0.188808">
                <text:p>0.188808</text:p>
              </table:table-cell>
              <table:table-cell office:value-type="float" office:value="0.277749">
                <text:p>0.277749</text:p>
              </table:table-cell>
              <table:table-cell office:value-type="float" office:value="0.235822">
                <text:p>0.235822</text:p>
              </table:table-cell>
              <table:table-cell office:value-type="float" office:value="0.336033">
                <text:p>0.336033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305785">
                <text:p>0.305785</text:p>
              </table:table-cell>
              <table:table-cell office:value-type="float" office:value="0.308857">
                <text:p>0.308857</text:p>
              </table:table-cell>
              <table:table-cell office:value-type="float" office:value="0.270238">
                <text:p>0.270238</text:p>
              </table:table-cell>
              <table:table-cell office:value-type="float" office:value="0.313188">
                <text:p>0.313188</text:p>
              </table:table-cell>
              <table:table-cell office:value-type="float" office:value="0.188819">
                <text:p>0.188819</text:p>
              </table:table-cell>
              <table:table-cell office:value-type="float" office:value="0.278827">
                <text:p>0.278827</text:p>
              </table:table-cell>
              <table:table-cell office:value-type="float" office:value="0.239566">
                <text:p>0.239566</text:p>
              </table:table-cell>
              <table:table-cell office:value-type="float" office:value="0.341211">
                <text:p>0.34121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307188">
                <text:p>0.307188</text:p>
              </table:table-cell>
              <table:table-cell office:value-type="float" office:value="0.310906">
                <text:p>0.310906</text:p>
              </table:table-cell>
              <table:table-cell office:value-type="float" office:value="0.272643">
                <text:p>0.272643</text:p>
              </table:table-cell>
              <table:table-cell office:value-type="float" office:value="0.314739">
                <text:p>0.314739</text:p>
              </table:table-cell>
              <table:table-cell office:value-type="float" office:value="0.189306">
                <text:p>0.189306</text:p>
              </table:table-cell>
              <table:table-cell office:value-type="float" office:value="0.280379">
                <text:p>0.280379</text:p>
              </table:table-cell>
              <table:table-cell office:value-type="float" office:value="0.241846">
                <text:p>0.241846</text:p>
              </table:table-cell>
              <table:table-cell office:value-type="float" office:value="0.344861">
                <text:p>0.34486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308283">
                <text:p>0.308283</text:p>
              </table:table-cell>
              <table:table-cell office:value-type="float" office:value="0.312578">
                <text:p>0.312578</text:p>
              </table:table-cell>
              <table:table-cell office:value-type="float" office:value="0.276722">
                <text:p>0.276722</text:p>
              </table:table-cell>
              <table:table-cell office:value-type="float" office:value="0.317501">
                <text:p>0.317501</text:p>
              </table:table-cell>
              <table:table-cell office:value-type="float" office:value="0.191356">
                <text:p>0.191356</text:p>
              </table:table-cell>
              <table:table-cell office:value-type="float" office:value="0.28303">
                <text:p>0.28303</text:p>
              </table:table-cell>
              <table:table-cell office:value-type="float" office:value="0.24324">
                <text:p>0.24324</text:p>
              </table:table-cell>
              <table:table-cell office:value-type="float" office:value="0.347469">
                <text:p>0.347469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309309">
                <text:p>0.309309</text:p>
              </table:table-cell>
              <table:table-cell office:value-type="float" office:value="0.31416">
                <text:p>0.31416</text:p>
              </table:table-cell>
              <table:table-cell office:value-type="float" office:value="0.282798">
                <text:p>0.282798</text:p>
              </table:table-cell>
              <table:table-cell office:value-type="float" office:value="0.322296">
                <text:p>0.322296</text:p>
              </table:table-cell>
              <table:table-cell office:value-type="float" office:value="0.192027">
                <text:p>0.192027</text:p>
              </table:table-cell>
              <table:table-cell office:value-type="float" office:value="0.286935">
                <text:p>0.286935</text:p>
              </table:table-cell>
              <table:table-cell office:value-type="float" office:value="0.24412">
                <text:p>0.24412</text:p>
              </table:table-cell>
              <table:table-cell office:value-type="float" office:value="0.349389">
                <text:p>0.349389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310456">
                <text:p>0.310456</text:p>
              </table:table-cell>
              <table:table-cell office:value-type="float" office:value="0.315409">
                <text:p>0.315409</text:p>
              </table:table-cell>
              <table:table-cell office:value-type="float" office:value="0.291199">
                <text:p>0.291199</text:p>
              </table:table-cell>
              <table:table-cell office:value-type="float" office:value="0.328993">
                <text:p>0.328993</text:p>
              </table:table-cell>
              <table:table-cell office:value-type="float" office:value="0.195634">
                <text:p>0.195634</text:p>
              </table:table-cell>
              <table:table-cell office:value-type="float" office:value="0.2934">
                <text:p>0.2934</text:p>
              </table:table-cell>
              <table:table-cell office:value-type="float" office:value="0.244762">
                <text:p>0.244762</text:p>
              </table:table-cell>
              <table:table-cell office:value-type="float" office:value="0.350914">
                <text:p>0.35091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311502">
                <text:p>0.311502</text:p>
              </table:table-cell>
              <table:table-cell office:value-type="float" office:value="0.316761">
                <text:p>0.316761</text:p>
              </table:table-cell>
              <table:table-cell office:value-type="float" office:value="0.301092">
                <text:p>0.301092</text:p>
              </table:table-cell>
              <table:table-cell office:value-type="float" office:value="0.338401">
                <text:p>0.338401</text:p>
              </table:table-cell>
              <table:table-cell office:value-type="float" office:value="0.208002">
                <text:p>0.208002</text:p>
              </table:table-cell>
              <table:table-cell office:value-type="float" office:value="0.302838">
                <text:p>0.302838</text:p>
              </table:table-cell>
              <table:table-cell office:value-type="float" office:value="0.24505">
                <text:p>0.24505</text:p>
              </table:table-cell>
              <table:table-cell office:value-type="float" office:value="0.35201">
                <text:p>0.3520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312505">
                <text:p>0.312505</text:p>
              </table:table-cell>
              <table:table-cell office:value-type="float" office:value="0.317855">
                <text:p>0.317855</text:p>
              </table:table-cell>
              <table:table-cell office:value-type="float" office:value="0.310907">
                <text:p>0.310907</text:p>
              </table:table-cell>
              <table:table-cell office:value-type="float" office:value="0.348681">
                <text:p>0.348681</text:p>
              </table:table-cell>
              <table:table-cell office:value-type="float" office:value="0.241926">
                <text:p>0.241926</text:p>
              </table:table-cell>
              <table:table-cell office:value-type="float" office:value="0.326839">
                <text:p>0.326839</text:p>
              </table:table-cell>
              <table:table-cell office:value-type="float" office:value="0.24519">
                <text:p>0.24519</text:p>
              </table:table-cell>
              <table:table-cell office:value-type="float" office:value="0.352782">
                <text:p>0.35278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313729">
                <text:p>0.313729</text:p>
              </table:table-cell>
              <table:table-cell office:value-type="float" office:value="0.318831">
                <text:p>0.318831</text:p>
              </table:table-cell>
              <table:table-cell office:value-type="float" office:value="0.32027">
                <text:p>0.32027</text:p>
              </table:table-cell>
              <table:table-cell office:value-type="float" office:value="0.358275">
                <text:p>0.358275</text:p>
              </table:table-cell>
              <table:table-cell office:value-type="float" office:value="0.255639">
                <text:p>0.255639</text:p>
              </table:table-cell>
              <table:table-cell office:value-type="float" office:value="0.33589">
                <text:p>0.33589</text:p>
              </table:table-cell>
              <table:table-cell office:value-type="float" office:value="0.245297">
                <text:p>0.245297</text:p>
              </table:table-cell>
              <table:table-cell office:value-type="float" office:value="0.353249">
                <text:p>0.353249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315316">
                <text:p>0.315316</text:p>
              </table:table-cell>
              <table:table-cell office:value-type="float" office:value="0.320074">
                <text:p>0.320074</text:p>
              </table:table-cell>
              <table:table-cell office:value-type="float" office:value="0.327639">
                <text:p>0.327639</text:p>
              </table:table-cell>
              <table:table-cell office:value-type="float" office:value="0.366107">
                <text:p>0.366107</text:p>
              </table:table-cell>
              <table:table-cell office:value-type="float" office:value="0.264287">
                <text:p>0.264287</text:p>
              </table:table-cell>
              <table:table-cell office:value-type="float" office:value="0.341643">
                <text:p>0.341643</text:p>
              </table:table-cell>
              <table:table-cell office:value-type="float" office:value="0.245361">
                <text:p>0.245361</text:p>
              </table:table-cell>
              <table:table-cell office:value-type="float" office:value="0.353473">
                <text:p>0.35347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317433">
                <text:p>0.317433</text:p>
              </table:table-cell>
              <table:table-cell office:value-type="float" office:value="0.372098">
                <text:p>0.372098</text:p>
              </table:table-cell>
              <table:table-cell office:value-type="float" office:value="0.332547">
                <text:p>0.332547</text:p>
              </table:table-cell>
              <table:table-cell office:value-type="float" office:value="0.372177">
                <text:p>0.372177</text:p>
              </table:table-cell>
              <table:table-cell office:value-type="float" office:value="0.26939">
                <text:p>0.26939</text:p>
              </table:table-cell>
              <table:table-cell office:value-type="float" office:value="0.345566">
                <text:p>0.345566</text:p>
              </table:table-cell>
              <table:table-cell office:value-type="float" office:value="0.245379">
                <text:p>0.245379</text:p>
              </table:table-cell>
              <table:table-cell office:value-type="float" office:value="0.353554">
                <text:p>0.35355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320705">
                <text:p>0.320705</text:p>
              </table:table-cell>
              <table:table-cell office:value-type="float" office:value="0.374023">
                <text:p>0.374023</text:p>
              </table:table-cell>
              <table:table-cell office:value-type="float" office:value="0.335677">
                <text:p>0.335677</text:p>
              </table:table-cell>
              <table:table-cell office:value-type="float" office:value="0.376084">
                <text:p>0.376084</text:p>
              </table:table-cell>
              <table:table-cell office:value-type="float" office:value="0.273168">
                <text:p>0.273168</text:p>
              </table:table-cell>
              <table:table-cell office:value-type="float" office:value="0.348007">
                <text:p>0.348007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2">
                <text:p>0.4018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325748">
                <text:p>0.325748</text:p>
              </table:table-cell>
              <table:table-cell office:value-type="float" office:value="0.37661">
                <text:p>0.37661</text:p>
              </table:table-cell>
              <table:table-cell office:value-type="float" office:value="0.33734">
                <text:p>0.33734</text:p>
              </table:table-cell>
              <table:table-cell office:value-type="float" office:value="0.378208">
                <text:p>0.378208</text:p>
              </table:table-cell>
              <table:table-cell office:value-type="float" office:value="0.275671">
                <text:p>0.275671</text:p>
              </table:table-cell>
              <table:table-cell office:value-type="float" office:value="0.34993">
                <text:p>0.34993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32">
                <text:p>0.40183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3328">
                <text:p>0.3328</text:p>
              </table:table-cell>
              <table:table-cell office:value-type="float" office:value="0.381025">
                <text:p>0.381025</text:p>
              </table:table-cell>
              <table:table-cell office:value-type="float" office:value="0.338293">
                <text:p>0.338293</text:p>
              </table:table-cell>
              <table:table-cell office:value-type="float" office:value="0.379378">
                <text:p>0.379378</text:p>
              </table:table-cell>
              <table:table-cell office:value-type="float" office:value="0.277132">
                <text:p>0.277132</text:p>
              </table:table-cell>
              <table:table-cell office:value-type="float" office:value="0.351368">
                <text:p>0.351368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346282">
                <text:p>0.346282</text:p>
              </table:table-cell>
              <table:table-cell office:value-type="float" office:value="0.387161">
                <text:p>0.387161</text:p>
              </table:table-cell>
              <table:table-cell office:value-type="float" office:value="0.338842">
                <text:p>0.338842</text:p>
              </table:table-cell>
              <table:table-cell office:value-type="float" office:value="0.380052">
                <text:p>0.380052</text:p>
              </table:table-cell>
              <table:table-cell office:value-type="float" office:value="0.277851">
                <text:p>0.277851</text:p>
              </table:table-cell>
              <table:table-cell office:value-type="float" office:value="0.352693">
                <text:p>0.352693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358261">
                <text:p>0.358261</text:p>
              </table:table-cell>
              <table:table-cell office:value-type="float" office:value="0.395638">
                <text:p>0.395638</text:p>
              </table:table-cell>
              <table:table-cell office:value-type="float" office:value="0.339286">
                <text:p>0.339286</text:p>
              </table:table-cell>
              <table:table-cell office:value-type="float" office:value="0.380441">
                <text:p>0.380441</text:p>
              </table:table-cell>
              <table:table-cell office:value-type="float" office:value="0.278525">
                <text:p>0.278525</text:p>
              </table:table-cell>
              <table:table-cell office:value-type="float" office:value="0.353866">
                <text:p>0.353866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367813">
                <text:p>0.367813</text:p>
              </table:table-cell>
              <table:table-cell office:value-type="float" office:value="0.407514">
                <text:p>0.407514</text:p>
              </table:table-cell>
              <table:table-cell office:value-type="float" office:value="0.339661">
                <text:p>0.339661</text:p>
              </table:table-cell>
              <table:table-cell office:value-type="float" office:value="0.380691">
                <text:p>0.380691</text:p>
              </table:table-cell>
              <table:table-cell office:value-type="float" office:value="0.278903">
                <text:p>0.278903</text:p>
              </table:table-cell>
              <table:table-cell office:value-type="float" office:value="0.354965">
                <text:p>0.354965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375444">
                <text:p>0.375444</text:p>
              </table:table-cell>
              <table:table-cell office:value-type="float" office:value="0.416238">
                <text:p>0.416238</text:p>
              </table:table-cell>
              <table:table-cell office:value-type="float" office:value="0.339885">
                <text:p>0.339885</text:p>
              </table:table-cell>
              <table:table-cell office:value-type="float" office:value="0.380936">
                <text:p>0.380936</text:p>
              </table:table-cell>
              <table:table-cell office:value-type="float" office:value="0.279148">
                <text:p>0.279148</text:p>
              </table:table-cell>
              <table:table-cell office:value-type="float" office:value="0.355856">
                <text:p>0.355856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38149">
                <text:p>0.38149</text:p>
              </table:table-cell>
              <table:table-cell office:value-type="float" office:value="0.423989">
                <text:p>0.423989</text:p>
              </table:table-cell>
              <table:table-cell office:value-type="float" office:value="0.340134">
                <text:p>0.340134</text:p>
              </table:table-cell>
              <table:table-cell office:value-type="float" office:value="0.381217">
                <text:p>0.381217</text:p>
              </table:table-cell>
              <table:table-cell office:value-type="float" office:value="0.279469">
                <text:p>0.279469</text:p>
              </table:table-cell>
              <table:table-cell office:value-type="float" office:value="0.413266">
                <text:p>0.413266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386364">
                <text:p>0.386364</text:p>
              </table:table-cell>
              <table:table-cell office:value-type="float" office:value="0.430294">
                <text:p>0.430294</text:p>
              </table:table-cell>
              <table:table-cell office:value-type="float" office:value="0.340455">
                <text:p>0.340455</text:p>
              </table:table-cell>
              <table:table-cell office:value-type="float" office:value="0.381554">
                <text:p>0.381554</text:p>
              </table:table-cell>
              <table:table-cell office:value-type="float" office:value="0.279787">
                <text:p>0.279787</text:p>
              </table:table-cell>
              <table:table-cell office:value-type="float" office:value="0.41416">
                <text:p>0.41416</text:p>
              </table:table-cell>
              <table:table-cell office:value-type="float" office:value="0.245384">
                <text:p>0.245384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38986">
                <text:p>0.38986</text:p>
              </table:table-cell>
              <table:table-cell office:value-type="float" office:value="0.435549">
                <text:p>0.435549</text:p>
              </table:table-cell>
              <table:table-cell office:value-type="float" office:value="0.34084">
                <text:p>0.34084</text:p>
              </table:table-cell>
              <table:table-cell office:value-type="float" office:value="0.434549">
                <text:p>0.434549</text:p>
              </table:table-cell>
              <table:table-cell office:value-type="float" office:value="0.279997">
                <text:p>0.279997</text:p>
              </table:table-cell>
              <table:table-cell office:value-type="float" office:value="0.414983">
                <text:p>0.414983</text:p>
              </table:table-cell>
              <table:table-cell office:value-type="float" office:value="0.245397">
                <text:p>0.245397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393027">
                <text:p>0.393027</text:p>
              </table:table-cell>
              <table:table-cell office:value-type="float" office:value="0.439332">
                <text:p>0.439332</text:p>
              </table:table-cell>
              <table:table-cell office:value-type="float" office:value="0.341285">
                <text:p>0.341285</text:p>
              </table:table-cell>
              <table:table-cell office:value-type="float" office:value="0.434919">
                <text:p>0.434919</text:p>
              </table:table-cell>
              <table:table-cell office:value-type="float" office:value="0.280132">
                <text:p>0.280132</text:p>
              </table:table-cell>
              <table:table-cell office:value-type="float" office:value="0.415944">
                <text:p>0.415944</text:p>
              </table:table-cell>
              <table:table-cell office:value-type="float" office:value="0.245436">
                <text:p>0.245436</text:p>
              </table:table-cell>
              <table:table-cell office:value-type="float" office:value="0.40184">
                <text:p>0.40184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395571">
                <text:p>0.395571</text:p>
              </table:table-cell>
              <table:table-cell office:value-type="float" office:value="0.44257">
                <text:p>0.44257</text:p>
              </table:table-cell>
              <table:table-cell office:value-type="float" office:value="0.341939">
                <text:p>0.341939</text:p>
              </table:table-cell>
              <table:table-cell office:value-type="float" office:value="0.435443">
                <text:p>0.435443</text:p>
              </table:table-cell>
              <table:table-cell office:value-type="float" office:value="0.280193">
                <text:p>0.280193</text:p>
              </table:table-cell>
              <table:table-cell office:value-type="float" office:value="0.416991">
                <text:p>0.416991</text:p>
              </table:table-cell>
              <table:table-cell office:value-type="float" office:value="0.245527">
                <text:p>0.245527</text:p>
              </table:table-cell>
              <table:table-cell office:value-type="float" office:value="0.401857">
                <text:p>0.40185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397876">
                <text:p>0.397876</text:p>
              </table:table-cell>
              <table:table-cell office:value-type="float" office:value="0.445296">
                <text:p>0.445296</text:p>
              </table:table-cell>
              <table:table-cell office:value-type="float" office:value="0.34276">
                <text:p>0.34276</text:p>
              </table:table-cell>
              <table:table-cell office:value-type="float" office:value="0.436233">
                <text:p>0.436233</text:p>
              </table:table-cell>
              <table:table-cell office:value-type="float" office:value="0.280226">
                <text:p>0.280226</text:p>
              </table:table-cell>
              <table:table-cell office:value-type="float" office:value="0.417925">
                <text:p>0.417925</text:p>
              </table:table-cell>
              <table:table-cell office:value-type="float" office:value="0.245747">
                <text:p>0.245747</text:p>
              </table:table-cell>
              <table:table-cell office:value-type="float" office:value="0.401882">
                <text:p>0.401882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399793">
                <text:p>0.399793</text:p>
              </table:table-cell>
              <table:table-cell office:value-type="float" office:value="0.447938">
                <text:p>0.447938</text:p>
              </table:table-cell>
              <table:table-cell office:value-type="float" office:value="0.343905">
                <text:p>0.343905</text:p>
              </table:table-cell>
              <table:table-cell office:value-type="float" office:value="0.437264">
                <text:p>0.437264</text:p>
              </table:table-cell>
              <table:table-cell office:value-type="float" office:value="0.28024">
                <text:p>0.28024</text:p>
              </table:table-cell>
              <table:table-cell office:value-type="float" office:value="0.418997">
                <text:p>0.418997</text:p>
              </table:table-cell>
              <table:table-cell office:value-type="float" office:value="0.246333">
                <text:p>0.246333</text:p>
              </table:table-cell>
              <table:table-cell office:value-type="float" office:value="0.454303">
                <text:p>0.45430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401244">
                <text:p>0.401244</text:p>
              </table:table-cell>
              <table:table-cell office:value-type="float" office:value="0.450279">
                <text:p>0.450279</text:p>
              </table:table-cell>
              <table:table-cell office:value-type="float" office:value="0.345868">
                <text:p>0.345868</text:p>
              </table:table-cell>
              <table:table-cell office:value-type="float" office:value="0.438916">
                <text:p>0.438916</text:p>
              </table:table-cell>
              <table:table-cell office:value-type="float" office:value="0.280249">
                <text:p>0.280249</text:p>
              </table:table-cell>
              <table:table-cell office:value-type="float" office:value="0.420057">
                <text:p>0.420057</text:p>
              </table:table-cell>
              <table:table-cell office:value-type="float" office:value="0.247694">
                <text:p>0.247694</text:p>
              </table:table-cell>
              <table:table-cell office:value-type="float" office:value="0.454541">
                <text:p>0.454541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402245">
                <text:p>0.402245</text:p>
              </table:table-cell>
              <table:table-cell office:value-type="float" office:value="0.452756">
                <text:p>0.452756</text:p>
              </table:table-cell>
              <table:table-cell office:value-type="float" office:value="0.348637">
                <text:p>0.348637</text:p>
              </table:table-cell>
              <table:table-cell office:value-type="float" office:value="0.441198">
                <text:p>0.441198</text:p>
              </table:table-cell>
              <table:table-cell office:value-type="float" office:value="0.280277">
                <text:p>0.280277</text:p>
              </table:table-cell>
              <table:table-cell office:value-type="float" office:value="0.421117">
                <text:p>0.421117</text:p>
              </table:table-cell>
              <table:table-cell office:value-type="float" office:value="0.250807">
                <text:p>0.250807</text:p>
              </table:table-cell>
              <table:table-cell office:value-type="float" office:value="0.455124">
                <text:p>0.455124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40291">
                <text:p>0.40291</text:p>
              </table:table-cell>
              <table:table-cell office:value-type="float" office:value="0.454911">
                <text:p>0.454911</text:p>
              </table:table-cell>
              <table:table-cell office:value-type="float" office:value="0.352665">
                <text:p>0.352665</text:p>
              </table:table-cell>
              <table:table-cell office:value-type="float" office:value="0.444538">
                <text:p>0.444538</text:p>
              </table:table-cell>
              <table:table-cell office:value-type="float" office:value="0.280316">
                <text:p>0.280316</text:p>
              </table:table-cell>
              <table:table-cell office:value-type="float" office:value="0.422239">
                <text:p>0.422239</text:p>
              </table:table-cell>
              <table:table-cell office:value-type="float" office:value="0.255814">
                <text:p>0.255814</text:p>
              </table:table-cell>
              <table:table-cell office:value-type="float" office:value="0.45729">
                <text:p>0.45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403703">
                <text:p>0.403703</text:p>
              </table:table-cell>
              <table:table-cell office:value-type="float" office:value="0.457083">
                <text:p>0.457083</text:p>
              </table:table-cell>
              <table:table-cell office:value-type="float" office:value="0.358015">
                <text:p>0.358015</text:p>
              </table:table-cell>
              <table:table-cell office:value-type="float" office:value="0.449277">
                <text:p>0.449277</text:p>
              </table:table-cell>
              <table:table-cell office:value-type="float" office:value="0.280396">
                <text:p>0.280396</text:p>
              </table:table-cell>
              <table:table-cell office:value-type="float" office:value="0.423457">
                <text:p>0.423457</text:p>
              </table:table-cell>
              <table:table-cell office:value-type="float" office:value="0.263244">
                <text:p>0.263244</text:p>
              </table:table-cell>
              <table:table-cell office:value-type="float" office:value="0.461285">
                <text:p>0.46128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404526">
                <text:p>0.404526</text:p>
              </table:table-cell>
              <table:table-cell office:value-type="float" office:value="0.459192">
                <text:p>0.459192</text:p>
              </table:table-cell>
              <table:table-cell office:value-type="float" office:value="0.384099">
                <text:p>0.384099</text:p>
              </table:table-cell>
              <table:table-cell office:value-type="float" office:value="0.465596">
                <text:p>0.465596</text:p>
              </table:table-cell>
              <table:table-cell office:value-type="float" office:value="0.280431">
                <text:p>0.280431</text:p>
              </table:table-cell>
              <table:table-cell office:value-type="float" office:value="0.424578">
                <text:p>0.424578</text:p>
              </table:table-cell>
              <table:table-cell office:value-type="float" office:value="0.269779">
                <text:p>0.269779</text:p>
              </table:table-cell>
              <table:table-cell office:value-type="float" office:value="0.467926">
                <text:p>0.46792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405347">
                <text:p>0.405347</text:p>
              </table:table-cell>
              <table:table-cell office:value-type="float" office:value="0.461044">
                <text:p>0.461044</text:p>
              </table:table-cell>
              <table:table-cell office:value-type="float" office:value="0.40012">
                <text:p>0.40012</text:p>
              </table:table-cell>
              <table:table-cell office:value-type="float" office:value="0.485727">
                <text:p>0.485727</text:p>
              </table:table-cell>
              <table:table-cell office:value-type="float" office:value="0.280431">
                <text:p>0.280431</text:p>
              </table:table-cell>
              <table:table-cell office:value-type="float" office:value="0.425579">
                <text:p>0.425579</text:p>
              </table:table-cell>
              <table:table-cell office:value-type="float" office:value="0.273221">
                <text:p>0.273221</text:p>
              </table:table-cell>
              <table:table-cell office:value-type="float" office:value="0.475115">
                <text:p>0.475115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406181">
                <text:p>0.406181</text:p>
              </table:table-cell>
              <table:table-cell office:value-type="float" office:value="0.52188">
                <text:p>0.52188</text:p>
              </table:table-cell>
              <table:table-cell office:value-type="float" office:value="0.412683">
                <text:p>0.412683</text:p>
              </table:table-cell>
              <table:table-cell office:value-type="float" office:value="0.499913">
                <text:p>0.499913</text:p>
              </table:table-cell>
              <table:table-cell office:value-type="float" office:value="0.280431">
                <text:p>0.280431</text:p>
              </table:table-cell>
              <table:table-cell office:value-type="float" office:value="0.426518">
                <text:p>0.426518</text:p>
              </table:table-cell>
              <table:table-cell office:value-type="float" office:value="0.274638">
                <text:p>0.274638</text:p>
              </table:table-cell>
              <table:table-cell office:value-type="float" office:value="0.47989">
                <text:p>0.4798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407185">
                <text:p>0.407185</text:p>
              </table:table-cell>
              <table:table-cell office:value-type="float" office:value="0.52338">
                <text:p>0.52338</text:p>
              </table:table-cell>
              <table:table-cell office:value-type="float" office:value="0.423543">
                <text:p>0.423543</text:p>
              </table:table-cell>
              <table:table-cell office:value-type="float" office:value="0.511645">
                <text:p>0.511645</text:p>
              </table:table-cell>
              <table:table-cell office:value-type="float" office:value="0.280431">
                <text:p>0.280431</text:p>
              </table:table-cell>
              <table:table-cell office:value-type="float" office:value="0.48361">
                <text:p>0.48361</text:p>
              </table:table-cell>
              <table:table-cell office:value-type="float" office:value="0.274866">
                <text:p>0.274866</text:p>
              </table:table-cell>
              <table:table-cell office:value-type="float" office:value="0.481471">
                <text:p>0.481471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408515">
                <text:p>0.408515</text:p>
              </table:table-cell>
              <table:table-cell office:value-type="float" office:value="0.524753">
                <text:p>0.524753</text:p>
              </table:table-cell>
              <table:table-cell office:value-type="float" office:value="0.431632">
                <text:p>0.431632</text:p>
              </table:table-cell>
              <table:table-cell office:value-type="float" office:value="0.521867">
                <text:p>0.521867</text:p>
              </table:table-cell>
              <table:table-cell office:value-type="float" office:value="0.280438">
                <text:p>0.280438</text:p>
              </table:table-cell>
              <table:table-cell office:value-type="float" office:value="0.484393">
                <text:p>0.484393</text:p>
              </table:table-cell>
              <table:table-cell office:value-type="float" office:value="0.274918">
                <text:p>0.274918</text:p>
              </table:table-cell>
              <table:table-cell office:value-type="float" office:value="0.481818">
                <text:p>0.481818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410114">
                <text:p>0.410114</text:p>
              </table:table-cell>
              <table:table-cell office:value-type="float" office:value="0.526369">
                <text:p>0.526369</text:p>
              </table:table-cell>
              <table:table-cell office:value-type="float" office:value="0.436726">
                <text:p>0.436726</text:p>
              </table:table-cell>
              <table:table-cell office:value-type="float" office:value="0.528843">
                <text:p>0.528843</text:p>
              </table:table-cell>
              <table:table-cell office:value-type="float" office:value="0.280458">
                <text:p>0.280458</text:p>
              </table:table-cell>
              <table:table-cell office:value-type="float" office:value="0.485252">
                <text:p>0.485252</text:p>
              </table:table-cell>
              <table:table-cell office:value-type="float" office:value="0.274918">
                <text:p>0.274918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412529">
                <text:p>0.412529</text:p>
              </table:table-cell>
              <table:table-cell office:value-type="float" office:value="0.527874">
                <text:p>0.527874</text:p>
              </table:table-cell>
              <table:table-cell office:value-type="float" office:value="0.439773">
                <text:p>0.439773</text:p>
              </table:table-cell>
              <table:table-cell office:value-type="float" office:value="0.532906">
                <text:p>0.532906</text:p>
              </table:table-cell>
              <table:table-cell office:value-type="float" office:value="0.280501">
                <text:p>0.280501</text:p>
              </table:table-cell>
              <table:table-cell office:value-type="float" office:value="0.48617">
                <text:p>0.48617</text:p>
              </table:table-cell>
              <table:table-cell office:value-type="float" office:value="0.274918">
                <text:p>0.274918</text:p>
              </table:table-cell>
              <table:table-cell office:value-type="float" office:value="0.481914">
                <text:p>0.481914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415334">
                <text:p>0.415334</text:p>
              </table:table-cell>
              <table:table-cell office:value-type="float" office:value="0.529864">
                <text:p>0.529864</text:p>
              </table:table-cell>
              <table:table-cell office:value-type="float" office:value="0.441099">
                <text:p>0.441099</text:p>
              </table:table-cell>
              <table:table-cell office:value-type="float" office:value="0.534851">
                <text:p>0.534851</text:p>
              </table:table-cell>
              <table:table-cell office:value-type="float" office:value="0.280587">
                <text:p>0.280587</text:p>
              </table:table-cell>
              <table:table-cell office:value-type="float" office:value="0.487312">
                <text:p>0.487312</text:p>
              </table:table-cell>
              <table:table-cell office:value-type="float" office:value="0.274949">
                <text:p>0.274949</text:p>
              </table:table-cell>
              <table:table-cell office:value-type="float" office:value="0.481922">
                <text:p>0.481922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419191">
                <text:p>0.419191</text:p>
              </table:table-cell>
              <table:table-cell office:value-type="float" office:value="0.532158">
                <text:p>0.532158</text:p>
              </table:table-cell>
              <table:table-cell office:value-type="float" office:value="0.441587">
                <text:p>0.441587</text:p>
              </table:table-cell>
              <table:table-cell office:value-type="float" office:value="0.535712">
                <text:p>0.535712</text:p>
              </table:table-cell>
              <table:table-cell office:value-type="float" office:value="0.280736">
                <text:p>0.280736</text:p>
              </table:table-cell>
              <table:table-cell office:value-type="float" office:value="0.488741">
                <text:p>0.488741</text:p>
              </table:table-cell>
              <table:table-cell office:value-type="float" office:value="0.275022">
                <text:p>0.275022</text:p>
              </table:table-cell>
              <table:table-cell office:value-type="float" office:value="0.481922">
                <text:p>0.48192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423758">
                <text:p>0.423758</text:p>
              </table:table-cell>
              <table:table-cell office:value-type="float" office:value="0.535292">
                <text:p>0.535292</text:p>
              </table:table-cell>
              <table:table-cell office:value-type="float" office:value="0.441744">
                <text:p>0.441744</text:p>
              </table:table-cell>
              <table:table-cell office:value-type="float" office:value="0.536046">
                <text:p>0.536046</text:p>
              </table:table-cell>
              <table:table-cell office:value-type="float" office:value="0.281011">
                <text:p>0.281011</text:p>
              </table:table-cell>
              <table:table-cell office:value-type="float" office:value="0.4902">
                <text:p>0.4902</text:p>
              </table:table-cell>
              <table:table-cell office:value-type="float" office:value="0.2753">
                <text:p>0.2753</text:p>
              </table:table-cell>
              <table:table-cell office:value-type="float" office:value="0.481964">
                <text:p>0.481964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429899">
                <text:p>0.429899</text:p>
              </table:table-cell>
              <table:table-cell office:value-type="float" office:value="0.538907">
                <text:p>0.538907</text:p>
              </table:table-cell>
              <table:table-cell office:value-type="float" office:value="0.44177">
                <text:p>0.44177</text:p>
              </table:table-cell>
              <table:table-cell office:value-type="float" office:value="0.536166">
                <text:p>0.536166</text:p>
              </table:table-cell>
              <table:table-cell office:value-type="float" office:value="0.281362">
                <text:p>0.281362</text:p>
              </table:table-cell>
              <table:table-cell office:value-type="float" office:value="0.491793">
                <text:p>0.491793</text:p>
              </table:table-cell>
              <table:table-cell office:value-type="float" office:value="0.275976">
                <text:p>0.275976</text:p>
              </table:table-cell>
              <table:table-cell office:value-type="float" office:value="0.57145">
                <text:p>0.5714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436638">
                <text:p>0.436638</text:p>
              </table:table-cell>
              <table:table-cell office:value-type="float" office:value="0.543501">
                <text:p>0.543501</text:p>
              </table:table-cell>
              <table:table-cell office:value-type="float" office:value="0.4418">
                <text:p>0.4418</text:p>
              </table:table-cell>
              <table:table-cell office:value-type="float" office:value="0.536214">
                <text:p>0.536214</text:p>
              </table:table-cell>
              <table:table-cell office:value-type="float" office:value="0.281866">
                <text:p>0.281866</text:p>
              </table:table-cell>
              <table:table-cell office:value-type="float" office:value="0.493452">
                <text:p>0.493452</text:p>
              </table:table-cell>
              <table:table-cell office:value-type="float" office:value="0.277319">
                <text:p>0.277319</text:p>
              </table:table-cell>
              <table:table-cell office:value-type="float" office:value="0.572136">
                <text:p>0.57213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444904">
                <text:p>0.444904</text:p>
              </table:table-cell>
              <table:table-cell office:value-type="float" office:value="0.548976">
                <text:p>0.548976</text:p>
              </table:table-cell>
              <table:table-cell office:value-type="float" office:value="0.441827">
                <text:p>0.441827</text:p>
              </table:table-cell>
              <table:table-cell office:value-type="float" office:value="0.536226">
                <text:p>0.536226</text:p>
              </table:table-cell>
              <table:table-cell office:value-type="float" office:value="0.283176">
                <text:p>0.283176</text:p>
              </table:table-cell>
              <table:table-cell office:value-type="float" office:value="0.495509">
                <text:p>0.495509</text:p>
              </table:table-cell>
              <table:table-cell office:value-type="float" office:value="0.279781">
                <text:p>0.279781</text:p>
              </table:table-cell>
              <table:table-cell office:value-type="float" office:value="0.573359">
                <text:p>0.57335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453503">
                <text:p>0.453503</text:p>
              </table:table-cell>
              <table:table-cell office:value-type="float" office:value="0.555828">
                <text:p>0.555828</text:p>
              </table:table-cell>
              <table:table-cell office:value-type="float" office:value="0.441847">
                <text:p>0.441847</text:p>
              </table:table-cell>
              <table:table-cell office:value-type="float" office:value="0.536234">
                <text:p>0.536234</text:p>
              </table:table-cell>
              <table:table-cell office:value-type="float" office:value="0.285172">
                <text:p>0.285172</text:p>
              </table:table-cell>
              <table:table-cell office:value-type="float" office:value="0.497052">
                <text:p>0.497052</text:p>
              </table:table-cell>
              <table:table-cell office:value-type="float" office:value="0.283791">
                <text:p>0.283791</text:p>
              </table:table-cell>
              <table:table-cell office:value-type="float" office:value="0.576098">
                <text:p>0.57609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46165">
                <text:p>0.46165</text:p>
              </table:table-cell>
              <table:table-cell office:value-type="float" office:value="0.56328">
                <text:p>0.56328</text:p>
              </table:table-cell>
              <table:table-cell office:value-type="float" office:value="0.441895">
                <text:p>0.441895</text:p>
              </table:table-cell>
              <table:table-cell office:value-type="float" office:value="0.536265">
                <text:p>0.536265</text:p>
              </table:table-cell>
              <table:table-cell office:value-type="float" office:value="0.28564">
                <text:p>0.28564</text:p>
              </table:table-cell>
              <table:table-cell office:value-type="float" office:value="0.49806">
                <text:p>0.49806</text:p>
              </table:table-cell>
              <table:table-cell office:value-type="float" office:value="0.28898">
                <text:p>0.28898</text:p>
              </table:table-cell>
              <table:table-cell office:value-type="float" office:value="0.580638">
                <text:p>0.580638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47066">
                <text:p>0.47066</text:p>
              </table:table-cell>
              <table:table-cell office:value-type="float" office:value="0.570159">
                <text:p>0.570159</text:p>
              </table:table-cell>
              <table:table-cell office:value-type="float" office:value="0.441988">
                <text:p>0.441988</text:p>
              </table:table-cell>
              <table:table-cell office:value-type="float" office:value="0.598788">
                <text:p>0.598788</text:p>
              </table:table-cell>
              <table:table-cell office:value-type="float" office:value="0.286611">
                <text:p>0.286611</text:p>
              </table:table-cell>
              <table:table-cell office:value-type="float" office:value="0.500004">
                <text:p>0.500004</text:p>
              </table:table-cell>
              <table:table-cell office:value-type="float" office:value="0.31754">
                <text:p>0.31754</text:p>
              </table:table-cell>
              <table:table-cell office:value-type="float" office:value="0.587498">
                <text:p>0.587498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478091">
                <text:p>0.478091</text:p>
              </table:table-cell>
              <table:table-cell office:value-type="float" office:value="0.577031">
                <text:p>0.577031</text:p>
              </table:table-cell>
              <table:table-cell office:value-type="float" office:value="0.442059">
                <text:p>0.442059</text:p>
              </table:table-cell>
              <table:table-cell office:value-type="float" office:value="0.598801">
                <text:p>0.598801</text:p>
              </table:table-cell>
              <table:table-cell office:value-type="float" office:value="0.291638">
                <text:p>0.291638</text:p>
              </table:table-cell>
              <table:table-cell office:value-type="float" office:value="0.505158">
                <text:p>0.505158</text:p>
              </table:table-cell>
              <table:table-cell office:value-type="float" office:value="0.328754">
                <text:p>0.328754</text:p>
              </table:table-cell>
              <table:table-cell office:value-type="float" office:value="0.595802">
                <text:p>0.59580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485195">
                <text:p>0.485195</text:p>
              </table:table-cell>
              <table:table-cell office:value-type="float" office:value="0.582895">
                <text:p>0.582895</text:p>
              </table:table-cell>
              <table:table-cell office:value-type="float" office:value="0.442177">
                <text:p>0.442177</text:p>
              </table:table-cell>
              <table:table-cell office:value-type="float" office:value="0.598857">
                <text:p>0.598857</text:p>
              </table:table-cell>
              <table:table-cell office:value-type="float" office:value="0.303586">
                <text:p>0.303586</text:p>
              </table:table-cell>
              <table:table-cell office:value-type="float" office:value="0.516498">
                <text:p>0.516498</text:p>
              </table:table-cell>
              <table:table-cell office:value-type="float" office:value="0.340007">
                <text:p>0.340007</text:p>
              </table:table-cell>
              <table:table-cell office:value-type="float" office:value="0.60604">
                <text:p>0.60604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491528">
                <text:p>0.491528</text:p>
              </table:table-cell>
              <table:table-cell office:value-type="float" office:value="0.588325">
                <text:p>0.588325</text:p>
              </table:table-cell>
              <table:table-cell office:value-type="float" office:value="0.44234">
                <text:p>0.44234</text:p>
              </table:table-cell>
              <table:table-cell office:value-type="float" office:value="0.599004">
                <text:p>0.599004</text:p>
              </table:table-cell>
              <table:table-cell office:value-type="float" office:value="0.355497">
                <text:p>0.355497</text:p>
              </table:table-cell>
              <table:table-cell office:value-type="float" office:value="0.551781">
                <text:p>0.551781</text:p>
              </table:table-cell>
              <table:table-cell office:value-type="float" office:value="0.360287">
                <text:p>0.360287</text:p>
              </table:table-cell>
              <table:table-cell office:value-type="float" office:value="0.626457">
                <text:p>0.62645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510214">
                <text:p>0.510214</text:p>
              </table:table-cell>
              <table:table-cell office:value-type="float" office:value="0.605198">
                <text:p>0.605198</text:p>
              </table:table-cell>
              <table:table-cell office:value-type="float" office:value="0.451964">
                <text:p>0.451964</text:p>
              </table:table-cell>
              <table:table-cell office:value-type="float" office:value="0.607729">
                <text:p>0.60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6cm" chart:style-name="ch2">
          <text:p>Inverted Index policies h2h</text:p>
        </chart:title>
        <chart:legend chart:legend-position="end" svg:x="11.904cm" svg:y="3.926cm" style:legend-expansion="high" chart:style-name="ch3"/>
        <chart:plot-area chart:style-name="ch4" table:cell-range-address="II.B2:II.C149 II.A2:II.A2 II.E2:II.E2 II.G2:II.G149" chart:data-source-has-labels="both" svg:x="1.358cm" svg:y="1.635cm" svg:width="9.906cm" svg:height="6.177cm">
          <chartooo:coordinate-region svg:x="1.979cm" svg:y="1.847cm" svg:width="8.914cm" svg:height="4.868cm"/>
          <chart:axis chart:dimension="x" chart:name="primary-x" chart:style-name="ch5" chartooo:axis-type="auto">
            <chartooo:date-scale/>
            <chart:title svg:x="5.023cm" svg:y="7.993cm" chart:style-name="ch6">
              <text:p>Inserts (millions)</text:p>
            </chart:title>
            <chart:categories table:cell-range-address="II.B2:II.B149"/>
          </chart:axis>
          <chart:axis chart:dimension="y" chart:name="primary-y" chart:style-name="ch5">
            <chart:title svg:x="0.451cm" svg:y="5.693cm" chart:style-name="ch7">
              <text:p>Cost (hours)</text:p>
            </chart:title>
            <chart:grid chart:style-name="ch8" chart:class="major"/>
          </chart:axis>
          <chart:series chart:style-name="ch9" chart:values-cell-range-address="II.C2:II.C149" chart:label-cell-address="II.A2:II.A2" chart:class="chart:line">
            <chart:data-point chart:repeated="148"/>
          </chart:series>
          <chart:series chart:style-name="ch10" chart:values-cell-range-address="II.G2:II.G149" chart:label-cell-address="II.E2:II.E2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II_Read</text:p>
                <draw:g>
                  <svg:desc>II.A2:II.A2</svg:desc>
                </draw:g>
              </table:table-cell>
              <table:table-cell office:value-type="string">
                <text:p>Intel900P_II_Scan</text:p>
                <draw:g>
                  <svg:desc>II.E2:II.E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II.B2:II.B149</svg:desc>
                </draw:g>
              </table:table-cell>
              <table:table-cell office:value-type="float" office:value="0.402927">
                <text:p>0.402927</text:p>
                <draw:g>
                  <svg:desc>II.C2:II.C149</svg:desc>
                </draw:g>
              </table:table-cell>
              <table:table-cell office:value-type="float" office:value="0.402927">
                <text:p>0.402927</text:p>
                <draw:g>
                  <svg:desc>II.G2:II.G1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2927">
                <text:p>0.402927</text:p>
              </table:table-cell>
              <table:table-cell office:value-type="float" office:value="0.402927">
                <text:p>0.4029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8615">
                <text:p>0.978615</text:p>
              </table:table-cell>
              <table:table-cell office:value-type="float" office:value="0.978615">
                <text:p>0.9786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801072">
                <text:p>1.801072</text:p>
              </table:table-cell>
              <table:table-cell office:value-type="float" office:value="1.801072">
                <text:p>1.8010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976044">
                <text:p>2.976044</text:p>
              </table:table-cell>
              <table:table-cell office:value-type="float" office:value="2.976044">
                <text:p>2.9760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.654636">
                <text:p>4.654636</text:p>
              </table:table-cell>
              <table:table-cell office:value-type="float" office:value="4.654636">
                <text:p>4.65463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052701">
                <text:p>7.052701</text:p>
              </table:table-cell>
              <table:table-cell office:value-type="float" office:value="7.052701">
                <text:p>7.05270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.478522">
                <text:p>10.478522</text:p>
              </table:table-cell>
              <table:table-cell office:value-type="float" office:value="10.478522">
                <text:p>10.47852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78452">
                <text:p>15.37845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.372584">
                <text:p>15.372584</text:p>
              </table:table-cell>
              <table:table-cell office:value-type="float" office:value="15.385012">
                <text:p>15.38501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7657">
                <text:p>22.3765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87792">
                <text:p>22.387792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87792">
                <text:p>22.38779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87792">
                <text:p>22.38779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87792">
                <text:p>22.38779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87792">
                <text:p>22.38779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2.364141">
                <text:p>22.364141</text:p>
              </table:table-cell>
              <table:table-cell office:value-type="float" office:value="22.393408">
                <text:p>22.393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Nvtree policies h2h</text:p>
        </chart:title>
        <chart:legend chart:legend-position="end" svg:x="9.893cm" svg:y="2.556cm" style:legend-expansion="high" chart:style-name="ch3"/>
        <chart:plot-area chart:style-name="ch4" table:cell-range-address="NVtree.B2:NVtree.C150 NVtree.A2:NVtree.A2 NVtree.E2:NVtree.E2 NVtree.G2:NVtree.G150 NVtree.I2:NVtree.I2 NVtree.K2:NVtree.K150 NVtree.M2:NVtree.M2 NVtree.O2:NVtree.O150" chart:data-source-has-labels="both" svg:x="1.358cm" svg:y="1.635cm" svg:width="7.895cm" svg:height="6.177cm">
          <chartooo:coordinate-region svg:x="1.979cm" svg:y="1.847cm" svg:width="7.089cm" svg:height="4.868cm"/>
          <chart:axis chart:dimension="x" chart:name="primary-x" chart:style-name="ch5" chartooo:axis-type="auto">
            <chartooo:date-scale/>
            <chart:title svg:x="4.017cm" svg:y="7.993cm" chart:style-name="ch6">
              <text:p>Inserts (millions)</text:p>
            </chart:title>
            <chart:categories table:cell-range-address="NVtree.B2:NVtree.B150"/>
          </chart:axis>
          <chart:axis chart:dimension="y" chart:name="primary-y" chart:style-name="ch5">
            <chart:title svg:x="0.451cm" svg:y="5.693cm" chart:style-name="ch7">
              <text:p>Cost (hours)</text:p>
            </chart:title>
            <chart:grid chart:style-name="ch8" chart:class="major"/>
          </chart:axis>
          <chart:series chart:style-name="ch9" chart:values-cell-range-address="NVtree.C2:NVtree.C150" chart:label-cell-address="NVtree.A2:NVtree.A2" chart:class="chart:line">
            <chart:data-point chart:repeated="149"/>
          </chart:series>
          <chart:series chart:style-name="ch10" chart:values-cell-range-address="NVtree.G2:NVtree.G150" chart:label-cell-address="NVtree.E2:NVtree.E2" chart:class="chart:line">
            <chart:data-point chart:repeated="149"/>
          </chart:series>
          <chart:series chart:style-name="ch11" chart:values-cell-range-address="NVtree.K2:NVtree.K150" chart:label-cell-address="NVtree.I2:NVtree.I2" chart:class="chart:line">
            <chart:data-point chart:repeated="149"/>
          </chart:series>
          <chart:series chart:style-name="ch12" chart:values-cell-range-address="NVtree.O2:NVtree.O150" chart:label-cell-address="NVtree.M2:NVtree.M2" chart:class="chart:line">
            <chart:data-point chart:repeated="1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ReproPfiles_FlushRead</text:p>
                <draw:g>
                  <svg:desc>NVtree.A2:NVtree.A2</svg:desc>
                </draw:g>
              </table:table-cell>
              <table:table-cell office:value-type="string">
                <text:p>Intel900P_ReproPfiles_FlushScan</text:p>
                <draw:g>
                  <svg:desc>NVtree.E2:NVtree.E2</svg:desc>
                </draw:g>
              </table:table-cell>
              <table:table-cell office:value-type="string">
                <text:p>Intel900P_ReproRead_FlushRead</text:p>
                <draw:g>
                  <svg:desc>NVtree.I2:NVtree.I2</svg:desc>
                </draw:g>
              </table:table-cell>
              <table:table-cell office:value-type="string">
                <text:p>Intel900P_ReproRead_FlushScan</text:p>
                <draw:g>
                  <svg:desc>NVtree.M2:NVtree.M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NVtree.B2:NVtree.B150</svg:desc>
                </draw:g>
              </table:table-cell>
              <table:table-cell office:value-type="float" office:value="0.002862">
                <text:p>0.002862</text:p>
                <draw:g>
                  <svg:desc>NVtree.C2:NVtree.C150</svg:desc>
                </draw:g>
              </table:table-cell>
              <table:table-cell office:value-type="float" office:value="0.002489">
                <text:p>0.002489</text:p>
                <draw:g>
                  <svg:desc>NVtree.G2:NVtree.G150</svg:desc>
                </draw:g>
              </table:table-cell>
              <table:table-cell office:value-type="float" office:value="0.001555">
                <text:p>0.001555</text:p>
                <draw:g>
                  <svg:desc>NVtree.K2:NVtree.K150</svg:desc>
                </draw:g>
              </table:table-cell>
              <table:table-cell office:value-type="float" office:value="0.001831">
                <text:p>0.001831</text:p>
                <draw:g>
                  <svg:desc>NVtree.O2:NVtree.O150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7662">
                <text:p>0.237662</text:p>
              </table:table-cell>
              <table:table-cell office:value-type="float" office:value="0.235532">
                <text:p>0.235532</text:p>
              </table:table-cell>
              <table:table-cell office:value-type="float" office:value="0.156693">
                <text:p>0.156693</text:p>
              </table:table-cell>
              <table:table-cell office:value-type="float" office:value="0.154573">
                <text:p>0.1545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37662">
                <text:p>0.237662</text:p>
              </table:table-cell>
              <table:table-cell office:value-type="float" office:value="0.235532">
                <text:p>0.235532</text:p>
              </table:table-cell>
              <table:table-cell office:value-type="float" office:value="0.156693">
                <text:p>0.156693</text:p>
              </table:table-cell>
              <table:table-cell office:value-type="float" office:value="0.154573">
                <text:p>0.1545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1353">
                <text:p>0.241353</text:p>
              </table:table-cell>
              <table:table-cell office:value-type="float" office:value="0.239491">
                <text:p>0.239491</text:p>
              </table:table-cell>
              <table:table-cell office:value-type="float" office:value="0.157126">
                <text:p>0.157126</text:p>
              </table:table-cell>
              <table:table-cell office:value-type="float" office:value="0.154949">
                <text:p>0.1549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218042">
                <text:p>1.218042</text:p>
              </table:table-cell>
              <table:table-cell office:value-type="float" office:value="1.212771">
                <text:p>1.212771</text:p>
              </table:table-cell>
              <table:table-cell office:value-type="float" office:value="0.384464">
                <text:p>0.384464</text:p>
              </table:table-cell>
              <table:table-cell office:value-type="float" office:value="0.379828">
                <text:p>0.3798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22204">
                <text:p>1.22204</text:p>
              </table:table-cell>
              <table:table-cell office:value-type="float" office:value="1.216755">
                <text:p>1.216755</text:p>
              </table:table-cell>
              <table:table-cell office:value-type="float" office:value="0.387357">
                <text:p>0.387357</text:p>
              </table:table-cell>
              <table:table-cell office:value-type="float" office:value="0.382117">
                <text:p>0.382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22204">
                <text:p>1.22204</text:p>
              </table:table-cell>
              <table:table-cell office:value-type="float" office:value="1.216755">
                <text:p>1.216755</text:p>
              </table:table-cell>
              <table:table-cell office:value-type="float" office:value="0.387357">
                <text:p>0.387357</text:p>
              </table:table-cell>
              <table:table-cell office:value-type="float" office:value="0.382117">
                <text:p>0.38211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2204">
                <text:p>1.22204</text:p>
              </table:table-cell>
              <table:table-cell office:value-type="float" office:value="1.216755">
                <text:p>1.216755</text:p>
              </table:table-cell>
              <table:table-cell office:value-type="float" office:value="0.387357">
                <text:p>0.387357</text:p>
              </table:table-cell>
              <table:table-cell office:value-type="float" office:value="0.382117">
                <text:p>0.3821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239862">
                <text:p>1.239862</text:p>
              </table:table-cell>
              <table:table-cell office:value-type="float" office:value="1.234551">
                <text:p>1.234551</text:p>
              </table:table-cell>
              <table:table-cell office:value-type="float" office:value="0.399589">
                <text:p>0.399589</text:p>
              </table:table-cell>
              <table:table-cell office:value-type="float" office:value="0.394543">
                <text:p>0.39454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462712">
                <text:p>1.462712</text:p>
              </table:table-cell>
              <table:table-cell office:value-type="float" office:value="1.458449">
                <text:p>1.458449</text:p>
              </table:table-cell>
              <table:table-cell office:value-type="float" office:value="0.547454">
                <text:p>0.547454</text:p>
              </table:table-cell>
              <table:table-cell office:value-type="float" office:value="0.54111">
                <text:p>0.541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745857">
                <text:p>1.745857</text:p>
              </table:table-cell>
              <table:table-cell office:value-type="float" office:value="1.739043">
                <text:p>1.739043</text:p>
              </table:table-cell>
              <table:table-cell office:value-type="float" office:value="0.732464">
                <text:p>0.732464</text:p>
              </table:table-cell>
              <table:table-cell office:value-type="float" office:value="0.723086">
                <text:p>0.72308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749806">
                <text:p>1.749806</text:p>
              </table:table-cell>
              <table:table-cell office:value-type="float" office:value="1.74276">
                <text:p>1.74276</text:p>
              </table:table-cell>
              <table:table-cell office:value-type="float" office:value="0.735191">
                <text:p>0.735191</text:p>
              </table:table-cell>
              <table:table-cell office:value-type="float" office:value="0.72529">
                <text:p>0.725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749806">
                <text:p>1.749806</text:p>
              </table:table-cell>
              <table:table-cell office:value-type="float" office:value="1.74276">
                <text:p>1.74276</text:p>
              </table:table-cell>
              <table:table-cell office:value-type="float" office:value="0.735191">
                <text:p>0.735191</text:p>
              </table:table-cell>
              <table:table-cell office:value-type="float" office:value="0.72529">
                <text:p>0.72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749806">
                <text:p>1.749806</text:p>
              </table:table-cell>
              <table:table-cell office:value-type="float" office:value="1.74276">
                <text:p>1.74276</text:p>
              </table:table-cell>
              <table:table-cell office:value-type="float" office:value="0.735191">
                <text:p>0.735191</text:p>
              </table:table-cell>
              <table:table-cell office:value-type="float" office:value="0.72529">
                <text:p>0.725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50166">
                <text:p>1.750166</text:p>
              </table:table-cell>
              <table:table-cell office:value-type="float" office:value="1.74288">
                <text:p>1.74288</text:p>
              </table:table-cell>
              <table:table-cell office:value-type="float" office:value="0.735427">
                <text:p>0.735427</text:p>
              </table:table-cell>
              <table:table-cell office:value-type="float" office:value="0.725447">
                <text:p>0.72544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790971">
                <text:p>1.790971</text:p>
              </table:table-cell>
              <table:table-cell office:value-type="float" office:value="1.785528">
                <text:p>1.785528</text:p>
              </table:table-cell>
              <table:table-cell office:value-type="float" office:value="0.762865">
                <text:p>0.762865</text:p>
              </table:table-cell>
              <table:table-cell office:value-type="float" office:value="0.753007">
                <text:p>0.7530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933307">
                <text:p>1.933307</text:p>
              </table:table-cell>
              <table:table-cell office:value-type="float" office:value="1.927139">
                <text:p>1.927139</text:p>
              </table:table-cell>
              <table:table-cell office:value-type="float" office:value="0.857971">
                <text:p>0.857971</text:p>
              </table:table-cell>
              <table:table-cell office:value-type="float" office:value="0.846515">
                <text:p>0.8465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196541">
                <text:p>2.196541</text:p>
              </table:table-cell>
              <table:table-cell office:value-type="float" office:value="2.196874">
                <text:p>2.196874</text:p>
              </table:table-cell>
              <table:table-cell office:value-type="float" office:value="1.033546">
                <text:p>1.033546</text:p>
              </table:table-cell>
              <table:table-cell office:value-type="float" office:value="1.020044">
                <text:p>1.0200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508091">
                <text:p>2.508091</text:p>
              </table:table-cell>
              <table:table-cell office:value-type="float" office:value="2.502451">
                <text:p>2.502451</text:p>
              </table:table-cell>
              <table:table-cell office:value-type="float" office:value="1.23432">
                <text:p>1.23432</text:p>
              </table:table-cell>
              <table:table-cell office:value-type="float" office:value="1.218761">
                <text:p>1.21876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30961">
                <text:p>2.530961</text:p>
              </table:table-cell>
              <table:table-cell office:value-type="float" office:value="2.526436">
                <text:p>2.526436</text:p>
              </table:table-cell>
              <table:table-cell office:value-type="float" office:value="1.250007">
                <text:p>1.250007</text:p>
              </table:table-cell>
              <table:table-cell office:value-type="float" office:value="1.233296">
                <text:p>1.2332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.531007">
                <text:p>2.531007</text:p>
              </table:table-cell>
              <table:table-cell office:value-type="float" office:value="2.526436">
                <text:p>2.526436</text:p>
              </table:table-cell>
              <table:table-cell office:value-type="float" office:value="1.250068">
                <text:p>1.250068</text:p>
              </table:table-cell>
              <table:table-cell office:value-type="float" office:value="1.233326">
                <text:p>1.233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31007">
                <text:p>2.531007</text:p>
              </table:table-cell>
              <table:table-cell office:value-type="float" office:value="2.526436">
                <text:p>2.526436</text:p>
              </table:table-cell>
              <table:table-cell office:value-type="float" office:value="1.250068">
                <text:p>1.250068</text:p>
              </table:table-cell>
              <table:table-cell office:value-type="float" office:value="1.233326">
                <text:p>1.23332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531007">
                <text:p>2.531007</text:p>
              </table:table-cell>
              <table:table-cell office:value-type="float" office:value="2.526436">
                <text:p>2.526436</text:p>
              </table:table-cell>
              <table:table-cell office:value-type="float" office:value="1.250068">
                <text:p>1.250068</text:p>
              </table:table-cell>
              <table:table-cell office:value-type="float" office:value="1.233326">
                <text:p>1.2333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531367">
                <text:p>2.531367</text:p>
              </table:table-cell>
              <table:table-cell office:value-type="float" office:value="2.526672">
                <text:p>2.526672</text:p>
              </table:table-cell>
              <table:table-cell office:value-type="float" office:value="1.250088">
                <text:p>1.250088</text:p>
              </table:table-cell>
              <table:table-cell office:value-type="float" office:value="1.233326">
                <text:p>1.23332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539003">
                <text:p>2.539003</text:p>
              </table:table-cell>
              <table:table-cell office:value-type="float" office:value="2.5359">
                <text:p>2.5359</text:p>
              </table:table-cell>
              <table:table-cell office:value-type="float" office:value="1.250974">
                <text:p>1.250974</text:p>
              </table:table-cell>
              <table:table-cell office:value-type="float" office:value="1.234397">
                <text:p>1.23439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630575">
                <text:p>2.630575</text:p>
              </table:table-cell>
              <table:table-cell office:value-type="float" office:value="2.636994">
                <text:p>2.636994</text:p>
              </table:table-cell>
              <table:table-cell office:value-type="float" office:value="1.264822">
                <text:p>1.264822</text:p>
              </table:table-cell>
              <table:table-cell office:value-type="float" office:value="1.248209">
                <text:p>1.24820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.051239">
                <text:p>3.051239</text:p>
              </table:table-cell>
              <table:table-cell office:value-type="float" office:value="3.04158">
                <text:p>3.04158</text:p>
              </table:table-cell>
              <table:table-cell office:value-type="float" office:value="1.332249">
                <text:p>1.332249</text:p>
              </table:table-cell>
              <table:table-cell office:value-type="float" office:value="1.316278">
                <text:p>1.31627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561981">
                <text:p>3.561981</text:p>
              </table:table-cell>
              <table:table-cell office:value-type="float" office:value="3.566083">
                <text:p>3.566083</text:p>
              </table:table-cell>
              <table:table-cell office:value-type="float" office:value="1.451164">
                <text:p>1.451164</text:p>
              </table:table-cell>
              <table:table-cell office:value-type="float" office:value="1.432363">
                <text:p>1.4323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.220577">
                <text:p>4.220577</text:p>
              </table:table-cell>
              <table:table-cell office:value-type="float" office:value="4.234256">
                <text:p>4.234256</text:p>
              </table:table-cell>
              <table:table-cell office:value-type="float" office:value="1.601557">
                <text:p>1.601557</text:p>
              </table:table-cell>
              <table:table-cell office:value-type="float" office:value="1.583043">
                <text:p>1.58304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.037762">
                <text:p>5.037762</text:p>
              </table:table-cell>
              <table:table-cell office:value-type="float" office:value="5.05287">
                <text:p>5.05287</text:p>
              </table:table-cell>
              <table:table-cell office:value-type="float" office:value="1.770512">
                <text:p>1.770512</text:p>
              </table:table-cell>
              <table:table-cell office:value-type="float" office:value="1.754075">
                <text:p>1.7540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.681797">
                <text:p>5.681797</text:p>
              </table:table-cell>
              <table:table-cell office:value-type="float" office:value="5.679302">
                <text:p>5.679302</text:p>
              </table:table-cell>
              <table:table-cell office:value-type="float" office:value="1.96002">
                <text:p>1.96002</text:p>
              </table:table-cell>
              <table:table-cell office:value-type="float" office:value="1.94627">
                <text:p>1.9462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.781883">
                <text:p>5.781883</text:p>
              </table:table-cell>
              <table:table-cell office:value-type="float" office:value="5.780233">
                <text:p>5.780233</text:p>
              </table:table-cell>
              <table:table-cell office:value-type="float" office:value="2.010015">
                <text:p>2.010015</text:p>
              </table:table-cell>
              <table:table-cell office:value-type="float" office:value="1.993927">
                <text:p>1.99392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.786553">
                <text:p>5.786553</text:p>
              </table:table-cell>
              <table:table-cell office:value-type="float" office:value="5.785373">
                <text:p>5.785373</text:p>
              </table:table-cell>
              <table:table-cell office:value-type="float" office:value="2.013289">
                <text:p>2.013289</text:p>
              </table:table-cell>
              <table:table-cell office:value-type="float" office:value="1.997286">
                <text:p>1.99728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.786568">
                <text:p>5.786568</text:p>
              </table:table-cell>
              <table:table-cell office:value-type="float" office:value="5.785443">
                <text:p>5.785443</text:p>
              </table:table-cell>
              <table:table-cell office:value-type="float" office:value="2.013311">
                <text:p>2.013311</text:p>
              </table:table-cell>
              <table:table-cell office:value-type="float" office:value="1.997298">
                <text:p>1.99729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.786568">
                <text:p>5.786568</text:p>
              </table:table-cell>
              <table:table-cell office:value-type="float" office:value="5.785443">
                <text:p>5.785443</text:p>
              </table:table-cell>
              <table:table-cell office:value-type="float" office:value="2.013311">
                <text:p>2.013311</text:p>
              </table:table-cell>
              <table:table-cell office:value-type="float" office:value="1.997298">
                <text:p>1.9972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.786568">
                <text:p>5.786568</text:p>
              </table:table-cell>
              <table:table-cell office:value-type="float" office:value="5.785443">
                <text:p>5.785443</text:p>
              </table:table-cell>
              <table:table-cell office:value-type="float" office:value="2.013311">
                <text:p>2.013311</text:p>
              </table:table-cell>
              <table:table-cell office:value-type="float" office:value="1.997298">
                <text:p>1.99729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.786568">
                <text:p>5.786568</text:p>
              </table:table-cell>
              <table:table-cell office:value-type="float" office:value="5.785443">
                <text:p>5.785443</text:p>
              </table:table-cell>
              <table:table-cell office:value-type="float" office:value="2.013311">
                <text:p>2.013311</text:p>
              </table:table-cell>
              <table:table-cell office:value-type="float" office:value="1.997298">
                <text:p>1.9972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.78661">
                <text:p>5.78661</text:p>
              </table:table-cell>
              <table:table-cell office:value-type="float" office:value="5.78555">
                <text:p>5.78555</text:p>
              </table:table-cell>
              <table:table-cell office:value-type="float" office:value="2.013324">
                <text:p>2.013324</text:p>
              </table:table-cell>
              <table:table-cell office:value-type="float" office:value="1.997337">
                <text:p>1.9973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787277">
                <text:p>5.787277</text:p>
              </table:table-cell>
              <table:table-cell office:value-type="float" office:value="5.78649">
                <text:p>5.78649</text:p>
              </table:table-cell>
              <table:table-cell office:value-type="float" office:value="2.013659">
                <text:p>2.013659</text:p>
              </table:table-cell>
              <table:table-cell office:value-type="float" office:value="1.997718">
                <text:p>1.997718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.790645">
                <text:p>5.790645</text:p>
              </table:table-cell>
              <table:table-cell office:value-type="float" office:value="5.78952">
                <text:p>5.78952</text:p>
              </table:table-cell>
              <table:table-cell office:value-type="float" office:value="2.015343">
                <text:p>2.015343</text:p>
              </table:table-cell>
              <table:table-cell office:value-type="float" office:value="1.999409">
                <text:p>1.9994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.800722">
                <text:p>5.800722</text:p>
              </table:table-cell>
              <table:table-cell office:value-type="float" office:value="5.798795">
                <text:p>5.798795</text:p>
              </table:table-cell>
              <table:table-cell office:value-type="float" office:value="2.021134">
                <text:p>2.021134</text:p>
              </table:table-cell>
              <table:table-cell office:value-type="float" office:value="2.00501">
                <text:p>2.0050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.814477">
                <text:p>5.814477</text:p>
              </table:table-cell>
              <table:table-cell office:value-type="float" office:value="5.812697">
                <text:p>5.812697</text:p>
              </table:table-cell>
              <table:table-cell office:value-type="float" office:value="2.030705">
                <text:p>2.030705</text:p>
              </table:table-cell>
              <table:table-cell office:value-type="float" office:value="2.014415">
                <text:p>2.01441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.834705">
                <text:p>5.834705</text:p>
              </table:table-cell>
              <table:table-cell office:value-type="float" office:value="5.831591">
                <text:p>5.831591</text:p>
              </table:table-cell>
              <table:table-cell office:value-type="float" office:value="2.044411">
                <text:p>2.044411</text:p>
              </table:table-cell>
              <table:table-cell office:value-type="float" office:value="2.027667">
                <text:p>2.02766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.884607">
                <text:p>5.884607</text:p>
              </table:table-cell>
              <table:table-cell office:value-type="float" office:value="5.883975">
                <text:p>5.883975</text:p>
              </table:table-cell>
              <table:table-cell office:value-type="float" office:value="2.077988">
                <text:p>2.077988</text:p>
              </table:table-cell>
              <table:table-cell office:value-type="float" office:value="2.062862">
                <text:p>2.0628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.013138">
                <text:p>6.013138</text:p>
              </table:table-cell>
              <table:table-cell office:value-type="float" office:value="6.012841">
                <text:p>6.012841</text:p>
              </table:table-cell>
              <table:table-cell office:value-type="float" office:value="2.163104">
                <text:p>2.163104</text:p>
              </table:table-cell>
              <table:table-cell office:value-type="float" office:value="2.14888">
                <text:p>2.1488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.255947">
                <text:p>6.255947</text:p>
              </table:table-cell>
              <table:table-cell office:value-type="float" office:value="6.257059">
                <text:p>6.257059</text:p>
              </table:table-cell>
              <table:table-cell office:value-type="float" office:value="2.324489">
                <text:p>2.324489</text:p>
              </table:table-cell>
              <table:table-cell office:value-type="float" office:value="2.310952">
                <text:p>2.31095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.505324">
                <text:p>6.505324</text:p>
              </table:table-cell>
              <table:table-cell office:value-type="float" office:value="6.506874">
                <text:p>6.506874</text:p>
              </table:table-cell>
              <table:table-cell office:value-type="float" office:value="2.488441">
                <text:p>2.488441</text:p>
              </table:table-cell>
              <table:table-cell office:value-type="float" office:value="2.476492">
                <text:p>2.47649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.78972">
                <text:p>6.78972</text:p>
              </table:table-cell>
              <table:table-cell office:value-type="float" office:value="6.798179">
                <text:p>6.798179</text:p>
              </table:table-cell>
              <table:table-cell office:value-type="float" office:value="2.680712">
                <text:p>2.680712</text:p>
              </table:table-cell>
              <table:table-cell office:value-type="float" office:value="2.667888">
                <text:p>2.6678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.129626">
                <text:p>7.129626</text:p>
              </table:table-cell>
              <table:table-cell office:value-type="float" office:value="7.132583">
                <text:p>7.132583</text:p>
              </table:table-cell>
              <table:table-cell office:value-type="float" office:value="2.901484">
                <text:p>2.901484</text:p>
              </table:table-cell>
              <table:table-cell office:value-type="float" office:value="2.890897">
                <text:p>2.89089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.35223">
                <text:p>7.35223</text:p>
              </table:table-cell>
              <table:table-cell office:value-type="float" office:value="7.355761">
                <text:p>7.355761</text:p>
              </table:table-cell>
              <table:table-cell office:value-type="float" office:value="3.045651">
                <text:p>3.045651</text:p>
              </table:table-cell>
              <table:table-cell office:value-type="float" office:value="3.035966">
                <text:p>3.03596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.469506">
                <text:p>7.469506</text:p>
              </table:table-cell>
              <table:table-cell office:value-type="float" office:value="7.47416">
                <text:p>7.47416</text:p>
              </table:table-cell>
              <table:table-cell office:value-type="float" office:value="3.122557">
                <text:p>3.122557</text:p>
              </table:table-cell>
              <table:table-cell office:value-type="float" office:value="3.11358">
                <text:p>3.1135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534167">
                <text:p>7.534167</text:p>
              </table:table-cell>
              <table:table-cell office:value-type="float" office:value="7.538645">
                <text:p>7.538645</text:p>
              </table:table-cell>
              <table:table-cell office:value-type="float" office:value="3.163949">
                <text:p>3.163949</text:p>
              </table:table-cell>
              <table:table-cell office:value-type="float" office:value="3.154669">
                <text:p>3.15466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.550437">
                <text:p>7.550437</text:p>
              </table:table-cell>
              <table:table-cell office:value-type="float" office:value="7.554829">
                <text:p>7.554829</text:p>
              </table:table-cell>
              <table:table-cell office:value-type="float" office:value="3.174449">
                <text:p>3.174449</text:p>
              </table:table-cell>
              <table:table-cell office:value-type="float" office:value="3.16485">
                <text:p>3.1648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.553256">
                <text:p>7.553256</text:p>
              </table:table-cell>
              <table:table-cell office:value-type="float" office:value="7.557752">
                <text:p>7.557752</text:p>
              </table:table-cell>
              <table:table-cell office:value-type="float" office:value="3.176562">
                <text:p>3.176562</text:p>
              </table:table-cell>
              <table:table-cell office:value-type="float" office:value="3.166926">
                <text:p>3.16692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.553619">
                <text:p>7.553619</text:p>
              </table:table-cell>
              <table:table-cell office:value-type="float" office:value="7.558213">
                <text:p>7.558213</text:p>
              </table:table-cell>
              <table:table-cell office:value-type="float" office:value="3.176802">
                <text:p>3.176802</text:p>
              </table:table-cell>
              <table:table-cell office:value-type="float" office:value="3.167263">
                <text:p>3.16726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.553619">
                <text:p>7.553619</text:p>
              </table:table-cell>
              <table:table-cell office:value-type="float" office:value="7.558213">
                <text:p>7.558213</text:p>
              </table:table-cell>
              <table:table-cell office:value-type="float" office:value="3.176802">
                <text:p>3.176802</text:p>
              </table:table-cell>
              <table:table-cell office:value-type="float" office:value="3.167279">
                <text:p>3.16727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.553619">
                <text:p>7.553619</text:p>
              </table:table-cell>
              <table:table-cell office:value-type="float" office:value="7.558213">
                <text:p>7.558213</text:p>
              </table:table-cell>
              <table:table-cell office:value-type="float" office:value="3.176822">
                <text:p>3.176822</text:p>
              </table:table-cell>
              <table:table-cell office:value-type="float" office:value="3.167279">
                <text:p>3.16727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.553675">
                <text:p>7.553675</text:p>
              </table:table-cell>
              <table:table-cell office:value-type="float" office:value="7.558213">
                <text:p>7.558213</text:p>
              </table:table-cell>
              <table:table-cell office:value-type="float" office:value="3.176822">
                <text:p>3.176822</text:p>
              </table:table-cell>
              <table:table-cell office:value-type="float" office:value="3.167299">
                <text:p>3.16729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.553703">
                <text:p>7.553703</text:p>
              </table:table-cell>
              <table:table-cell office:value-type="float" office:value="7.558213">
                <text:p>7.558213</text:p>
              </table:table-cell>
              <table:table-cell office:value-type="float" office:value="3.176862">
                <text:p>3.176862</text:p>
              </table:table-cell>
              <table:table-cell office:value-type="float" office:value="3.167339">
                <text:p>3.16733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.554048">
                <text:p>7.554048</text:p>
              </table:table-cell>
              <table:table-cell office:value-type="float" office:value="7.558465">
                <text:p>7.558465</text:p>
              </table:table-cell>
              <table:table-cell office:value-type="float" office:value="3.176944">
                <text:p>3.176944</text:p>
              </table:table-cell>
              <table:table-cell office:value-type="float" office:value="3.167497">
                <text:p>3.1674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.554825">
                <text:p>7.554825</text:p>
              </table:table-cell>
              <table:table-cell office:value-type="float" office:value="7.559512">
                <text:p>7.559512</text:p>
              </table:table-cell>
              <table:table-cell office:value-type="float" office:value="3.177317">
                <text:p>3.177317</text:p>
              </table:table-cell>
              <table:table-cell office:value-type="float" office:value="3.16798">
                <text:p>3.1679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.557383">
                <text:p>7.557383</text:p>
              </table:table-cell>
              <table:table-cell office:value-type="float" office:value="7.562211">
                <text:p>7.562211</text:p>
              </table:table-cell>
              <table:table-cell office:value-type="float" office:value="3.178764">
                <text:p>3.178764</text:p>
              </table:table-cell>
              <table:table-cell office:value-type="float" office:value="3.16974">
                <text:p>3.1697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.562145">
                <text:p>7.562145</text:p>
              </table:table-cell>
              <table:table-cell office:value-type="float" office:value="7.567409">
                <text:p>7.567409</text:p>
              </table:table-cell>
              <table:table-cell office:value-type="float" office:value="3.182467">
                <text:p>3.182467</text:p>
              </table:table-cell>
              <table:table-cell office:value-type="float" office:value="3.173451">
                <text:p>3.17345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.57353">
                <text:p>7.57353</text:p>
              </table:table-cell>
              <table:table-cell office:value-type="float" office:value="7.577364">
                <text:p>7.577364</text:p>
              </table:table-cell>
              <table:table-cell office:value-type="float" office:value="3.189723">
                <text:p>3.189723</text:p>
              </table:table-cell>
              <table:table-cell office:value-type="float" office:value="3.1805">
                <text:p>3.180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.591352">
                <text:p>7.591352</text:p>
              </table:table-cell>
              <table:table-cell office:value-type="float" office:value="7.594221">
                <text:p>7.594221</text:p>
              </table:table-cell>
              <table:table-cell office:value-type="float" office:value="3.201076">
                <text:p>3.201076</text:p>
              </table:table-cell>
              <table:table-cell office:value-type="float" office:value="3.190684">
                <text:p>3.19068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.615618">
                <text:p>7.615618</text:p>
              </table:table-cell>
              <table:table-cell office:value-type="float" office:value="7.619724">
                <text:p>7.619724</text:p>
              </table:table-cell>
              <table:table-cell office:value-type="float" office:value="3.217407">
                <text:p>3.217407</text:p>
              </table:table-cell>
              <table:table-cell office:value-type="float" office:value="3.209009">
                <text:p>3.20900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.660683">
                <text:p>7.660683</text:p>
              </table:table-cell>
              <table:table-cell office:value-type="float" office:value="7.66345">
                <text:p>7.66345</text:p>
              </table:table-cell>
              <table:table-cell office:value-type="float" office:value="3.247673">
                <text:p>3.247673</text:p>
              </table:table-cell>
              <table:table-cell office:value-type="float" office:value="3.238917">
                <text:p>3.2389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7.743348">
                <text:p>7.743348</text:p>
              </table:table-cell>
              <table:table-cell office:value-type="float" office:value="7.747671">
                <text:p>7.747671</text:p>
              </table:table-cell>
              <table:table-cell office:value-type="float" office:value="3.303735">
                <text:p>3.303735</text:p>
              </table:table-cell>
              <table:table-cell office:value-type="float" office:value="3.294185">
                <text:p>3.294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.885673">
                <text:p>7.885673</text:p>
              </table:table-cell>
              <table:table-cell office:value-type="float" office:value="7.894199">
                <text:p>7.894199</text:p>
              </table:table-cell>
              <table:table-cell office:value-type="float" office:value="3.396968">
                <text:p>3.396968</text:p>
              </table:table-cell>
              <table:table-cell office:value-type="float" office:value="3.388577">
                <text:p>3.38857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8.045377">
                <text:p>8.045377</text:p>
              </table:table-cell>
              <table:table-cell office:value-type="float" office:value="8.056928">
                <text:p>8.056928</text:p>
              </table:table-cell>
              <table:table-cell office:value-type="float" office:value="3.502753">
                <text:p>3.502753</text:p>
              </table:table-cell>
              <table:table-cell office:value-type="float" office:value="3.496924">
                <text:p>3.4969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.199334">
                <text:p>8.199334</text:p>
              </table:table-cell>
              <table:table-cell office:value-type="float" office:value="8.212199">
                <text:p>8.212199</text:p>
              </table:table-cell>
              <table:table-cell office:value-type="float" office:value="3.603935">
                <text:p>3.603935</text:p>
              </table:table-cell>
              <table:table-cell office:value-type="float" office:value="3.600631">
                <text:p>3.60063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8.389438">
                <text:p>8.389438</text:p>
              </table:table-cell>
              <table:table-cell office:value-type="float" office:value="8.405579">
                <text:p>8.405579</text:p>
              </table:table-cell>
              <table:table-cell office:value-type="float" office:value="3.737276">
                <text:p>3.737276</text:p>
              </table:table-cell>
              <table:table-cell office:value-type="float" office:value="3.727707">
                <text:p>3.72770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8.632947">
                <text:p>8.632947</text:p>
              </table:table-cell>
              <table:table-cell office:value-type="float" office:value="8.650742">
                <text:p>8.650742</text:p>
              </table:table-cell>
              <table:table-cell office:value-type="float" office:value="3.897686">
                <text:p>3.897686</text:p>
              </table:table-cell>
              <table:table-cell office:value-type="float" office:value="3.89262">
                <text:p>3.892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.91183">
                <text:p>8.91183</text:p>
              </table:table-cell>
              <table:table-cell office:value-type="float" office:value="8.934261">
                <text:p>8.934261</text:p>
              </table:table-cell>
              <table:table-cell office:value-type="float" office:value="4.082847">
                <text:p>4.082847</text:p>
              </table:table-cell>
              <table:table-cell office:value-type="float" office:value="4.078446">
                <text:p>4.07844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.237135">
                <text:p>9.237135</text:p>
              </table:table-cell>
              <table:table-cell office:value-type="float" office:value="9.251079">
                <text:p>9.251079</text:p>
              </table:table-cell>
              <table:table-cell office:value-type="float" office:value="4.293406">
                <text:p>4.293406</text:p>
              </table:table-cell>
              <table:table-cell office:value-type="float" office:value="4.287199">
                <text:p>4.28719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.589777">
                <text:p>9.589777</text:p>
              </table:table-cell>
              <table:table-cell office:value-type="float" office:value="9.600228">
                <text:p>9.600228</text:p>
              </table:table-cell>
              <table:table-cell office:value-type="float" office:value="4.521791">
                <text:p>4.521791</text:p>
              </table:table-cell>
              <table:table-cell office:value-type="float" office:value="4.521455">
                <text:p>4.52145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.839973">
                <text:p>9.839973</text:p>
              </table:table-cell>
              <table:table-cell office:value-type="float" office:value="9.854106">
                <text:p>9.854106</text:p>
              </table:table-cell>
              <table:table-cell office:value-type="float" office:value="4.685655">
                <text:p>4.685655</text:p>
              </table:table-cell>
              <table:table-cell office:value-type="float" office:value="4.686011">
                <text:p>4.68601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.97001">
                <text:p>9.97001</text:p>
              </table:table-cell>
              <table:table-cell office:value-type="float" office:value="9.983232">
                <text:p>9.983232</text:p>
              </table:table-cell>
              <table:table-cell office:value-type="float" office:value="4.771949">
                <text:p>4.771949</text:p>
              </table:table-cell>
              <table:table-cell office:value-type="float" office:value="4.773185">
                <text:p>4.77318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035788">
                <text:p>10.035788</text:p>
              </table:table-cell>
              <table:table-cell office:value-type="float" office:value="10.051281">
                <text:p>10.051281</text:p>
              </table:table-cell>
              <table:table-cell office:value-type="float" office:value="4.814602">
                <text:p>4.814602</text:p>
              </table:table-cell>
              <table:table-cell office:value-type="float" office:value="4.815648">
                <text:p>4.81564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0.082779">
                <text:p>10.082779</text:p>
              </table:table-cell>
              <table:table-cell office:value-type="float" office:value="10.096484">
                <text:p>10.096484</text:p>
              </table:table-cell>
              <table:table-cell office:value-type="float" office:value="4.845161">
                <text:p>4.845161</text:p>
              </table:table-cell>
              <table:table-cell office:value-type="float" office:value="4.84346">
                <text:p>4.8434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.119166">
                <text:p>10.119166</text:p>
              </table:table-cell>
              <table:table-cell office:value-type="float" office:value="10.131589">
                <text:p>10.131589</text:p>
              </table:table-cell>
              <table:table-cell office:value-type="float" office:value="4.868554">
                <text:p>4.868554</text:p>
              </table:table-cell>
              <table:table-cell office:value-type="float" office:value="4.867771">
                <text:p>4.86777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0.145762">
                <text:p>10.145762</text:p>
              </table:table-cell>
              <table:table-cell office:value-type="float" office:value="10.160011">
                <text:p>10.160011</text:p>
              </table:table-cell>
              <table:table-cell office:value-type="float" office:value="4.885835">
                <text:p>4.885835</text:p>
              </table:table-cell>
              <table:table-cell office:value-type="float" office:value="4.886384">
                <text:p>4.88638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.165118">
                <text:p>10.165118</text:p>
              </table:table-cell>
              <table:table-cell office:value-type="float" office:value="10.178592">
                <text:p>10.178592</text:p>
              </table:table-cell>
              <table:table-cell office:value-type="float" office:value="4.89816">
                <text:p>4.89816</text:p>
              </table:table-cell>
              <table:table-cell office:value-type="float" office:value="4.898385">
                <text:p>4.89838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0.172969">
                <text:p>10.172969</text:p>
              </table:table-cell>
              <table:table-cell office:value-type="float" office:value="10.186547">
                <text:p>10.186547</text:p>
              </table:table-cell>
              <table:table-cell office:value-type="float" office:value="4.903286">
                <text:p>4.903286</text:p>
              </table:table-cell>
              <table:table-cell office:value-type="float" office:value="4.903365">
                <text:p>4.90336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0.175046">
                <text:p>10.175046</text:p>
              </table:table-cell>
              <table:table-cell office:value-type="float" office:value="10.188628">
                <text:p>10.188628</text:p>
              </table:table-cell>
              <table:table-cell office:value-type="float" office:value="4.904923">
                <text:p>4.904923</text:p>
              </table:table-cell>
              <table:table-cell office:value-type="float" office:value="4.904643">
                <text:p>4.90464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.176119">
                <text:p>10.176119</text:p>
              </table:table-cell>
              <table:table-cell office:value-type="float" office:value="10.189632">
                <text:p>10.189632</text:p>
              </table:table-cell>
              <table:table-cell office:value-type="float" office:value="4.90541">
                <text:p>4.90541</text:p>
              </table:table-cell>
              <table:table-cell office:value-type="float" office:value="4.905281">
                <text:p>4.90528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0.176378">
                <text:p>10.176378</text:p>
              </table:table-cell>
              <table:table-cell office:value-type="float" office:value="10.189968">
                <text:p>10.189968</text:p>
              </table:table-cell>
              <table:table-cell office:value-type="float" office:value="4.905582">
                <text:p>4.905582</text:p>
              </table:table-cell>
              <table:table-cell office:value-type="float" office:value="4.905478">
                <text:p>4.90547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0.176498">
                <text:p>10.176498</text:p>
              </table:table-cell>
              <table:table-cell office:value-type="float" office:value="10.190015">
                <text:p>10.190015</text:p>
              </table:table-cell>
              <table:table-cell office:value-type="float" office:value="4.905608">
                <text:p>4.905608</text:p>
              </table:table-cell>
              <table:table-cell office:value-type="float" office:value="4.905559">
                <text:p>4.90555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.176628">
                <text:p>10.176628</text:p>
              </table:table-cell>
              <table:table-cell office:value-type="float" office:value="10.190152">
                <text:p>10.190152</text:p>
              </table:table-cell>
              <table:table-cell office:value-type="float" office:value="4.905638">
                <text:p>4.905638</text:p>
              </table:table-cell>
              <table:table-cell office:value-type="float" office:value="4.90559">
                <text:p>4.90559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0.176751">
                <text:p>10.176751</text:p>
              </table:table-cell>
              <table:table-cell office:value-type="float" office:value="10.190238">
                <text:p>10.190238</text:p>
              </table:table-cell>
              <table:table-cell office:value-type="float" office:value="4.905784">
                <text:p>4.905784</text:p>
              </table:table-cell>
              <table:table-cell office:value-type="float" office:value="4.90565">
                <text:p>4.9056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0.177029">
                <text:p>10.177029</text:p>
              </table:table-cell>
              <table:table-cell office:value-type="float" office:value="10.19055">
                <text:p>10.19055</text:p>
              </table:table-cell>
              <table:table-cell office:value-type="float" office:value="4.906063">
                <text:p>4.906063</text:p>
              </table:table-cell>
              <table:table-cell office:value-type="float" office:value="4.906096">
                <text:p>4.90609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0.178333">
                <text:p>10.178333</text:p>
              </table:table-cell>
              <table:table-cell office:value-type="float" office:value="10.191661">
                <text:p>10.191661</text:p>
              </table:table-cell>
              <table:table-cell office:value-type="float" office:value="4.906589">
                <text:p>4.906589</text:p>
              </table:table-cell>
              <table:table-cell office:value-type="float" office:value="4.906582">
                <text:p>4.90658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0.180515">
                <text:p>10.180515</text:p>
              </table:table-cell>
              <table:table-cell office:value-type="float" office:value="10.19514">
                <text:p>10.19514</text:p>
              </table:table-cell>
              <table:table-cell office:value-type="float" office:value="4.90782">
                <text:p>4.90782</text:p>
              </table:table-cell>
              <table:table-cell office:value-type="float" office:value="4.908317">
                <text:p>4.90831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.184631">
                <text:p>10.184631</text:p>
              </table:table-cell>
              <table:table-cell office:value-type="float" office:value="10.198853">
                <text:p>10.198853</text:p>
              </table:table-cell>
              <table:table-cell office:value-type="float" office:value="4.91083">
                <text:p>4.91083</text:p>
              </table:table-cell>
              <table:table-cell office:value-type="float" office:value="4.910984">
                <text:p>4.91098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190709">
                <text:p>10.190709</text:p>
              </table:table-cell>
              <table:table-cell office:value-type="float" office:value="10.20486">
                <text:p>10.20486</text:p>
              </table:table-cell>
              <table:table-cell office:value-type="float" office:value="4.914935">
                <text:p>4.914935</text:p>
              </table:table-cell>
              <table:table-cell office:value-type="float" office:value="4.915737">
                <text:p>4.91573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0.200668">
                <text:p>10.200668</text:p>
              </table:table-cell>
              <table:table-cell office:value-type="float" office:value="10.215774">
                <text:p>10.215774</text:p>
              </table:table-cell>
              <table:table-cell office:value-type="float" office:value="4.921808">
                <text:p>4.921808</text:p>
              </table:table-cell>
              <table:table-cell office:value-type="float" office:value="4.921886">
                <text:p>4.92188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.218606">
                <text:p>10.218606</text:p>
              </table:table-cell>
              <table:table-cell office:value-type="float" office:value="10.232858">
                <text:p>10.232858</text:p>
              </table:table-cell>
              <table:table-cell office:value-type="float" office:value="4.932781">
                <text:p>4.932781</text:p>
              </table:table-cell>
              <table:table-cell office:value-type="float" office:value="4.933332">
                <text:p>4.93333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0.242387">
                <text:p>10.242387</text:p>
              </table:table-cell>
              <table:table-cell office:value-type="float" office:value="10.253915">
                <text:p>10.253915</text:p>
              </table:table-cell>
              <table:table-cell office:value-type="float" office:value="4.946843">
                <text:p>4.946843</text:p>
              </table:table-cell>
              <table:table-cell office:value-type="float" office:value="4.946622">
                <text:p>4.9466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.270583">
                <text:p>10.270583</text:p>
              </table:table-cell>
              <table:table-cell office:value-type="float" office:value="10.279455">
                <text:p>10.279455</text:p>
              </table:table-cell>
              <table:table-cell office:value-type="float" office:value="4.963739">
                <text:p>4.963739</text:p>
              </table:table-cell>
              <table:table-cell office:value-type="float" office:value="4.96264">
                <text:p>4.96264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.312796">
                <text:p>10.312796</text:p>
              </table:table-cell>
              <table:table-cell office:value-type="float" office:value="10.323317">
                <text:p>10.323317</text:p>
              </table:table-cell>
              <table:table-cell office:value-type="float" office:value="4.987496">
                <text:p>4.987496</text:p>
              </table:table-cell>
              <table:table-cell office:value-type="float" office:value="4.989585">
                <text:p>4.98958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.381319">
                <text:p>10.381319</text:p>
              </table:table-cell>
              <table:table-cell office:value-type="float" office:value="10.392747">
                <text:p>10.392747</text:p>
              </table:table-cell>
              <table:table-cell office:value-type="float" office:value="5.028271">
                <text:p>5.028271</text:p>
              </table:table-cell>
              <table:table-cell office:value-type="float" office:value="5.029299">
                <text:p>5.029299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.47325">
                <text:p>10.47325</text:p>
              </table:table-cell>
              <table:table-cell office:value-type="float" office:value="10.487919">
                <text:p>10.487919</text:p>
              </table:table-cell>
              <table:table-cell office:value-type="float" office:value="5.082031">
                <text:p>5.082031</text:p>
              </table:table-cell>
              <table:table-cell office:value-type="float" office:value="5.084701">
                <text:p>5.08470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.582319">
                <text:p>10.582319</text:p>
              </table:table-cell>
              <table:table-cell office:value-type="float" office:value="10.601109">
                <text:p>10.601109</text:p>
              </table:table-cell>
              <table:table-cell office:value-type="float" office:value="5.137802">
                <text:p>5.137802</text:p>
              </table:table-cell>
              <table:table-cell office:value-type="float" office:value="5.137518">
                <text:p>5.137518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.716577">
                <text:p>10.716577</text:p>
              </table:table-cell>
              <table:table-cell office:value-type="float" office:value="10.737253">
                <text:p>10.737253</text:p>
              </table:table-cell>
              <table:table-cell office:value-type="float" office:value="5.196427">
                <text:p>5.196427</text:p>
              </table:table-cell>
              <table:table-cell office:value-type="float" office:value="5.194976">
                <text:p>5.19497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.893024">
                <text:p>10.893024</text:p>
              </table:table-cell>
              <table:table-cell office:value-type="float" office:value="10.924582">
                <text:p>10.924582</text:p>
              </table:table-cell>
              <table:table-cell office:value-type="float" office:value="5.276624">
                <text:p>5.276624</text:p>
              </table:table-cell>
              <table:table-cell office:value-type="float" office:value="5.277126">
                <text:p>5.277126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1.130066">
                <text:p>11.130066</text:p>
              </table:table-cell>
              <table:table-cell office:value-type="float" office:value="11.164795">
                <text:p>11.164795</text:p>
              </table:table-cell>
              <table:table-cell office:value-type="float" office:value="5.383795">
                <text:p>5.383795</text:p>
              </table:table-cell>
              <table:table-cell office:value-type="float" office:value="5.383743">
                <text:p>5.383743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425725">
                <text:p>11.425725</text:p>
              </table:table-cell>
              <table:table-cell office:value-type="float" office:value="11.46015">
                <text:p>11.46015</text:p>
              </table:table-cell>
              <table:table-cell office:value-type="float" office:value="5.497209">
                <text:p>5.497209</text:p>
              </table:table-cell>
              <table:table-cell office:value-type="float" office:value="5.496953">
                <text:p>5.496953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.750072">
                <text:p>11.750072</text:p>
              </table:table-cell>
              <table:table-cell office:value-type="float" office:value="11.798288">
                <text:p>11.798288</text:p>
              </table:table-cell>
              <table:table-cell office:value-type="float" office:value="5.603292">
                <text:p>5.603292</text:p>
              </table:table-cell>
              <table:table-cell office:value-type="float" office:value="5.604219">
                <text:p>5.60421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.132536">
                <text:p>12.132536</text:p>
              </table:table-cell>
              <table:table-cell office:value-type="float" office:value="12.175854">
                <text:p>12.175854</text:p>
              </table:table-cell>
              <table:table-cell office:value-type="float" office:value="5.720367">
                <text:p>5.720367</text:p>
              </table:table-cell>
              <table:table-cell office:value-type="float" office:value="5.718566">
                <text:p>5.718566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.60113">
                <text:p>12.60113</text:p>
              </table:table-cell>
              <table:table-cell office:value-type="float" office:value="12.639583">
                <text:p>12.639583</text:p>
              </table:table-cell>
              <table:table-cell office:value-type="float" office:value="5.860576">
                <text:p>5.860576</text:p>
              </table:table-cell>
              <table:table-cell office:value-type="float" office:value="5.85859">
                <text:p>5.85859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3.211527">
                <text:p>13.211527</text:p>
              </table:table-cell>
              <table:table-cell office:value-type="float" office:value="13.234807">
                <text:p>13.234807</text:p>
              </table:table-cell>
              <table:table-cell office:value-type="float" office:value="6.017112">
                <text:p>6.017112</text:p>
              </table:table-cell>
              <table:table-cell office:value-type="float" office:value="6.01931">
                <text:p>6.0193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3.895022">
                <text:p>13.895022</text:p>
              </table:table-cell>
              <table:table-cell office:value-type="float" office:value="13.910378">
                <text:p>13.910378</text:p>
              </table:table-cell>
              <table:table-cell office:value-type="float" office:value="6.193096">
                <text:p>6.193096</text:p>
              </table:table-cell>
              <table:table-cell office:value-type="float" office:value="6.197949">
                <text:p>6.197949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4.511625">
                <text:p>14.511625</text:p>
              </table:table-cell>
              <table:table-cell office:value-type="float" office:value="14.525741">
                <text:p>14.525741</text:p>
              </table:table-cell>
              <table:table-cell office:value-type="float" office:value="6.384503">
                <text:p>6.384503</text:p>
              </table:table-cell>
              <table:table-cell office:value-type="float" office:value="6.392456">
                <text:p>6.3924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.032332">
                <text:p>15.032332</text:p>
              </table:table-cell>
              <table:table-cell office:value-type="float" office:value="15.050345">
                <text:p>15.050345</text:p>
              </table:table-cell>
              <table:table-cell office:value-type="float" office:value="6.581285">
                <text:p>6.581285</text:p>
              </table:table-cell>
              <table:table-cell office:value-type="float" office:value="6.590261">
                <text:p>6.590261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5.525414">
                <text:p>15.525414</text:p>
              </table:table-cell>
              <table:table-cell office:value-type="float" office:value="15.541628">
                <text:p>15.541628</text:p>
              </table:table-cell>
              <table:table-cell office:value-type="float" office:value="6.750317">
                <text:p>6.750317</text:p>
              </table:table-cell>
              <table:table-cell office:value-type="float" office:value="6.763057">
                <text:p>6.763057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6.008032">
                <text:p>16.008032</text:p>
              </table:table-cell>
              <table:table-cell office:value-type="float" office:value="16.021188">
                <text:p>16.021188</text:p>
              </table:table-cell>
              <table:table-cell office:value-type="float" office:value="6.888984">
                <text:p>6.888984</text:p>
              </table:table-cell>
              <table:table-cell office:value-type="float" office:value="6.902757">
                <text:p>6.90275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6.428924">
                <text:p>16.428924</text:p>
              </table:table-cell>
              <table:table-cell office:value-type="float" office:value="16.439692">
                <text:p>16.439692</text:p>
              </table:table-cell>
              <table:table-cell office:value-type="float" office:value="7.014216">
                <text:p>7.014216</text:p>
              </table:table-cell>
              <table:table-cell office:value-type="float" office:value="7.031058">
                <text:p>7.031058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6.748038">
                <text:p>16.748038</text:p>
              </table:table-cell>
              <table:table-cell office:value-type="float" office:value="16.765573">
                <text:p>16.765573</text:p>
              </table:table-cell>
              <table:table-cell office:value-type="float" office:value="7.13211">
                <text:p>7.13211</text:p>
              </table:table-cell>
              <table:table-cell office:value-type="float" office:value="7.149136">
                <text:p>7.1491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.991926">
                <text:p>16.991926</text:p>
              </table:table-cell>
              <table:table-cell office:value-type="float" office:value="17.007285">
                <text:p>17.007285</text:p>
              </table:table-cell>
              <table:table-cell office:value-type="float" office:value="7.230888">
                <text:p>7.230888</text:p>
              </table:table-cell>
              <table:table-cell office:value-type="float" office:value="7.24729">
                <text:p>7.2472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7.172825">
                <text:p>17.172825</text:p>
              </table:table-cell>
              <table:table-cell office:value-type="float" office:value="17.183676">
                <text:p>17.183676</text:p>
              </table:table-cell>
              <table:table-cell office:value-type="float" office:value="7.298506">
                <text:p>7.298506</text:p>
              </table:table-cell>
              <table:table-cell office:value-type="float" office:value="7.312948">
                <text:p>7.31294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7.30925">
                <text:p>17.30925</text:p>
              </table:table-cell>
              <table:table-cell office:value-type="float" office:value="17.325457">
                <text:p>17.325457</text:p>
              </table:table-cell>
              <table:table-cell office:value-type="float" office:value="7.3405">
                <text:p>7.3405</text:p>
              </table:table-cell>
              <table:table-cell office:value-type="float" office:value="7.356424">
                <text:p>7.356424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7.417447">
                <text:p>17.417447</text:p>
              </table:table-cell>
              <table:table-cell office:value-type="float" office:value="17.426303">
                <text:p>17.426303</text:p>
              </table:table-cell>
              <table:table-cell office:value-type="float" office:value="7.371348">
                <text:p>7.371348</text:p>
              </table:table-cell>
              <table:table-cell office:value-type="float" office:value="7.386302">
                <text:p>7.38630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7.505906">
                <text:p>17.505906</text:p>
              </table:table-cell>
              <table:table-cell office:value-type="float" office:value="17.510054">
                <text:p>17.510054</text:p>
              </table:table-cell>
              <table:table-cell office:value-type="float" office:value="7.396304">
                <text:p>7.396304</text:p>
              </table:table-cell>
              <table:table-cell office:value-type="float" office:value="7.41072">
                <text:p>7.4107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7.574908">
                <text:p>17.574908</text:p>
              </table:table-cell>
              <table:table-cell office:value-type="float" office:value="17.580681">
                <text:p>17.580681</text:p>
              </table:table-cell>
              <table:table-cell office:value-type="float" office:value="7.417031">
                <text:p>7.417031</text:p>
              </table:table-cell>
              <table:table-cell office:value-type="float" office:value="7.430689">
                <text:p>7.430689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7.62277">
                <text:p>17.62277</text:p>
              </table:table-cell>
              <table:table-cell office:value-type="float" office:value="17.627868">
                <text:p>17.627868</text:p>
              </table:table-cell>
              <table:table-cell office:value-type="float" office:value="7.433343">
                <text:p>7.433343</text:p>
              </table:table-cell>
              <table:table-cell office:value-type="float" office:value="7.447535">
                <text:p>7.44753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7.651497">
                <text:p>17.651497</text:p>
              </table:table-cell>
              <table:table-cell office:value-type="float" office:value="17.657101">
                <text:p>17.657101</text:p>
              </table:table-cell>
              <table:table-cell office:value-type="float" office:value="7.445546">
                <text:p>7.445546</text:p>
              </table:table-cell>
              <table:table-cell office:value-type="float" office:value="7.460116">
                <text:p>7.46011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7.667131">
                <text:p>17.667131</text:p>
              </table:table-cell>
              <table:table-cell office:value-type="float" office:value="17.67462">
                <text:p>17.67462</text:p>
              </table:table-cell>
              <table:table-cell office:value-type="float" office:value="7.453634">
                <text:p>7.453634</text:p>
              </table:table-cell>
              <table:table-cell office:value-type="float" office:value="7.468446">
                <text:p>7.46844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.677146">
                <text:p>17.677146</text:p>
              </table:table-cell>
              <table:table-cell office:value-type="float" office:value="17.685185">
                <text:p>17.685185</text:p>
              </table:table-cell>
              <table:table-cell office:value-type="float" office:value="7.45841">
                <text:p>7.45841</text:p>
              </table:table-cell>
              <table:table-cell office:value-type="float" office:value="7.473114">
                <text:p>7.47311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7.682949">
                <text:p>17.682949</text:p>
              </table:table-cell>
              <table:table-cell office:value-type="float" office:value="17.689108">
                <text:p>17.689108</text:p>
              </table:table-cell>
              <table:table-cell office:value-type="float" office:value="7.460573">
                <text:p>7.460573</text:p>
              </table:table-cell>
              <table:table-cell office:value-type="float" office:value="7.475464">
                <text:p>7.475464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7.68477">
                <text:p>17.68477</text:p>
              </table:table-cell>
              <table:table-cell office:value-type="float" office:value="17.691616">
                <text:p>17.691616</text:p>
              </table:table-cell>
              <table:table-cell office:value-type="float" office:value="7.461683">
                <text:p>7.461683</text:p>
              </table:table-cell>
              <table:table-cell office:value-type="float" office:value="7.476303">
                <text:p>7.47630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7.685847">
                <text:p>17.685847</text:p>
              </table:table-cell>
              <table:table-cell office:value-type="float" office:value="17.693097">
                <text:p>17.693097</text:p>
              </table:table-cell>
              <table:table-cell office:value-type="float" office:value="7.462309">
                <text:p>7.462309</text:p>
              </table:table-cell>
              <table:table-cell office:value-type="float" office:value="7.476774">
                <text:p>7.476774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7.686875">
                <text:p>17.686875</text:p>
              </table:table-cell>
              <table:table-cell office:value-type="float" office:value="17.693815">
                <text:p>17.693815</text:p>
              </table:table-cell>
              <table:table-cell office:value-type="float" office:value="7.462648">
                <text:p>7.462648</text:p>
              </table:table-cell>
              <table:table-cell office:value-type="float" office:value="7.477026">
                <text:p>7.47702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7.687422">
                <text:p>17.687422</text:p>
              </table:table-cell>
              <table:table-cell office:value-type="float" office:value="17.694542">
                <text:p>17.694542</text:p>
              </table:table-cell>
              <table:table-cell office:value-type="float" office:value="7.462843">
                <text:p>7.462843</text:p>
              </table:table-cell>
              <table:table-cell office:value-type="float" office:value="7.4772">
                <text:p>7.477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7.688706">
                <text:p>17.688706</text:p>
              </table:table-cell>
              <table:table-cell office:value-type="float" office:value="17.69516">
                <text:p>17.69516</text:p>
              </table:table-cell>
              <table:table-cell office:value-type="float" office:value="7.462943">
                <text:p>7.462943</text:p>
              </table:table-cell>
              <table:table-cell office:value-type="float" office:value="7.477313">
                <text:p>7.47731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7.690281">
                <text:p>17.690281</text:p>
              </table:table-cell>
              <table:table-cell office:value-type="float" office:value="17.696478">
                <text:p>17.696478</text:p>
              </table:table-cell>
              <table:table-cell office:value-type="float" office:value="7.46311">
                <text:p>7.46311</text:p>
              </table:table-cell>
              <table:table-cell office:value-type="float" office:value="7.477563">
                <text:p>7.47756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7.69276">
                <text:p>17.69276</text:p>
              </table:table-cell>
              <table:table-cell office:value-type="float" office:value="17.698516">
                <text:p>17.698516</text:p>
              </table:table-cell>
              <table:table-cell office:value-type="float" office:value="7.463464">
                <text:p>7.463464</text:p>
              </table:table-cell>
              <table:table-cell office:value-type="float" office:value="7.477817">
                <text:p>7.477817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7.696804">
                <text:p>17.696804</text:p>
              </table:table-cell>
              <table:table-cell office:value-type="float" office:value="17.702904">
                <text:p>17.702904</text:p>
              </table:table-cell>
              <table:table-cell office:value-type="float" office:value="7.463881">
                <text:p>7.463881</text:p>
              </table:table-cell>
              <table:table-cell office:value-type="float" office:value="7.478297">
                <text:p>7.478297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7.702193">
                <text:p>17.702193</text:p>
              </table:table-cell>
              <table:table-cell office:value-type="float" office:value="17.710299">
                <text:p>17.710299</text:p>
              </table:table-cell>
              <table:table-cell office:value-type="float" office:value="7.464642">
                <text:p>7.464642</text:p>
              </table:table-cell>
              <table:table-cell office:value-type="float" office:value="7.478973">
                <text:p>7.47897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7.710744">
                <text:p>17.710744</text:p>
              </table:table-cell>
              <table:table-cell office:value-type="float" office:value="17.719062">
                <text:p>17.719062</text:p>
              </table:table-cell>
              <table:table-cell office:value-type="float" office:value="7.465783">
                <text:p>7.465783</text:p>
              </table:table-cell>
              <table:table-cell office:value-type="float" office:value="7.480266">
                <text:p>7.480266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7.723331">
                <text:p>17.723331</text:p>
              </table:table-cell>
              <table:table-cell office:value-type="float" office:value="17.732925">
                <text:p>17.732925</text:p>
              </table:table-cell>
              <table:table-cell office:value-type="float" office:value="7.46757">
                <text:p>7.46757</text:p>
              </table:table-cell>
              <table:table-cell office:value-type="float" office:value="7.482439">
                <text:p>7.482439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7.742972">
                <text:p>17.742972</text:p>
              </table:table-cell>
              <table:table-cell office:value-type="float" office:value="17.750632">
                <text:p>17.750632</text:p>
              </table:table-cell>
              <table:table-cell office:value-type="float" office:value="7.47019">
                <text:p>7.47019</text:p>
              </table:table-cell>
              <table:table-cell office:value-type="float" office:value="7.485298">
                <text:p>7.485298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7.773799">
                <text:p>17.773799</text:p>
              </table:table-cell>
              <table:table-cell office:value-type="float" office:value="17.778488">
                <text:p>17.778488</text:p>
              </table:table-cell>
              <table:table-cell office:value-type="float" office:value="7.474047">
                <text:p>7.474047</text:p>
              </table:table-cell>
              <table:table-cell office:value-type="float" office:value="7.489191">
                <text:p>7.48919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7.814422">
                <text:p>17.814422</text:p>
              </table:table-cell>
              <table:table-cell office:value-type="float" office:value="17.819196">
                <text:p>17.819196</text:p>
              </table:table-cell>
              <table:table-cell office:value-type="float" office:value="7.479791">
                <text:p>7.479791</text:p>
              </table:table-cell>
              <table:table-cell office:value-type="float" office:value="7.495099">
                <text:p>7.49509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7.856223">
                <text:p>17.856223</text:p>
              </table:table-cell>
              <table:table-cell office:value-type="float" office:value="17.860334">
                <text:p>17.860334</text:p>
              </table:table-cell>
              <table:table-cell office:value-type="float" office:value="7.487869">
                <text:p>7.487869</text:p>
              </table:table-cell>
              <table:table-cell office:value-type="float" office:value="7.503063">
                <text:p>7.503063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7.907434">
                <text:p>17.907434</text:p>
              </table:table-cell>
              <table:table-cell office:value-type="float" office:value="17.913686">
                <text:p>17.913686</text:p>
              </table:table-cell>
              <table:table-cell office:value-type="float" office:value="7.4981">
                <text:p>7.4981</text:p>
              </table:table-cell>
              <table:table-cell office:value-type="float" office:value="7.51298">
                <text:p>7.51298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7.974283">
                <text:p>17.974283</text:p>
              </table:table-cell>
              <table:table-cell office:value-type="float" office:value="17.97797">
                <text:p>17.97797</text:p>
              </table:table-cell>
              <table:table-cell office:value-type="float" office:value="7.50975">
                <text:p>7.50975</text:p>
              </table:table-cell>
              <table:table-cell office:value-type="float" office:value="7.525123">
                <text:p>7.525123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8.058245">
                <text:p>18.058245</text:p>
              </table:table-cell>
              <table:table-cell office:value-type="float" office:value="18.058075">
                <text:p>18.058075</text:p>
              </table:table-cell>
              <table:table-cell office:value-type="float" office:value="7.523432">
                <text:p>7.523432</text:p>
              </table:table-cell>
              <table:table-cell office:value-type="float" office:value="7.539627">
                <text:p>7.539627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8.156084">
                <text:p>18.156084</text:p>
              </table:table-cell>
              <table:table-cell office:value-type="float" office:value="18.158271">
                <text:p>18.158271</text:p>
              </table:table-cell>
              <table:table-cell office:value-type="float" office:value="7.540997">
                <text:p>7.540997</text:p>
              </table:table-cell>
              <table:table-cell office:value-type="float" office:value="7.55739">
                <text:p>7.5573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.277735">
                <text:p>18.277735</text:p>
              </table:table-cell>
              <table:table-cell office:value-type="float" office:value="18.280671">
                <text:p>18.280671</text:p>
              </table:table-cell>
              <table:table-cell office:value-type="float" office:value="7.56365">
                <text:p>7.56365</text:p>
              </table:table-cell>
              <table:table-cell office:value-type="float" office:value="7.589908">
                <text:p>7.589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7cm" svg:height="10.253cm" xlink:href=".." xlink:type="simple" chart:class="chart:line" chart:style-name="ch1">
        <chart:title svg:x="6.349cm" svg:y="0.341cm" chart:style-name="ch2">
          <text:p>Best index+policy combo h2h</text:p>
        </chart:title>
        <chart:legend chart:legend-position="end" svg:x="11.733cm" svg:y="4.078cm" style:legend-expansion="high" chart:style-name="ch3"/>
        <chart:plot-area chart:style-name="ch4" table:cell-range-address="Comp.B2:Comp.C150 Comp.A2:Comp.A2 Comp.E3:Comp.E3 Comp.G3:Comp.G150 Comp.I2:Comp.I2 Comp.K2:Comp.K150" chart:data-source-has-labels="both" svg:x="1.408cm" svg:y="1.735cm" svg:width="9.585cm" svg:height="7.305cm">
          <chartooo:coordinate-region svg:x="2.029cm" svg:y="1.947cm" svg:width="8.651cm" svg:height="5.996cm"/>
          <chart:axis chart:dimension="x" chart:name="primary-x" chart:style-name="ch5" chartooo:axis-type="auto">
            <chartooo:date-scale/>
            <chart:title svg:x="4.912cm" svg:y="9.246cm" chart:style-name="ch6">
              <text:p>Inserts (millions)</text:p>
            </chart:title>
            <chart:categories table:cell-range-address="Comp.B2:Comp.B150"/>
          </chart:axis>
          <chart:axis chart:dimension="y" chart:name="primary-y" chart:style-name="ch5">
            <chart:title svg:x="0.451cm" svg:y="6.357cm" chart:style-name="ch7">
              <text:p>Cost (hours)</text:p>
            </chart:title>
            <chart:grid chart:style-name="ch8" chart:class="major"/>
          </chart:axis>
          <chart:series chart:style-name="ch9" chart:values-cell-range-address="Comp.C2:Comp.C150" chart:label-cell-address="Comp.A2:Comp.A2" chart:class="chart:line">
            <chart:data-point chart:repeated="149"/>
          </chart:series>
          <chart:series chart:style-name="ch10" chart:values-cell-range-address="Comp.G3:Comp.G150" chart:label-cell-address="Comp.E3:Comp.E3" chart:class="chart:line">
            <chart:data-point chart:repeated="148"/>
          </chart:series>
          <chart:series chart:style-name="ch11" chart:values-cell-range-address="Comp.K2:Comp.K150" chart:label-cell-address="Comp.I2:Comp.I2" chart:class="chart:line">
            <chart:data-point chart:repeated="1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900P_ECP_ClusterAvg_LeadAvg_Read</text:p>
                <draw:g>
                  <svg:desc>Comp.A2:Comp.A2</svg:desc>
                </draw:g>
              </table:table-cell>
              <table:table-cell office:value-type="string">
                <text:p>Intel900P_II_Read</text:p>
                <draw:g>
                  <svg:desc>Comp.E3:Comp.E3</svg:desc>
                </draw:g>
              </table:table-cell>
              <table:table-cell office:value-type="string">
                <text:p>Intel900P_ReproRead_FlushRead</text:p>
                <draw:g>
                  <svg:desc>Comp.I2:Comp.I2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Comp.B2:Comp.B150</svg:desc>
                </draw:g>
              </table:table-cell>
              <table:table-cell office:value-type="float" office:value="0.003579">
                <text:p>0.003579</text:p>
                <draw:g>
                  <svg:desc>Comp.C2:Comp.C150</svg:desc>
                </draw:g>
              </table:table-cell>
              <table:table-cell office:value-type="float" office:value="0.402927">
                <text:p>0.402927</text:p>
                <draw:g>
                  <svg:desc>Comp.G3:Comp.G150</svg:desc>
                </draw:g>
              </table:table-cell>
              <table:table-cell office:value-type="float" office:value="0.001555">
                <text:p>0.001555</text:p>
                <draw:g>
                  <svg:desc>Comp.K2:Comp.K15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3579">
                <text:p>0.003579</text:p>
              </table:table-cell>
              <table:table-cell office:value-type="float" office:value="0.402927">
                <text:p>0.402927</text:p>
              </table:table-cell>
              <table:table-cell office:value-type="float" office:value="0.156693">
                <text:p>0.1566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79">
                <text:p>0.003579</text:p>
              </table:table-cell>
              <table:table-cell office:value-type="float" office:value="0.978615">
                <text:p>0.978615</text:p>
              </table:table-cell>
              <table:table-cell office:value-type="float" office:value="0.156693">
                <text:p>0.1566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8394">
                <text:p>0.008394</text:p>
              </table:table-cell>
              <table:table-cell office:value-type="float" office:value="0.978615">
                <text:p>0.978615</text:p>
              </table:table-cell>
              <table:table-cell office:value-type="float" office:value="0.157126">
                <text:p>0.1571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8394">
                <text:p>0.008394</text:p>
              </table:table-cell>
              <table:table-cell office:value-type="float" office:value="0.978615">
                <text:p>0.978615</text:p>
              </table:table-cell>
              <table:table-cell office:value-type="float" office:value="0.384464">
                <text:p>0.3844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8394">
                <text:p>0.008394</text:p>
              </table:table-cell>
              <table:table-cell office:value-type="float" office:value="0.978615">
                <text:p>0.978615</text:p>
              </table:table-cell>
              <table:table-cell office:value-type="float" office:value="0.387357">
                <text:p>0.3873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14707">
                <text:p>0.014707</text:p>
              </table:table-cell>
              <table:table-cell office:value-type="float" office:value="1.801072">
                <text:p>1.801072</text:p>
              </table:table-cell>
              <table:table-cell office:value-type="float" office:value="0.387357">
                <text:p>0.3873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4794">
                <text:p>0.014794</text:p>
              </table:table-cell>
              <table:table-cell office:value-type="float" office:value="1.801072">
                <text:p>1.801072</text:p>
              </table:table-cell>
              <table:table-cell office:value-type="float" office:value="0.387357">
                <text:p>0.3873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14794">
                <text:p>0.014794</text:p>
              </table:table-cell>
              <table:table-cell office:value-type="float" office:value="1.801072">
                <text:p>1.801072</text:p>
              </table:table-cell>
              <table:table-cell office:value-type="float" office:value="0.399589">
                <text:p>0.3995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14794">
                <text:p>0.014794</text:p>
              </table:table-cell>
              <table:table-cell office:value-type="float" office:value="1.801072">
                <text:p>1.801072</text:p>
              </table:table-cell>
              <table:table-cell office:value-type="float" office:value="0.547454">
                <text:p>0.5474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6865">
                <text:p>0.016865</text:p>
              </table:table-cell>
              <table:table-cell office:value-type="float" office:value="1.801072">
                <text:p>1.801072</text:p>
              </table:table-cell>
              <table:table-cell office:value-type="float" office:value="0.732464">
                <text:p>0.7324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127">
                <text:p>0.02127</text:p>
              </table:table-cell>
              <table:table-cell office:value-type="float" office:value="1.801072">
                <text:p>1.801072</text:p>
              </table:table-cell>
              <table:table-cell office:value-type="float" office:value="0.735191">
                <text:p>0.7351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21471">
                <text:p>0.021471</text:p>
              </table:table-cell>
              <table:table-cell office:value-type="float" office:value="2.976044">
                <text:p>2.976044</text:p>
              </table:table-cell>
              <table:table-cell office:value-type="float" office:value="0.735191">
                <text:p>0.7351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3519">
                <text:p>0.023519</text:p>
              </table:table-cell>
              <table:table-cell office:value-type="float" office:value="2.976044">
                <text:p>2.976044</text:p>
              </table:table-cell>
              <table:table-cell office:value-type="float" office:value="0.735191">
                <text:p>0.7351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4594">
                <text:p>0.024594</text:p>
              </table:table-cell>
              <table:table-cell office:value-type="float" office:value="2.976044">
                <text:p>2.976044</text:p>
              </table:table-cell>
              <table:table-cell office:value-type="float" office:value="0.735427">
                <text:p>0.7354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5743">
                <text:p>0.025743</text:p>
              </table:table-cell>
              <table:table-cell office:value-type="float" office:value="2.976044">
                <text:p>2.976044</text:p>
              </table:table-cell>
              <table:table-cell office:value-type="float" office:value="0.762865">
                <text:p>0.76286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27577">
                <text:p>0.027577</text:p>
              </table:table-cell>
              <table:table-cell office:value-type="float" office:value="2.976044">
                <text:p>2.976044</text:p>
              </table:table-cell>
              <table:table-cell office:value-type="float" office:value="0.857971">
                <text:p>0.85797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2001">
                <text:p>0.032001</text:p>
              </table:table-cell>
              <table:table-cell office:value-type="float" office:value="2.976044">
                <text:p>2.976044</text:p>
              </table:table-cell>
              <table:table-cell office:value-type="float" office:value="1.033546">
                <text:p>1.03354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32035">
                <text:p>0.032035</text:p>
              </table:table-cell>
              <table:table-cell office:value-type="float" office:value="2.976044">
                <text:p>2.976044</text:p>
              </table:table-cell>
              <table:table-cell office:value-type="float" office:value="1.23432">
                <text:p>1.234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2679">
                <text:p>0.032679</text:p>
              </table:table-cell>
              <table:table-cell office:value-type="float" office:value="2.976044">
                <text:p>2.976044</text:p>
              </table:table-cell>
              <table:table-cell office:value-type="float" office:value="1.250007">
                <text:p>1.25000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33242">
                <text:p>0.033242</text:p>
              </table:table-cell>
              <table:table-cell office:value-type="float" office:value="2.976044">
                <text:p>2.976044</text:p>
              </table:table-cell>
              <table:table-cell office:value-type="float" office:value="1.250068">
                <text:p>1.2500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33662">
                <text:p>0.033662</text:p>
              </table:table-cell>
              <table:table-cell office:value-type="float" office:value="4.654636">
                <text:p>4.654636</text:p>
              </table:table-cell>
              <table:table-cell office:value-type="float" office:value="1.250068">
                <text:p>1.2500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35815">
                <text:p>0.035815</text:p>
              </table:table-cell>
              <table:table-cell office:value-type="float" office:value="4.654636">
                <text:p>4.654636</text:p>
              </table:table-cell>
              <table:table-cell office:value-type="float" office:value="1.250068">
                <text:p>1.2500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38229">
                <text:p>0.038229</text:p>
              </table:table-cell>
              <table:table-cell office:value-type="float" office:value="4.654636">
                <text:p>4.654636</text:p>
              </table:table-cell>
              <table:table-cell office:value-type="float" office:value="1.250088">
                <text:p>1.25008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4125">
                <text:p>0.04125</text:p>
              </table:table-cell>
              <table:table-cell office:value-type="float" office:value="4.654636">
                <text:p>4.654636</text:p>
              </table:table-cell>
              <table:table-cell office:value-type="float" office:value="1.250974">
                <text:p>1.25097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42396">
                <text:p>0.042396</text:p>
              </table:table-cell>
              <table:table-cell office:value-type="float" office:value="4.654636">
                <text:p>4.654636</text:p>
              </table:table-cell>
              <table:table-cell office:value-type="float" office:value="1.264822">
                <text:p>1.2648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43835">
                <text:p>0.043835</text:p>
              </table:table-cell>
              <table:table-cell office:value-type="float" office:value="4.654636">
                <text:p>4.654636</text:p>
              </table:table-cell>
              <table:table-cell office:value-type="float" office:value="1.332249">
                <text:p>1.3322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47566">
                <text:p>0.047566</text:p>
              </table:table-cell>
              <table:table-cell office:value-type="float" office:value="4.654636">
                <text:p>4.654636</text:p>
              </table:table-cell>
              <table:table-cell office:value-type="float" office:value="1.451164">
                <text:p>1.4511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51245">
                <text:p>0.051245</text:p>
              </table:table-cell>
              <table:table-cell office:value-type="float" office:value="4.654636">
                <text:p>4.654636</text:p>
              </table:table-cell>
              <table:table-cell office:value-type="float" office:value="1.601557">
                <text:p>1.60155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52369">
                <text:p>0.052369</text:p>
              </table:table-cell>
              <table:table-cell office:value-type="float" office:value="4.654636">
                <text:p>4.654636</text:p>
              </table:table-cell>
              <table:table-cell office:value-type="float" office:value="1.770512">
                <text:p>1.77051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52633">
                <text:p>0.052633</text:p>
              </table:table-cell>
              <table:table-cell office:value-type="float" office:value="4.654636">
                <text:p>4.654636</text:p>
              </table:table-cell>
              <table:table-cell office:value-type="float" office:value="1.96002">
                <text:p>1.9600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53392">
                <text:p>0.053392</text:p>
              </table:table-cell>
              <table:table-cell office:value-type="float" office:value="4.654636">
                <text:p>4.654636</text:p>
              </table:table-cell>
              <table:table-cell office:value-type="float" office:value="2.010015">
                <text:p>2.01001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55286">
                <text:p>0.055286</text:p>
              </table:table-cell>
              <table:table-cell office:value-type="float" office:value="4.654636">
                <text:p>4.654636</text:p>
              </table:table-cell>
              <table:table-cell office:value-type="float" office:value="2.013289">
                <text:p>2.01328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57295">
                <text:p>0.057295</text:p>
              </table:table-cell>
              <table:table-cell office:value-type="float" office:value="4.654636">
                <text:p>4.654636</text:p>
              </table:table-cell>
              <table:table-cell office:value-type="float" office:value="2.013311">
                <text:p>2.01331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032">
                <text:p>0.058032</text:p>
              </table:table-cell>
              <table:table-cell office:value-type="float" office:value="7.052701">
                <text:p>7.052701</text:p>
              </table:table-cell>
              <table:table-cell office:value-type="float" office:value="2.013311">
                <text:p>2.01331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5867">
                <text:p>0.05867</text:p>
              </table:table-cell>
              <table:table-cell office:value-type="float" office:value="7.052701">
                <text:p>7.052701</text:p>
              </table:table-cell>
              <table:table-cell office:value-type="float" office:value="2.013311">
                <text:p>2.0133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59105">
                <text:p>0.059105</text:p>
              </table:table-cell>
              <table:table-cell office:value-type="float" office:value="7.052701">
                <text:p>7.052701</text:p>
              </table:table-cell>
              <table:table-cell office:value-type="float" office:value="2.013311">
                <text:p>2.0133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9375">
                <text:p>0.059375</text:p>
              </table:table-cell>
              <table:table-cell office:value-type="float" office:value="7.052701">
                <text:p>7.052701</text:p>
              </table:table-cell>
              <table:table-cell office:value-type="float" office:value="2.013324">
                <text:p>2.01332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59824">
                <text:p>0.059824</text:p>
              </table:table-cell>
              <table:table-cell office:value-type="float" office:value="7.052701">
                <text:p>7.052701</text:p>
              </table:table-cell>
              <table:table-cell office:value-type="float" office:value="2.013659">
                <text:p>2.0136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61739">
                <text:p>0.061739</text:p>
              </table:table-cell>
              <table:table-cell office:value-type="float" office:value="7.052701">
                <text:p>7.052701</text:p>
              </table:table-cell>
              <table:table-cell office:value-type="float" office:value="2.015343">
                <text:p>2.01534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66049">
                <text:p>0.066049</text:p>
              </table:table-cell>
              <table:table-cell office:value-type="float" office:value="7.052701">
                <text:p>7.052701</text:p>
              </table:table-cell>
              <table:table-cell office:value-type="float" office:value="2.021134">
                <text:p>2.02113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74176">
                <text:p>0.074176</text:p>
              </table:table-cell>
              <table:table-cell office:value-type="float" office:value="7.052701">
                <text:p>7.052701</text:p>
              </table:table-cell>
              <table:table-cell office:value-type="float" office:value="2.030705">
                <text:p>2.0307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8216">
                <text:p>0.08216</text:p>
              </table:table-cell>
              <table:table-cell office:value-type="float" office:value="7.052701">
                <text:p>7.052701</text:p>
              </table:table-cell>
              <table:table-cell office:value-type="float" office:value="2.044411">
                <text:p>2.04441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84553">
                <text:p>0.084553</text:p>
              </table:table-cell>
              <table:table-cell office:value-type="float" office:value="7.052701">
                <text:p>7.052701</text:p>
              </table:table-cell>
              <table:table-cell office:value-type="float" office:value="2.077988">
                <text:p>2.07798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85962">
                <text:p>0.085962</text:p>
              </table:table-cell>
              <table:table-cell office:value-type="float" office:value="7.052701">
                <text:p>7.052701</text:p>
              </table:table-cell>
              <table:table-cell office:value-type="float" office:value="2.163104">
                <text:p>2.16310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86587">
                <text:p>0.086587</text:p>
              </table:table-cell>
              <table:table-cell office:value-type="float" office:value="7.052701">
                <text:p>7.052701</text:p>
              </table:table-cell>
              <table:table-cell office:value-type="float" office:value="2.324489">
                <text:p>2.3244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2.488441">
                <text:p>2.48844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2.680712">
                <text:p>2.68071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2.901484">
                <text:p>2.90148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3.045651">
                <text:p>3.04565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3.122557">
                <text:p>3.12255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86662">
                <text:p>0.086662</text:p>
              </table:table-cell>
              <table:table-cell office:value-type="float" office:value="7.052701">
                <text:p>7.052701</text:p>
              </table:table-cell>
              <table:table-cell office:value-type="float" office:value="3.163949">
                <text:p>3.16394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8674">
                <text:p>0.0867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4449">
                <text:p>3.17444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87122">
                <text:p>0.087122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562">
                <text:p>3.176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89044">
                <text:p>0.08904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802">
                <text:p>3.17680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94277">
                <text:p>0.094277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802">
                <text:p>3.17680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99141">
                <text:p>0.099141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822">
                <text:p>3.1768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00223">
                <text:p>0.100223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822">
                <text:p>3.17682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100223">
                <text:p>0.100223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862">
                <text:p>3.1768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100264">
                <text:p>0.10026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6944">
                <text:p>3.17694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100564">
                <text:p>0.10056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7317">
                <text:p>3.17731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102345">
                <text:p>0.102345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78764">
                <text:p>3.17876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106744">
                <text:p>0.10674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82467">
                <text:p>3.18246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113759">
                <text:p>0.113759</text:p>
              </table:table-cell>
              <table:table-cell office:value-type="float" office:value="10.478522">
                <text:p>10.478522</text:p>
              </table:table-cell>
              <table:table-cell office:value-type="float" office:value="3.189723">
                <text:p>3.18972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128411">
                <text:p>0.128411</text:p>
              </table:table-cell>
              <table:table-cell office:value-type="float" office:value="10.478522">
                <text:p>10.478522</text:p>
              </table:table-cell>
              <table:table-cell office:value-type="float" office:value="3.201076">
                <text:p>3.201076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136896">
                <text:p>0.136896</text:p>
              </table:table-cell>
              <table:table-cell office:value-type="float" office:value="10.478522">
                <text:p>10.478522</text:p>
              </table:table-cell>
              <table:table-cell office:value-type="float" office:value="3.217407">
                <text:p>3.21740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142185">
                <text:p>0.142185</text:p>
              </table:table-cell>
              <table:table-cell office:value-type="float" office:value="10.478522">
                <text:p>10.478522</text:p>
              </table:table-cell>
              <table:table-cell office:value-type="float" office:value="3.247673">
                <text:p>3.24767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5124">
                <text:p>0.14512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303735">
                <text:p>3.30373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146441">
                <text:p>0.146441</text:p>
              </table:table-cell>
              <table:table-cell office:value-type="float" office:value="10.478522">
                <text:p>10.478522</text:p>
              </table:table-cell>
              <table:table-cell office:value-type="float" office:value="3.396968">
                <text:p>3.39696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147274">
                <text:p>0.147274</text:p>
              </table:table-cell>
              <table:table-cell office:value-type="float" office:value="10.478522">
                <text:p>10.478522</text:p>
              </table:table-cell>
              <table:table-cell office:value-type="float" office:value="3.502753">
                <text:p>3.50275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14782">
                <text:p>0.14782</text:p>
              </table:table-cell>
              <table:table-cell office:value-type="float" office:value="10.478522">
                <text:p>10.478522</text:p>
              </table:table-cell>
              <table:table-cell office:value-type="float" office:value="3.603935">
                <text:p>3.60393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14823">
                <text:p>0.14823</text:p>
              </table:table-cell>
              <table:table-cell office:value-type="float" office:value="10.478522">
                <text:p>10.478522</text:p>
              </table:table-cell>
              <table:table-cell office:value-type="float" office:value="3.737276">
                <text:p>3.73727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48481">
                <text:p>0.148481</text:p>
              </table:table-cell>
              <table:table-cell office:value-type="float" office:value="10.478522">
                <text:p>10.478522</text:p>
              </table:table-cell>
              <table:table-cell office:value-type="float" office:value="3.897686">
                <text:p>3.89768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148537">
                <text:p>0.148537</text:p>
              </table:table-cell>
              <table:table-cell office:value-type="float" office:value="10.478522">
                <text:p>10.478522</text:p>
              </table:table-cell>
              <table:table-cell office:value-type="float" office:value="4.082847">
                <text:p>4.08284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148542">
                <text:p>0.148542</text:p>
              </table:table-cell>
              <table:table-cell office:value-type="float" office:value="10.478522">
                <text:p>10.478522</text:p>
              </table:table-cell>
              <table:table-cell office:value-type="float" office:value="4.293406">
                <text:p>4.29340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148542">
                <text:p>0.148542</text:p>
              </table:table-cell>
              <table:table-cell office:value-type="float" office:value="10.478522">
                <text:p>10.478522</text:p>
              </table:table-cell>
              <table:table-cell office:value-type="float" office:value="4.521791">
                <text:p>4.52179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148542">
                <text:p>0.148542</text:p>
              </table:table-cell>
              <table:table-cell office:value-type="float" office:value="10.478522">
                <text:p>10.478522</text:p>
              </table:table-cell>
              <table:table-cell office:value-type="float" office:value="4.685655">
                <text:p>4.68565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48542">
                <text:p>0.148542</text:p>
              </table:table-cell>
              <table:table-cell office:value-type="float" office:value="10.478522">
                <text:p>10.478522</text:p>
              </table:table-cell>
              <table:table-cell office:value-type="float" office:value="4.771949">
                <text:p>4.77194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148542">
                <text:p>0.148542</text:p>
              </table:table-cell>
              <table:table-cell office:value-type="float" office:value="15.372584">
                <text:p>15.372584</text:p>
              </table:table-cell>
              <table:table-cell office:value-type="float" office:value="4.814602">
                <text:p>4.81460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148542">
                <text:p>0.148542</text:p>
              </table:table-cell>
              <table:table-cell office:value-type="float" office:value="15.372584">
                <text:p>15.372584</text:p>
              </table:table-cell>
              <table:table-cell office:value-type="float" office:value="4.845161">
                <text:p>4.84516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148549">
                <text:p>0.148549</text:p>
              </table:table-cell>
              <table:table-cell office:value-type="float" office:value="15.372584">
                <text:p>15.372584</text:p>
              </table:table-cell>
              <table:table-cell office:value-type="float" office:value="4.868554">
                <text:p>4.86855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148637">
                <text:p>0.148637</text:p>
              </table:table-cell>
              <table:table-cell office:value-type="float" office:value="15.372584">
                <text:p>15.372584</text:p>
              </table:table-cell>
              <table:table-cell office:value-type="float" office:value="4.885835">
                <text:p>4.88583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149155">
                <text:p>0.149155</text:p>
              </table:table-cell>
              <table:table-cell office:value-type="float" office:value="15.372584">
                <text:p>15.372584</text:p>
              </table:table-cell>
              <table:table-cell office:value-type="float" office:value="4.89816">
                <text:p>4.8981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150862">
                <text:p>0.150862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3286">
                <text:p>4.90328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155229">
                <text:p>0.155229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4923">
                <text:p>4.90492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161814">
                <text:p>0.161814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541">
                <text:p>4.9054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165798">
                <text:p>0.165798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5582">
                <text:p>4.9055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66663">
                <text:p>0.166663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5608">
                <text:p>4.90560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166711">
                <text:p>0.166711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5638">
                <text:p>4.90563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166725">
                <text:p>0.166725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5784">
                <text:p>4.90578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166772">
                <text:p>0.166772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6063">
                <text:p>4.90606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166988">
                <text:p>0.166988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6589">
                <text:p>4.90658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167696">
                <text:p>0.167696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0782">
                <text:p>4.907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169725">
                <text:p>0.169725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1083">
                <text:p>4.9108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173667">
                <text:p>0.173667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14935">
                <text:p>4.91493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17979">
                <text:p>0.17979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21808">
                <text:p>4.921808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200329">
                <text:p>0.200329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32781">
                <text:p>4.9327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148">
                <text:p>0.21148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46843">
                <text:p>4.946843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.221967">
                <text:p>0.221967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63739">
                <text:p>4.963739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.230357">
                <text:p>0.230357</text:p>
              </table:table-cell>
              <table:table-cell office:value-type="float" office:value="15.372584">
                <text:p>15.372584</text:p>
              </table:table-cell>
              <table:table-cell office:value-type="float" office:value="4.987496">
                <text:p>4.98749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.235822">
                <text:p>0.235822</text:p>
              </table:table-cell>
              <table:table-cell office:value-type="float" office:value="15.372584">
                <text:p>15.372584</text:p>
              </table:table-cell>
              <table:table-cell office:value-type="float" office:value="5.028271">
                <text:p>5.02827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.239566">
                <text:p>0.239566</text:p>
              </table:table-cell>
              <table:table-cell office:value-type="float" office:value="15.372584">
                <text:p>15.372584</text:p>
              </table:table-cell>
              <table:table-cell office:value-type="float" office:value="5.082031">
                <text:p>5.0820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241846">
                <text:p>0.241846</text:p>
              </table:table-cell>
              <table:table-cell office:value-type="float" office:value="15.372584">
                <text:p>15.372584</text:p>
              </table:table-cell>
              <table:table-cell office:value-type="float" office:value="5.137802">
                <text:p>5.13780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.24324">
                <text:p>0.24324</text:p>
              </table:table-cell>
              <table:table-cell office:value-type="float" office:value="15.372584">
                <text:p>15.372584</text:p>
              </table:table-cell>
              <table:table-cell office:value-type="float" office:value="5.196427">
                <text:p>5.19642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.24412">
                <text:p>0.24412</text:p>
              </table:table-cell>
              <table:table-cell office:value-type="float" office:value="15.372584">
                <text:p>15.372584</text:p>
              </table:table-cell>
              <table:table-cell office:value-type="float" office:value="5.276624">
                <text:p>5.27662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.244762">
                <text:p>0.244762</text:p>
              </table:table-cell>
              <table:table-cell office:value-type="float" office:value="15.372584">
                <text:p>15.372584</text:p>
              </table:table-cell>
              <table:table-cell office:value-type="float" office:value="5.383795">
                <text:p>5.38379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.24505">
                <text:p>0.24505</text:p>
              </table:table-cell>
              <table:table-cell office:value-type="float" office:value="15.372584">
                <text:p>15.372584</text:p>
              </table:table-cell>
              <table:table-cell office:value-type="float" office:value="5.497209">
                <text:p>5.49720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4519">
                <text:p>0.24519</text:p>
              </table:table-cell>
              <table:table-cell office:value-type="float" office:value="15.372584">
                <text:p>15.372584</text:p>
              </table:table-cell>
              <table:table-cell office:value-type="float" office:value="5.603292">
                <text:p>5.603292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.245297">
                <text:p>0.245297</text:p>
              </table:table-cell>
              <table:table-cell office:value-type="float" office:value="15.372584">
                <text:p>15.372584</text:p>
              </table:table-cell>
              <table:table-cell office:value-type="float" office:value="5.720367">
                <text:p>5.72036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.245361">
                <text:p>0.245361</text:p>
              </table:table-cell>
              <table:table-cell office:value-type="float" office:value="15.372584">
                <text:p>15.372584</text:p>
              </table:table-cell>
              <table:table-cell office:value-type="float" office:value="5.860576">
                <text:p>5.860576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.245379">
                <text:p>0.245379</text:p>
              </table:table-cell>
              <table:table-cell office:value-type="float" office:value="15.372584">
                <text:p>15.372584</text:p>
              </table:table-cell>
              <table:table-cell office:value-type="float" office:value="6.017112">
                <text:p>6.01711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.245384">
                <text:p>0.245384</text:p>
              </table:table-cell>
              <table:table-cell office:value-type="float" office:value="15.372584">
                <text:p>15.372584</text:p>
              </table:table-cell>
              <table:table-cell office:value-type="float" office:value="6.193096">
                <text:p>6.19309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245384">
                <text:p>0.245384</text:p>
              </table:table-cell>
              <table:table-cell office:value-type="float" office:value="15.372584">
                <text:p>15.372584</text:p>
              </table:table-cell>
              <table:table-cell office:value-type="float" office:value="6.384503">
                <text:p>6.38450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.245384">
                <text:p>0.245384</text:p>
              </table:table-cell>
              <table:table-cell office:value-type="float" office:value="15.372584">
                <text:p>15.372584</text:p>
              </table:table-cell>
              <table:table-cell office:value-type="float" office:value="6.581285">
                <text:p>6.58128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.245384">
                <text:p>0.245384</text:p>
              </table:table-cell>
              <table:table-cell office:value-type="float" office:value="15.372584">
                <text:p>15.372584</text:p>
              </table:table-cell>
              <table:table-cell office:value-type="float" office:value="6.750317">
                <text:p>6.75031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.245384">
                <text:p>0.245384</text:p>
              </table:table-cell>
              <table:table-cell office:value-type="float" office:value="22.364141">
                <text:p>22.364141</text:p>
              </table:table-cell>
              <table:table-cell office:value-type="float" office:value="6.888984">
                <text:p>6.88898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.245384">
                <text:p>0.24538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014216">
                <text:p>7.01421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45384">
                <text:p>0.24538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13211">
                <text:p>7.1321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0.245384">
                <text:p>0.24538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230888">
                <text:p>7.23088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.245384">
                <text:p>0.24538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298506">
                <text:p>7.29850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0.245397">
                <text:p>0.245397</text:p>
              </table:table-cell>
              <table:table-cell office:value-type="float" office:value="22.364141">
                <text:p>22.364141</text:p>
              </table:table-cell>
              <table:table-cell office:value-type="float" office:value="7.3405">
                <text:p>7.3405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.245436">
                <text:p>0.245436</text:p>
              </table:table-cell>
              <table:table-cell office:value-type="float" office:value="22.364141">
                <text:p>22.364141</text:p>
              </table:table-cell>
              <table:table-cell office:value-type="float" office:value="7.371348">
                <text:p>7.3713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245527">
                <text:p>0.245527</text:p>
              </table:table-cell>
              <table:table-cell office:value-type="float" office:value="22.364141">
                <text:p>22.364141</text:p>
              </table:table-cell>
              <table:table-cell office:value-type="float" office:value="7.396304">
                <text:p>7.39630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.245747">
                <text:p>0.245747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17031">
                <text:p>7.417031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0.246333">
                <text:p>0.246333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33343">
                <text:p>7.43334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247694">
                <text:p>0.24769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45546">
                <text:p>7.44554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0.250807">
                <text:p>0.250807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53634">
                <text:p>7.45363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55814">
                <text:p>0.25581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5841">
                <text:p>7.45841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0.263244">
                <text:p>0.26324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0573">
                <text:p>7.460573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.269779">
                <text:p>0.269779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1683">
                <text:p>7.461683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.273221">
                <text:p>0.273221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2309">
                <text:p>7.462309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.274638">
                <text:p>0.274638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2648">
                <text:p>7.462648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74866">
                <text:p>0.274866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2843">
                <text:p>7.46284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.274918">
                <text:p>0.274918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2943">
                <text:p>7.462943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274918">
                <text:p>0.274918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311">
                <text:p>7.46311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.274918">
                <text:p>0.274918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3464">
                <text:p>7.463464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.274949">
                <text:p>0.274949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3881">
                <text:p>7.46388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75022">
                <text:p>0.275022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4642">
                <text:p>7.46464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0.2753">
                <text:p>0.2753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5783">
                <text:p>7.465783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.275976">
                <text:p>0.275976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6757">
                <text:p>7.4675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0.277319">
                <text:p>0.277319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7019">
                <text:p>7.4701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.279781">
                <text:p>0.279781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74047">
                <text:p>7.47404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283791">
                <text:p>0.283791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79791">
                <text:p>7.479791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.28898">
                <text:p>0.28898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87869">
                <text:p>7.487869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.31754">
                <text:p>0.3175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4981">
                <text:p>7.4981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.328754">
                <text:p>0.328754</text:p>
              </table:table-cell>
              <table:table-cell office:value-type="float" office:value="22.364141">
                <text:p>22.364141</text:p>
              </table:table-cell>
              <table:table-cell office:value-type="float" office:value="7.50975">
                <text:p>7.5097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0.340007">
                <text:p>0.340007</text:p>
              </table:table-cell>
              <table:table-cell office:value-type="float" office:value="22.364141">
                <text:p>22.364141</text:p>
              </table:table-cell>
              <table:table-cell office:value-type="float" office:value="7.523432">
                <text:p>7.52343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60287">
                <text:p>0.360287</text:p>
              </table:table-cell>
              <table:table-cell office:value-type="float" office:value="23.069442">
                <text:p>23.069442</text:p>
              </table:table-cell>
              <table:table-cell office:value-type="float" office:value="7.540997">
                <text:p>7.540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6365">
                <text:p>7.56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